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4581" calcext:value-type="float">
            <text:p>14581.0</text:p>
          </table:table-cell>
          <table:table-cell office:value-type="float" office:value="25357" calcext:value-type="float">
            <text:p>2535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3905" calcext:value-type="float">
            <text:p>13905.0</text:p>
          </table:table-cell>
          <table:table-cell office:value-type="float" office:value="25423" calcext:value-type="float">
            <text:p>25423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14876" calcext:value-type="float">
            <text:p>14876.0</text:p>
          </table:table-cell>
          <table:table-cell office:value-type="float" office:value="24796" calcext:value-type="float">
            <text:p>24796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14457" calcext:value-type="float">
            <text:p>14457.0</text:p>
          </table:table-cell>
          <table:table-cell office:value-type="float" office:value="25489" calcext:value-type="float">
            <text:p>25489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14590" calcext:value-type="float">
            <text:p>14590.0</text:p>
          </table:table-cell>
          <table:table-cell office:value-type="float" office:value="25188" calcext:value-type="float">
            <text:p>25188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13816" calcext:value-type="float">
            <text:p>13816.0</text:p>
          </table:table-cell>
          <table:table-cell office:value-type="float" office:value="25413" calcext:value-type="float">
            <text:p>25413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14883" calcext:value-type="float">
            <text:p>14883.0</text:p>
          </table:table-cell>
          <table:table-cell office:value-type="float" office:value="24742" calcext:value-type="float">
            <text:p>24742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14449" calcext:value-type="float">
            <text:p>14449.0</text:p>
          </table:table-cell>
          <table:table-cell office:value-type="float" office:value="25543" calcext:value-type="float">
            <text:p>25543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14595" calcext:value-type="float">
            <text:p>14595.0</text:p>
          </table:table-cell>
          <table:table-cell office:value-type="float" office:value="25183" calcext:value-type="float">
            <text:p>25183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13818" calcext:value-type="float">
            <text:p>13818.0</text:p>
          </table:table-cell>
          <table:table-cell office:value-type="float" office:value="25403" calcext:value-type="float">
            <text:p>2540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14888" calcext:value-type="float">
            <text:p>14888.0</text:p>
          </table:table-cell>
          <table:table-cell office:value-type="float" office:value="24697" calcext:value-type="float">
            <text:p>24697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14890" calcext:value-type="float">
            <text:p>14890.0</text:p>
          </table:table-cell>
          <table:table-cell office:value-type="float" office:value="24733" calcext:value-type="float">
            <text:p>24733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14454" calcext:value-type="float">
            <text:p>14454.0</text:p>
          </table:table-cell>
          <table:table-cell office:value-type="float" office:value="25545" calcext:value-type="float">
            <text:p>25545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14594" calcext:value-type="float">
            <text:p>14594.0</text:p>
          </table:table-cell>
          <table:table-cell office:value-type="float" office:value="25179" calcext:value-type="float">
            <text:p>25179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3814" calcext:value-type="float">
            <text:p>13814.0</text:p>
          </table:table-cell>
          <table:table-cell office:value-type="float" office:value="25400" calcext:value-type="float">
            <text:p>2540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4904" calcext:value-type="float">
            <text:p>14904.0</text:p>
          </table:table-cell>
          <table:table-cell office:value-type="float" office:value="24660" calcext:value-type="float">
            <text:p>24660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4881" calcext:value-type="float">
            <text:p>14881.0</text:p>
          </table:table-cell>
          <table:table-cell office:value-type="float" office:value="24704" calcext:value-type="float">
            <text:p>24704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4454" calcext:value-type="float">
            <text:p>14454.0</text:p>
          </table:table-cell>
          <table:table-cell office:value-type="float" office:value="25551" calcext:value-type="float">
            <text:p>25551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4600" calcext:value-type="float">
            <text:p>14600.0</text:p>
          </table:table-cell>
          <table:table-cell office:value-type="float" office:value="25168" calcext:value-type="float">
            <text:p>25168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3808" calcext:value-type="float">
            <text:p>13808.0</text:p>
          </table:table-cell>
          <table:table-cell office:value-type="float" office:value="25388" calcext:value-type="float">
            <text:p>25388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4911" calcext:value-type="float">
            <text:p>14911.0</text:p>
          </table:table-cell>
          <table:table-cell office:value-type="float" office:value="24657" calcext:value-type="float">
            <text:p>24657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4877" calcext:value-type="float">
            <text:p>14877.0</text:p>
          </table:table-cell>
          <table:table-cell office:value-type="float" office:value="24694" calcext:value-type="float">
            <text:p>24694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14451" calcext:value-type="float">
            <text:p>14451.0</text:p>
          </table:table-cell>
          <table:table-cell office:value-type="float" office:value="25557" calcext:value-type="float">
            <text:p>25557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14609" calcext:value-type="float">
            <text:p>14609.0</text:p>
          </table:table-cell>
          <table:table-cell office:value-type="float" office:value="25162" calcext:value-type="float">
            <text:p>25162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13805" calcext:value-type="float">
            <text:p>13805.0</text:p>
          </table:table-cell>
          <table:table-cell office:value-type="float" office:value="25377" calcext:value-type="float">
            <text:p>25377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14939" calcext:value-type="float">
            <text:p>14939.0</text:p>
          </table:table-cell>
          <table:table-cell office:value-type="float" office:value="24651" calcext:value-type="float">
            <text:p>24651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14875" calcext:value-type="float">
            <text:p>14875.0</text:p>
          </table:table-cell>
          <table:table-cell office:value-type="float" office:value="24693" calcext:value-type="float">
            <text:p>24693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14481" calcext:value-type="float">
            <text:p>14481.0</text:p>
          </table:table-cell>
          <table:table-cell office:value-type="float" office:value="25491" calcext:value-type="float">
            <text:p>25491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14443" calcext:value-type="float">
            <text:p>14443.0</text:p>
          </table:table-cell>
          <table:table-cell office:value-type="float" office:value="25576" calcext:value-type="float">
            <text:p>25576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14622" calcext:value-type="float">
            <text:p>14622.0</text:p>
          </table:table-cell>
          <table:table-cell office:value-type="float" office:value="25148" calcext:value-type="float">
            <text:p>25148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13800" calcext:value-type="float">
            <text:p>13800.0</text:p>
          </table:table-cell>
          <table:table-cell office:value-type="float" office:value="25377" calcext:value-type="float">
            <text:p>25377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14941" calcext:value-type="float">
            <text:p>14941.0</text:p>
          </table:table-cell>
          <table:table-cell office:value-type="float" office:value="24661" calcext:value-type="float">
            <text:p>24661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14875" calcext:value-type="float">
            <text:p>14875.0</text:p>
          </table:table-cell>
          <table:table-cell office:value-type="float" office:value="24693" calcext:value-type="float">
            <text:p>24693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14492" calcext:value-type="float">
            <text:p>14492.0</text:p>
          </table:table-cell>
          <table:table-cell office:value-type="float" office:value="25464" calcext:value-type="float">
            <text:p>25464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14442" calcext:value-type="float">
            <text:p>14442.0</text:p>
          </table:table-cell>
          <table:table-cell office:value-type="float" office:value="25577" calcext:value-type="float">
            <text:p>2557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14628" calcext:value-type="float">
            <text:p>14628.0</text:p>
          </table:table-cell>
          <table:table-cell office:value-type="float" office:value="25152" calcext:value-type="float">
            <text:p>25152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798" calcext:value-type="float">
            <text:p>13798.0</text:p>
          </table:table-cell>
          <table:table-cell office:value-type="float" office:value="25371" calcext:value-type="float">
            <text:p>25371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14945" calcext:value-type="float">
            <text:p>14945.0</text:p>
          </table:table-cell>
          <table:table-cell office:value-type="float" office:value="24667" calcext:value-type="float">
            <text:p>24667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office:value-type="float" office:value="14874" calcext:value-type="float">
            <text:p>14874.0</text:p>
          </table:table-cell>
          <table:table-cell office:value-type="float" office:value="24693" calcext:value-type="float">
            <text:p>24693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14495" calcext:value-type="float">
            <text:p>14495.0</text:p>
          </table:table-cell>
          <table:table-cell office:value-type="float" office:value="25448" calcext:value-type="float">
            <text:p>25448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14443" calcext:value-type="float">
            <text:p>14443.0</text:p>
          </table:table-cell>
          <table:table-cell office:value-type="float" office:value="25574" calcext:value-type="float">
            <text:p>25574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14628" calcext:value-type="float">
            <text:p>14628.0</text:p>
          </table:table-cell>
          <table:table-cell office:value-type="float" office:value="25152" calcext:value-type="float">
            <text:p>25152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14950" calcext:value-type="float">
            <text:p>14950.0</text:p>
          </table:table-cell>
          <table:table-cell office:value-type="float" office:value="24674" calcext:value-type="float">
            <text:p>24674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68" calcext:value-type="float">
            <text:p>14868.0</text:p>
          </table:table-cell>
          <table:table-cell office:value-type="float" office:value="24672" calcext:value-type="float">
            <text:p>2467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14495" calcext:value-type="float">
            <text:p>14495.0</text:p>
          </table:table-cell>
          <table:table-cell office:value-type="float" office:value="25432" calcext:value-type="float">
            <text:p>25432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office:value-type="float" office:value="14449" calcext:value-type="float">
            <text:p>14449.0</text:p>
          </table:table-cell>
          <table:table-cell office:value-type="float" office:value="25570" calcext:value-type="float">
            <text:p>25570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14643" calcext:value-type="float">
            <text:p>14643.0</text:p>
          </table:table-cell>
          <table:table-cell office:value-type="float" office:value="25137" calcext:value-type="float">
            <text:p>25137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office:value-type="float" office:value="14955" calcext:value-type="float">
            <text:p>14955.0</text:p>
          </table:table-cell>
          <table:table-cell office:value-type="float" office:value="24679" calcext:value-type="float">
            <text:p>24679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office:value-type="float" office:value="14881" calcext:value-type="float">
            <text:p>14881.0</text:p>
          </table:table-cell>
          <table:table-cell office:value-type="float" office:value="24656" calcext:value-type="float">
            <text:p>24656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14496" calcext:value-type="float">
            <text:p>14496.0</text:p>
          </table:table-cell>
          <table:table-cell office:value-type="float" office:value="25422" calcext:value-type="float">
            <text:p>25422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14446" calcext:value-type="float">
            <text:p>14446.0</text:p>
          </table:table-cell>
          <table:table-cell office:value-type="float" office:value="25583" calcext:value-type="float">
            <text:p>25583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14646" calcext:value-type="float">
            <text:p>14646.0</text:p>
          </table:table-cell>
          <table:table-cell office:value-type="float" office:value="25139" calcext:value-type="float">
            <text:p>25139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14959" calcext:value-type="float">
            <text:p>14959.0</text:p>
          </table:table-cell>
          <table:table-cell office:value-type="float" office:value="24686" calcext:value-type="float">
            <text:p>24686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14842" calcext:value-type="float">
            <text:p>14842.0</text:p>
          </table:table-cell>
          <table:table-cell office:value-type="float" office:value="24640" calcext:value-type="float">
            <text:p>24640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14890" calcext:value-type="float">
            <text:p>14890.0</text:p>
          </table:table-cell>
          <table:table-cell office:value-type="float" office:value="24658" calcext:value-type="float">
            <text:p>24658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office:value-type="float" office:value="14492" calcext:value-type="float">
            <text:p>14492.0</text:p>
          </table:table-cell>
          <table:table-cell office:value-type="float" office:value="25410" calcext:value-type="float">
            <text:p>25410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14450" calcext:value-type="float">
            <text:p>14450.0</text:p>
          </table:table-cell>
          <table:table-cell office:value-type="float" office:value="25593" calcext:value-type="float">
            <text:p>25593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14648" calcext:value-type="float">
            <text:p>14648.0</text:p>
          </table:table-cell>
          <table:table-cell office:value-type="float" office:value="25135" calcext:value-type="float">
            <text:p>25135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14964" calcext:value-type="float">
            <text:p>14964.0</text:p>
          </table:table-cell>
          <table:table-cell office:value-type="float" office:value="24690" calcext:value-type="float">
            <text:p>24690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14798" calcext:value-type="float">
            <text:p>14798.0</text:p>
          </table:table-cell>
          <table:table-cell office:value-type="float" office:value="24633" calcext:value-type="float">
            <text:p>24633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14897" calcext:value-type="float">
            <text:p>14897.0</text:p>
          </table:table-cell>
          <table:table-cell office:value-type="float" office:value="24653" calcext:value-type="float">
            <text:p>24653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14450" calcext:value-type="float">
            <text:p>14450.0</text:p>
          </table:table-cell>
          <table:table-cell office:value-type="float" office:value="25593" calcext:value-type="float">
            <text:p>25593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14650" calcext:value-type="float">
            <text:p>14650.0</text:p>
          </table:table-cell>
          <table:table-cell office:value-type="float" office:value="25133" calcext:value-type="float">
            <text:p>25133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14972" calcext:value-type="float">
            <text:p>14972.0</text:p>
          </table:table-cell>
          <table:table-cell office:value-type="float" office:value="24696" calcext:value-type="float">
            <text:p>24696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14761" calcext:value-type="float">
            <text:p>14761.0</text:p>
          </table:table-cell>
          <table:table-cell office:value-type="float" office:value="24636" calcext:value-type="float">
            <text:p>24636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14899" calcext:value-type="float">
            <text:p>14899.0</text:p>
          </table:table-cell>
          <table:table-cell office:value-type="float" office:value="24652" calcext:value-type="float">
            <text:p>24652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/>
          <table:table-cell office:value-type="float" office:value="14450" calcext:value-type="float">
            <text:p>14450.0</text:p>
          </table:table-cell>
          <table:table-cell office:value-type="float" office:value="25593" calcext:value-type="float">
            <text:p>25593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office:value-type="float" office:value="14654" calcext:value-type="float">
            <text:p>14654.0</text:p>
          </table:table-cell>
          <table:table-cell office:value-type="float" office:value="25128" calcext:value-type="float">
            <text:p>25128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14983" calcext:value-type="float">
            <text:p>14983.0</text:p>
          </table:table-cell>
          <table:table-cell office:value-type="float" office:value="24697" calcext:value-type="float">
            <text:p>24697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14727" calcext:value-type="float">
            <text:p>14727.0</text:p>
          </table:table-cell>
          <table:table-cell office:value-type="float" office:value="24633" calcext:value-type="float">
            <text:p>24633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14903" calcext:value-type="float">
            <text:p>14903.0</text:p>
          </table:table-cell>
          <table:table-cell office:value-type="float" office:value="24641" calcext:value-type="float">
            <text:p>24641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14444" calcext:value-type="float">
            <text:p>14444.0</text:p>
          </table:table-cell>
          <table:table-cell office:value-type="float" office:value="25601" calcext:value-type="float">
            <text:p>25601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14665" calcext:value-type="float">
            <text:p>14665.0</text:p>
          </table:table-cell>
          <table:table-cell office:value-type="float" office:value="25117" calcext:value-type="float">
            <text:p>25117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14986" calcext:value-type="float">
            <text:p>14986.0</text:p>
          </table:table-cell>
          <table:table-cell office:value-type="float" office:value="24697" calcext:value-type="float">
            <text:p>24697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14667" calcext:value-type="float">
            <text:p>14667.0</text:p>
          </table:table-cell>
          <table:table-cell office:value-type="float" office:value="24614" calcext:value-type="float">
            <text:p>24614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/>
          <table:table-cell office:value-type="float" office:value="14900" calcext:value-type="float">
            <text:p>14900.0</text:p>
          </table:table-cell>
          <table:table-cell office:value-type="float" office:value="24630" calcext:value-type="float">
            <text:p>24630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14437" calcext:value-type="float">
            <text:p>14437.0</text:p>
          </table:table-cell>
          <table:table-cell office:value-type="float" office:value="25611" calcext:value-type="float">
            <text:p>25611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office:value-type="float" office:value="14668" calcext:value-type="float">
            <text:p>14668.0</text:p>
          </table:table-cell>
          <table:table-cell office:value-type="float" office:value="25105" calcext:value-type="float">
            <text:p>25105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14988" calcext:value-type="float">
            <text:p>14988.0</text:p>
          </table:table-cell>
          <table:table-cell office:value-type="float" office:value="24701" calcext:value-type="float">
            <text:p>24701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14633" calcext:value-type="float">
            <text:p>14633.0</text:p>
          </table:table-cell>
          <table:table-cell office:value-type="float" office:value="24612" calcext:value-type="float">
            <text:p>24612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14902" calcext:value-type="float">
            <text:p>14902.0</text:p>
          </table:table-cell>
          <table:table-cell office:value-type="float" office:value="24609" calcext:value-type="float">
            <text:p>24609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office:value-type="float" office:value="14418" calcext:value-type="float">
            <text:p>14418.0</text:p>
          </table:table-cell>
          <table:table-cell office:value-type="float" office:value="25604" calcext:value-type="float">
            <text:p>25604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/>
          <table:table-cell office:value-type="float" office:value="14682" calcext:value-type="float">
            <text:p>14682.0</text:p>
          </table:table-cell>
          <table:table-cell office:value-type="float" office:value="25099" calcext:value-type="float">
            <text:p>25099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14993" calcext:value-type="float">
            <text:p>14993.0</text:p>
          </table:table-cell>
          <table:table-cell office:value-type="float" office:value="24706" calcext:value-type="float">
            <text:p>24706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14626" calcext:value-type="float">
            <text:p>14626.0</text:p>
          </table:table-cell>
          <table:table-cell office:value-type="float" office:value="24607" calcext:value-type="float">
            <text:p>24607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/>
          <table:table-cell office:value-type="float" office:value="14902" calcext:value-type="float">
            <text:p>14902.0</text:p>
          </table:table-cell>
          <table:table-cell office:value-type="float" office:value="24600" calcext:value-type="float">
            <text:p>24600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14407" calcext:value-type="float">
            <text:p>14407.0</text:p>
          </table:table-cell>
          <table:table-cell office:value-type="float" office:value="25590" calcext:value-type="float">
            <text:p>25590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14694" calcext:value-type="float">
            <text:p>14694.0</text:p>
          </table:table-cell>
          <table:table-cell office:value-type="float" office:value="25096" calcext:value-type="float">
            <text:p>25096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15003" calcext:value-type="float">
            <text:p>15003.0</text:p>
          </table:table-cell>
          <table:table-cell office:value-type="float" office:value="24721" calcext:value-type="float">
            <text:p>24721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14601" calcext:value-type="float">
            <text:p>14601.0</text:p>
          </table:table-cell>
          <table:table-cell office:value-type="float" office:value="24600" calcext:value-type="float">
            <text:p>24600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/>
          <table:table-cell office:value-type="float" office:value="14917" calcext:value-type="float">
            <text:p>14917.0</text:p>
          </table:table-cell>
          <table:table-cell office:value-type="float" office:value="24570" calcext:value-type="float">
            <text:p>24570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14404" calcext:value-type="float">
            <text:p>14404.0</text:p>
          </table:table-cell>
          <table:table-cell office:value-type="float" office:value="25589" calcext:value-type="float">
            <text:p>25589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14700" calcext:value-type="float">
            <text:p>14700.0</text:p>
          </table:table-cell>
          <table:table-cell office:value-type="float" office:value="25091" calcext:value-type="float">
            <text:p>25091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/>
          <table:table-cell office:value-type="float" office:value="15004" calcext:value-type="float">
            <text:p>15004.0</text:p>
          </table:table-cell>
          <table:table-cell office:value-type="float" office:value="24727" calcext:value-type="float">
            <text:p>24727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/>
          <table:table-cell office:value-type="float" office:value="14534" calcext:value-type="float">
            <text:p>14534.0</text:p>
          </table:table-cell>
          <table:table-cell office:value-type="float" office:value="24594" calcext:value-type="float">
            <text:p>24594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14928" calcext:value-type="float">
            <text:p>14928.0</text:p>
          </table:table-cell>
          <table:table-cell office:value-type="float" office:value="24551" calcext:value-type="float">
            <text:p>24551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94" calcext:value-type="float">
            <text:p>14394.0</text:p>
          </table:table-cell>
          <table:table-cell office:value-type="float" office:value="25584" calcext:value-type="float">
            <text:p>25584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14710" calcext:value-type="float">
            <text:p>14710.0</text:p>
          </table:table-cell>
          <table:table-cell office:value-type="float" office:value="25092" calcext:value-type="float">
            <text:p>2509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/>
          <table:table-cell office:value-type="float" office:value="15011" calcext:value-type="float">
            <text:p>15011.0</text:p>
          </table:table-cell>
          <table:table-cell office:value-type="float" office:value="24733" calcext:value-type="float">
            <text:p>24733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4560" calcext:value-type="float">
            <text:p>14560.0</text:p>
          </table:table-cell>
          <table:table-cell office:value-type="float" office:value="24587" calcext:value-type="float">
            <text:p>24587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14929" calcext:value-type="float">
            <text:p>14929.0</text:p>
          </table:table-cell>
          <table:table-cell office:value-type="float" office:value="24539" calcext:value-type="float">
            <text:p>24539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14384" calcext:value-type="float">
            <text:p>14384.0</text:p>
          </table:table-cell>
          <table:table-cell office:value-type="float" office:value="25582" calcext:value-type="float">
            <text:p>25582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14716" calcext:value-type="float">
            <text:p>14716.0</text:p>
          </table:table-cell>
          <table:table-cell office:value-type="float" office:value="25095" calcext:value-type="float">
            <text:p>25095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/>
          <table:table-cell office:value-type="float" office:value="15016" calcext:value-type="float">
            <text:p>15016.0</text:p>
          </table:table-cell>
          <table:table-cell office:value-type="float" office:value="24741" calcext:value-type="float">
            <text:p>24741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14564" calcext:value-type="float">
            <text:p>14564.0</text:p>
          </table:table-cell>
          <table:table-cell office:value-type="float" office:value="24580" calcext:value-type="float">
            <text:p>24580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14935" calcext:value-type="float">
            <text:p>14935.0</text:p>
          </table:table-cell>
          <table:table-cell office:value-type="float" office:value="24541" calcext:value-type="float">
            <text:p>24541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14381" calcext:value-type="float">
            <text:p>14381.0</text:p>
          </table:table-cell>
          <table:table-cell office:value-type="float" office:value="25575" calcext:value-type="float">
            <text:p>25575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14725" calcext:value-type="float">
            <text:p>14725.0</text:p>
          </table:table-cell>
          <table:table-cell office:value-type="float" office:value="25090" calcext:value-type="float">
            <text:p>2509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15020" calcext:value-type="float">
            <text:p>15020.0</text:p>
          </table:table-cell>
          <table:table-cell office:value-type="float" office:value="24747" calcext:value-type="float">
            <text:p>24747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574" calcext:value-type="float">
            <text:p>14574.0</text:p>
          </table:table-cell>
          <table:table-cell office:value-type="float" office:value="24575" calcext:value-type="float">
            <text:p>24575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/>
          <table:table-cell office:value-type="float" office:value="14977" calcext:value-type="float">
            <text:p>14977.0</text:p>
          </table:table-cell>
          <table:table-cell office:value-type="float" office:value="24579" calcext:value-type="float">
            <text:p>24579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14919" calcext:value-type="float">
            <text:p>14919.0</text:p>
          </table:table-cell>
          <table:table-cell office:value-type="float" office:value="24505" calcext:value-type="float">
            <text:p>24505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14401" calcext:value-type="float">
            <text:p>14401.0</text:p>
          </table:table-cell>
          <table:table-cell office:value-type="float" office:value="25573" calcext:value-type="float">
            <text:p>25573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14736" calcext:value-type="float">
            <text:p>14736.0</text:p>
          </table:table-cell>
          <table:table-cell office:value-type="float" office:value="25088" calcext:value-type="float">
            <text:p>25088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/>
          <table:table-cell office:value-type="float" office:value="15026" calcext:value-type="float">
            <text:p>15026.0</text:p>
          </table:table-cell>
          <table:table-cell office:value-type="float" office:value="24753" calcext:value-type="float">
            <text:p>24753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/>
          <table:table-cell office:value-type="float" office:value="14574" calcext:value-type="float">
            <text:p>14574.0</text:p>
          </table:table-cell>
          <table:table-cell office:value-type="float" office:value="24569" calcext:value-type="float">
            <text:p>24569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14993" calcext:value-type="float">
            <text:p>14993.0</text:p>
          </table:table-cell>
          <table:table-cell office:value-type="float" office:value="24587" calcext:value-type="float">
            <text:p>2458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/>
          <table:table-cell office:value-type="float" office:value="14915" calcext:value-type="float">
            <text:p>14915.0</text:p>
          </table:table-cell>
          <table:table-cell office:value-type="float" office:value="24500" calcext:value-type="float">
            <text:p>24500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/>
          <table:table-cell office:value-type="float" office:value="14412" calcext:value-type="float">
            <text:p>14412.0</text:p>
          </table:table-cell>
          <table:table-cell office:value-type="float" office:value="25567" calcext:value-type="float">
            <text:p>25567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14742" calcext:value-type="float">
            <text:p>14742.0</text:p>
          </table:table-cell>
          <table:table-cell office:value-type="float" office:value="25082" calcext:value-type="float">
            <text:p>25082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15024" calcext:value-type="float">
            <text:p>15024.0</text:p>
          </table:table-cell>
          <table:table-cell office:value-type="float" office:value="24760" calcext:value-type="float">
            <text:p>24760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14576" calcext:value-type="float">
            <text:p>14576.0</text:p>
          </table:table-cell>
          <table:table-cell office:value-type="float" office:value="24566" calcext:value-type="float">
            <text:p>24566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008" calcext:value-type="float">
            <text:p>15008.0</text:p>
          </table:table-cell>
          <table:table-cell office:value-type="float" office:value="24580" calcext:value-type="float">
            <text:p>24580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/>
          <table:table-cell office:value-type="float" office:value="14917" calcext:value-type="float">
            <text:p>14917.0</text:p>
          </table:table-cell>
          <table:table-cell office:value-type="float" office:value="24483" calcext:value-type="float">
            <text:p>24483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/>
          <table:table-cell office:value-type="float" office:value="14403" calcext:value-type="float">
            <text:p>14403.0</text:p>
          </table:table-cell>
          <table:table-cell office:value-type="float" office:value="25595" calcext:value-type="float">
            <text:p>25595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/>
          <table:table-cell office:value-type="float" office:value="14759" calcext:value-type="float">
            <text:p>14759.0</text:p>
          </table:table-cell>
          <table:table-cell office:value-type="float" office:value="25081" calcext:value-type="float">
            <text:p>25081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15022" calcext:value-type="float">
            <text:p>15022.0</text:p>
          </table:table-cell>
          <table:table-cell office:value-type="float" office:value="24765" calcext:value-type="float">
            <text:p>24765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14576" calcext:value-type="float">
            <text:p>14576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15030" calcext:value-type="float">
            <text:p>15030.0</text:p>
          </table:table-cell>
          <table:table-cell office:value-type="float" office:value="24582" calcext:value-type="float">
            <text:p>24582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14916" calcext:value-type="float">
            <text:p>14916.0</text:p>
          </table:table-cell>
          <table:table-cell office:value-type="float" office:value="24475" calcext:value-type="float">
            <text:p>24475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14403" calcext:value-type="float">
            <text:p>14403.0</text:p>
          </table:table-cell>
          <table:table-cell office:value-type="float" office:value="25595" calcext:value-type="float">
            <text:p>25595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14770" calcext:value-type="float">
            <text:p>14770.0</text:p>
          </table:table-cell>
          <table:table-cell office:value-type="float" office:value="25061" calcext:value-type="float">
            <text:p>25061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15017" calcext:value-type="float">
            <text:p>15017.0</text:p>
          </table:table-cell>
          <table:table-cell office:value-type="float" office:value="24773" calcext:value-type="float">
            <text:p>24773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/>
          <table:table-cell office:value-type="float" office:value="14578" calcext:value-type="float">
            <text:p>14578.0</text:p>
          </table:table-cell>
          <table:table-cell office:value-type="float" office:value="24553" calcext:value-type="float">
            <text:p>24553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15048" calcext:value-type="float">
            <text:p>15048.0</text:p>
          </table:table-cell>
          <table:table-cell office:value-type="float" office:value="24581" calcext:value-type="float">
            <text:p>24581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14921" calcext:value-type="float">
            <text:p>14921.0</text:p>
          </table:table-cell>
          <table:table-cell office:value-type="float" office:value="24464" calcext:value-type="float">
            <text:p>24464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14406" calcext:value-type="float">
            <text:p>14406.0</text:p>
          </table:table-cell>
          <table:table-cell office:value-type="float" office:value="25592" calcext:value-type="float">
            <text:p>25592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14778" calcext:value-type="float">
            <text:p>14778.0</text:p>
          </table:table-cell>
          <table:table-cell office:value-type="float" office:value="25054" calcext:value-type="float">
            <text:p>25054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15014" calcext:value-type="float">
            <text:p>15014.0</text:p>
          </table:table-cell>
          <table:table-cell office:value-type="float" office:value="24775" calcext:value-type="float">
            <text:p>24775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14580" calcext:value-type="float">
            <text:p>14580.0</text:p>
          </table:table-cell>
          <table:table-cell office:value-type="float" office:value="24542" calcext:value-type="float">
            <text:p>24542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/>
          <table:table-cell office:value-type="float" office:value="15069" calcext:value-type="float">
            <text:p>15069.0</text:p>
          </table:table-cell>
          <table:table-cell office:value-type="float" office:value="24574" calcext:value-type="float">
            <text:p>24574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14921" calcext:value-type="float">
            <text:p>14921.0</text:p>
          </table:table-cell>
          <table:table-cell office:value-type="float" office:value="24455" calcext:value-type="float">
            <text:p>24455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/>
          <table:table-cell office:value-type="float" office:value="14408" calcext:value-type="float">
            <text:p>14408.0</text:p>
          </table:table-cell>
          <table:table-cell office:value-type="float" office:value="25578" calcext:value-type="float">
            <text:p>25578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15013" calcext:value-type="float">
            <text:p>15013.0</text:p>
          </table:table-cell>
          <table:table-cell office:value-type="float" office:value="24781" calcext:value-type="float">
            <text:p>24781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077" calcext:value-type="float">
            <text:p>15077.0</text:p>
          </table:table-cell>
          <table:table-cell office:value-type="float" office:value="24565" calcext:value-type="float">
            <text:p>24565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931" calcext:value-type="float">
            <text:p>14931.0</text:p>
          </table:table-cell>
          <table:table-cell office:value-type="float" office:value="24441" calcext:value-type="float">
            <text:p>24441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14414" calcext:value-type="float">
            <text:p>14414.0</text:p>
          </table:table-cell>
          <table:table-cell office:value-type="float" office:value="25566" calcext:value-type="float">
            <text:p>25566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/>
          <table:table-cell office:value-type="float" office:value="15101" calcext:value-type="float">
            <text:p>15101.0</text:p>
          </table:table-cell>
          <table:table-cell office:value-type="float" office:value="24553" calcext:value-type="float">
            <text:p>24553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14931" calcext:value-type="float">
            <text:p>14931.0</text:p>
          </table:table-cell>
          <table:table-cell office:value-type="float" office:value="24439" calcext:value-type="float">
            <text:p>24439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14414" calcext:value-type="float">
            <text:p>14414.0</text:p>
          </table:table-cell>
          <table:table-cell office:value-type="float" office:value="25562" calcext:value-type="float">
            <text:p>25562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15123" calcext:value-type="float">
            <text:p>15123.0</text:p>
          </table:table-cell>
          <table:table-cell office:value-type="float" office:value="24544" calcext:value-type="float">
            <text:p>24544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/>
          <table:table-cell office:value-type="float" office:value="14929" calcext:value-type="float">
            <text:p>14929.0</text:p>
          </table:table-cell>
          <table:table-cell office:value-type="float" office:value="24420" calcext:value-type="float">
            <text:p>24420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25547" calcext:value-type="float">
            <text:p>2554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15147" calcext:value-type="float">
            <text:p>15147.0</text:p>
          </table:table-cell>
          <table:table-cell office:value-type="float" office:value="24543" calcext:value-type="float">
            <text:p>24543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14931" calcext:value-type="float">
            <text:p>14931.0</text:p>
          </table:table-cell>
          <table:table-cell office:value-type="float" office:value="24413" calcext:value-type="float">
            <text:p>2441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14416" calcext:value-type="float">
            <text:p>14416.0</text:p>
          </table:table-cell>
          <table:table-cell office:value-type="float" office:value="25540" calcext:value-type="float">
            <text:p>25540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15171" calcext:value-type="float">
            <text:p>15171.0</text:p>
          </table:table-cell>
          <table:table-cell office:value-type="float" office:value="24545" calcext:value-type="float">
            <text:p>24545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14931" calcext:value-type="float">
            <text:p>14931.0</text:p>
          </table:table-cell>
          <table:table-cell office:value-type="float" office:value="24406" calcext:value-type="float">
            <text:p>24406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14416" calcext:value-type="float">
            <text:p>14416.0</text:p>
          </table:table-cell>
          <table:table-cell office:value-type="float" office:value="25540" calcext:value-type="float">
            <text:p>25540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15202" calcext:value-type="float">
            <text:p>15202.0</text:p>
          </table:table-cell>
          <table:table-cell office:value-type="float" office:value="24536" calcext:value-type="float">
            <text:p>24536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14929" calcext:value-type="float">
            <text:p>14929.0</text:p>
          </table:table-cell>
          <table:table-cell office:value-type="float" office:value="24402" calcext:value-type="float">
            <text:p>24402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14420" calcext:value-type="float">
            <text:p>14420.0</text:p>
          </table:table-cell>
          <table:table-cell office:value-type="float" office:value="25529" calcext:value-type="float">
            <text:p>25529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/>
          <table:table-cell office:value-type="float" office:value="15241" calcext:value-type="float">
            <text:p>15241.0</text:p>
          </table:table-cell>
          <table:table-cell office:value-type="float" office:value="24531" calcext:value-type="float">
            <text:p>24531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/>
          <table:table-cell office:value-type="float" office:value="14927" calcext:value-type="float">
            <text:p>14927.0</text:p>
          </table:table-cell>
          <table:table-cell office:value-type="float" office:value="24382" calcext:value-type="float">
            <text:p>24382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25521" calcext:value-type="float">
            <text:p>25521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15282" calcext:value-type="float">
            <text:p>15282.0</text:p>
          </table:table-cell>
          <table:table-cell office:value-type="float" office:value="24523" calcext:value-type="float">
            <text:p>24523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14922" calcext:value-type="float">
            <text:p>14922.0</text:p>
          </table:table-cell>
          <table:table-cell office:value-type="float" office:value="24371" calcext:value-type="float">
            <text:p>2437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/>
          <table:table-cell office:value-type="float" office:value="14442" calcext:value-type="float">
            <text:p>14442.0</text:p>
          </table:table-cell>
          <table:table-cell office:value-type="float" office:value="25527" calcext:value-type="float">
            <text:p>25527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15353" calcext:value-type="float">
            <text:p>15353.0</text:p>
          </table:table-cell>
          <table:table-cell office:value-type="float" office:value="24492" calcext:value-type="float">
            <text:p>24492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14921" calcext:value-type="float">
            <text:p>14921.0</text:p>
          </table:table-cell>
          <table:table-cell office:value-type="float" office:value="24350" calcext:value-type="float">
            <text:p>2435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/>
          <table:table-cell office:value-type="float" office:value="14443" calcext:value-type="float">
            <text:p>14443.0</text:p>
          </table:table-cell>
          <table:table-cell office:value-type="float" office:value="25527" calcext:value-type="float">
            <text:p>25527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15373" calcext:value-type="float">
            <text:p>15373.0</text:p>
          </table:table-cell>
          <table:table-cell office:value-type="float" office:value="24485" calcext:value-type="float">
            <text:p>24485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14921" calcext:value-type="float">
            <text:p>14921.0</text:p>
          </table:table-cell>
          <table:table-cell office:value-type="float" office:value="24346" calcext:value-type="float">
            <text:p>24346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/>
          <table:table-cell office:value-type="float" office:value="14448" calcext:value-type="float">
            <text:p>14448.0</text:p>
          </table:table-cell>
          <table:table-cell office:value-type="float" office:value="25508" calcext:value-type="float">
            <text:p>25508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15387" calcext:value-type="float">
            <text:p>15387.0</text:p>
          </table:table-cell>
          <table:table-cell office:value-type="float" office:value="24484" calcext:value-type="float">
            <text:p>24484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14919" calcext:value-type="float">
            <text:p>14919.0</text:p>
          </table:table-cell>
          <table:table-cell office:value-type="float" office:value="24334" calcext:value-type="float">
            <text:p>24334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/>
          <table:table-cell office:value-type="float" office:value="14448" calcext:value-type="float">
            <text:p>14448.0</text:p>
          </table:table-cell>
          <table:table-cell office:value-type="float" office:value="25508" calcext:value-type="float">
            <text:p>25508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15403" calcext:value-type="float">
            <text:p>15403.0</text:p>
          </table:table-cell>
          <table:table-cell office:value-type="float" office:value="24483" calcext:value-type="float">
            <text:p>2448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/>
          <table:table-cell office:value-type="float" office:value="14920" calcext:value-type="float">
            <text:p>14920.0</text:p>
          </table:table-cell>
          <table:table-cell office:value-type="float" office:value="24323" calcext:value-type="float">
            <text:p>24323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14458" calcext:value-type="float">
            <text:p>14458.0</text:p>
          </table:table-cell>
          <table:table-cell office:value-type="float" office:value="25507" calcext:value-type="float">
            <text:p>25507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/>
          <table:table-cell office:value-type="float" office:value="15412" calcext:value-type="float">
            <text:p>15412.0</text:p>
          </table:table-cell>
          <table:table-cell office:value-type="float" office:value="24474" calcext:value-type="float">
            <text:p>24474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14917" calcext:value-type="float">
            <text:p>14917.0</text:p>
          </table:table-cell>
          <table:table-cell office:value-type="float" office:value="24304" calcext:value-type="float">
            <text:p>24304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14469" calcext:value-type="float">
            <text:p>14469.0</text:p>
          </table:table-cell>
          <table:table-cell office:value-type="float" office:value="25497" calcext:value-type="float">
            <text:p>25497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15421" calcext:value-type="float">
            <text:p>15421.0</text:p>
          </table:table-cell>
          <table:table-cell office:value-type="float" office:value="24472" calcext:value-type="float">
            <text:p>24472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/>
          <table:table-cell office:value-type="float" office:value="14918" calcext:value-type="float">
            <text:p>14918.0</text:p>
          </table:table-cell>
          <table:table-cell office:value-type="float" office:value="24293" calcext:value-type="float">
            <text:p>24293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/>
          <table:table-cell office:value-type="float" office:value="14473" calcext:value-type="float">
            <text:p>14473.0</text:p>
          </table:table-cell>
          <table:table-cell office:value-type="float" office:value="25492" calcext:value-type="float">
            <text:p>25492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15435" calcext:value-type="float">
            <text:p>15435.0</text:p>
          </table:table-cell>
          <table:table-cell office:value-type="float" office:value="24472" calcext:value-type="float">
            <text:p>24472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14919" calcext:value-type="float">
            <text:p>14919.0</text:p>
          </table:table-cell>
          <table:table-cell office:value-type="float" office:value="24286" calcext:value-type="float">
            <text:p>24286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14491" calcext:value-type="float">
            <text:p>14491.0</text:p>
          </table:table-cell>
          <table:table-cell office:value-type="float" office:value="25488" calcext:value-type="float">
            <text:p>25488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15449" calcext:value-type="float">
            <text:p>15449.0</text:p>
          </table:table-cell>
          <table:table-cell office:value-type="float" office:value="24472" calcext:value-type="float">
            <text:p>24472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14917" calcext:value-type="float">
            <text:p>14917.0</text:p>
          </table:table-cell>
          <table:table-cell office:value-type="float" office:value="24281" calcext:value-type="float">
            <text:p>24281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14495" calcext:value-type="float">
            <text:p>14495.0</text:p>
          </table:table-cell>
          <table:table-cell office:value-type="float" office:value="25484" calcext:value-type="float">
            <text:p>25484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15462" calcext:value-type="float">
            <text:p>15462.0</text:p>
          </table:table-cell>
          <table:table-cell office:value-type="float" office:value="24466" calcext:value-type="float">
            <text:p>24466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14908" calcext:value-type="float">
            <text:p>14908.0</text:p>
          </table:table-cell>
          <table:table-cell office:value-type="float" office:value="24273" calcext:value-type="float">
            <text:p>24273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14501" calcext:value-type="float">
            <text:p>14501.0</text:p>
          </table:table-cell>
          <table:table-cell office:value-type="float" office:value="25479" calcext:value-type="float">
            <text:p>25479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15470" calcext:value-type="float">
            <text:p>15470.0</text:p>
          </table:table-cell>
          <table:table-cell office:value-type="float" office:value="24462" calcext:value-type="float">
            <text:p>24462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/>
          <table:table-cell office:value-type="float" office:value="14899" calcext:value-type="float">
            <text:p>14899.0</text:p>
          </table:table-cell>
          <table:table-cell office:value-type="float" office:value="24267" calcext:value-type="float">
            <text:p>24267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14489" calcext:value-type="float">
            <text:p>14489.0</text:p>
          </table:table-cell>
          <table:table-cell office:value-type="float" office:value="25461" calcext:value-type="float">
            <text:p>25461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15476" calcext:value-type="float">
            <text:p>15476.0</text:p>
          </table:table-cell>
          <table:table-cell office:value-type="float" office:value="24459" calcext:value-type="float">
            <text:p>24459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14887" calcext:value-type="float">
            <text:p>14887.0</text:p>
          </table:table-cell>
          <table:table-cell office:value-type="float" office:value="24250" calcext:value-type="float">
            <text:p>24250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/>
          <table:table-cell office:value-type="float" office:value="14442" calcext:value-type="float">
            <text:p>14442.0</text:p>
          </table:table-cell>
          <table:table-cell office:value-type="float" office:value="25391" calcext:value-type="float">
            <text:p>25391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/>
          <table:table-cell office:value-type="float" office:value="14531" calcext:value-type="float">
            <text:p>14531.0</text:p>
          </table:table-cell>
          <table:table-cell office:value-type="float" office:value="25562" calcext:value-type="float">
            <text:p>25562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15486" calcext:value-type="float">
            <text:p>15486.0</text:p>
          </table:table-cell>
          <table:table-cell office:value-type="float" office:value="24471" calcext:value-type="float">
            <text:p>24471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14883" calcext:value-type="float">
            <text:p>14883.0</text:p>
          </table:table-cell>
          <table:table-cell office:value-type="float" office:value="24247" calcext:value-type="float">
            <text:p>24247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/>
          <table:table-cell office:value-type="float" office:value="14440" calcext:value-type="float">
            <text:p>14440.0</text:p>
          </table:table-cell>
          <table:table-cell office:value-type="float" office:value="25382" calcext:value-type="float">
            <text:p>25382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533" calcext:value-type="float">
            <text:p>14533.0</text:p>
          </table:table-cell>
          <table:table-cell office:value-type="float" office:value="25559" calcext:value-type="float">
            <text:p>25559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/>
          <table:table-cell office:value-type="float" office:value="15491" calcext:value-type="float">
            <text:p>15491.0</text:p>
          </table:table-cell>
          <table:table-cell office:value-type="float" office:value="24477" calcext:value-type="float">
            <text:p>24477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14877" calcext:value-type="float">
            <text:p>14877.0</text:p>
          </table:table-cell>
          <table:table-cell office:value-type="float" office:value="24240" calcext:value-type="float">
            <text:p>24240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14436" calcext:value-type="float">
            <text:p>14436.0</text:p>
          </table:table-cell>
          <table:table-cell office:value-type="float" office:value="25374" calcext:value-type="float">
            <text:p>25374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14536" calcext:value-type="float">
            <text:p>14536.0</text:p>
          </table:table-cell>
          <table:table-cell office:value-type="float" office:value="25556" calcext:value-type="float">
            <text:p>25556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15497" calcext:value-type="float">
            <text:p>15497.0</text:p>
          </table:table-cell>
          <table:table-cell office:value-type="float" office:value="24479" calcext:value-type="float">
            <text:p>24479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14873" calcext:value-type="float">
            <text:p>14873.0</text:p>
          </table:table-cell>
          <table:table-cell office:value-type="float" office:value="24237" calcext:value-type="float">
            <text:p>24237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/>
          <table:table-cell office:value-type="float" office:value="14435" calcext:value-type="float">
            <text:p>14435.0</text:p>
          </table:table-cell>
          <table:table-cell office:value-type="float" office:value="25353" calcext:value-type="float">
            <text:p>25353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14535" calcext:value-type="float">
            <text:p>14535.0</text:p>
          </table:table-cell>
          <table:table-cell office:value-type="float" office:value="25544" calcext:value-type="float">
            <text:p>25544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/>
          <table:table-cell office:value-type="float" office:value="15491" calcext:value-type="float">
            <text:p>15491.0</text:p>
          </table:table-cell>
          <table:table-cell office:value-type="float" office:value="24490" calcext:value-type="float">
            <text:p>24490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14864" calcext:value-type="float">
            <text:p>14864.0</text:p>
          </table:table-cell>
          <table:table-cell office:value-type="float" office:value="24232" calcext:value-type="float">
            <text:p>24232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14423" calcext:value-type="float">
            <text:p>14423.0</text:p>
          </table:table-cell>
          <table:table-cell office:value-type="float" office:value="25332" calcext:value-type="float">
            <text:p>25332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14533" calcext:value-type="float">
            <text:p>14533.0</text:p>
          </table:table-cell>
          <table:table-cell office:value-type="float" office:value="25528" calcext:value-type="float">
            <text:p>25528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15492" calcext:value-type="float">
            <text:p>15492.0</text:p>
          </table:table-cell>
          <table:table-cell office:value-type="float" office:value="24496" calcext:value-type="float">
            <text:p>24496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/>
          <table:table-cell office:value-type="float" office:value="14852" calcext:value-type="float">
            <text:p>14852.0</text:p>
          </table:table-cell>
          <table:table-cell office:value-type="float" office:value="24225" calcext:value-type="float">
            <text:p>24225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417" calcext:value-type="float">
            <text:p>14417.0</text:p>
          </table:table-cell>
          <table:table-cell office:value-type="float" office:value="25318" calcext:value-type="float">
            <text:p>25318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/>
          <table:table-cell office:value-type="float" office:value="14522" calcext:value-type="float">
            <text:p>14522.0</text:p>
          </table:table-cell>
          <table:table-cell office:value-type="float" office:value="25518" calcext:value-type="float">
            <text:p>25518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/>
          <table:table-cell office:value-type="float" office:value="15486" calcext:value-type="float">
            <text:p>15486.0</text:p>
          </table:table-cell>
          <table:table-cell office:value-type="float" office:value="24507" calcext:value-type="float">
            <text:p>24507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14849" calcext:value-type="float">
            <text:p>14849.0</text:p>
          </table:table-cell>
          <table:table-cell office:value-type="float" office:value="24223" calcext:value-type="float">
            <text:p>24223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14410" calcext:value-type="float">
            <text:p>14410.0</text:p>
          </table:table-cell>
          <table:table-cell office:value-type="float" office:value="25301" calcext:value-type="float">
            <text:p>25301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14518" calcext:value-type="float">
            <text:p>14518.0</text:p>
          </table:table-cell>
          <table:table-cell office:value-type="float" office:value="25503" calcext:value-type="float">
            <text:p>25503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15483" calcext:value-type="float">
            <text:p>15483.0</text:p>
          </table:table-cell>
          <table:table-cell office:value-type="float" office:value="24501" calcext:value-type="float">
            <text:p>2450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14841" calcext:value-type="float">
            <text:p>14841.0</text:p>
          </table:table-cell>
          <table:table-cell office:value-type="float" office:value="24216" calcext:value-type="float">
            <text:p>24216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/>
          <table:table-cell office:value-type="float" office:value="14413" calcext:value-type="float">
            <text:p>14413.0</text:p>
          </table:table-cell>
          <table:table-cell office:value-type="float" office:value="25282" calcext:value-type="float">
            <text:p>25282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14519" calcext:value-type="float">
            <text:p>14519.0</text:p>
          </table:table-cell>
          <table:table-cell office:value-type="float" office:value="25498" calcext:value-type="float">
            <text:p>25498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4494" calcext:value-type="float">
            <text:p>24494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14837" calcext:value-type="float">
            <text:p>14837.0</text:p>
          </table:table-cell>
          <table:table-cell office:value-type="float" office:value="24212" calcext:value-type="float">
            <text:p>24212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/>
          <table:table-cell office:value-type="float" office:value="14414" calcext:value-type="float">
            <text:p>14414.0</text:p>
          </table:table-cell>
          <table:table-cell office:value-type="float" office:value="25278" calcext:value-type="float">
            <text:p>25278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14523" calcext:value-type="float">
            <text:p>14523.0</text:p>
          </table:table-cell>
          <table:table-cell office:value-type="float" office:value="25495" calcext:value-type="float">
            <text:p>25495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/>
          <table:table-cell office:value-type="float" office:value="15484" calcext:value-type="float">
            <text:p>15484.0</text:p>
          </table:table-cell>
          <table:table-cell office:value-type="float" office:value="24492" calcext:value-type="float">
            <text:p>2449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14829" calcext:value-type="float">
            <text:p>14829.0</text:p>
          </table:table-cell>
          <table:table-cell office:value-type="float" office:value="24202" calcext:value-type="float">
            <text:p>24202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14365" calcext:value-type="float">
            <text:p>14365.0</text:p>
          </table:table-cell>
          <table:table-cell office:value-type="float" office:value="25290" calcext:value-type="float">
            <text:p>25290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14430" calcext:value-type="float">
            <text:p>14430.0</text:p>
          </table:table-cell>
          <table:table-cell office:value-type="float" office:value="25265" calcext:value-type="float">
            <text:p>25265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14523" calcext:value-type="float">
            <text:p>14523.0</text:p>
          </table:table-cell>
          <table:table-cell office:value-type="float" office:value="25495" calcext:value-type="float">
            <text:p>25495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494" calcext:value-type="float">
            <text:p>15494.0</text:p>
          </table:table-cell>
          <table:table-cell office:value-type="float" office:value="24495" calcext:value-type="float">
            <text:p>24495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14832" calcext:value-type="float">
            <text:p>14832.0</text:p>
          </table:table-cell>
          <table:table-cell office:value-type="float" office:value="24203" calcext:value-type="float">
            <text:p>24203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14335" calcext:value-type="float">
            <text:p>14335.0</text:p>
          </table:table-cell>
          <table:table-cell office:value-type="float" office:value="25279" calcext:value-type="float">
            <text:p>25279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14433" calcext:value-type="float">
            <text:p>14433.0</text:p>
          </table:table-cell>
          <table:table-cell office:value-type="float" office:value="25261" calcext:value-type="float">
            <text:p>25261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14534" calcext:value-type="float">
            <text:p>14534.0</text:p>
          </table:table-cell>
          <table:table-cell office:value-type="float" office:value="25494" calcext:value-type="float">
            <text:p>25494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/>
          <table:table-cell office:value-type="float" office:value="15490" calcext:value-type="float">
            <text:p>15490.0</text:p>
          </table:table-cell>
          <table:table-cell office:value-type="float" office:value="24501" calcext:value-type="float">
            <text:p>24501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14827" calcext:value-type="float">
            <text:p>14827.0</text:p>
          </table:table-cell>
          <table:table-cell office:value-type="float" office:value="24196" calcext:value-type="float">
            <text:p>24196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14333" calcext:value-type="float">
            <text:p>14333.0</text:p>
          </table:table-cell>
          <table:table-cell office:value-type="float" office:value="25276" calcext:value-type="float">
            <text:p>25276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14433" calcext:value-type="float">
            <text:p>14433.0</text:p>
          </table:table-cell>
          <table:table-cell office:value-type="float" office:value="25254" calcext:value-type="float">
            <text:p>25254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14543" calcext:value-type="float">
            <text:p>14543.0</text:p>
          </table:table-cell>
          <table:table-cell office:value-type="float" office:value="25494" calcext:value-type="float">
            <text:p>25494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15492" calcext:value-type="float">
            <text:p>15492.0</text:p>
          </table:table-cell>
          <table:table-cell office:value-type="float" office:value="24511" calcext:value-type="float">
            <text:p>24511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21" calcext:value-type="float">
            <text:p>14821.0</text:p>
          </table:table-cell>
          <table:table-cell office:value-type="float" office:value="24186" calcext:value-type="float">
            <text:p>24186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/>
          <table:table-cell office:value-type="float" office:value="14333" calcext:value-type="float">
            <text:p>14333.0</text:p>
          </table:table-cell>
          <table:table-cell office:value-type="float" office:value="25276" calcext:value-type="float">
            <text:p>25276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/>
          <table:table-cell office:value-type="float" office:value="14435" calcext:value-type="float">
            <text:p>14435.0</text:p>
          </table:table-cell>
          <table:table-cell office:value-type="float" office:value="25236" calcext:value-type="float">
            <text:p>25236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14553" calcext:value-type="float">
            <text:p>14553.0</text:p>
          </table:table-cell>
          <table:table-cell office:value-type="float" office:value="25492" calcext:value-type="float">
            <text:p>25492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15491" calcext:value-type="float">
            <text:p>15491.0</text:p>
          </table:table-cell>
          <table:table-cell office:value-type="float" office:value="24522" calcext:value-type="float">
            <text:p>24522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14817" calcext:value-type="float">
            <text:p>14817.0</text:p>
          </table:table-cell>
          <table:table-cell office:value-type="float" office:value="24179" calcext:value-type="float">
            <text:p>24179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4342" calcext:value-type="float">
            <text:p>14342.0</text:p>
          </table:table-cell>
          <table:table-cell office:value-type="float" office:value="25275" calcext:value-type="float">
            <text:p>25275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/>
          <table:table-cell office:value-type="float" office:value="14433" calcext:value-type="float">
            <text:p>14433.0</text:p>
          </table:table-cell>
          <table:table-cell office:value-type="float" office:value="25224" calcext:value-type="float">
            <text:p>25224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14562" calcext:value-type="float">
            <text:p>14562.0</text:p>
          </table:table-cell>
          <table:table-cell office:value-type="float" office:value="25497" calcext:value-type="float">
            <text:p>25497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15489" calcext:value-type="float">
            <text:p>15489.0</text:p>
          </table:table-cell>
          <table:table-cell office:value-type="float" office:value="24522" calcext:value-type="float">
            <text:p>24522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14813" calcext:value-type="float">
            <text:p>14813.0</text:p>
          </table:table-cell>
          <table:table-cell office:value-type="float" office:value="24171" calcext:value-type="float">
            <text:p>24171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14440" calcext:value-type="float">
            <text:p>14440.0</text:p>
          </table:table-cell>
          <table:table-cell office:value-type="float" office:value="25211" calcext:value-type="float">
            <text:p>25211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14563" calcext:value-type="float">
            <text:p>14563.0</text:p>
          </table:table-cell>
          <table:table-cell office:value-type="float" office:value="25492" calcext:value-type="float">
            <text:p>25492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/>
          <table:table-cell office:value-type="float" office:value="15480" calcext:value-type="float">
            <text:p>15480.0</text:p>
          </table:table-cell>
          <table:table-cell office:value-type="float" office:value="24537" calcext:value-type="float">
            <text:p>24537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14810" calcext:value-type="float">
            <text:p>14810.0</text:p>
          </table:table-cell>
          <table:table-cell office:value-type="float" office:value="24167" calcext:value-type="float">
            <text:p>24167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14440" calcext:value-type="float">
            <text:p>14440.0</text:p>
          </table:table-cell>
          <table:table-cell office:value-type="float" office:value="25203" calcext:value-type="float">
            <text:p>25203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14561" calcext:value-type="float">
            <text:p>14561.0</text:p>
          </table:table-cell>
          <table:table-cell office:value-type="float" office:value="25481" calcext:value-type="float">
            <text:p>25481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15480" calcext:value-type="float">
            <text:p>15480.0</text:p>
          </table:table-cell>
          <table:table-cell office:value-type="float" office:value="24544" calcext:value-type="float">
            <text:p>24544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/>
          <table:table-cell office:value-type="float" office:value="14807" calcext:value-type="float">
            <text:p>14807.0</text:p>
          </table:table-cell>
          <table:table-cell office:value-type="float" office:value="24162" calcext:value-type="float">
            <text:p>24162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14440" calcext:value-type="float">
            <text:p>14440.0</text:p>
          </table:table-cell>
          <table:table-cell office:value-type="float" office:value="25189" calcext:value-type="float">
            <text:p>25189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14564" calcext:value-type="float">
            <text:p>14564.0</text:p>
          </table:table-cell>
          <table:table-cell office:value-type="float" office:value="25483" calcext:value-type="float">
            <text:p>25483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15483" calcext:value-type="float">
            <text:p>15483.0</text:p>
          </table:table-cell>
          <table:table-cell office:value-type="float" office:value="24552" calcext:value-type="float">
            <text:p>24552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/>
          <table:table-cell office:value-type="float" office:value="14804" calcext:value-type="float">
            <text:p>14804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14439" calcext:value-type="float">
            <text:p>14439.0</text:p>
          </table:table-cell>
          <table:table-cell office:value-type="float" office:value="25181" calcext:value-type="float">
            <text:p>25181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/>
          <table:table-cell office:value-type="float" office:value="14560" calcext:value-type="float">
            <text:p>14560.0</text:p>
          </table:table-cell>
          <table:table-cell office:value-type="float" office:value="25485" calcext:value-type="float">
            <text:p>25485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4554" calcext:value-type="float">
            <text:p>24554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14797" calcext:value-type="float">
            <text:p>14797.0</text:p>
          </table:table-cell>
          <table:table-cell office:value-type="float" office:value="24149" calcext:value-type="float">
            <text:p>24149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14438" calcext:value-type="float">
            <text:p>14438.0</text:p>
          </table:table-cell>
          <table:table-cell office:value-type="float" office:value="25172" calcext:value-type="float">
            <text:p>25172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14550" calcext:value-type="float">
            <text:p>14550.0</text:p>
          </table:table-cell>
          <table:table-cell office:value-type="float" office:value="25488" calcext:value-type="float">
            <text:p>2548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4554" calcext:value-type="float">
            <text:p>24554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/>
          <table:table-cell office:value-type="float" office:value="14785" calcext:value-type="float">
            <text:p>14785.0</text:p>
          </table:table-cell>
          <table:table-cell office:value-type="float" office:value="24147" calcext:value-type="float">
            <text:p>24147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14432" calcext:value-type="float">
            <text:p>14432.0</text:p>
          </table:table-cell>
          <table:table-cell office:value-type="float" office:value="25164" calcext:value-type="float">
            <text:p>25164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14565" calcext:value-type="float">
            <text:p>14565.0</text:p>
          </table:table-cell>
          <table:table-cell office:value-type="float" office:value="25174" calcext:value-type="float">
            <text:p>25174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4550" calcext:value-type="float">
            <text:p>24550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14784" calcext:value-type="float">
            <text:p>14784.0</text:p>
          </table:table-cell>
          <table:table-cell office:value-type="float" office:value="24140" calcext:value-type="float">
            <text:p>24140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14430" calcext:value-type="float">
            <text:p>14430.0</text:p>
          </table:table-cell>
          <table:table-cell office:value-type="float" office:value="25158" calcext:value-type="float">
            <text:p>25158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14559" calcext:value-type="float">
            <text:p>14559.0</text:p>
          </table:table-cell>
          <table:table-cell office:value-type="float" office:value="25175" calcext:value-type="float">
            <text:p>25175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15469" calcext:value-type="float">
            <text:p>15469.0</text:p>
          </table:table-cell>
          <table:table-cell office:value-type="float" office:value="24546" calcext:value-type="float">
            <text:p>24546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/>
          <table:table-cell office:value-type="float" office:value="14775" calcext:value-type="float">
            <text:p>14775.0</text:p>
          </table:table-cell>
          <table:table-cell office:value-type="float" office:value="24131" calcext:value-type="float">
            <text:p>24131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/>
          <table:table-cell office:value-type="float" office:value="14422" calcext:value-type="float">
            <text:p>14422.0</text:p>
          </table:table-cell>
          <table:table-cell office:value-type="float" office:value="25148" calcext:value-type="float">
            <text:p>25148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/>
          <table:table-cell office:value-type="float" office:value="14571" calcext:value-type="float">
            <text:p>14571.0</text:p>
          </table:table-cell>
          <table:table-cell office:value-type="float" office:value="25179" calcext:value-type="float">
            <text:p>25179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15460" calcext:value-type="float">
            <text:p>15460.0</text:p>
          </table:table-cell>
          <table:table-cell office:value-type="float" office:value="24543" calcext:value-type="float">
            <text:p>24543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14774" calcext:value-type="float">
            <text:p>14774.0</text:p>
          </table:table-cell>
          <table:table-cell office:value-type="float" office:value="24137" calcext:value-type="float">
            <text:p>24137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14421" calcext:value-type="float">
            <text:p>14421.0</text:p>
          </table:table-cell>
          <table:table-cell office:value-type="float" office:value="25140" calcext:value-type="float">
            <text:p>25140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14575" calcext:value-type="float">
            <text:p>14575.0</text:p>
          </table:table-cell>
          <table:table-cell office:value-type="float" office:value="25178" calcext:value-type="float">
            <text:p>25178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/>
          <table:table-cell office:value-type="float" office:value="15460" calcext:value-type="float">
            <text:p>15460.0</text:p>
          </table:table-cell>
          <table:table-cell office:value-type="float" office:value="24543" calcext:value-type="float">
            <text:p>24543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14749" calcext:value-type="float">
            <text:p>14749.0</text:p>
          </table:table-cell>
          <table:table-cell office:value-type="float" office:value="24173" calcext:value-type="float">
            <text:p>24173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24105" calcext:value-type="float">
            <text:p>24105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25133" calcext:value-type="float">
            <text:p>25133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14590" calcext:value-type="float">
            <text:p>14590.0</text:p>
          </table:table-cell>
          <table:table-cell office:value-type="float" office:value="25176" calcext:value-type="float">
            <text:p>25176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/>
          <table:table-cell office:value-type="float" office:value="15460" calcext:value-type="float">
            <text:p>15460.0</text:p>
          </table:table-cell>
          <table:table-cell office:value-type="float" office:value="24543" calcext:value-type="float">
            <text:p>24543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14738" calcext:value-type="float">
            <text:p>14738.0</text:p>
          </table:table-cell>
          <table:table-cell office:value-type="float" office:value="24173" calcext:value-type="float">
            <text:p>24173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24098" calcext:value-type="float">
            <text:p>24098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25129" calcext:value-type="float">
            <text:p>25129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/>
          <table:table-cell office:value-type="float" office:value="14596" calcext:value-type="float">
            <text:p>14596.0</text:p>
          </table:table-cell>
          <table:table-cell office:value-type="float" office:value="25176" calcext:value-type="float">
            <text:p>25176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/>
          <table:table-cell office:value-type="float" office:value="15460" calcext:value-type="float">
            <text:p>15460.0</text:p>
          </table:table-cell>
          <table:table-cell office:value-type="float" office:value="24543" calcext:value-type="float">
            <text:p>24543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14768" calcext:value-type="float">
            <text:p>14768.0</text:p>
          </table:table-cell>
          <table:table-cell office:value-type="float" office:value="24093" calcext:value-type="float">
            <text:p>24093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14416" calcext:value-type="float">
            <text:p>14416.0</text:p>
          </table:table-cell>
          <table:table-cell office:value-type="float" office:value="25116" calcext:value-type="float">
            <text:p>25116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/>
          <table:table-cell office:value-type="float" office:value="14605" calcext:value-type="float">
            <text:p>14605.0</text:p>
          </table:table-cell>
          <table:table-cell office:value-type="float" office:value="25178" calcext:value-type="float">
            <text:p>25178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15449" calcext:value-type="float">
            <text:p>15449.0</text:p>
          </table:table-cell>
          <table:table-cell office:value-type="float" office:value="24559" calcext:value-type="float">
            <text:p>24559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24083" calcext:value-type="float">
            <text:p>24083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14409" calcext:value-type="float">
            <text:p>14409.0</text:p>
          </table:table-cell>
          <table:table-cell office:value-type="float" office:value="25104" calcext:value-type="float">
            <text:p>25104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14610" calcext:value-type="float">
            <text:p>14610.0</text:p>
          </table:table-cell>
          <table:table-cell office:value-type="float" office:value="25178" calcext:value-type="float">
            <text:p>25178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15429" calcext:value-type="float">
            <text:p>15429.0</text:p>
          </table:table-cell>
          <table:table-cell office:value-type="float" office:value="24568" calcext:value-type="float">
            <text:p>24568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14768" calcext:value-type="float">
            <text:p>14768.0</text:p>
          </table:table-cell>
          <table:table-cell office:value-type="float" office:value="24072" calcext:value-type="float">
            <text:p>24072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14393" calcext:value-type="float">
            <text:p>14393.0</text:p>
          </table:table-cell>
          <table:table-cell office:value-type="float" office:value="25097" calcext:value-type="float">
            <text:p>25097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/>
          <table:table-cell office:value-type="float" office:value="14614" calcext:value-type="float">
            <text:p>14614.0</text:p>
          </table:table-cell>
          <table:table-cell office:value-type="float" office:value="25178" calcext:value-type="float">
            <text:p>25178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/>
          <table:table-cell office:value-type="float" office:value="15378" calcext:value-type="float">
            <text:p>15378.0</text:p>
          </table:table-cell>
          <table:table-cell office:value-type="float" office:value="24593" calcext:value-type="float">
            <text:p>24593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15439" calcext:value-type="float">
            <text:p>15439.0</text:p>
          </table:table-cell>
          <table:table-cell office:value-type="float" office:value="24577" calcext:value-type="float">
            <text:p>24577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14765" calcext:value-type="float">
            <text:p>14765.0</text:p>
          </table:table-cell>
          <table:table-cell office:value-type="float" office:value="24069" calcext:value-type="float">
            <text:p>24069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14384" calcext:value-type="float">
            <text:p>14384.0</text:p>
          </table:table-cell>
          <table:table-cell office:value-type="float" office:value="25088" calcext:value-type="float">
            <text:p>2508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14622" calcext:value-type="float">
            <text:p>14622.0</text:p>
          </table:table-cell>
          <table:table-cell office:value-type="float" office:value="25179" calcext:value-type="float">
            <text:p>25179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15352" calcext:value-type="float">
            <text:p>15352.0</text:p>
          </table:table-cell>
          <table:table-cell office:value-type="float" office:value="24626" calcext:value-type="float">
            <text:p>24626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455" calcext:value-type="float">
            <text:p>15455.0</text:p>
          </table:table-cell>
          <table:table-cell office:value-type="float" office:value="24577" calcext:value-type="float">
            <text:p>24577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/>
          <table:table-cell office:value-type="float" office:value="14751" calcext:value-type="float">
            <text:p>14751.0</text:p>
          </table:table-cell>
          <table:table-cell office:value-type="float" office:value="24063" calcext:value-type="float">
            <text:p>24063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14386" calcext:value-type="float">
            <text:p>14386.0</text:p>
          </table:table-cell>
          <table:table-cell office:value-type="float" office:value="24754" calcext:value-type="float">
            <text:p>24754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14640" calcext:value-type="float">
            <text:p>14640.0</text:p>
          </table:table-cell>
          <table:table-cell office:value-type="float" office:value="25181" calcext:value-type="float">
            <text:p>25181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/>
          <table:table-cell office:value-type="float" office:value="15345" calcext:value-type="float">
            <text:p>15345.0</text:p>
          </table:table-cell>
          <table:table-cell office:value-type="float" office:value="24662" calcext:value-type="float">
            <text:p>24662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/>
          <table:table-cell office:value-type="float" office:value="15462" calcext:value-type="float">
            <text:p>15462.0</text:p>
          </table:table-cell>
          <table:table-cell office:value-type="float" office:value="24585" calcext:value-type="float">
            <text:p>24585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14744" calcext:value-type="float">
            <text:p>14744.0</text:p>
          </table:table-cell>
          <table:table-cell office:value-type="float" office:value="24058" calcext:value-type="float">
            <text:p>24058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14382" calcext:value-type="float">
            <text:p>14382.0</text:p>
          </table:table-cell>
          <table:table-cell office:value-type="float" office:value="24745" calcext:value-type="float">
            <text:p>24745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14640" calcext:value-type="float">
            <text:p>14640.0</text:p>
          </table:table-cell>
          <table:table-cell office:value-type="float" office:value="25181" calcext:value-type="float">
            <text:p>25181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/>
          <table:table-cell office:value-type="float" office:value="15345" calcext:value-type="float">
            <text:p>15345.0</text:p>
          </table:table-cell>
          <table:table-cell office:value-type="float" office:value="24671" calcext:value-type="float">
            <text:p>24671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15470" calcext:value-type="float">
            <text:p>15470.0</text:p>
          </table:table-cell>
          <table:table-cell office:value-type="float" office:value="24574" calcext:value-type="float">
            <text:p>24574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14742" calcext:value-type="float">
            <text:p>14742.0</text:p>
          </table:table-cell>
          <table:table-cell office:value-type="float" office:value="24053" calcext:value-type="float">
            <text:p>24053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14376" calcext:value-type="float">
            <text:p>14376.0</text:p>
          </table:table-cell>
          <table:table-cell office:value-type="float" office:value="24738" calcext:value-type="float">
            <text:p>24738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14647" calcext:value-type="float">
            <text:p>14647.0</text:p>
          </table:table-cell>
          <table:table-cell office:value-type="float" office:value="25188" calcext:value-type="float">
            <text:p>25188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15344" calcext:value-type="float">
            <text:p>15344.0</text:p>
          </table:table-cell>
          <table:table-cell office:value-type="float" office:value="24671" calcext:value-type="float">
            <text:p>24671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4568" calcext:value-type="float">
            <text:p>24568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14743" calcext:value-type="float">
            <text:p>14743.0</text:p>
          </table:table-cell>
          <table:table-cell office:value-type="float" office:value="24044" calcext:value-type="float">
            <text:p>24044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14367" calcext:value-type="float">
            <text:p>14367.0</text:p>
          </table:table-cell>
          <table:table-cell office:value-type="float" office:value="24731" calcext:value-type="float">
            <text:p>24731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14647" calcext:value-type="float">
            <text:p>14647.0</text:p>
          </table:table-cell>
          <table:table-cell office:value-type="float" office:value="25190" calcext:value-type="float">
            <text:p>25190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15344" calcext:value-type="float">
            <text:p>15344.0</text:p>
          </table:table-cell>
          <table:table-cell office:value-type="float" office:value="24671" calcext:value-type="float">
            <text:p>24671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15475" calcext:value-type="float">
            <text:p>15475.0</text:p>
          </table:table-cell>
          <table:table-cell office:value-type="float" office:value="24572" calcext:value-type="float">
            <text:p>24572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14748" calcext:value-type="float">
            <text:p>14748.0</text:p>
          </table:table-cell>
          <table:table-cell office:value-type="float" office:value="24036" calcext:value-type="float">
            <text:p>24036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/>
          <table:table-cell office:value-type="float" office:value="14363" calcext:value-type="float">
            <text:p>14363.0</text:p>
          </table:table-cell>
          <table:table-cell office:value-type="float" office:value="24721" calcext:value-type="float">
            <text:p>24721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14657" calcext:value-type="float">
            <text:p>14657.0</text:p>
          </table:table-cell>
          <table:table-cell office:value-type="float" office:value="25190" calcext:value-type="float">
            <text:p>25190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/>
          <table:table-cell office:value-type="float" office:value="15347" calcext:value-type="float">
            <text:p>15347.0</text:p>
          </table:table-cell>
          <table:table-cell office:value-type="float" office:value="24673" calcext:value-type="float">
            <text:p>24673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4573" calcext:value-type="float">
            <text:p>24573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/>
          <table:table-cell office:value-type="float" office:value="14748" calcext:value-type="float">
            <text:p>14748.0</text:p>
          </table:table-cell>
          <table:table-cell office:value-type="float" office:value="24030" calcext:value-type="float">
            <text:p>24030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/>
          <table:table-cell office:value-type="float" office:value="14361" calcext:value-type="float">
            <text:p>14361.0</text:p>
          </table:table-cell>
          <table:table-cell office:value-type="float" office:value="24713" calcext:value-type="float">
            <text:p>24713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14657" calcext:value-type="float">
            <text:p>14657.0</text:p>
          </table:table-cell>
          <table:table-cell office:value-type="float" office:value="25190" calcext:value-type="float">
            <text:p>25190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353" calcext:value-type="float">
            <text:p>15353.0</text:p>
          </table:table-cell>
          <table:table-cell office:value-type="float" office:value="24670" calcext:value-type="float">
            <text:p>24670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4571" calcext:value-type="float">
            <text:p>24571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/>
          <table:table-cell office:value-type="float" office:value="14752" calcext:value-type="float">
            <text:p>14752.0</text:p>
          </table:table-cell>
          <table:table-cell office:value-type="float" office:value="24023" calcext:value-type="float">
            <text:p>24023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/>
          <table:table-cell office:value-type="float" office:value="14350" calcext:value-type="float">
            <text:p>14350.0</text:p>
          </table:table-cell>
          <table:table-cell office:value-type="float" office:value="24700" calcext:value-type="float">
            <text:p>24700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14661" calcext:value-type="float">
            <text:p>14661.0</text:p>
          </table:table-cell>
          <table:table-cell office:value-type="float" office:value="25193" calcext:value-type="float">
            <text:p>25193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15353" calcext:value-type="float">
            <text:p>15353.0</text:p>
          </table:table-cell>
          <table:table-cell office:value-type="float" office:value="24675" calcext:value-type="float">
            <text:p>24675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/>
          <table:table-cell office:value-type="float" office:value="15486" calcext:value-type="float">
            <text:p>15486.0</text:p>
          </table:table-cell>
          <table:table-cell office:value-type="float" office:value="24565" calcext:value-type="float">
            <text:p>24565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14753" calcext:value-type="float">
            <text:p>14753.0</text:p>
          </table:table-cell>
          <table:table-cell office:value-type="float" office:value="24021" calcext:value-type="float">
            <text:p>24021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14333" calcext:value-type="float">
            <text:p>14333.0</text:p>
          </table:table-cell>
          <table:table-cell office:value-type="float" office:value="24678" calcext:value-type="float">
            <text:p>24678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14675" calcext:value-type="float">
            <text:p>14675.0</text:p>
          </table:table-cell>
          <table:table-cell office:value-type="float" office:value="25195" calcext:value-type="float">
            <text:p>25195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15492" calcext:value-type="float">
            <text:p>15492.0</text:p>
          </table:table-cell>
          <table:table-cell office:value-type="float" office:value="24558" calcext:value-type="float">
            <text:p>24558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756" calcext:value-type="float">
            <text:p>14756.0</text:p>
          </table:table-cell>
          <table:table-cell office:value-type="float" office:value="24019" calcext:value-type="float">
            <text:p>24019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/>
          <table:table-cell office:value-type="float" office:value="14324" calcext:value-type="float">
            <text:p>14324.0</text:p>
          </table:table-cell>
          <table:table-cell office:value-type="float" office:value="24667" calcext:value-type="float">
            <text:p>24667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14697" calcext:value-type="float">
            <text:p>14697.0</text:p>
          </table:table-cell>
          <table:table-cell office:value-type="float" office:value="25197" calcext:value-type="float">
            <text:p>25197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15502" calcext:value-type="float">
            <text:p>15502.0</text:p>
          </table:table-cell>
          <table:table-cell office:value-type="float" office:value="24551" calcext:value-type="float">
            <text:p>24551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14754" calcext:value-type="float">
            <text:p>14754.0</text:p>
          </table:table-cell>
          <table:table-cell office:value-type="float" office:value="24015" calcext:value-type="float">
            <text:p>24015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14304" calcext:value-type="float">
            <text:p>14304.0</text:p>
          </table:table-cell>
          <table:table-cell office:value-type="float" office:value="24660" calcext:value-type="float">
            <text:p>24660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14711" calcext:value-type="float">
            <text:p>14711.0</text:p>
          </table:table-cell>
          <table:table-cell office:value-type="float" office:value="25192" calcext:value-type="float">
            <text:p>25192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15505" calcext:value-type="float">
            <text:p>15505.0</text:p>
          </table:table-cell>
          <table:table-cell office:value-type="float" office:value="24550" calcext:value-type="float">
            <text:p>24550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14752" calcext:value-type="float">
            <text:p>14752.0</text:p>
          </table:table-cell>
          <table:table-cell office:value-type="float" office:value="24009" calcext:value-type="float">
            <text:p>24009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/>
          <table:table-cell office:value-type="float" office:value="14300" calcext:value-type="float">
            <text:p>14300.0</text:p>
          </table:table-cell>
          <table:table-cell office:value-type="float" office:value="24655" calcext:value-type="float">
            <text:p>24655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14721" calcext:value-type="float">
            <text:p>14721.0</text:p>
          </table:table-cell>
          <table:table-cell office:value-type="float" office:value="25189" calcext:value-type="float">
            <text:p>25189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/>
          <table:table-cell office:value-type="float" office:value="15502" calcext:value-type="float">
            <text:p>15502.0</text:p>
          </table:table-cell>
          <table:table-cell office:value-type="float" office:value="24552" calcext:value-type="float">
            <text:p>24552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14752" calcext:value-type="float">
            <text:p>14752.0</text:p>
          </table:table-cell>
          <table:table-cell office:value-type="float" office:value="24001" calcext:value-type="float">
            <text:p>24001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14290" calcext:value-type="float">
            <text:p>14290.0</text:p>
          </table:table-cell>
          <table:table-cell office:value-type="float" office:value="24648" calcext:value-type="float">
            <text:p>24648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14737" calcext:value-type="float">
            <text:p>14737.0</text:p>
          </table:table-cell>
          <table:table-cell office:value-type="float" office:value="25183" calcext:value-type="float">
            <text:p>25183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/>
          <table:table-cell office:value-type="float" office:value="15502" calcext:value-type="float">
            <text:p>15502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14752" calcext:value-type="float">
            <text:p>14752.0</text:p>
          </table:table-cell>
          <table:table-cell office:value-type="float" office:value="23993" calcext:value-type="float">
            <text:p>23993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14768" calcext:value-type="float">
            <text:p>14768.0</text:p>
          </table:table-cell>
          <table:table-cell office:value-type="float" office:value="25170" calcext:value-type="float">
            <text:p>25170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15502" calcext:value-type="float">
            <text:p>15502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752" calcext:value-type="float">
            <text:p>14752.0</text:p>
          </table:table-cell>
          <table:table-cell office:value-type="float" office:value="23993" calcext:value-type="float">
            <text:p>23993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14781" calcext:value-type="float">
            <text:p>14781.0</text:p>
          </table:table-cell>
          <table:table-cell office:value-type="float" office:value="25166" calcext:value-type="float">
            <text:p>25166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/>
          <table:table-cell office:value-type="float" office:value="15512" calcext:value-type="float">
            <text:p>15512.0</text:p>
          </table:table-cell>
          <table:table-cell office:value-type="float" office:value="24553" calcext:value-type="float">
            <text:p>24553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14754" calcext:value-type="float">
            <text:p>14754.0</text:p>
          </table:table-cell>
          <table:table-cell office:value-type="float" office:value="23982" calcext:value-type="float">
            <text:p>23982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/>
          <table:table-cell office:value-type="float" office:value="14794" calcext:value-type="float">
            <text:p>14794.0</text:p>
          </table:table-cell>
          <table:table-cell office:value-type="float" office:value="25158" calcext:value-type="float">
            <text:p>25158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15517" calcext:value-type="float">
            <text:p>15517.0</text:p>
          </table:table-cell>
          <table:table-cell office:value-type="float" office:value="24558" calcext:value-type="float">
            <text:p>24558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14754" calcext:value-type="float">
            <text:p>14754.0</text:p>
          </table:table-cell>
          <table:table-cell office:value-type="float" office:value="23979" calcext:value-type="float">
            <text:p>23979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14800" calcext:value-type="float">
            <text:p>14800.0</text:p>
          </table:table-cell>
          <table:table-cell office:value-type="float" office:value="25157" calcext:value-type="float">
            <text:p>25157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15517" calcext:value-type="float">
            <text:p>15517.0</text:p>
          </table:table-cell>
          <table:table-cell office:value-type="float" office:value="24558" calcext:value-type="float">
            <text:p>24558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766" calcext:value-type="float">
            <text:p>14766.0</text:p>
          </table:table-cell>
          <table:table-cell office:value-type="float" office:value="23966" calcext:value-type="float">
            <text:p>23966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24" calcext:value-type="float">
            <text:p>14824.0</text:p>
          </table:table-cell>
          <table:table-cell office:value-type="float" office:value="25155" calcext:value-type="float">
            <text:p>25155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20" calcext:value-type="float">
            <text:p>15520.0</text:p>
          </table:table-cell>
          <table:table-cell office:value-type="float" office:value="24559" calcext:value-type="float">
            <text:p>24559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14767" calcext:value-type="float">
            <text:p>14767.0</text:p>
          </table:table-cell>
          <table:table-cell office:value-type="float" office:value="23967" calcext:value-type="float">
            <text:p>23967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14834" calcext:value-type="float">
            <text:p>14834.0</text:p>
          </table:table-cell>
          <table:table-cell office:value-type="float" office:value="25148" calcext:value-type="float">
            <text:p>25148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4549" calcext:value-type="float">
            <text:p>24549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15526" calcext:value-type="float">
            <text:p>15526.0</text:p>
          </table:table-cell>
          <table:table-cell office:value-type="float" office:value="24563" calcext:value-type="float">
            <text:p>24563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14768" calcext:value-type="float">
            <text:p>14768.0</text:p>
          </table:table-cell>
          <table:table-cell office:value-type="float" office:value="23962" calcext:value-type="float">
            <text:p>23962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14913" calcext:value-type="float">
            <text:p>14913.0</text:p>
          </table:table-cell>
          <table:table-cell office:value-type="float" office:value="25184" calcext:value-type="float">
            <text:p>25184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14757" calcext:value-type="float">
            <text:p>14757.0</text:p>
          </table:table-cell>
          <table:table-cell office:value-type="float" office:value="25141" calcext:value-type="float">
            <text:p>25141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/>
          <table:table-cell office:value-type="float" office:value="15436" calcext:value-type="float">
            <text:p>15436.0</text:p>
          </table:table-cell>
          <table:table-cell office:value-type="float" office:value="24507" calcext:value-type="float">
            <text:p>24507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15545" calcext:value-type="float">
            <text:p>15545.0</text:p>
          </table:table-cell>
          <table:table-cell office:value-type="float" office:value="24565" calcext:value-type="float">
            <text:p>24565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/>
          <table:table-cell office:value-type="float" office:value="14767" calcext:value-type="float">
            <text:p>14767.0</text:p>
          </table:table-cell>
          <table:table-cell office:value-type="float" office:value="23958" calcext:value-type="float">
            <text:p>23958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922" calcext:value-type="float">
            <text:p>14922.0</text:p>
          </table:table-cell>
          <table:table-cell office:value-type="float" office:value="25183" calcext:value-type="float">
            <text:p>25183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/>
          <table:table-cell office:value-type="float" office:value="14732" calcext:value-type="float">
            <text:p>14732.0</text:p>
          </table:table-cell>
          <table:table-cell office:value-type="float" office:value="25135" calcext:value-type="float">
            <text:p>25135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/>
          <table:table-cell office:value-type="float" office:value="15434" calcext:value-type="float">
            <text:p>15434.0</text:p>
          </table:table-cell>
          <table:table-cell office:value-type="float" office:value="24503" calcext:value-type="float">
            <text:p>24503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15557" calcext:value-type="float">
            <text:p>15557.0</text:p>
          </table:table-cell>
          <table:table-cell office:value-type="float" office:value="24573" calcext:value-type="float">
            <text:p>24573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14770" calcext:value-type="float">
            <text:p>14770.0</text:p>
          </table:table-cell>
          <table:table-cell office:value-type="float" office:value="23951" calcext:value-type="float">
            <text:p>23951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14944" calcext:value-type="float">
            <text:p>14944.0</text:p>
          </table:table-cell>
          <table:table-cell office:value-type="float" office:value="25189" calcext:value-type="float">
            <text:p>25189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14723" calcext:value-type="float">
            <text:p>14723.0</text:p>
          </table:table-cell>
          <table:table-cell office:value-type="float" office:value="25133" calcext:value-type="float">
            <text:p>25133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15434" calcext:value-type="float">
            <text:p>15434.0</text:p>
          </table:table-cell>
          <table:table-cell office:value-type="float" office:value="24503" calcext:value-type="float">
            <text:p>24503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15564" calcext:value-type="float">
            <text:p>15564.0</text:p>
          </table:table-cell>
          <table:table-cell office:value-type="float" office:value="24570" calcext:value-type="float">
            <text:p>24570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14769" calcext:value-type="float">
            <text:p>14769.0</text:p>
          </table:table-cell>
          <table:table-cell office:value-type="float" office:value="23940" calcext:value-type="float">
            <text:p>23940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14966" calcext:value-type="float">
            <text:p>14966.0</text:p>
          </table:table-cell>
          <table:table-cell office:value-type="float" office:value="25198" calcext:value-type="float">
            <text:p>25198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/>
          <table:table-cell office:value-type="float" office:value="14717" calcext:value-type="float">
            <text:p>14717.0</text:p>
          </table:table-cell>
          <table:table-cell office:value-type="float" office:value="25127" calcext:value-type="float">
            <text:p>25127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15437" calcext:value-type="float">
            <text:p>15437.0</text:p>
          </table:table-cell>
          <table:table-cell office:value-type="float" office:value="24501" calcext:value-type="float">
            <text:p>24501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15578" calcext:value-type="float">
            <text:p>15578.0</text:p>
          </table:table-cell>
          <table:table-cell office:value-type="float" office:value="24569" calcext:value-type="float">
            <text:p>24569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23935" calcext:value-type="float">
            <text:p>23935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14985" calcext:value-type="float">
            <text:p>14985.0</text:p>
          </table:table-cell>
          <table:table-cell office:value-type="float" office:value="25201" calcext:value-type="float">
            <text:p>25201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/>
          <table:table-cell office:value-type="float" office:value="14700" calcext:value-type="float">
            <text:p>14700.0</text:p>
          </table:table-cell>
          <table:table-cell office:value-type="float" office:value="25128" calcext:value-type="float">
            <text:p>25128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15440" calcext:value-type="float">
            <text:p>15440.0</text:p>
          </table:table-cell>
          <table:table-cell office:value-type="float" office:value="24501" calcext:value-type="float">
            <text:p>24501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/>
          <table:table-cell office:value-type="float" office:value="15590" calcext:value-type="float">
            <text:p>15590.0</text:p>
          </table:table-cell>
          <table:table-cell office:value-type="float" office:value="24575" calcext:value-type="float">
            <text:p>24575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14762" calcext:value-type="float">
            <text:p>14762.0</text:p>
          </table:table-cell>
          <table:table-cell office:value-type="float" office:value="23939" calcext:value-type="float">
            <text:p>23939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15006" calcext:value-type="float">
            <text:p>15006.0</text:p>
          </table:table-cell>
          <table:table-cell office:value-type="float" office:value="25211" calcext:value-type="float">
            <text:p>25211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14691" calcext:value-type="float">
            <text:p>14691.0</text:p>
          </table:table-cell>
          <table:table-cell office:value-type="float" office:value="25136" calcext:value-type="float">
            <text:p>25136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15440" calcext:value-type="float">
            <text:p>15440.0</text:p>
          </table:table-cell>
          <table:table-cell office:value-type="float" office:value="24501" calcext:value-type="float">
            <text:p>24501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15598" calcext:value-type="float">
            <text:p>15598.0</text:p>
          </table:table-cell>
          <table:table-cell office:value-type="float" office:value="24583" calcext:value-type="float">
            <text:p>24583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14764" calcext:value-type="float">
            <text:p>14764.0</text:p>
          </table:table-cell>
          <table:table-cell office:value-type="float" office:value="23605" calcext:value-type="float">
            <text:p>23605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15045" calcext:value-type="float">
            <text:p>15045.0</text:p>
          </table:table-cell>
          <table:table-cell office:value-type="float" office:value="25217" calcext:value-type="float">
            <text:p>25217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14688" calcext:value-type="float">
            <text:p>14688.0</text:p>
          </table:table-cell>
          <table:table-cell office:value-type="float" office:value="25137" calcext:value-type="float">
            <text:p>25137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15435" calcext:value-type="float">
            <text:p>15435.0</text:p>
          </table:table-cell>
          <table:table-cell office:value-type="float" office:value="24511" calcext:value-type="float">
            <text:p>24511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/>
          <table:table-cell office:value-type="float" office:value="15602" calcext:value-type="float">
            <text:p>15602.0</text:p>
          </table:table-cell>
          <table:table-cell office:value-type="float" office:value="24587" calcext:value-type="float">
            <text:p>24587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/>
          <table:table-cell office:value-type="float" office:value="14762" calcext:value-type="float">
            <text:p>14762.0</text:p>
          </table:table-cell>
          <table:table-cell office:value-type="float" office:value="23607" calcext:value-type="float">
            <text:p>23607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15061" calcext:value-type="float">
            <text:p>15061.0</text:p>
          </table:table-cell>
          <table:table-cell office:value-type="float" office:value="25220" calcext:value-type="float">
            <text:p>25220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14683" calcext:value-type="float">
            <text:p>14683.0</text:p>
          </table:table-cell>
          <table:table-cell office:value-type="float" office:value="25130" calcext:value-type="float">
            <text:p>2513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15423" calcext:value-type="float">
            <text:p>15423.0</text:p>
          </table:table-cell>
          <table:table-cell office:value-type="float" office:value="24521" calcext:value-type="float">
            <text:p>24521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15611" calcext:value-type="float">
            <text:p>15611.0</text:p>
          </table:table-cell>
          <table:table-cell office:value-type="float" office:value="24598" calcext:value-type="float">
            <text:p>24598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14762" calcext:value-type="float">
            <text:p>14762.0</text:p>
          </table:table-cell>
          <table:table-cell office:value-type="float" office:value="23607" calcext:value-type="float">
            <text:p>23607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/>
          <table:table-cell office:value-type="float" office:value="15076" calcext:value-type="float">
            <text:p>15076.0</text:p>
          </table:table-cell>
          <table:table-cell office:value-type="float" office:value="25235" calcext:value-type="float">
            <text:p>25235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14701" calcext:value-type="float">
            <text:p>14701.0</text:p>
          </table:table-cell>
          <table:table-cell office:value-type="float" office:value="25118" calcext:value-type="float">
            <text:p>25118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413" calcext:value-type="float">
            <text:p>15413.0</text:p>
          </table:table-cell>
          <table:table-cell office:value-type="float" office:value="24512" calcext:value-type="float">
            <text:p>24512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15627" calcext:value-type="float">
            <text:p>15627.0</text:p>
          </table:table-cell>
          <table:table-cell office:value-type="float" office:value="24603" calcext:value-type="float">
            <text:p>24603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14758" calcext:value-type="float">
            <text:p>14758.0</text:p>
          </table:table-cell>
          <table:table-cell office:value-type="float" office:value="23604" calcext:value-type="float">
            <text:p>23604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15086" calcext:value-type="float">
            <text:p>15086.0</text:p>
          </table:table-cell>
          <table:table-cell office:value-type="float" office:value="25235" calcext:value-type="float">
            <text:p>25235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14728" calcext:value-type="float">
            <text:p>14728.0</text:p>
          </table:table-cell>
          <table:table-cell office:value-type="float" office:value="25109" calcext:value-type="float">
            <text:p>25109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15412" calcext:value-type="float">
            <text:p>15412.0</text:p>
          </table:table-cell>
          <table:table-cell office:value-type="float" office:value="24510" calcext:value-type="float">
            <text:p>2451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15641" calcext:value-type="float">
            <text:p>15641.0</text:p>
          </table:table-cell>
          <table:table-cell office:value-type="float" office:value="24608" calcext:value-type="float">
            <text:p>24608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14751" calcext:value-type="float">
            <text:p>14751.0</text:p>
          </table:table-cell>
          <table:table-cell office:value-type="float" office:value="23597" calcext:value-type="float">
            <text:p>23597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/>
          <table:table-cell office:value-type="float" office:value="15099" calcext:value-type="float">
            <text:p>15099.0</text:p>
          </table:table-cell>
          <table:table-cell office:value-type="float" office:value="25235" calcext:value-type="float">
            <text:p>25235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14735" calcext:value-type="float">
            <text:p>14735.0</text:p>
          </table:table-cell>
          <table:table-cell office:value-type="float" office:value="25102" calcext:value-type="float">
            <text:p>25102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/>
          <table:table-cell office:value-type="float" office:value="15398" calcext:value-type="float">
            <text:p>15398.0</text:p>
          </table:table-cell>
          <table:table-cell office:value-type="float" office:value="24501" calcext:value-type="float">
            <text:p>24501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15666" calcext:value-type="float">
            <text:p>15666.0</text:p>
          </table:table-cell>
          <table:table-cell office:value-type="float" office:value="24607" calcext:value-type="float">
            <text:p>24607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14750" calcext:value-type="float">
            <text:p>14750.0</text:p>
          </table:table-cell>
          <table:table-cell office:value-type="float" office:value="23596" calcext:value-type="float">
            <text:p>23596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146" calcext:value-type="float">
            <text:p>15146.0</text:p>
          </table:table-cell>
          <table:table-cell office:value-type="float" office:value="25256" calcext:value-type="float">
            <text:p>25256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14742" calcext:value-type="float">
            <text:p>14742.0</text:p>
          </table:table-cell>
          <table:table-cell office:value-type="float" office:value="25103" calcext:value-type="float">
            <text:p>25103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/>
          <table:table-cell office:value-type="float" office:value="15388" calcext:value-type="float">
            <text:p>15388.0</text:p>
          </table:table-cell>
          <table:table-cell office:value-type="float" office:value="24488" calcext:value-type="float">
            <text:p>24488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15687" calcext:value-type="float">
            <text:p>15687.0</text:p>
          </table:table-cell>
          <table:table-cell office:value-type="float" office:value="24607" calcext:value-type="float">
            <text:p>24607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14752" calcext:value-type="float">
            <text:p>14752.0</text:p>
          </table:table-cell>
          <table:table-cell office:value-type="float" office:value="23594" calcext:value-type="float">
            <text:p>23594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15167" calcext:value-type="float">
            <text:p>15167.0</text:p>
          </table:table-cell>
          <table:table-cell office:value-type="float" office:value="25263" calcext:value-type="float">
            <text:p>25263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15366" calcext:value-type="float">
            <text:p>15366.0</text:p>
          </table:table-cell>
          <table:table-cell office:value-type="float" office:value="24461" calcext:value-type="float">
            <text:p>24461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/>
          <table:table-cell office:value-type="float" office:value="15693" calcext:value-type="float">
            <text:p>15693.0</text:p>
          </table:table-cell>
          <table:table-cell office:value-type="float" office:value="24607" calcext:value-type="float">
            <text:p>24607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752" calcext:value-type="float">
            <text:p>14752.0</text:p>
          </table:table-cell>
          <table:table-cell office:value-type="float" office:value="23594" calcext:value-type="float">
            <text:p>23594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15178" calcext:value-type="float">
            <text:p>15178.0</text:p>
          </table:table-cell>
          <table:table-cell office:value-type="float" office:value="25274" calcext:value-type="float">
            <text:p>25274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15358" calcext:value-type="float">
            <text:p>15358.0</text:p>
          </table:table-cell>
          <table:table-cell office:value-type="float" office:value="24447" calcext:value-type="float">
            <text:p>24447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/>
          <table:table-cell office:value-type="float" office:value="15703" calcext:value-type="float">
            <text:p>15703.0</text:p>
          </table:table-cell>
          <table:table-cell office:value-type="float" office:value="24606" calcext:value-type="float">
            <text:p>24606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14750" calcext:value-type="float">
            <text:p>14750.0</text:p>
          </table:table-cell>
          <table:table-cell office:value-type="float" office:value="23590" calcext:value-type="float">
            <text:p>23590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15210" calcext:value-type="float">
            <text:p>15210.0</text:p>
          </table:table-cell>
          <table:table-cell office:value-type="float" office:value="25283" calcext:value-type="float">
            <text:p>25283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15356" calcext:value-type="float">
            <text:p>15356.0</text:p>
          </table:table-cell>
          <table:table-cell office:value-type="float" office:value="24439" calcext:value-type="float">
            <text:p>24439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15713" calcext:value-type="float">
            <text:p>15713.0</text:p>
          </table:table-cell>
          <table:table-cell office:value-type="float" office:value="24609" calcext:value-type="float">
            <text:p>24609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14760" calcext:value-type="float">
            <text:p>14760.0</text:p>
          </table:table-cell>
          <table:table-cell office:value-type="float" office:value="23574" calcext:value-type="float">
            <text:p>23574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/>
          <table:table-cell office:value-type="float" office:value="15364" calcext:value-type="float">
            <text:p>15364.0</text:p>
          </table:table-cell>
          <table:table-cell office:value-type="float" office:value="25327" calcext:value-type="float">
            <text:p>25327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15347" calcext:value-type="float">
            <text:p>15347.0</text:p>
          </table:table-cell>
          <table:table-cell office:value-type="float" office:value="24428" calcext:value-type="float">
            <text:p>24428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/>
          <table:table-cell office:value-type="float" office:value="15723" calcext:value-type="float">
            <text:p>15723.0</text:p>
          </table:table-cell>
          <table:table-cell office:value-type="float" office:value="24609" calcext:value-type="float">
            <text:p>24609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14756" calcext:value-type="float">
            <text:p>14756.0</text:p>
          </table:table-cell>
          <table:table-cell office:value-type="float" office:value="23561" calcext:value-type="float">
            <text:p>23561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15393" calcext:value-type="float">
            <text:p>15393.0</text:p>
          </table:table-cell>
          <table:table-cell office:value-type="float" office:value="25336" calcext:value-type="float">
            <text:p>25336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15342" calcext:value-type="float">
            <text:p>15342.0</text:p>
          </table:table-cell>
          <table:table-cell office:value-type="float" office:value="24424" calcext:value-type="float">
            <text:p>24424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/>
          <table:table-cell office:value-type="float" office:value="15733" calcext:value-type="float">
            <text:p>15733.0</text:p>
          </table:table-cell>
          <table:table-cell office:value-type="float" office:value="24618" calcext:value-type="float">
            <text:p>24618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/>
          <table:table-cell office:value-type="float" office:value="14752" calcext:value-type="float">
            <text:p>14752.0</text:p>
          </table:table-cell>
          <table:table-cell office:value-type="float" office:value="23556" calcext:value-type="float">
            <text:p>23556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15427" calcext:value-type="float">
            <text:p>15427.0</text:p>
          </table:table-cell>
          <table:table-cell office:value-type="float" office:value="25350" calcext:value-type="float">
            <text:p>2535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15333" calcext:value-type="float">
            <text:p>15333.0</text:p>
          </table:table-cell>
          <table:table-cell office:value-type="float" office:value="24419" calcext:value-type="float">
            <text:p>24419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5745" calcext:value-type="float">
            <text:p>15745.0</text:p>
          </table:table-cell>
          <table:table-cell office:value-type="float" office:value="24641" calcext:value-type="float">
            <text:p>24641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14743" calcext:value-type="float">
            <text:p>14743.0</text:p>
          </table:table-cell>
          <table:table-cell office:value-type="float" office:value="23553" calcext:value-type="float">
            <text:p>23553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15487" calcext:value-type="float">
            <text:p>15487.0</text:p>
          </table:table-cell>
          <table:table-cell office:value-type="float" office:value="25374" calcext:value-type="float">
            <text:p>25374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15315" calcext:value-type="float">
            <text:p>15315.0</text:p>
          </table:table-cell>
          <table:table-cell office:value-type="float" office:value="24417" calcext:value-type="float">
            <text:p>24417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14736" calcext:value-type="float">
            <text:p>14736.0</text:p>
          </table:table-cell>
          <table:table-cell office:value-type="float" office:value="23538" calcext:value-type="float">
            <text:p>23538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15530" calcext:value-type="float">
            <text:p>15530.0</text:p>
          </table:table-cell>
          <table:table-cell office:value-type="float" office:value="25382" calcext:value-type="float">
            <text:p>25382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/>
          <table:table-cell office:value-type="float" office:value="15302" calcext:value-type="float">
            <text:p>15302.0</text:p>
          </table:table-cell>
          <table:table-cell office:value-type="float" office:value="24399" calcext:value-type="float">
            <text:p>24399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/>
          <table:table-cell office:value-type="float" office:value="14732" calcext:value-type="float">
            <text:p>14732.0</text:p>
          </table:table-cell>
          <table:table-cell office:value-type="float" office:value="23529" calcext:value-type="float">
            <text:p>23529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15538" calcext:value-type="float">
            <text:p>15538.0</text:p>
          </table:table-cell>
          <table:table-cell office:value-type="float" office:value="25385" calcext:value-type="float">
            <text:p>25385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15292" calcext:value-type="float">
            <text:p>15292.0</text:p>
          </table:table-cell>
          <table:table-cell office:value-type="float" office:value="24396" calcext:value-type="float">
            <text:p>24396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14734" calcext:value-type="float">
            <text:p>14734.0</text:p>
          </table:table-cell>
          <table:table-cell office:value-type="float" office:value="23516" calcext:value-type="float">
            <text:p>23516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/>
          <table:table-cell office:value-type="float" office:value="15554" calcext:value-type="float">
            <text:p>15554.0</text:p>
          </table:table-cell>
          <table:table-cell office:value-type="float" office:value="25393" calcext:value-type="float">
            <text:p>25393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15271" calcext:value-type="float">
            <text:p>15271.0</text:p>
          </table:table-cell>
          <table:table-cell office:value-type="float" office:value="24379" calcext:value-type="float">
            <text:p>24379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/>
          <table:table-cell office:value-type="float" office:value="14728" calcext:value-type="float">
            <text:p>14728.0</text:p>
          </table:table-cell>
          <table:table-cell office:value-type="float" office:value="23516" calcext:value-type="float">
            <text:p>23516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60" calcext:value-type="float">
            <text:p>15560.0</text:p>
          </table:table-cell>
          <table:table-cell office:value-type="float" office:value="25391" calcext:value-type="float">
            <text:p>25391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61" calcext:value-type="float">
            <text:p>15261.0</text:p>
          </table:table-cell>
          <table:table-cell office:value-type="float" office:value="24370" calcext:value-type="float">
            <text:p>24370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14726" calcext:value-type="float">
            <text:p>14726.0</text:p>
          </table:table-cell>
          <table:table-cell office:value-type="float" office:value="23511" calcext:value-type="float">
            <text:p>23511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15572" calcext:value-type="float">
            <text:p>15572.0</text:p>
          </table:table-cell>
          <table:table-cell office:value-type="float" office:value="25393" calcext:value-type="float">
            <text:p>25393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/>
          <table:table-cell office:value-type="float" office:value="15244" calcext:value-type="float">
            <text:p>15244.0</text:p>
          </table:table-cell>
          <table:table-cell office:value-type="float" office:value="24347" calcext:value-type="float">
            <text:p>24347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14723" calcext:value-type="float">
            <text:p>14723.0</text:p>
          </table:table-cell>
          <table:table-cell office:value-type="float" office:value="23507" calcext:value-type="float">
            <text:p>23507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15597" calcext:value-type="float">
            <text:p>15597.0</text:p>
          </table:table-cell>
          <table:table-cell office:value-type="float" office:value="25411" calcext:value-type="float">
            <text:p>25411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15231" calcext:value-type="float">
            <text:p>15231.0</text:p>
          </table:table-cell>
          <table:table-cell office:value-type="float" office:value="24322" calcext:value-type="float">
            <text:p>24322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14719" calcext:value-type="float">
            <text:p>14719.0</text:p>
          </table:table-cell>
          <table:table-cell office:value-type="float" office:value="23503" calcext:value-type="float">
            <text:p>23503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15644" calcext:value-type="float">
            <text:p>15644.0</text:p>
          </table:table-cell>
          <table:table-cell office:value-type="float" office:value="25425" calcext:value-type="float">
            <text:p>25425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15214" calcext:value-type="float">
            <text:p>15214.0</text:p>
          </table:table-cell>
          <table:table-cell office:value-type="float" office:value="24291" calcext:value-type="float">
            <text:p>24291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/>
          <table:table-cell office:value-type="float" office:value="14714" calcext:value-type="float">
            <text:p>14714.0</text:p>
          </table:table-cell>
          <table:table-cell office:value-type="float" office:value="23493" calcext:value-type="float">
            <text:p>23493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/>
          <table:table-cell office:value-type="float" office:value="15659" calcext:value-type="float">
            <text:p>15659.0</text:p>
          </table:table-cell>
          <table:table-cell office:value-type="float" office:value="25433" calcext:value-type="float">
            <text:p>25433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15195" calcext:value-type="float">
            <text:p>15195.0</text:p>
          </table:table-cell>
          <table:table-cell office:value-type="float" office:value="24263" calcext:value-type="float">
            <text:p>24263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/>
          <table:table-cell office:value-type="float" office:value="14712" calcext:value-type="float">
            <text:p>14712.0</text:p>
          </table:table-cell>
          <table:table-cell office:value-type="float" office:value="23492" calcext:value-type="float">
            <text:p>23492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15662" calcext:value-type="float">
            <text:p>15662.0</text:p>
          </table:table-cell>
          <table:table-cell office:value-type="float" office:value="25436" calcext:value-type="float">
            <text:p>25436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/>
          <table:table-cell office:value-type="float" office:value="15188" calcext:value-type="float">
            <text:p>15188.0</text:p>
          </table:table-cell>
          <table:table-cell office:value-type="float" office:value="24255" calcext:value-type="float">
            <text:p>24255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14710" calcext:value-type="float">
            <text:p>14710.0</text:p>
          </table:table-cell>
          <table:table-cell office:value-type="float" office:value="23495" calcext:value-type="float">
            <text:p>23495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15682" calcext:value-type="float">
            <text:p>15682.0</text:p>
          </table:table-cell>
          <table:table-cell office:value-type="float" office:value="25440" calcext:value-type="float">
            <text:p>25440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15180" calcext:value-type="float">
            <text:p>15180.0</text:p>
          </table:table-cell>
          <table:table-cell office:value-type="float" office:value="24243" calcext:value-type="float">
            <text:p>24243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14708" calcext:value-type="float">
            <text:p>14708.0</text:p>
          </table:table-cell>
          <table:table-cell office:value-type="float" office:value="23490" calcext:value-type="float">
            <text:p>23490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/>
          <table:table-cell office:value-type="float" office:value="15713" calcext:value-type="float">
            <text:p>15713.0</text:p>
          </table:table-cell>
          <table:table-cell office:value-type="float" office:value="25439" calcext:value-type="float">
            <text:p>25439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15166" calcext:value-type="float">
            <text:p>15166.0</text:p>
          </table:table-cell>
          <table:table-cell office:value-type="float" office:value="24241" calcext:value-type="float">
            <text:p>24241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14704" calcext:value-type="float">
            <text:p>14704.0</text:p>
          </table:table-cell>
          <table:table-cell office:value-type="float" office:value="23486" calcext:value-type="float">
            <text:p>23486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/>
          <table:table-cell office:value-type="float" office:value="15752" calcext:value-type="float">
            <text:p>15752.0</text:p>
          </table:table-cell>
          <table:table-cell office:value-type="float" office:value="25436" calcext:value-type="float">
            <text:p>25436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15147" calcext:value-type="float">
            <text:p>15147.0</text:p>
          </table:table-cell>
          <table:table-cell office:value-type="float" office:value="24245" calcext:value-type="float">
            <text:p>24245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14701" calcext:value-type="float">
            <text:p>14701.0</text:p>
          </table:table-cell>
          <table:table-cell office:value-type="float" office:value="23482" calcext:value-type="float">
            <text:p>23482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15848" calcext:value-type="float">
            <text:p>15848.0</text:p>
          </table:table-cell>
          <table:table-cell office:value-type="float" office:value="25385" calcext:value-type="float">
            <text:p>25385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15100" calcext:value-type="float">
            <text:p>15100.0</text:p>
          </table:table-cell>
          <table:table-cell office:value-type="float" office:value="24229" calcext:value-type="float">
            <text:p>24229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/>
          <table:table-cell office:value-type="float" office:value="14696" calcext:value-type="float">
            <text:p>14696.0</text:p>
          </table:table-cell>
          <table:table-cell office:value-type="float" office:value="23477" calcext:value-type="float">
            <text:p>23477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15855" calcext:value-type="float">
            <text:p>15855.0</text:p>
          </table:table-cell>
          <table:table-cell office:value-type="float" office:value="25382" calcext:value-type="float">
            <text:p>25382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15070" calcext:value-type="float">
            <text:p>15070.0</text:p>
          </table:table-cell>
          <table:table-cell office:value-type="float" office:value="24215" calcext:value-type="float">
            <text:p>24215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/>
          <table:table-cell office:value-type="float" office:value="14692" calcext:value-type="float">
            <text:p>14692.0</text:p>
          </table:table-cell>
          <table:table-cell office:value-type="float" office:value="23470" calcext:value-type="float">
            <text:p>23470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/>
          <table:table-cell office:value-type="float" office:value="15856" calcext:value-type="float">
            <text:p>15856.0</text:p>
          </table:table-cell>
          <table:table-cell office:value-type="float" office:value="25382" calcext:value-type="float">
            <text:p>25382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/>
          <table:table-cell office:value-type="float" office:value="15056" calcext:value-type="float">
            <text:p>15056.0</text:p>
          </table:table-cell>
          <table:table-cell office:value-type="float" office:value="24207" calcext:value-type="float">
            <text:p>24207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14686" calcext:value-type="float">
            <text:p>14686.0</text:p>
          </table:table-cell>
          <table:table-cell office:value-type="float" office:value="23466" calcext:value-type="float">
            <text:p>23466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873" calcext:value-type="float">
            <text:p>15873.0</text:p>
          </table:table-cell>
          <table:table-cell office:value-type="float" office:value="25380" calcext:value-type="float">
            <text:p>25380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15033" calcext:value-type="float">
            <text:p>15033.0</text:p>
          </table:table-cell>
          <table:table-cell office:value-type="float" office:value="24204" calcext:value-type="float">
            <text:p>24204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14685" calcext:value-type="float">
            <text:p>14685.0</text:p>
          </table:table-cell>
          <table:table-cell office:value-type="float" office:value="23461" calcext:value-type="float">
            <text:p>23461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15927" calcext:value-type="float">
            <text:p>15927.0</text:p>
          </table:table-cell>
          <table:table-cell office:value-type="float" office:value="25349" calcext:value-type="float">
            <text:p>25349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15022" calcext:value-type="float">
            <text:p>15022.0</text:p>
          </table:table-cell>
          <table:table-cell office:value-type="float" office:value="24201" calcext:value-type="float">
            <text:p>24201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14681" calcext:value-type="float">
            <text:p>14681.0</text:p>
          </table:table-cell>
          <table:table-cell office:value-type="float" office:value="23452" calcext:value-type="float">
            <text:p>23452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15986" calcext:value-type="float">
            <text:p>15986.0</text:p>
          </table:table-cell>
          <table:table-cell office:value-type="float" office:value="25305" calcext:value-type="float">
            <text:p>25305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15017" calcext:value-type="float">
            <text:p>15017.0</text:p>
          </table:table-cell>
          <table:table-cell office:value-type="float" office:value="24207" calcext:value-type="float">
            <text:p>24207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14680" calcext:value-type="float">
            <text:p>14680.0</text:p>
          </table:table-cell>
          <table:table-cell office:value-type="float" office:value="23444" calcext:value-type="float">
            <text:p>23444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16022" calcext:value-type="float">
            <text:p>16022.0</text:p>
          </table:table-cell>
          <table:table-cell office:value-type="float" office:value="25264" calcext:value-type="float">
            <text:p>25264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15005" calcext:value-type="float">
            <text:p>15005.0</text:p>
          </table:table-cell>
          <table:table-cell office:value-type="float" office:value="24210" calcext:value-type="float">
            <text:p>24210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14673" calcext:value-type="float">
            <text:p>14673.0</text:p>
          </table:table-cell>
          <table:table-cell office:value-type="float" office:value="23437" calcext:value-type="float">
            <text:p>23437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16041" calcext:value-type="float">
            <text:p>16041.0</text:p>
          </table:table-cell>
          <table:table-cell office:value-type="float" office:value="25226" calcext:value-type="float">
            <text:p>25226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001" calcext:value-type="float">
            <text:p>15001.0</text:p>
          </table:table-cell>
          <table:table-cell office:value-type="float" office:value="24206" calcext:value-type="float">
            <text:p>24206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14665" calcext:value-type="float">
            <text:p>14665.0</text:p>
          </table:table-cell>
          <table:table-cell office:value-type="float" office:value="23423" calcext:value-type="float">
            <text:p>23423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16053" calcext:value-type="float">
            <text:p>16053.0</text:p>
          </table:table-cell>
          <table:table-cell office:value-type="float" office:value="25164" calcext:value-type="float">
            <text:p>25164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/>
          <table:table-cell office:value-type="float" office:value="14967" calcext:value-type="float">
            <text:p>14967.0</text:p>
          </table:table-cell>
          <table:table-cell office:value-type="float" office:value="24167" calcext:value-type="float">
            <text:p>24167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14665" calcext:value-type="float">
            <text:p>14665.0</text:p>
          </table:table-cell>
          <table:table-cell office:value-type="float" office:value="23418" calcext:value-type="float">
            <text:p>23418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16062" calcext:value-type="float">
            <text:p>16062.0</text:p>
          </table:table-cell>
          <table:table-cell office:value-type="float" office:value="25111" calcext:value-type="float">
            <text:p>25111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14935" calcext:value-type="float">
            <text:p>14935.0</text:p>
          </table:table-cell>
          <table:table-cell office:value-type="float" office:value="24133" calcext:value-type="float">
            <text:p>24133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14660" calcext:value-type="float">
            <text:p>14660.0</text:p>
          </table:table-cell>
          <table:table-cell office:value-type="float" office:value="23410" calcext:value-type="float">
            <text:p>23410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16059" calcext:value-type="float">
            <text:p>16059.0</text:p>
          </table:table-cell>
          <table:table-cell office:value-type="float" office:value="25099" calcext:value-type="float">
            <text:p>25099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14905" calcext:value-type="float">
            <text:p>14905.0</text:p>
          </table:table-cell>
          <table:table-cell office:value-type="float" office:value="24103" calcext:value-type="float">
            <text:p>24103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14659" calcext:value-type="float">
            <text:p>14659.0</text:p>
          </table:table-cell>
          <table:table-cell office:value-type="float" office:value="23403" calcext:value-type="float">
            <text:p>23403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/>
          <table:table-cell office:value-type="float" office:value="16063" calcext:value-type="float">
            <text:p>16063.0</text:p>
          </table:table-cell>
          <table:table-cell office:value-type="float" office:value="25073" calcext:value-type="float">
            <text:p>25073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14856" calcext:value-type="float">
            <text:p>14856.0</text:p>
          </table:table-cell>
          <table:table-cell office:value-type="float" office:value="24057" calcext:value-type="float">
            <text:p>24057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/>
          <table:table-cell office:value-type="float" office:value="14908" calcext:value-type="float">
            <text:p>14908.0</text:p>
          </table:table-cell>
          <table:table-cell office:value-type="float" office:value="24118" calcext:value-type="float">
            <text:p>24118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14658" calcext:value-type="float">
            <text:p>14658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16072" calcext:value-type="float">
            <text:p>16072.0</text:p>
          </table:table-cell>
          <table:table-cell office:value-type="float" office:value="25040" calcext:value-type="float">
            <text:p>25040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/>
          <table:table-cell office:value-type="float" office:value="14833" calcext:value-type="float">
            <text:p>14833.0</text:p>
          </table:table-cell>
          <table:table-cell office:value-type="float" office:value="24011" calcext:value-type="float">
            <text:p>24011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14910" calcext:value-type="float">
            <text:p>14910.0</text:p>
          </table:table-cell>
          <table:table-cell office:value-type="float" office:value="24117" calcext:value-type="float">
            <text:p>24117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14659" calcext:value-type="float">
            <text:p>14659.0</text:p>
          </table:table-cell>
          <table:table-cell office:value-type="float" office:value="23385" calcext:value-type="float">
            <text:p>23385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16093" calcext:value-type="float">
            <text:p>16093.0</text:p>
          </table:table-cell>
          <table:table-cell office:value-type="float" office:value="25025" calcext:value-type="float">
            <text:p>25025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14824" calcext:value-type="float">
            <text:p>14824.0</text:p>
          </table:table-cell>
          <table:table-cell office:value-type="float" office:value="23992" calcext:value-type="float">
            <text:p>23992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14913" calcext:value-type="float">
            <text:p>14913.0</text:p>
          </table:table-cell>
          <table:table-cell office:value-type="float" office:value="24119" calcext:value-type="float">
            <text:p>24119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/>
          <table:table-cell office:value-type="float" office:value="14659" calcext:value-type="float">
            <text:p>14659.0</text:p>
          </table:table-cell>
          <table:table-cell office:value-type="float" office:value="23371" calcext:value-type="float">
            <text:p>23371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16127" calcext:value-type="float">
            <text:p>16127.0</text:p>
          </table:table-cell>
          <table:table-cell office:value-type="float" office:value="24997" calcext:value-type="float">
            <text:p>24997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14820" calcext:value-type="float">
            <text:p>14820.0</text:p>
          </table:table-cell>
          <table:table-cell office:value-type="float" office:value="23979" calcext:value-type="float">
            <text:p>23979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14920" calcext:value-type="float">
            <text:p>14920.0</text:p>
          </table:table-cell>
          <table:table-cell office:value-type="float" office:value="24128" calcext:value-type="float">
            <text:p>24128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14657" calcext:value-type="float">
            <text:p>14657.0</text:p>
          </table:table-cell>
          <table:table-cell office:value-type="float" office:value="23364" calcext:value-type="float">
            <text:p>23364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16166" calcext:value-type="float">
            <text:p>16166.0</text:p>
          </table:table-cell>
          <table:table-cell office:value-type="float" office:value="24975" calcext:value-type="float">
            <text:p>24975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14810" calcext:value-type="float">
            <text:p>14810.0</text:p>
          </table:table-cell>
          <table:table-cell office:value-type="float" office:value="23962" calcext:value-type="float">
            <text:p>23962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14925" calcext:value-type="float">
            <text:p>14925.0</text:p>
          </table:table-cell>
          <table:table-cell office:value-type="float" office:value="24119" calcext:value-type="float">
            <text:p>24119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/>
          <table:table-cell office:value-type="float" office:value="14655" calcext:value-type="float">
            <text:p>14655.0</text:p>
          </table:table-cell>
          <table:table-cell office:value-type="float" office:value="23363" calcext:value-type="float">
            <text:p>23363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/>
          <table:table-cell office:value-type="float" office:value="16200" calcext:value-type="float">
            <text:p>16200.0</text:p>
          </table:table-cell>
          <table:table-cell office:value-type="float" office:value="24968" calcext:value-type="float">
            <text:p>24968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01" calcext:value-type="float">
            <text:p>14801.0</text:p>
          </table:table-cell>
          <table:table-cell office:value-type="float" office:value="23953" calcext:value-type="float">
            <text:p>23953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14928" calcext:value-type="float">
            <text:p>14928.0</text:p>
          </table:table-cell>
          <table:table-cell office:value-type="float" office:value="24129" calcext:value-type="float">
            <text:p>24129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14652" calcext:value-type="float">
            <text:p>14652.0</text:p>
          </table:table-cell>
          <table:table-cell office:value-type="float" office:value="23358" calcext:value-type="float">
            <text:p>23358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16214" calcext:value-type="float">
            <text:p>16214.0</text:p>
          </table:table-cell>
          <table:table-cell office:value-type="float" office:value="24968" calcext:value-type="float">
            <text:p>24968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16215" calcext:value-type="float">
            <text:p>16215.0</text:p>
          </table:table-cell>
          <table:table-cell office:value-type="float" office:value="24896" calcext:value-type="float">
            <text:p>24896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16196" calcext:value-type="float">
            <text:p>16196.0</text:p>
          </table:table-cell>
          <table:table-cell office:value-type="float" office:value="24960" calcext:value-type="float">
            <text:p>24960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14793" calcext:value-type="float">
            <text:p>14793.0</text:p>
          </table:table-cell>
          <table:table-cell office:value-type="float" office:value="23943" calcext:value-type="float">
            <text:p>23943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14928" calcext:value-type="float">
            <text:p>14928.0</text:p>
          </table:table-cell>
          <table:table-cell office:value-type="float" office:value="24129" calcext:value-type="float">
            <text:p>24129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/>
          <table:table-cell office:value-type="float" office:value="14654" calcext:value-type="float">
            <text:p>14654.0</text:p>
          </table:table-cell>
          <table:table-cell office:value-type="float" office:value="23357" calcext:value-type="float">
            <text:p>23357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16260" calcext:value-type="float">
            <text:p>16260.0</text:p>
          </table:table-cell>
          <table:table-cell office:value-type="float" office:value="24990" calcext:value-type="float">
            <text:p>24990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/>
          <table:table-cell office:value-type="float" office:value="16218" calcext:value-type="float">
            <text:p>16218.0</text:p>
          </table:table-cell>
          <table:table-cell office:value-type="float" office:value="24881" calcext:value-type="float">
            <text:p>24881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16212" calcext:value-type="float">
            <text:p>16212.0</text:p>
          </table:table-cell>
          <table:table-cell office:value-type="float" office:value="24956" calcext:value-type="float">
            <text:p>24956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14782" calcext:value-type="float">
            <text:p>14782.0</text:p>
          </table:table-cell>
          <table:table-cell office:value-type="float" office:value="23929" calcext:value-type="float">
            <text:p>23929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14904" calcext:value-type="float">
            <text:p>14904.0</text:p>
          </table:table-cell>
          <table:table-cell office:value-type="float" office:value="24130" calcext:value-type="float">
            <text:p>24130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14660" calcext:value-type="float">
            <text:p>14660.0</text:p>
          </table:table-cell>
          <table:table-cell office:value-type="float" office:value="23356" calcext:value-type="float">
            <text:p>23356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16302" calcext:value-type="float">
            <text:p>16302.0</text:p>
          </table:table-cell>
          <table:table-cell office:value-type="float" office:value="24990" calcext:value-type="float">
            <text:p>24990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16233" calcext:value-type="float">
            <text:p>16233.0</text:p>
          </table:table-cell>
          <table:table-cell office:value-type="float" office:value="24865" calcext:value-type="float">
            <text:p>24865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16228" calcext:value-type="float">
            <text:p>16228.0</text:p>
          </table:table-cell>
          <table:table-cell office:value-type="float" office:value="24960" calcext:value-type="float">
            <text:p>24960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/>
          <table:table-cell office:value-type="float" office:value="14779" calcext:value-type="float">
            <text:p>14779.0</text:p>
          </table:table-cell>
          <table:table-cell office:value-type="float" office:value="23905" calcext:value-type="float">
            <text:p>23905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/>
          <table:table-cell office:value-type="float" office:value="14901" calcext:value-type="float">
            <text:p>14901.0</text:p>
          </table:table-cell>
          <table:table-cell office:value-type="float" office:value="24128" calcext:value-type="float">
            <text:p>24128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14660" calcext:value-type="float">
            <text:p>14660.0</text:p>
          </table:table-cell>
          <table:table-cell office:value-type="float" office:value="23356" calcext:value-type="float">
            <text:p>23356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16375" calcext:value-type="float">
            <text:p>16375.0</text:p>
          </table:table-cell>
          <table:table-cell office:value-type="float" office:value="25005" calcext:value-type="float">
            <text:p>25005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249" calcext:value-type="float">
            <text:p>16249.0</text:p>
          </table:table-cell>
          <table:table-cell office:value-type="float" office:value="24856" calcext:value-type="float">
            <text:p>24856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/>
          <table:table-cell office:value-type="float" office:value="16252" calcext:value-type="float">
            <text:p>16252.0</text:p>
          </table:table-cell>
          <table:table-cell office:value-type="float" office:value="24969" calcext:value-type="float">
            <text:p>24969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23891" calcext:value-type="float">
            <text:p>23891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/>
          <table:table-cell office:value-type="float" office:value="14901" calcext:value-type="float">
            <text:p>14901.0</text:p>
          </table:table-cell>
          <table:table-cell office:value-type="float" office:value="24128" calcext:value-type="float">
            <text:p>24128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14660" calcext:value-type="float">
            <text:p>14660.0</text:p>
          </table:table-cell>
          <table:table-cell office:value-type="float" office:value="23356" calcext:value-type="float">
            <text:p>23356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401" calcext:value-type="float">
            <text:p>16401.0</text:p>
          </table:table-cell>
          <table:table-cell office:value-type="float" office:value="25011" calcext:value-type="float">
            <text:p>25011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16262" calcext:value-type="float">
            <text:p>16262.0</text:p>
          </table:table-cell>
          <table:table-cell office:value-type="float" office:value="24841" calcext:value-type="float">
            <text:p>24841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16254" calcext:value-type="float">
            <text:p>16254.0</text:p>
          </table:table-cell>
          <table:table-cell office:value-type="float" office:value="24972" calcext:value-type="float">
            <text:p>24972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14740" calcext:value-type="float">
            <text:p>14740.0</text:p>
          </table:table-cell>
          <table:table-cell office:value-type="float" office:value="23860" calcext:value-type="float">
            <text:p>23860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/>
          <table:table-cell office:value-type="float" office:value="14899" calcext:value-type="float">
            <text:p>14899.0</text:p>
          </table:table-cell>
          <table:table-cell office:value-type="float" office:value="24130" calcext:value-type="float">
            <text:p>24130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14665" calcext:value-type="float">
            <text:p>14665.0</text:p>
          </table:table-cell>
          <table:table-cell office:value-type="float" office:value="23346" calcext:value-type="float">
            <text:p>23346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16415" calcext:value-type="float">
            <text:p>16415.0</text:p>
          </table:table-cell>
          <table:table-cell office:value-type="float" office:value="25011" calcext:value-type="float">
            <text:p>25011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16263" calcext:value-type="float">
            <text:p>16263.0</text:p>
          </table:table-cell>
          <table:table-cell office:value-type="float" office:value="24830" calcext:value-type="float">
            <text:p>24830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16266" calcext:value-type="float">
            <text:p>16266.0</text:p>
          </table:table-cell>
          <table:table-cell office:value-type="float" office:value="24978" calcext:value-type="float">
            <text:p>24978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14712" calcext:value-type="float">
            <text:p>14712.0</text:p>
          </table:table-cell>
          <table:table-cell office:value-type="float" office:value="23842" calcext:value-type="float">
            <text:p>23842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14887" calcext:value-type="float">
            <text:p>14887.0</text:p>
          </table:table-cell>
          <table:table-cell office:value-type="float" office:value="24146" calcext:value-type="float">
            <text:p>24146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14674" calcext:value-type="float">
            <text:p>14674.0</text:p>
          </table:table-cell>
          <table:table-cell office:value-type="float" office:value="23340" calcext:value-type="float">
            <text:p>23340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16449" calcext:value-type="float">
            <text:p>16449.0</text:p>
          </table:table-cell>
          <table:table-cell office:value-type="float" office:value="25024" calcext:value-type="float">
            <text:p>25024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16265" calcext:value-type="float">
            <text:p>16265.0</text:p>
          </table:table-cell>
          <table:table-cell office:value-type="float" office:value="24827" calcext:value-type="float">
            <text:p>24827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/>
          <table:table-cell office:value-type="float" office:value="16247" calcext:value-type="float">
            <text:p>16247.0</text:p>
          </table:table-cell>
          <table:table-cell office:value-type="float" office:value="24963" calcext:value-type="float">
            <text:p>24963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/>
          <table:table-cell office:value-type="float" office:value="14693" calcext:value-type="float">
            <text:p>14693.0</text:p>
          </table:table-cell>
          <table:table-cell office:value-type="float" office:value="23819" calcext:value-type="float">
            <text:p>23819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/>
          <table:table-cell office:value-type="float" office:value="14885" calcext:value-type="float">
            <text:p>14885.0</text:p>
          </table:table-cell>
          <table:table-cell office:value-type="float" office:value="24147" calcext:value-type="float">
            <text:p>24147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/>
          <table:table-cell office:value-type="float" office:value="14680" calcext:value-type="float">
            <text:p>14680.0</text:p>
          </table:table-cell>
          <table:table-cell office:value-type="float" office:value="23324" calcext:value-type="float">
            <text:p>23324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16487" calcext:value-type="float">
            <text:p>16487.0</text:p>
          </table:table-cell>
          <table:table-cell office:value-type="float" office:value="25037" calcext:value-type="float">
            <text:p>25037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/>
          <table:table-cell office:value-type="float" office:value="16278" calcext:value-type="float">
            <text:p>16278.0</text:p>
          </table:table-cell>
          <table:table-cell office:value-type="float" office:value="24812" calcext:value-type="float">
            <text:p>24812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16246" calcext:value-type="float">
            <text:p>16246.0</text:p>
          </table:table-cell>
          <table:table-cell office:value-type="float" office:value="24962" calcext:value-type="float">
            <text:p>24962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690" calcext:value-type="float">
            <text:p>14690.0</text:p>
          </table:table-cell>
          <table:table-cell office:value-type="float" office:value="23813" calcext:value-type="float">
            <text:p>23813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14885" calcext:value-type="float">
            <text:p>14885.0</text:p>
          </table:table-cell>
          <table:table-cell office:value-type="float" office:value="24147" calcext:value-type="float">
            <text:p>24147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14682" calcext:value-type="float">
            <text:p>14682.0</text:p>
          </table:table-cell>
          <table:table-cell office:value-type="float" office:value="23319" calcext:value-type="float">
            <text:p>23319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16511" calcext:value-type="float">
            <text:p>16511.0</text:p>
          </table:table-cell>
          <table:table-cell office:value-type="float" office:value="25044" calcext:value-type="float">
            <text:p>25044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/>
          <table:table-cell office:value-type="float" office:value="16278" calcext:value-type="float">
            <text:p>16278.0</text:p>
          </table:table-cell>
          <table:table-cell office:value-type="float" office:value="24807" calcext:value-type="float">
            <text:p>24807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16240" calcext:value-type="float">
            <text:p>16240.0</text:p>
          </table:table-cell>
          <table:table-cell office:value-type="float" office:value="24956" calcext:value-type="float">
            <text:p>24956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14691" calcext:value-type="float">
            <text:p>14691.0</text:p>
          </table:table-cell>
          <table:table-cell office:value-type="float" office:value="23796" calcext:value-type="float">
            <text:p>23796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14885" calcext:value-type="float">
            <text:p>14885.0</text:p>
          </table:table-cell>
          <table:table-cell office:value-type="float" office:value="24148" calcext:value-type="float">
            <text:p>24148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14696" calcext:value-type="float">
            <text:p>14696.0</text:p>
          </table:table-cell>
          <table:table-cell office:value-type="float" office:value="23331" calcext:value-type="float">
            <text:p>23331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14674" calcext:value-type="float">
            <text:p>14674.0</text:p>
          </table:table-cell>
          <table:table-cell office:value-type="float" office:value="23317" calcext:value-type="float">
            <text:p>23317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16555" calcext:value-type="float">
            <text:p>16555.0</text:p>
          </table:table-cell>
          <table:table-cell office:value-type="float" office:value="25057" calcext:value-type="float">
            <text:p>25057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16289" calcext:value-type="float">
            <text:p>16289.0</text:p>
          </table:table-cell>
          <table:table-cell office:value-type="float" office:value="24792" calcext:value-type="float">
            <text:p>24792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16226" calcext:value-type="float">
            <text:p>16226.0</text:p>
          </table:table-cell>
          <table:table-cell office:value-type="float" office:value="24947" calcext:value-type="float">
            <text:p>24947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/>
          <table:table-cell office:value-type="float" office:value="14685" calcext:value-type="float">
            <text:p>14685.0</text:p>
          </table:table-cell>
          <table:table-cell office:value-type="float" office:value="23778" calcext:value-type="float">
            <text:p>23778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14887" calcext:value-type="float">
            <text:p>14887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/>
          <table:table-cell office:value-type="float" office:value="14692" calcext:value-type="float">
            <text:p>14692.0</text:p>
          </table:table-cell>
          <table:table-cell office:value-type="float" office:value="23379" calcext:value-type="float">
            <text:p>23379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14666" calcext:value-type="float">
            <text:p>14666.0</text:p>
          </table:table-cell>
          <table:table-cell office:value-type="float" office:value="23305" calcext:value-type="float">
            <text:p>23305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600" calcext:value-type="float">
            <text:p>16600.0</text:p>
          </table:table-cell>
          <table:table-cell office:value-type="float" office:value="25074" calcext:value-type="float">
            <text:p>25074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16292" calcext:value-type="float">
            <text:p>16292.0</text:p>
          </table:table-cell>
          <table:table-cell office:value-type="float" office:value="24785" calcext:value-type="float">
            <text:p>24785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16226" calcext:value-type="float">
            <text:p>16226.0</text:p>
          </table:table-cell>
          <table:table-cell office:value-type="float" office:value="24947" calcext:value-type="float">
            <text:p>24947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/>
          <table:table-cell office:value-type="float" office:value="14675" calcext:value-type="float">
            <text:p>14675.0</text:p>
          </table:table-cell>
          <table:table-cell office:value-type="float" office:value="23763" calcext:value-type="float">
            <text:p>23763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/>
          <table:table-cell office:value-type="float" office:value="14888" calcext:value-type="float">
            <text:p>14888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14689" calcext:value-type="float">
            <text:p>14689.0</text:p>
          </table:table-cell>
          <table:table-cell office:value-type="float" office:value="23391" calcext:value-type="float">
            <text:p>23391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14662" calcext:value-type="float">
            <text:p>14662.0</text:p>
          </table:table-cell>
          <table:table-cell office:value-type="float" office:value="23293" calcext:value-type="float">
            <text:p>23293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16633" calcext:value-type="float">
            <text:p>16633.0</text:p>
          </table:table-cell>
          <table:table-cell office:value-type="float" office:value="25090" calcext:value-type="float">
            <text:p>25090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16294" calcext:value-type="float">
            <text:p>16294.0</text:p>
          </table:table-cell>
          <table:table-cell office:value-type="float" office:value="24775" calcext:value-type="float">
            <text:p>24775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16207" calcext:value-type="float">
            <text:p>16207.0</text:p>
          </table:table-cell>
          <table:table-cell office:value-type="float" office:value="24923" calcext:value-type="float">
            <text:p>24923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14664" calcext:value-type="float">
            <text:p>14664.0</text:p>
          </table:table-cell>
          <table:table-cell office:value-type="float" office:value="23746" calcext:value-type="float">
            <text:p>23746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14892" calcext:value-type="float">
            <text:p>14892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/>
          <table:table-cell office:value-type="float" office:value="14695" calcext:value-type="float">
            <text:p>14695.0</text:p>
          </table:table-cell>
          <table:table-cell office:value-type="float" office:value="23414" calcext:value-type="float">
            <text:p>23414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654" calcext:value-type="float">
            <text:p>14654.0</text:p>
          </table:table-cell>
          <table:table-cell office:value-type="float" office:value="23291" calcext:value-type="float">
            <text:p>23291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/>
          <table:table-cell office:value-type="float" office:value="16643" calcext:value-type="float">
            <text:p>16643.0</text:p>
          </table:table-cell>
          <table:table-cell office:value-type="float" office:value="25100" calcext:value-type="float">
            <text:p>2510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16293" calcext:value-type="float">
            <text:p>16293.0</text:p>
          </table:table-cell>
          <table:table-cell office:value-type="float" office:value="24763" calcext:value-type="float">
            <text:p>24763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16205" calcext:value-type="float">
            <text:p>16205.0</text:p>
          </table:table-cell>
          <table:table-cell office:value-type="float" office:value="24909" calcext:value-type="float">
            <text:p>24909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14656" calcext:value-type="float">
            <text:p>14656.0</text:p>
          </table:table-cell>
          <table:table-cell office:value-type="float" office:value="23726" calcext:value-type="float">
            <text:p>23726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/>
          <table:table-cell office:value-type="float" office:value="14902" calcext:value-type="float">
            <text:p>14902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14654" calcext:value-type="float">
            <text:p>14654.0</text:p>
          </table:table-cell>
          <table:table-cell office:value-type="float" office:value="23283" calcext:value-type="float">
            <text:p>23283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16652" calcext:value-type="float">
            <text:p>16652.0</text:p>
          </table:table-cell>
          <table:table-cell office:value-type="float" office:value="25099" calcext:value-type="float">
            <text:p>25099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/>
          <table:table-cell office:value-type="float" office:value="16291" calcext:value-type="float">
            <text:p>16291.0</text:p>
          </table:table-cell>
          <table:table-cell office:value-type="float" office:value="24760" calcext:value-type="float">
            <text:p>24760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215" calcext:value-type="float">
            <text:p>16215.0</text:p>
          </table:table-cell>
          <table:table-cell office:value-type="float" office:value="24883" calcext:value-type="float">
            <text:p>24883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14638" calcext:value-type="float">
            <text:p>14638.0</text:p>
          </table:table-cell>
          <table:table-cell office:value-type="float" office:value="23697" calcext:value-type="float">
            <text:p>23697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/>
          <table:table-cell office:value-type="float" office:value="14908" calcext:value-type="float">
            <text:p>14908.0</text:p>
          </table:table-cell>
          <table:table-cell office:value-type="float" office:value="24145" calcext:value-type="float">
            <text:p>24145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/>
          <table:table-cell office:value-type="float" office:value="14652" calcext:value-type="float">
            <text:p>14652.0</text:p>
          </table:table-cell>
          <table:table-cell office:value-type="float" office:value="23277" calcext:value-type="float">
            <text:p>23277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16701" calcext:value-type="float">
            <text:p>16701.0</text:p>
          </table:table-cell>
          <table:table-cell office:value-type="float" office:value="25138" calcext:value-type="float">
            <text:p>25138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16281" calcext:value-type="float">
            <text:p>16281.0</text:p>
          </table:table-cell>
          <table:table-cell office:value-type="float" office:value="24754" calcext:value-type="float">
            <text:p>24754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16213" calcext:value-type="float">
            <text:p>16213.0</text:p>
          </table:table-cell>
          <table:table-cell office:value-type="float" office:value="24868" calcext:value-type="float">
            <text:p>24868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14624" calcext:value-type="float">
            <text:p>14624.0</text:p>
          </table:table-cell>
          <table:table-cell office:value-type="float" office:value="23683" calcext:value-type="float">
            <text:p>23683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14911" calcext:value-type="float">
            <text:p>14911.0</text:p>
          </table:table-cell>
          <table:table-cell office:value-type="float" office:value="24152" calcext:value-type="float">
            <text:p>24152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14649" calcext:value-type="float">
            <text:p>14649.0</text:p>
          </table:table-cell>
          <table:table-cell office:value-type="float" office:value="23268" calcext:value-type="float">
            <text:p>23268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715" calcext:value-type="float">
            <text:p>16715.0</text:p>
          </table:table-cell>
          <table:table-cell office:value-type="float" office:value="25138" calcext:value-type="float">
            <text:p>25138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16281" calcext:value-type="float">
            <text:p>16281.0</text:p>
          </table:table-cell>
          <table:table-cell office:value-type="float" office:value="24743" calcext:value-type="float">
            <text:p>24743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16219" calcext:value-type="float">
            <text:p>16219.0</text:p>
          </table:table-cell>
          <table:table-cell office:value-type="float" office:value="24860" calcext:value-type="float">
            <text:p>24860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14609" calcext:value-type="float">
            <text:p>14609.0</text:p>
          </table:table-cell>
          <table:table-cell office:value-type="float" office:value="23660" calcext:value-type="float">
            <text:p>23660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14910" calcext:value-type="float">
            <text:p>14910.0</text:p>
          </table:table-cell>
          <table:table-cell office:value-type="float" office:value="24152" calcext:value-type="float">
            <text:p>24152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14648" calcext:value-type="float">
            <text:p>14648.0</text:p>
          </table:table-cell>
          <table:table-cell office:value-type="float" office:value="23263" calcext:value-type="float">
            <text:p>23263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16738" calcext:value-type="float">
            <text:p>16738.0</text:p>
          </table:table-cell>
          <table:table-cell office:value-type="float" office:value="25147" calcext:value-type="float">
            <text:p>25147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16279" calcext:value-type="float">
            <text:p>16279.0</text:p>
          </table:table-cell>
          <table:table-cell office:value-type="float" office:value="24741" calcext:value-type="float">
            <text:p>24741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224" calcext:value-type="float">
            <text:p>16224.0</text:p>
          </table:table-cell>
          <table:table-cell office:value-type="float" office:value="24839" calcext:value-type="float">
            <text:p>24839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14594" calcext:value-type="float">
            <text:p>14594.0</text:p>
          </table:table-cell>
          <table:table-cell office:value-type="float" office:value="23645" calcext:value-type="float">
            <text:p>23645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14906" calcext:value-type="float">
            <text:p>14906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14645" calcext:value-type="float">
            <text:p>14645.0</text:p>
          </table:table-cell>
          <table:table-cell office:value-type="float" office:value="23260" calcext:value-type="float">
            <text:p>23260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16758" calcext:value-type="float">
            <text:p>16758.0</text:p>
          </table:table-cell>
          <table:table-cell office:value-type="float" office:value="25156" calcext:value-type="float">
            <text:p>25156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16293" calcext:value-type="float">
            <text:p>16293.0</text:p>
          </table:table-cell>
          <table:table-cell office:value-type="float" office:value="24731" calcext:value-type="float">
            <text:p>24731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/>
          <table:table-cell office:value-type="float" office:value="16229" calcext:value-type="float">
            <text:p>16229.0</text:p>
          </table:table-cell>
          <table:table-cell office:value-type="float" office:value="24813" calcext:value-type="float">
            <text:p>24813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14590" calcext:value-type="float">
            <text:p>14590.0</text:p>
          </table:table-cell>
          <table:table-cell office:value-type="float" office:value="23634" calcext:value-type="float">
            <text:p>23634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/>
          <table:table-cell office:value-type="float" office:value="14905" calcext:value-type="float">
            <text:p>14905.0</text:p>
          </table:table-cell>
          <table:table-cell office:value-type="float" office:value="24152" calcext:value-type="float">
            <text:p>24152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/>
          <table:table-cell office:value-type="float" office:value="14644" calcext:value-type="float">
            <text:p>14644.0</text:p>
          </table:table-cell>
          <table:table-cell office:value-type="float" office:value="23259" calcext:value-type="float">
            <text:p>23259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16771" calcext:value-type="float">
            <text:p>16771.0</text:p>
          </table:table-cell>
          <table:table-cell office:value-type="float" office:value="25159" calcext:value-type="float">
            <text:p>25159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16299" calcext:value-type="float">
            <text:p>16299.0</text:p>
          </table:table-cell>
          <table:table-cell office:value-type="float" office:value="24730" calcext:value-type="float">
            <text:p>24730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/>
          <table:table-cell office:value-type="float" office:value="16233" calcext:value-type="float">
            <text:p>16233.0</text:p>
          </table:table-cell>
          <table:table-cell office:value-type="float" office:value="24782" calcext:value-type="float">
            <text:p>24782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14577" calcext:value-type="float">
            <text:p>14577.0</text:p>
          </table:table-cell>
          <table:table-cell office:value-type="float" office:value="23615" calcext:value-type="float">
            <text:p>23615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14891" calcext:value-type="float">
            <text:p>14891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14642" calcext:value-type="float">
            <text:p>14642.0</text:p>
          </table:table-cell>
          <table:table-cell office:value-type="float" office:value="23254" calcext:value-type="float">
            <text:p>23254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16797" calcext:value-type="float">
            <text:p>16797.0</text:p>
          </table:table-cell>
          <table:table-cell office:value-type="float" office:value="25199" calcext:value-type="float">
            <text:p>25199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16299" calcext:value-type="float">
            <text:p>16299.0</text:p>
          </table:table-cell>
          <table:table-cell office:value-type="float" office:value="24726" calcext:value-type="float">
            <text:p>24726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16250" calcext:value-type="float">
            <text:p>16250.0</text:p>
          </table:table-cell>
          <table:table-cell office:value-type="float" office:value="24754" calcext:value-type="float">
            <text:p>24754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14571" calcext:value-type="float">
            <text:p>14571.0</text:p>
          </table:table-cell>
          <table:table-cell office:value-type="float" office:value="23603" calcext:value-type="float">
            <text:p>23603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14891" calcext:value-type="float">
            <text:p>14891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/>
          <table:table-cell office:value-type="float" office:value="14634" calcext:value-type="float">
            <text:p>14634.0</text:p>
          </table:table-cell>
          <table:table-cell office:value-type="float" office:value="23252" calcext:value-type="float">
            <text:p>23252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16836" calcext:value-type="float">
            <text:p>16836.0</text:p>
          </table:table-cell>
          <table:table-cell office:value-type="float" office:value="25238" calcext:value-type="float">
            <text:p>25238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16300" calcext:value-type="float">
            <text:p>16300.0</text:p>
          </table:table-cell>
          <table:table-cell office:value-type="float" office:value="24720" calcext:value-type="float">
            <text:p>24720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/>
          <table:table-cell office:value-type="float" office:value="16269" calcext:value-type="float">
            <text:p>16269.0</text:p>
          </table:table-cell>
          <table:table-cell office:value-type="float" office:value="24724" calcext:value-type="float">
            <text:p>24724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14570" calcext:value-type="float">
            <text:p>14570.0</text:p>
          </table:table-cell>
          <table:table-cell office:value-type="float" office:value="23584" calcext:value-type="float">
            <text:p>23584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14891" calcext:value-type="float">
            <text:p>14891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14633" calcext:value-type="float">
            <text:p>14633.0</text:p>
          </table:table-cell>
          <table:table-cell office:value-type="float" office:value="23252" calcext:value-type="float">
            <text:p>23252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16881" calcext:value-type="float">
            <text:p>16881.0</text:p>
          </table:table-cell>
          <table:table-cell office:value-type="float" office:value="25288" calcext:value-type="float">
            <text:p>25288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16300" calcext:value-type="float">
            <text:p>16300.0</text:p>
          </table:table-cell>
          <table:table-cell office:value-type="float" office:value="24712" calcext:value-type="float">
            <text:p>24712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/>
          <table:table-cell office:value-type="float" office:value="16272" calcext:value-type="float">
            <text:p>16272.0</text:p>
          </table:table-cell>
          <table:table-cell office:value-type="float" office:value="24715" calcext:value-type="float">
            <text:p>24715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14563" calcext:value-type="float">
            <text:p>14563.0</text:p>
          </table:table-cell>
          <table:table-cell office:value-type="float" office:value="23565" calcext:value-type="float">
            <text:p>23565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/>
          <table:table-cell office:value-type="float" office:value="14891" calcext:value-type="float">
            <text:p>14891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/>
          <table:table-cell office:value-type="float" office:value="14629" calcext:value-type="float">
            <text:p>14629.0</text:p>
          </table:table-cell>
          <table:table-cell office:value-type="float" office:value="23250" calcext:value-type="float">
            <text:p>23250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16897" calcext:value-type="float">
            <text:p>16897.0</text:p>
          </table:table-cell>
          <table:table-cell office:value-type="float" office:value="25303" calcext:value-type="float">
            <text:p>25303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16310" calcext:value-type="float">
            <text:p>16310.0</text:p>
          </table:table-cell>
          <table:table-cell office:value-type="float" office:value="24704" calcext:value-type="float">
            <text:p>24704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16283" calcext:value-type="float">
            <text:p>16283.0</text:p>
          </table:table-cell>
          <table:table-cell office:value-type="float" office:value="24699" calcext:value-type="float">
            <text:p>24699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14554" calcext:value-type="float">
            <text:p>14554.0</text:p>
          </table:table-cell>
          <table:table-cell office:value-type="float" office:value="23550" calcext:value-type="float">
            <text:p>2355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14896" calcext:value-type="float">
            <text:p>14896.0</text:p>
          </table:table-cell>
          <table:table-cell office:value-type="float" office:value="24166" calcext:value-type="float">
            <text:p>24166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14628" calcext:value-type="float">
            <text:p>14628.0</text:p>
          </table:table-cell>
          <table:table-cell office:value-type="float" office:value="23248" calcext:value-type="float">
            <text:p>23248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16919" calcext:value-type="float">
            <text:p>16919.0</text:p>
          </table:table-cell>
          <table:table-cell office:value-type="float" office:value="25314" calcext:value-type="float">
            <text:p>25314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/>
          <table:table-cell office:value-type="float" office:value="16320" calcext:value-type="float">
            <text:p>16320.0</text:p>
          </table:table-cell>
          <table:table-cell office:value-type="float" office:value="24700" calcext:value-type="float">
            <text:p>24700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286" calcext:value-type="float">
            <text:p>16286.0</text:p>
          </table:table-cell>
          <table:table-cell office:value-type="float" office:value="24693" calcext:value-type="float">
            <text:p>24693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14544" calcext:value-type="float">
            <text:p>14544.0</text:p>
          </table:table-cell>
          <table:table-cell office:value-type="float" office:value="23540" calcext:value-type="float">
            <text:p>23540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/>
          <table:table-cell office:value-type="float" office:value="14898" calcext:value-type="float">
            <text:p>14898.0</text:p>
          </table:table-cell>
          <table:table-cell office:value-type="float" office:value="24174" calcext:value-type="float">
            <text:p>24174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14622" calcext:value-type="float">
            <text:p>14622.0</text:p>
          </table:table-cell>
          <table:table-cell office:value-type="float" office:value="23232" calcext:value-type="float">
            <text:p>23232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16989" calcext:value-type="float">
            <text:p>16989.0</text:p>
          </table:table-cell>
          <table:table-cell office:value-type="float" office:value="25353" calcext:value-type="float">
            <text:p>25353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16327" calcext:value-type="float">
            <text:p>16327.0</text:p>
          </table:table-cell>
          <table:table-cell office:value-type="float" office:value="24700" calcext:value-type="float">
            <text:p>24700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16288" calcext:value-type="float">
            <text:p>16288.0</text:p>
          </table:table-cell>
          <table:table-cell office:value-type="float" office:value="24683" calcext:value-type="float">
            <text:p>24683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/>
          <table:table-cell office:value-type="float" office:value="14543" calcext:value-type="float">
            <text:p>14543.0</text:p>
          </table:table-cell>
          <table:table-cell office:value-type="float" office:value="23526" calcext:value-type="float">
            <text:p>23526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14900" calcext:value-type="float">
            <text:p>14900.0</text:p>
          </table:table-cell>
          <table:table-cell office:value-type="float" office:value="24176" calcext:value-type="float">
            <text:p>24176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14619" calcext:value-type="float">
            <text:p>14619.0</text:p>
          </table:table-cell>
          <table:table-cell office:value-type="float" office:value="23228" calcext:value-type="float">
            <text:p>23228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/>
          <table:table-cell office:value-type="float" office:value="17027" calcext:value-type="float">
            <text:p>17027.0</text:p>
          </table:table-cell>
          <table:table-cell office:value-type="float" office:value="25383" calcext:value-type="float">
            <text:p>25383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16351" calcext:value-type="float">
            <text:p>16351.0</text:p>
          </table:table-cell>
          <table:table-cell office:value-type="float" office:value="24694" calcext:value-type="float">
            <text:p>24694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16289" calcext:value-type="float">
            <text:p>16289.0</text:p>
          </table:table-cell>
          <table:table-cell office:value-type="float" office:value="24662" calcext:value-type="float">
            <text:p>24662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14538" calcext:value-type="float">
            <text:p>14538.0</text:p>
          </table:table-cell>
          <table:table-cell office:value-type="float" office:value="23495" calcext:value-type="float">
            <text:p>23495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14898" calcext:value-type="float">
            <text:p>14898.0</text:p>
          </table:table-cell>
          <table:table-cell office:value-type="float" office:value="24184" calcext:value-type="float">
            <text:p>24184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14614" calcext:value-type="float">
            <text:p>14614.0</text:p>
          </table:table-cell>
          <table:table-cell office:value-type="float" office:value="23227" calcext:value-type="float">
            <text:p>23227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17086" calcext:value-type="float">
            <text:p>17086.0</text:p>
          </table:table-cell>
          <table:table-cell office:value-type="float" office:value="25405" calcext:value-type="float">
            <text:p>25405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/>
          <table:table-cell office:value-type="float" office:value="16363" calcext:value-type="float">
            <text:p>16363.0</text:p>
          </table:table-cell>
          <table:table-cell office:value-type="float" office:value="24683" calcext:value-type="float">
            <text:p>24683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/>
          <table:table-cell office:value-type="float" office:value="16289" calcext:value-type="float">
            <text:p>16289.0</text:p>
          </table:table-cell>
          <table:table-cell office:value-type="float" office:value="24646" calcext:value-type="float">
            <text:p>24646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/>
          <table:table-cell office:value-type="float" office:value="14539" calcext:value-type="float">
            <text:p>14539.0</text:p>
          </table:table-cell>
          <table:table-cell office:value-type="float" office:value="23485" calcext:value-type="float">
            <text:p>23485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14896" calcext:value-type="float">
            <text:p>14896.0</text:p>
          </table:table-cell>
          <table:table-cell office:value-type="float" office:value="24184" calcext:value-type="float">
            <text:p>24184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14606" calcext:value-type="float">
            <text:p>14606.0</text:p>
          </table:table-cell>
          <table:table-cell office:value-type="float" office:value="23224" calcext:value-type="float">
            <text:p>23224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17143" calcext:value-type="float">
            <text:p>17143.0</text:p>
          </table:table-cell>
          <table:table-cell office:value-type="float" office:value="25434" calcext:value-type="float">
            <text:p>25434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/>
          <table:table-cell office:value-type="float" office:value="16371" calcext:value-type="float">
            <text:p>16371.0</text:p>
          </table:table-cell>
          <table:table-cell office:value-type="float" office:value="24681" calcext:value-type="float">
            <text:p>24681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/>
          <table:table-cell office:value-type="float" office:value="16285" calcext:value-type="float">
            <text:p>16285.0</text:p>
          </table:table-cell>
          <table:table-cell office:value-type="float" office:value="24624" calcext:value-type="float">
            <text:p>24624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14535" calcext:value-type="float">
            <text:p>14535.0</text:p>
          </table:table-cell>
          <table:table-cell office:value-type="float" office:value="23445" calcext:value-type="float">
            <text:p>23445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14890" calcext:value-type="float">
            <text:p>14890.0</text:p>
          </table:table-cell>
          <table:table-cell office:value-type="float" office:value="24180" calcext:value-type="float">
            <text:p>24180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/>
          <table:table-cell office:value-type="float" office:value="14595" calcext:value-type="float">
            <text:p>14595.0</text:p>
          </table:table-cell>
          <table:table-cell office:value-type="float" office:value="23216" calcext:value-type="float">
            <text:p>23216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17169" calcext:value-type="float">
            <text:p>17169.0</text:p>
          </table:table-cell>
          <table:table-cell office:value-type="float" office:value="25453" calcext:value-type="float">
            <text:p>25453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16398" calcext:value-type="float">
            <text:p>16398.0</text:p>
          </table:table-cell>
          <table:table-cell office:value-type="float" office:value="24665" calcext:value-type="float">
            <text:p>24665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16288" calcext:value-type="float">
            <text:p>16288.0</text:p>
          </table:table-cell>
          <table:table-cell office:value-type="float" office:value="24608" calcext:value-type="float">
            <text:p>24608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14524" calcext:value-type="float">
            <text:p>14524.0</text:p>
          </table:table-cell>
          <table:table-cell office:value-type="float" office:value="23399" calcext:value-type="float">
            <text:p>23399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79" calcext:value-type="float">
            <text:p>14879.0</text:p>
          </table:table-cell>
          <table:table-cell office:value-type="float" office:value="24167" calcext:value-type="float">
            <text:p>24167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14589" calcext:value-type="float">
            <text:p>14589.0</text:p>
          </table:table-cell>
          <table:table-cell office:value-type="float" office:value="23218" calcext:value-type="float">
            <text:p>23218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/>
          <table:table-cell office:value-type="float" office:value="17208" calcext:value-type="float">
            <text:p>17208.0</text:p>
          </table:table-cell>
          <table:table-cell office:value-type="float" office:value="25497" calcext:value-type="float">
            <text:p>25497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16406" calcext:value-type="float">
            <text:p>16406.0</text:p>
          </table:table-cell>
          <table:table-cell office:value-type="float" office:value="24648" calcext:value-type="float">
            <text:p>24648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16296" calcext:value-type="float">
            <text:p>16296.0</text:p>
          </table:table-cell>
          <table:table-cell office:value-type="float" office:value="24598" calcext:value-type="float">
            <text:p>24598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14516" calcext:value-type="float">
            <text:p>14516.0</text:p>
          </table:table-cell>
          <table:table-cell office:value-type="float" office:value="23392" calcext:value-type="float">
            <text:p>23392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14883" calcext:value-type="float">
            <text:p>14883.0</text:p>
          </table:table-cell>
          <table:table-cell office:value-type="float" office:value="24172" calcext:value-type="float">
            <text:p>24172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14586" calcext:value-type="float">
            <text:p>14586.0</text:p>
          </table:table-cell>
          <table:table-cell office:value-type="float" office:value="23215" calcext:value-type="float">
            <text:p>23215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17233" calcext:value-type="float">
            <text:p>17233.0</text:p>
          </table:table-cell>
          <table:table-cell office:value-type="float" office:value="25518" calcext:value-type="float">
            <text:p>25518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16410" calcext:value-type="float">
            <text:p>16410.0</text:p>
          </table:table-cell>
          <table:table-cell office:value-type="float" office:value="24641" calcext:value-type="float">
            <text:p>24641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16295" calcext:value-type="float">
            <text:p>16295.0</text:p>
          </table:table-cell>
          <table:table-cell office:value-type="float" office:value="24594" calcext:value-type="float">
            <text:p>24594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14515" calcext:value-type="float">
            <text:p>14515.0</text:p>
          </table:table-cell>
          <table:table-cell office:value-type="float" office:value="23389" calcext:value-type="float">
            <text:p>23389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/>
          <table:table-cell office:value-type="float" office:value="14876" calcext:value-type="float">
            <text:p>14876.0</text:p>
          </table:table-cell>
          <table:table-cell office:value-type="float" office:value="24166" calcext:value-type="float">
            <text:p>24166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14584" calcext:value-type="float">
            <text:p>14584.0</text:p>
          </table:table-cell>
          <table:table-cell office:value-type="float" office:value="23213" calcext:value-type="float">
            <text:p>23213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17241" calcext:value-type="float">
            <text:p>17241.0</text:p>
          </table:table-cell>
          <table:table-cell office:value-type="float" office:value="25539" calcext:value-type="float">
            <text:p>25539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/>
          <table:table-cell office:value-type="float" office:value="16421" calcext:value-type="float">
            <text:p>16421.0</text:p>
          </table:table-cell>
          <table:table-cell office:value-type="float" office:value="24636" calcext:value-type="float">
            <text:p>24636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16295" calcext:value-type="float">
            <text:p>16295.0</text:p>
          </table:table-cell>
          <table:table-cell office:value-type="float" office:value="24571" calcext:value-type="float">
            <text:p>24571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14490" calcext:value-type="float">
            <text:p>14490.0</text:p>
          </table:table-cell>
          <table:table-cell office:value-type="float" office:value="23376" calcext:value-type="float">
            <text:p>23376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14870" calcext:value-type="float">
            <text:p>14870.0</text:p>
          </table:table-cell>
          <table:table-cell office:value-type="float" office:value="24164" calcext:value-type="float">
            <text:p>24164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14578" calcext:value-type="float">
            <text:p>14578.0</text:p>
          </table:table-cell>
          <table:table-cell office:value-type="float" office:value="23210" calcext:value-type="float">
            <text:p>23210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/>
          <table:table-cell office:value-type="float" office:value="17244" calcext:value-type="float">
            <text:p>17244.0</text:p>
          </table:table-cell>
          <table:table-cell office:value-type="float" office:value="25545" calcext:value-type="float">
            <text:p>25545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/>
          <table:table-cell office:value-type="float" office:value="16431" calcext:value-type="float">
            <text:p>16431.0</text:p>
          </table:table-cell>
          <table:table-cell office:value-type="float" office:value="24630" calcext:value-type="float">
            <text:p>24630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16291" calcext:value-type="float">
            <text:p>16291.0</text:p>
          </table:table-cell>
          <table:table-cell office:value-type="float" office:value="24556" calcext:value-type="float">
            <text:p>24556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14485" calcext:value-type="float">
            <text:p>14485.0</text:p>
          </table:table-cell>
          <table:table-cell office:value-type="float" office:value="23354" calcext:value-type="float">
            <text:p>23354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57" calcext:value-type="float">
            <text:p>14857.0</text:p>
          </table:table-cell>
          <table:table-cell office:value-type="float" office:value="24160" calcext:value-type="float">
            <text:p>24160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/>
          <table:table-cell office:value-type="float" office:value="14566" calcext:value-type="float">
            <text:p>14566.0</text:p>
          </table:table-cell>
          <table:table-cell office:value-type="float" office:value="23205" calcext:value-type="float">
            <text:p>23205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17261" calcext:value-type="float">
            <text:p>17261.0</text:p>
          </table:table-cell>
          <table:table-cell office:value-type="float" office:value="25563" calcext:value-type="float">
            <text:p>25563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16438" calcext:value-type="float">
            <text:p>16438.0</text:p>
          </table:table-cell>
          <table:table-cell office:value-type="float" office:value="24624" calcext:value-type="float">
            <text:p>24624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16294" calcext:value-type="float">
            <text:p>16294.0</text:p>
          </table:table-cell>
          <table:table-cell office:value-type="float" office:value="24537" calcext:value-type="float">
            <text:p>24537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/>
          <table:table-cell office:value-type="float" office:value="14492" calcext:value-type="float">
            <text:p>14492.0</text:p>
          </table:table-cell>
          <table:table-cell office:value-type="float" office:value="23327" calcext:value-type="float">
            <text:p>23327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14839" calcext:value-type="float">
            <text:p>14839.0</text:p>
          </table:table-cell>
          <table:table-cell office:value-type="float" office:value="24150" calcext:value-type="float">
            <text:p>24150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/>
          <table:table-cell office:value-type="float" office:value="14562" calcext:value-type="float">
            <text:p>14562.0</text:p>
          </table:table-cell>
          <table:table-cell office:value-type="float" office:value="23202" calcext:value-type="float">
            <text:p>23202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262" calcext:value-type="float">
            <text:p>17262.0</text:p>
          </table:table-cell>
          <table:table-cell office:value-type="float" office:value="25569" calcext:value-type="float">
            <text:p>25569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16457" calcext:value-type="float">
            <text:p>16457.0</text:p>
          </table:table-cell>
          <table:table-cell office:value-type="float" office:value="24616" calcext:value-type="float">
            <text:p>24616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/>
          <table:table-cell office:value-type="float" office:value="16288" calcext:value-type="float">
            <text:p>16288.0</text:p>
          </table:table-cell>
          <table:table-cell office:value-type="float" office:value="24536" calcext:value-type="float">
            <text:p>24536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14494" calcext:value-type="float">
            <text:p>14494.0</text:p>
          </table:table-cell>
          <table:table-cell office:value-type="float" office:value="23309" calcext:value-type="float">
            <text:p>23309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14827" calcext:value-type="float">
            <text:p>14827.0</text:p>
          </table:table-cell>
          <table:table-cell office:value-type="float" office:value="24135" calcext:value-type="float">
            <text:p>24135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14561" calcext:value-type="float">
            <text:p>14561.0</text:p>
          </table:table-cell>
          <table:table-cell office:value-type="float" office:value="23201" calcext:value-type="float">
            <text:p>23201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17279" calcext:value-type="float">
            <text:p>17279.0</text:p>
          </table:table-cell>
          <table:table-cell office:value-type="float" office:value="25581" calcext:value-type="float">
            <text:p>25581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16469" calcext:value-type="float">
            <text:p>16469.0</text:p>
          </table:table-cell>
          <table:table-cell office:value-type="float" office:value="24612" calcext:value-type="float">
            <text:p>24612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16288" calcext:value-type="float">
            <text:p>16288.0</text:p>
          </table:table-cell>
          <table:table-cell office:value-type="float" office:value="24513" calcext:value-type="float">
            <text:p>24513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/>
          <table:table-cell office:value-type="float" office:value="14494" calcext:value-type="float">
            <text:p>14494.0</text:p>
          </table:table-cell>
          <table:table-cell office:value-type="float" office:value="23288" calcext:value-type="float">
            <text:p>23288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/>
          <table:table-cell office:value-type="float" office:value="14815" calcext:value-type="float">
            <text:p>14815.0</text:p>
          </table:table-cell>
          <table:table-cell office:value-type="float" office:value="24123" calcext:value-type="float">
            <text:p>24123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14552" calcext:value-type="float">
            <text:p>14552.0</text:p>
          </table:table-cell>
          <table:table-cell office:value-type="float" office:value="23192" calcext:value-type="float">
            <text:p>23192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17298" calcext:value-type="float">
            <text:p>17298.0</text:p>
          </table:table-cell>
          <table:table-cell office:value-type="float" office:value="25593" calcext:value-type="float">
            <text:p>25593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16484" calcext:value-type="float">
            <text:p>16484.0</text:p>
          </table:table-cell>
          <table:table-cell office:value-type="float" office:value="24598" calcext:value-type="float">
            <text:p>24598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/>
          <table:table-cell office:value-type="float" office:value="16288" calcext:value-type="float">
            <text:p>16288.0</text:p>
          </table:table-cell>
          <table:table-cell office:value-type="float" office:value="24490" calcext:value-type="float">
            <text:p>24490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"/>
          <table:table-cell office:value-type="float" office:value="14502" calcext:value-type="float">
            <text:p>14502.0</text:p>
          </table:table-cell>
          <table:table-cell office:value-type="float" office:value="23270" calcext:value-type="float">
            <text:p>23270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14799" calcext:value-type="float">
            <text:p>14799.0</text:p>
          </table:table-cell>
          <table:table-cell office:value-type="float" office:value="24118" calcext:value-type="float">
            <text:p>24118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/>
          <table:table-cell office:value-type="float" office:value="14547" calcext:value-type="float">
            <text:p>14547.0</text:p>
          </table:table-cell>
          <table:table-cell office:value-type="float" office:value="23187" calcext:value-type="float">
            <text:p>23187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/>
          <table:table-cell office:value-type="float" office:value="17443" calcext:value-type="float">
            <text:p>17443.0</text:p>
          </table:table-cell>
          <table:table-cell office:value-type="float" office:value="25624" calcext:value-type="float">
            <text:p>25624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16513" calcext:value-type="float">
            <text:p>16513.0</text:p>
          </table:table-cell>
          <table:table-cell office:value-type="float" office:value="24582" calcext:value-type="float">
            <text:p>24582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16288" calcext:value-type="float">
            <text:p>16288.0</text:p>
          </table:table-cell>
          <table:table-cell office:value-type="float" office:value="24485" calcext:value-type="float">
            <text:p>24485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14517" calcext:value-type="float">
            <text:p>14517.0</text:p>
          </table:table-cell>
          <table:table-cell office:value-type="float" office:value="23247" calcext:value-type="float">
            <text:p>23247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14785" calcext:value-type="float">
            <text:p>14785.0</text:p>
          </table:table-cell>
          <table:table-cell office:value-type="float" office:value="24112" calcext:value-type="float">
            <text:p>24112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14546" calcext:value-type="float">
            <text:p>14546.0</text:p>
          </table:table-cell>
          <table:table-cell office:value-type="float" office:value="23178" calcext:value-type="float">
            <text:p>23178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17490" calcext:value-type="float">
            <text:p>17490.0</text:p>
          </table:table-cell>
          <table:table-cell office:value-type="float" office:value="25542" calcext:value-type="float">
            <text:p>25542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"/>
          <table:table-cell office:value-type="float" office:value="17540" calcext:value-type="float">
            <text:p>17540.0</text:p>
          </table:table-cell>
          <table:table-cell office:value-type="float" office:value="25659" calcext:value-type="float">
            <text:p>25659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17460" calcext:value-type="float">
            <text:p>17460.0</text:p>
          </table:table-cell>
          <table:table-cell office:value-type="float" office:value="25650" calcext:value-type="float">
            <text:p>25650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16535" calcext:value-type="float">
            <text:p>16535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16288" calcext:value-type="float">
            <text:p>16288.0</text:p>
          </table:table-cell>
          <table:table-cell office:value-type="float" office:value="24484" calcext:value-type="float">
            <text:p>24484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14523" calcext:value-type="float">
            <text:p>14523.0</text:p>
          </table:table-cell>
          <table:table-cell office:value-type="float" office:value="23216" calcext:value-type="float">
            <text:p>23216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14755" calcext:value-type="float">
            <text:p>14755.0</text:p>
          </table:table-cell>
          <table:table-cell office:value-type="float" office:value="24092" calcext:value-type="float">
            <text:p>24092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14539" calcext:value-type="float">
            <text:p>14539.0</text:p>
          </table:table-cell>
          <table:table-cell office:value-type="float" office:value="23170" calcext:value-type="float">
            <text:p>23170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17515" calcext:value-type="float">
            <text:p>17515.0</text:p>
          </table:table-cell>
          <table:table-cell office:value-type="float" office:value="25500" calcext:value-type="float">
            <text:p>25500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17578" calcext:value-type="float">
            <text:p>17578.0</text:p>
          </table:table-cell>
          <table:table-cell office:value-type="float" office:value="25656" calcext:value-type="float">
            <text:p>25656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/>
          <table:table-cell office:value-type="float" office:value="17460" calcext:value-type="float">
            <text:p>17460.0</text:p>
          </table:table-cell>
          <table:table-cell office:value-type="float" office:value="25651" calcext:value-type="float">
            <text:p>25651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16555" calcext:value-type="float">
            <text:p>16555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16302" calcext:value-type="float">
            <text:p>16302.0</text:p>
          </table:table-cell>
          <table:table-cell office:value-type="float" office:value="24407" calcext:value-type="float">
            <text:p>24407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16285" calcext:value-type="float">
            <text:p>16285.0</text:p>
          </table:table-cell>
          <table:table-cell office:value-type="float" office:value="24496" calcext:value-type="float">
            <text:p>24496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14533" calcext:value-type="float">
            <text:p>14533.0</text:p>
          </table:table-cell>
          <table:table-cell office:value-type="float" office:value="23165" calcext:value-type="float">
            <text:p>23165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14749" calcext:value-type="float">
            <text:p>14749.0</text:p>
          </table:table-cell>
          <table:table-cell office:value-type="float" office:value="24090" calcext:value-type="float">
            <text:p>24090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14533" calcext:value-type="float">
            <text:p>14533.0</text:p>
          </table:table-cell>
          <table:table-cell office:value-type="float" office:value="23164" calcext:value-type="float">
            <text:p>23164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/>
          <table:table-cell office:value-type="float" office:value="17519" calcext:value-type="float">
            <text:p>17519.0</text:p>
          </table:table-cell>
          <table:table-cell office:value-type="float" office:value="25492" calcext:value-type="float">
            <text:p>25492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17610" calcext:value-type="float">
            <text:p>17610.0</text:p>
          </table:table-cell>
          <table:table-cell office:value-type="float" office:value="25647" calcext:value-type="float">
            <text:p>25647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17479" calcext:value-type="float">
            <text:p>17479.0</text:p>
          </table:table-cell>
          <table:table-cell office:value-type="float" office:value="25654" calcext:value-type="float">
            <text:p>25654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16561" calcext:value-type="float">
            <text:p>16561.0</text:p>
          </table:table-cell>
          <table:table-cell office:value-type="float" office:value="24564" calcext:value-type="float">
            <text:p>24564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16312" calcext:value-type="float">
            <text:p>16312.0</text:p>
          </table:table-cell>
          <table:table-cell office:value-type="float" office:value="24398" calcext:value-type="float">
            <text:p>24398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16283" calcext:value-type="float">
            <text:p>16283.0</text:p>
          </table:table-cell>
          <table:table-cell office:value-type="float" office:value="24502" calcext:value-type="float">
            <text:p>24502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14534" calcext:value-type="float">
            <text:p>14534.0</text:p>
          </table:table-cell>
          <table:table-cell office:value-type="float" office:value="23138" calcext:value-type="float">
            <text:p>23138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14714" calcext:value-type="float">
            <text:p>14714.0</text:p>
          </table:table-cell>
          <table:table-cell office:value-type="float" office:value="24074" calcext:value-type="float">
            <text:p>24074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14524" calcext:value-type="float">
            <text:p>14524.0</text:p>
          </table:table-cell>
          <table:table-cell office:value-type="float" office:value="23161" calcext:value-type="float">
            <text:p>23161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17519" calcext:value-type="float">
            <text:p>17519.0</text:p>
          </table:table-cell>
          <table:table-cell office:value-type="float" office:value="25491" calcext:value-type="float">
            <text:p>25491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/>
          <table:table-cell office:value-type="float" office:value="17637" calcext:value-type="float">
            <text:p>17637.0</text:p>
          </table:table-cell>
          <table:table-cell office:value-type="float" office:value="25639" calcext:value-type="float">
            <text:p>25639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/>
          <table:table-cell office:value-type="float" office:value="17493" calcext:value-type="float">
            <text:p>17493.0</text:p>
          </table:table-cell>
          <table:table-cell office:value-type="float" office:value="25664" calcext:value-type="float">
            <text:p>25664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16567" calcext:value-type="float">
            <text:p>16567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16314" calcext:value-type="float">
            <text:p>16314.0</text:p>
          </table:table-cell>
          <table:table-cell office:value-type="float" office:value="24394" calcext:value-type="float">
            <text:p>24394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16276" calcext:value-type="float">
            <text:p>16276.0</text:p>
          </table:table-cell>
          <table:table-cell office:value-type="float" office:value="24507" calcext:value-type="float">
            <text:p>24507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14550" calcext:value-type="float">
            <text:p>14550.0</text:p>
          </table:table-cell>
          <table:table-cell office:value-type="float" office:value="23104" calcext:value-type="float">
            <text:p>23104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/>
          <table:table-cell office:value-type="float" office:value="14672" calcext:value-type="float">
            <text:p>14672.0</text:p>
          </table:table-cell>
          <table:table-cell office:value-type="float" office:value="24055" calcext:value-type="float">
            <text:p>24055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/>
          <table:table-cell office:value-type="float" office:value="14524" calcext:value-type="float">
            <text:p>14524.0</text:p>
          </table:table-cell>
          <table:table-cell office:value-type="float" office:value="23165" calcext:value-type="float">
            <text:p>23165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17533" calcext:value-type="float">
            <text:p>17533.0</text:p>
          </table:table-cell>
          <table:table-cell office:value-type="float" office:value="25476" calcext:value-type="float">
            <text:p>25476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17657" calcext:value-type="float">
            <text:p>17657.0</text:p>
          </table:table-cell>
          <table:table-cell office:value-type="float" office:value="25630" calcext:value-type="float">
            <text:p>25630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17512" calcext:value-type="float">
            <text:p>17512.0</text:p>
          </table:table-cell>
          <table:table-cell office:value-type="float" office:value="25689" calcext:value-type="float">
            <text:p>25689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16567" calcext:value-type="float">
            <text:p>16567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/>
          <table:table-cell office:value-type="float" office:value="16323" calcext:value-type="float">
            <text:p>16323.0</text:p>
          </table:table-cell>
          <table:table-cell office:value-type="float" office:value="24388" calcext:value-type="float">
            <text:p>24388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16272" calcext:value-type="float">
            <text:p>16272.0</text:p>
          </table:table-cell>
          <table:table-cell office:value-type="float" office:value="24510" calcext:value-type="float">
            <text:p>2451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"/>
          <table:table-cell office:value-type="float" office:value="14563" calcext:value-type="float">
            <text:p>14563.0</text:p>
          </table:table-cell>
          <table:table-cell office:value-type="float" office:value="23059" calcext:value-type="float">
            <text:p>23059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"/>
          <table:table-cell office:value-type="float" office:value="14629" calcext:value-type="float">
            <text:p>14629.0</text:p>
          </table:table-cell>
          <table:table-cell office:value-type="float" office:value="24033" calcext:value-type="float">
            <text:p>24033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/>
          <table:table-cell office:value-type="float" office:value="14517" calcext:value-type="float">
            <text:p>14517.0</text:p>
          </table:table-cell>
          <table:table-cell office:value-type="float" office:value="23158" calcext:value-type="float">
            <text:p>23158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17535" calcext:value-type="float">
            <text:p>17535.0</text:p>
          </table:table-cell>
          <table:table-cell office:value-type="float" office:value="25468" calcext:value-type="float">
            <text:p>25468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17672" calcext:value-type="float">
            <text:p>17672.0</text:p>
          </table:table-cell>
          <table:table-cell office:value-type="float" office:value="25625" calcext:value-type="float">
            <text:p>25625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17553" calcext:value-type="float">
            <text:p>17553.0</text:p>
          </table:table-cell>
          <table:table-cell office:value-type="float" office:value="25702" calcext:value-type="float">
            <text:p>25702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"/>
          <table:table-cell office:value-type="float" office:value="16567" calcext:value-type="float">
            <text:p>16567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/>
          <table:table-cell office:value-type="float" office:value="16326" calcext:value-type="float">
            <text:p>16326.0</text:p>
          </table:table-cell>
          <table:table-cell office:value-type="float" office:value="24383" calcext:value-type="float">
            <text:p>24383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272" calcext:value-type="float">
            <text:p>16272.0</text:p>
          </table:table-cell>
          <table:table-cell office:value-type="float" office:value="24527" calcext:value-type="float">
            <text:p>24527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14568" calcext:value-type="float">
            <text:p>14568.0</text:p>
          </table:table-cell>
          <table:table-cell office:value-type="float" office:value="23002" calcext:value-type="float">
            <text:p>23002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14625" calcext:value-type="float">
            <text:p>14625.0</text:p>
          </table:table-cell>
          <table:table-cell office:value-type="float" office:value="24027" calcext:value-type="float">
            <text:p>24027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/>
          <table:table-cell office:value-type="float" office:value="14505" calcext:value-type="float">
            <text:p>14505.0</text:p>
          </table:table-cell>
          <table:table-cell office:value-type="float" office:value="23154" calcext:value-type="float">
            <text:p>23154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17566" calcext:value-type="float">
            <text:p>17566.0</text:p>
          </table:table-cell>
          <table:table-cell office:value-type="float" office:value="25421" calcext:value-type="float">
            <text:p>25421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17696" calcext:value-type="float">
            <text:p>17696.0</text:p>
          </table:table-cell>
          <table:table-cell office:value-type="float" office:value="25619" calcext:value-type="float">
            <text:p>25619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17652" calcext:value-type="float">
            <text:p>17652.0</text:p>
          </table:table-cell>
          <table:table-cell office:value-type="float" office:value="25742" calcext:value-type="float">
            <text:p>25742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16579" calcext:value-type="float">
            <text:p>16579.0</text:p>
          </table:table-cell>
          <table:table-cell office:value-type="float" office:value="24551" calcext:value-type="float">
            <text:p>24551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/>
          <table:table-cell office:value-type="float" office:value="16327" calcext:value-type="float">
            <text:p>16327.0</text:p>
          </table:table-cell>
          <table:table-cell office:value-type="float" office:value="24380" calcext:value-type="float">
            <text:p>24380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/>
          <table:table-cell office:value-type="float" office:value="16275" calcext:value-type="float">
            <text:p>16275.0</text:p>
          </table:table-cell>
          <table:table-cell office:value-type="float" office:value="24537" calcext:value-type="float">
            <text:p>24537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14567" calcext:value-type="float">
            <text:p>14567.0</text:p>
          </table:table-cell>
          <table:table-cell office:value-type="float" office:value="22949" calcext:value-type="float">
            <text:p>22949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14614" calcext:value-type="float">
            <text:p>14614.0</text:p>
          </table:table-cell>
          <table:table-cell office:value-type="float" office:value="24017" calcext:value-type="float">
            <text:p>24017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/>
          <table:table-cell office:value-type="float" office:value="14503" calcext:value-type="float">
            <text:p>14503.0</text:p>
          </table:table-cell>
          <table:table-cell office:value-type="float" office:value="23148" calcext:value-type="float">
            <text:p>23148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17575" calcext:value-type="float">
            <text:p>17575.0</text:p>
          </table:table-cell>
          <table:table-cell office:value-type="float" office:value="25383" calcext:value-type="float">
            <text:p>25383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17726" calcext:value-type="float">
            <text:p>17726.0</text:p>
          </table:table-cell>
          <table:table-cell office:value-type="float" office:value="25610" calcext:value-type="float">
            <text:p>25610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17696" calcext:value-type="float">
            <text:p>17696.0</text:p>
          </table:table-cell>
          <table:table-cell office:value-type="float" office:value="25751" calcext:value-type="float">
            <text:p>25751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16583" calcext:value-type="float">
            <text:p>16583.0</text:p>
          </table:table-cell>
          <table:table-cell office:value-type="float" office:value="24545" calcext:value-type="float">
            <text:p>24545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16331" calcext:value-type="float">
            <text:p>16331.0</text:p>
          </table:table-cell>
          <table:table-cell office:value-type="float" office:value="24370" calcext:value-type="float">
            <text:p>2437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16282" calcext:value-type="float">
            <text:p>16282.0</text:p>
          </table:table-cell>
          <table:table-cell office:value-type="float" office:value="24541" calcext:value-type="float">
            <text:p>24541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14560" calcext:value-type="float">
            <text:p>14560.0</text:p>
          </table:table-cell>
          <table:table-cell office:value-type="float" office:value="22891" calcext:value-type="float">
            <text:p>22891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14587" calcext:value-type="float">
            <text:p>14587.0</text:p>
          </table:table-cell>
          <table:table-cell office:value-type="float" office:value="24003" calcext:value-type="float">
            <text:p>24003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14502" calcext:value-type="float">
            <text:p>14502.0</text:p>
          </table:table-cell>
          <table:table-cell office:value-type="float" office:value="23144" calcext:value-type="float">
            <text:p>23144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/>
          <table:table-cell office:value-type="float" office:value="17602" calcext:value-type="float">
            <text:p>17602.0</text:p>
          </table:table-cell>
          <table:table-cell office:value-type="float" office:value="25349" calcext:value-type="float">
            <text:p>25349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17760" calcext:value-type="float">
            <text:p>17760.0</text:p>
          </table:table-cell>
          <table:table-cell office:value-type="float" office:value="25615" calcext:value-type="float">
            <text:p>25615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17733" calcext:value-type="float">
            <text:p>17733.0</text:p>
          </table:table-cell>
          <table:table-cell office:value-type="float" office:value="25751" calcext:value-type="float">
            <text:p>25751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/>
          <table:table-cell office:value-type="float" office:value="16587" calcext:value-type="float">
            <text:p>16587.0</text:p>
          </table:table-cell>
          <table:table-cell office:value-type="float" office:value="24555" calcext:value-type="float">
            <text:p>24555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16334" calcext:value-type="float">
            <text:p>16334.0</text:p>
          </table:table-cell>
          <table:table-cell office:value-type="float" office:value="24364" calcext:value-type="float">
            <text:p>24364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16294" calcext:value-type="float">
            <text:p>16294.0</text:p>
          </table:table-cell>
          <table:table-cell office:value-type="float" office:value="24545" calcext:value-type="float">
            <text:p>24545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14560" calcext:value-type="float">
            <text:p>14560.0</text:p>
          </table:table-cell>
          <table:table-cell office:value-type="float" office:value="22842" calcext:value-type="float">
            <text:p>22842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14572" calcext:value-type="float">
            <text:p>14572.0</text:p>
          </table:table-cell>
          <table:table-cell office:value-type="float" office:value="23994" calcext:value-type="float">
            <text:p>23994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14500" calcext:value-type="float">
            <text:p>14500.0</text:p>
          </table:table-cell>
          <table:table-cell office:value-type="float" office:value="23141" calcext:value-type="float">
            <text:p>23141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17609" calcext:value-type="float">
            <text:p>17609.0</text:p>
          </table:table-cell>
          <table:table-cell office:value-type="float" office:value="25339" calcext:value-type="float">
            <text:p>25339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17762" calcext:value-type="float">
            <text:p>17762.0</text:p>
          </table:table-cell>
          <table:table-cell office:value-type="float" office:value="25617" calcext:value-type="float">
            <text:p>25617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17764" calcext:value-type="float">
            <text:p>17764.0</text:p>
          </table:table-cell>
          <table:table-cell office:value-type="float" office:value="25771" calcext:value-type="float">
            <text:p>25771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589" calcext:value-type="float">
            <text:p>16589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/>
          <table:table-cell office:value-type="float" office:value="16344" calcext:value-type="float">
            <text:p>16344.0</text:p>
          </table:table-cell>
          <table:table-cell office:value-type="float" office:value="24336" calcext:value-type="float">
            <text:p>24336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296" calcext:value-type="float">
            <text:p>16296.0</text:p>
          </table:table-cell>
          <table:table-cell office:value-type="float" office:value="24547" calcext:value-type="float">
            <text:p>24547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14576" calcext:value-type="float">
            <text:p>14576.0</text:p>
          </table:table-cell>
          <table:table-cell office:value-type="float" office:value="22805" calcext:value-type="float">
            <text:p>22805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14498" calcext:value-type="float">
            <text:p>14498.0</text:p>
          </table:table-cell>
          <table:table-cell office:value-type="float" office:value="23137" calcext:value-type="float">
            <text:p>23137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607" calcext:value-type="float">
            <text:p>17607.0</text:p>
          </table:table-cell>
          <table:table-cell office:value-type="float" office:value="25336" calcext:value-type="float">
            <text:p>25336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17787" calcext:value-type="float">
            <text:p>17787.0</text:p>
          </table:table-cell>
          <table:table-cell office:value-type="float" office:value="25634" calcext:value-type="float">
            <text:p>25634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17793" calcext:value-type="float">
            <text:p>17793.0</text:p>
          </table:table-cell>
          <table:table-cell office:value-type="float" office:value="25798" calcext:value-type="float">
            <text:p>25798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16609" calcext:value-type="float">
            <text:p>16609.0</text:p>
          </table:table-cell>
          <table:table-cell office:value-type="float" office:value="24538" calcext:value-type="float">
            <text:p>24538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16347" calcext:value-type="float">
            <text:p>16347.0</text:p>
          </table:table-cell>
          <table:table-cell office:value-type="float" office:value="24329" calcext:value-type="float">
            <text:p>24329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16316" calcext:value-type="float">
            <text:p>16316.0</text:p>
          </table:table-cell>
          <table:table-cell office:value-type="float" office:value="24561" calcext:value-type="float">
            <text:p>24561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14592" calcext:value-type="float">
            <text:p>14592.0</text:p>
          </table:table-cell>
          <table:table-cell office:value-type="float" office:value="22762" calcext:value-type="float">
            <text:p>22762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/>
          <table:table-cell office:value-type="float" office:value="14494" calcext:value-type="float">
            <text:p>14494.0</text:p>
          </table:table-cell>
          <table:table-cell office:value-type="float" office:value="23128" calcext:value-type="float">
            <text:p>23128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"/>
          <table:table-cell office:value-type="float" office:value="17613" calcext:value-type="float">
            <text:p>17613.0</text:p>
          </table:table-cell>
          <table:table-cell office:value-type="float" office:value="25325" calcext:value-type="float">
            <text:p>25325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17787" calcext:value-type="float">
            <text:p>17787.0</text:p>
          </table:table-cell>
          <table:table-cell office:value-type="float" office:value="25643" calcext:value-type="float">
            <text:p>25643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17823" calcext:value-type="float">
            <text:p>17823.0</text:p>
          </table:table-cell>
          <table:table-cell office:value-type="float" office:value="25834" calcext:value-type="float">
            <text:p>25834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16629" calcext:value-type="float">
            <text:p>16629.0</text:p>
          </table:table-cell>
          <table:table-cell office:value-type="float" office:value="24519" calcext:value-type="float">
            <text:p>24519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16358" calcext:value-type="float">
            <text:p>16358.0</text:p>
          </table:table-cell>
          <table:table-cell office:value-type="float" office:value="24324" calcext:value-type="float">
            <text:p>24324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16328" calcext:value-type="float">
            <text:p>16328.0</text:p>
          </table:table-cell>
          <table:table-cell office:value-type="float" office:value="24565" calcext:value-type="float">
            <text:p>24565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/>
          <table:table-cell office:value-type="float" office:value="14594" calcext:value-type="float">
            <text:p>14594.0</text:p>
          </table:table-cell>
          <table:table-cell office:value-type="float" office:value="22757" calcext:value-type="float">
            <text:p>22757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14496" calcext:value-type="float">
            <text:p>14496.0</text:p>
          </table:table-cell>
          <table:table-cell office:value-type="float" office:value="23115" calcext:value-type="float">
            <text:p>23115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17616" calcext:value-type="float">
            <text:p>17616.0</text:p>
          </table:table-cell>
          <table:table-cell office:value-type="float" office:value="25319" calcext:value-type="float">
            <text:p>25319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17802" calcext:value-type="float">
            <text:p>17802.0</text:p>
          </table:table-cell>
          <table:table-cell office:value-type="float" office:value="25643" calcext:value-type="float">
            <text:p>25643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17942" calcext:value-type="float">
            <text:p>17942.0</text:p>
          </table:table-cell>
          <table:table-cell office:value-type="float" office:value="25887" calcext:value-type="float">
            <text:p>25887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16643" calcext:value-type="float">
            <text:p>16643.0</text:p>
          </table:table-cell>
          <table:table-cell office:value-type="float" office:value="24510" calcext:value-type="float">
            <text:p>24510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360" calcext:value-type="float">
            <text:p>16360.0</text:p>
          </table:table-cell>
          <table:table-cell office:value-type="float" office:value="24320" calcext:value-type="float">
            <text:p>24320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14603" calcext:value-type="float">
            <text:p>14603.0</text:p>
          </table:table-cell>
          <table:table-cell office:value-type="float" office:value="22746" calcext:value-type="float">
            <text:p>22746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/>
          <table:table-cell office:value-type="float" office:value="14498" calcext:value-type="float">
            <text:p>14498.0</text:p>
          </table:table-cell>
          <table:table-cell office:value-type="float" office:value="23105" calcext:value-type="float">
            <text:p>23105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618" calcext:value-type="float">
            <text:p>17618.0</text:p>
          </table:table-cell>
          <table:table-cell office:value-type="float" office:value="25314" calcext:value-type="float">
            <text:p>25314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17809" calcext:value-type="float">
            <text:p>17809.0</text:p>
          </table:table-cell>
          <table:table-cell office:value-type="float" office:value="25650" calcext:value-type="float">
            <text:p>25650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/>
          <table:table-cell office:value-type="float" office:value="17960" calcext:value-type="float">
            <text:p>17960.0</text:p>
          </table:table-cell>
          <table:table-cell office:value-type="float" office:value="25892" calcext:value-type="float">
            <text:p>25892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/>
          <table:table-cell office:value-type="float" office:value="16674" calcext:value-type="float">
            <text:p>16674.0</text:p>
          </table:table-cell>
          <table:table-cell office:value-type="float" office:value="24502" calcext:value-type="float">
            <text:p>24502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/>
          <table:table-cell office:value-type="float" office:value="16362" calcext:value-type="float">
            <text:p>16362.0</text:p>
          </table:table-cell>
          <table:table-cell office:value-type="float" office:value="24313" calcext:value-type="float">
            <text:p>24313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14608" calcext:value-type="float">
            <text:p>14608.0</text:p>
          </table:table-cell>
          <table:table-cell office:value-type="float" office:value="22743" calcext:value-type="float">
            <text:p>22743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14488" calcext:value-type="float">
            <text:p>14488.0</text:p>
          </table:table-cell>
          <table:table-cell office:value-type="float" office:value="23086" calcext:value-type="float">
            <text:p>23086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17616" calcext:value-type="float">
            <text:p>17616.0</text:p>
          </table:table-cell>
          <table:table-cell office:value-type="float" office:value="25306" calcext:value-type="float">
            <text:p>25306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17823" calcext:value-type="float">
            <text:p>17823.0</text:p>
          </table:table-cell>
          <table:table-cell office:value-type="float" office:value="25663" calcext:value-type="float">
            <text:p>25663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17960" calcext:value-type="float">
            <text:p>17960.0</text:p>
          </table:table-cell>
          <table:table-cell office:value-type="float" office:value="25894" calcext:value-type="float">
            <text:p>25894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16699" calcext:value-type="float">
            <text:p>16699.0</text:p>
          </table:table-cell>
          <table:table-cell office:value-type="float" office:value="24499" calcext:value-type="float">
            <text:p>24499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16368" calcext:value-type="float">
            <text:p>16368.0</text:p>
          </table:table-cell>
          <table:table-cell office:value-type="float" office:value="24314" calcext:value-type="float">
            <text:p>24314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14612" calcext:value-type="float">
            <text:p>14612.0</text:p>
          </table:table-cell>
          <table:table-cell office:value-type="float" office:value="22737" calcext:value-type="float">
            <text:p>22737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/>
          <table:table-cell office:value-type="float" office:value="14482" calcext:value-type="float">
            <text:p>14482.0</text:p>
          </table:table-cell>
          <table:table-cell office:value-type="float" office:value="23074" calcext:value-type="float">
            <text:p>23074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/>
          <table:table-cell office:value-type="float" office:value="17635" calcext:value-type="float">
            <text:p>17635.0</text:p>
          </table:table-cell>
          <table:table-cell office:value-type="float" office:value="25273" calcext:value-type="float">
            <text:p>25273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17824" calcext:value-type="float">
            <text:p>17824.0</text:p>
          </table:table-cell>
          <table:table-cell office:value-type="float" office:value="25668" calcext:value-type="float">
            <text:p>25668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/>
          <table:table-cell office:value-type="float" office:value="17964" calcext:value-type="float">
            <text:p>17964.0</text:p>
          </table:table-cell>
          <table:table-cell office:value-type="float" office:value="25896" calcext:value-type="float">
            <text:p>25896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/>
          <table:table-cell office:value-type="float" office:value="17788" calcext:value-type="float">
            <text:p>17788.0</text:p>
          </table:table-cell>
          <table:table-cell office:value-type="float" office:value="25795" calcext:value-type="float">
            <text:p>25795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16720" calcext:value-type="float">
            <text:p>16720.0</text:p>
          </table:table-cell>
          <table:table-cell office:value-type="float" office:value="24486" calcext:value-type="float">
            <text:p>24486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"/>
          <table:table-cell office:value-type="float" office:value="16371" calcext:value-type="float">
            <text:p>16371.0</text:p>
          </table:table-cell>
          <table:table-cell office:value-type="float" office:value="24302" calcext:value-type="float">
            <text:p>2430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14616" calcext:value-type="float">
            <text:p>14616.0</text:p>
          </table:table-cell>
          <table:table-cell office:value-type="float" office:value="22727" calcext:value-type="float">
            <text:p>22727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/>
          <table:table-cell office:value-type="float" office:value="14478" calcext:value-type="float">
            <text:p>14478.0</text:p>
          </table:table-cell>
          <table:table-cell office:value-type="float" office:value="23068" calcext:value-type="float">
            <text:p>23068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17655" calcext:value-type="float">
            <text:p>17655.0</text:p>
          </table:table-cell>
          <table:table-cell office:value-type="float" office:value="25250" calcext:value-type="float">
            <text:p>25250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17823" calcext:value-type="float">
            <text:p>17823.0</text:p>
          </table:table-cell>
          <table:table-cell office:value-type="float" office:value="25672" calcext:value-type="float">
            <text:p>25672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/>
          <table:table-cell office:value-type="float" office:value="17986" calcext:value-type="float">
            <text:p>17986.0</text:p>
          </table:table-cell>
          <table:table-cell office:value-type="float" office:value="25896" calcext:value-type="float">
            <text:p>25896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17747" calcext:value-type="float">
            <text:p>17747.0</text:p>
          </table:table-cell>
          <table:table-cell office:value-type="float" office:value="25737" calcext:value-type="float">
            <text:p>25737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16745" calcext:value-type="float">
            <text:p>16745.0</text:p>
          </table:table-cell>
          <table:table-cell office:value-type="float" office:value="24470" calcext:value-type="float">
            <text:p>24470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16372" calcext:value-type="float">
            <text:p>16372.0</text:p>
          </table:table-cell>
          <table:table-cell office:value-type="float" office:value="24297" calcext:value-type="float">
            <text:p>24297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14616" calcext:value-type="float">
            <text:p>14616.0</text:p>
          </table:table-cell>
          <table:table-cell office:value-type="float" office:value="22727" calcext:value-type="float">
            <text:p>22727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14466" calcext:value-type="float">
            <text:p>14466.0</text:p>
          </table:table-cell>
          <table:table-cell office:value-type="float" office:value="23064" calcext:value-type="float">
            <text:p>23064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17667" calcext:value-type="float">
            <text:p>17667.0</text:p>
          </table:table-cell>
          <table:table-cell office:value-type="float" office:value="25220" calcext:value-type="float">
            <text:p>25220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17834" calcext:value-type="float">
            <text:p>17834.0</text:p>
          </table:table-cell>
          <table:table-cell office:value-type="float" office:value="25668" calcext:value-type="float">
            <text:p>25668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17998" calcext:value-type="float">
            <text:p>17998.0</text:p>
          </table:table-cell>
          <table:table-cell office:value-type="float" office:value="25892" calcext:value-type="float">
            <text:p>25892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17736" calcext:value-type="float">
            <text:p>17736.0</text:p>
          </table:table-cell>
          <table:table-cell office:value-type="float" office:value="25707" calcext:value-type="float">
            <text:p>25707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16761" calcext:value-type="float">
            <text:p>16761.0</text:p>
          </table:table-cell>
          <table:table-cell office:value-type="float" office:value="24458" calcext:value-type="float">
            <text:p>24458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14625" calcext:value-type="float">
            <text:p>14625.0</text:p>
          </table:table-cell>
          <table:table-cell office:value-type="float" office:value="22722" calcext:value-type="float">
            <text:p>22722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14454" calcext:value-type="float">
            <text:p>14454.0</text:p>
          </table:table-cell>
          <table:table-cell office:value-type="float" office:value="23060" calcext:value-type="float">
            <text:p>23060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17675" calcext:value-type="float">
            <text:p>17675.0</text:p>
          </table:table-cell>
          <table:table-cell office:value-type="float" office:value="25207" calcext:value-type="float">
            <text:p>25207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/>
          <table:table-cell office:value-type="float" office:value="17838" calcext:value-type="float">
            <text:p>17838.0</text:p>
          </table:table-cell>
          <table:table-cell office:value-type="float" office:value="25674" calcext:value-type="float">
            <text:p>25674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/>
          <table:table-cell office:value-type="float" office:value="18016" calcext:value-type="float">
            <text:p>18016.0</text:p>
          </table:table-cell>
          <table:table-cell office:value-type="float" office:value="25888" calcext:value-type="float">
            <text:p>25888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17735" calcext:value-type="float">
            <text:p>17735.0</text:p>
          </table:table-cell>
          <table:table-cell office:value-type="float" office:value="25677" calcext:value-type="float">
            <text:p>25677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16776" calcext:value-type="float">
            <text:p>16776.0</text:p>
          </table:table-cell>
          <table:table-cell office:value-type="float" office:value="24450" calcext:value-type="float">
            <text:p>24450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/>
          <table:table-cell office:value-type="float" office:value="14623" calcext:value-type="float">
            <text:p>14623.0</text:p>
          </table:table-cell>
          <table:table-cell office:value-type="float" office:value="22715" calcext:value-type="float">
            <text:p>22715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14447" calcext:value-type="float">
            <text:p>14447.0</text:p>
          </table:table-cell>
          <table:table-cell office:value-type="float" office:value="23060" calcext:value-type="float">
            <text:p>23060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17683" calcext:value-type="float">
            <text:p>17683.0</text:p>
          </table:table-cell>
          <table:table-cell office:value-type="float" office:value="25184" calcext:value-type="float">
            <text:p>25184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17843" calcext:value-type="float">
            <text:p>17843.0</text:p>
          </table:table-cell>
          <table:table-cell office:value-type="float" office:value="25679" calcext:value-type="float">
            <text:p>25679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18037" calcext:value-type="float">
            <text:p>18037.0</text:p>
          </table:table-cell>
          <table:table-cell office:value-type="float" office:value="25881" calcext:value-type="float">
            <text:p>25881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/>
          <table:table-cell office:value-type="float" office:value="17753" calcext:value-type="float">
            <text:p>17753.0</text:p>
          </table:table-cell>
          <table:table-cell office:value-type="float" office:value="25667" calcext:value-type="float">
            <text:p>25667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16793" calcext:value-type="float">
            <text:p>16793.0</text:p>
          </table:table-cell>
          <table:table-cell office:value-type="float" office:value="24442" calcext:value-type="float">
            <text:p>24442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14623" calcext:value-type="float">
            <text:p>14623.0</text:p>
          </table:table-cell>
          <table:table-cell office:value-type="float" office:value="22647" calcext:value-type="float">
            <text:p>22647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14442" calcext:value-type="float">
            <text:p>14442.0</text:p>
          </table:table-cell>
          <table:table-cell office:value-type="float" office:value="23055" calcext:value-type="float">
            <text:p>23055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/>
          <table:table-cell office:value-type="float" office:value="17709" calcext:value-type="float">
            <text:p>17709.0</text:p>
          </table:table-cell>
          <table:table-cell office:value-type="float" office:value="25146" calcext:value-type="float">
            <text:p>25146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17845" calcext:value-type="float">
            <text:p>17845.0</text:p>
          </table:table-cell>
          <table:table-cell office:value-type="float" office:value="25684" calcext:value-type="float">
            <text:p>25684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/>
          <table:table-cell office:value-type="float" office:value="18041" calcext:value-type="float">
            <text:p>18041.0</text:p>
          </table:table-cell>
          <table:table-cell office:value-type="float" office:value="25873" calcext:value-type="float">
            <text:p>25873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17758" calcext:value-type="float">
            <text:p>17758.0</text:p>
          </table:table-cell>
          <table:table-cell office:value-type="float" office:value="25663" calcext:value-type="float">
            <text:p>25663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16815" calcext:value-type="float">
            <text:p>16815.0</text:p>
          </table:table-cell>
          <table:table-cell office:value-type="float" office:value="24427" calcext:value-type="float">
            <text:p>24427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14634" calcext:value-type="float">
            <text:p>14634.0</text:p>
          </table:table-cell>
          <table:table-cell office:value-type="float" office:value="22594" calcext:value-type="float">
            <text:p>22594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/>
          <table:table-cell office:value-type="float" office:value="14425" calcext:value-type="float">
            <text:p>14425.0</text:p>
          </table:table-cell>
          <table:table-cell office:value-type="float" office:value="23044" calcext:value-type="float">
            <text:p>23044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17762" calcext:value-type="float">
            <text:p>17762.0</text:p>
          </table:table-cell>
          <table:table-cell office:value-type="float" office:value="25128" calcext:value-type="float">
            <text:p>25128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17853" calcext:value-type="float">
            <text:p>17853.0</text:p>
          </table:table-cell>
          <table:table-cell office:value-type="float" office:value="25700" calcext:value-type="float">
            <text:p>25700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18048" calcext:value-type="float">
            <text:p>18048.0</text:p>
          </table:table-cell>
          <table:table-cell office:value-type="float" office:value="25863" calcext:value-type="float">
            <text:p>25863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17771" calcext:value-type="float">
            <text:p>17771.0</text:p>
          </table:table-cell>
          <table:table-cell office:value-type="float" office:value="25638" calcext:value-type="float">
            <text:p>25638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16843" calcext:value-type="float">
            <text:p>16843.0</text:p>
          </table:table-cell>
          <table:table-cell office:value-type="float" office:value="24408" calcext:value-type="float">
            <text:p>24408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14657" calcext:value-type="float">
            <text:p>14657.0</text:p>
          </table:table-cell>
          <table:table-cell office:value-type="float" office:value="22556" calcext:value-type="float">
            <text:p>22556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/>
          <table:table-cell office:value-type="float" office:value="14415" calcext:value-type="float">
            <text:p>14415.0</text:p>
          </table:table-cell>
          <table:table-cell office:value-type="float" office:value="23043" calcext:value-type="float">
            <text:p>23043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17802" calcext:value-type="float">
            <text:p>17802.0</text:p>
          </table:table-cell>
          <table:table-cell office:value-type="float" office:value="25113" calcext:value-type="float">
            <text:p>25113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17862" calcext:value-type="float">
            <text:p>17862.0</text:p>
          </table:table-cell>
          <table:table-cell office:value-type="float" office:value="25710" calcext:value-type="float">
            <text:p>25710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18052" calcext:value-type="float">
            <text:p>18052.0</text:p>
          </table:table-cell>
          <table:table-cell office:value-type="float" office:value="25858" calcext:value-type="float">
            <text:p>25858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/>
          <table:table-cell office:value-type="float" office:value="17773" calcext:value-type="float">
            <text:p>17773.0</text:p>
          </table:table-cell>
          <table:table-cell office:value-type="float" office:value="25633" calcext:value-type="float">
            <text:p>25633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16886" calcext:value-type="float">
            <text:p>16886.0</text:p>
          </table:table-cell>
          <table:table-cell office:value-type="float" office:value="24402" calcext:value-type="float">
            <text:p>24402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14681" calcext:value-type="float">
            <text:p>14681.0</text:p>
          </table:table-cell>
          <table:table-cell office:value-type="float" office:value="22451" calcext:value-type="float">
            <text:p>22451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/>
          <table:table-cell office:value-type="float" office:value="14408" calcext:value-type="float">
            <text:p>14408.0</text:p>
          </table:table-cell>
          <table:table-cell office:value-type="float" office:value="23043" calcext:value-type="float">
            <text:p>23043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/>
          <table:table-cell office:value-type="float" office:value="17832" calcext:value-type="float">
            <text:p>17832.0</text:p>
          </table:table-cell>
          <table:table-cell office:value-type="float" office:value="25092" calcext:value-type="float">
            <text:p>25092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17881" calcext:value-type="float">
            <text:p>17881.0</text:p>
          </table:table-cell>
          <table:table-cell office:value-type="float" office:value="25720" calcext:value-type="float">
            <text:p>25720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18068" calcext:value-type="float">
            <text:p>18068.0</text:p>
          </table:table-cell>
          <table:table-cell office:value-type="float" office:value="25853" calcext:value-type="float">
            <text:p>25853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16925" calcext:value-type="float">
            <text:p>16925.0</text:p>
          </table:table-cell>
          <table:table-cell office:value-type="float" office:value="24397" calcext:value-type="float">
            <text:p>24397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/>
          <table:table-cell office:value-type="float" office:value="14709" calcext:value-type="float">
            <text:p>14709.0</text:p>
          </table:table-cell>
          <table:table-cell office:value-type="float" office:value="22393" calcext:value-type="float">
            <text:p>22393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14416" calcext:value-type="float">
            <text:p>14416.0</text:p>
          </table:table-cell>
          <table:table-cell office:value-type="float" office:value="23044" calcext:value-type="float">
            <text:p>23044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17862" calcext:value-type="float">
            <text:p>17862.0</text:p>
          </table:table-cell>
          <table:table-cell office:value-type="float" office:value="25070" calcext:value-type="float">
            <text:p>25070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17900" calcext:value-type="float">
            <text:p>17900.0</text:p>
          </table:table-cell>
          <table:table-cell office:value-type="float" office:value="25728" calcext:value-type="float">
            <text:p>25728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18080" calcext:value-type="float">
            <text:p>18080.0</text:p>
          </table:table-cell>
          <table:table-cell office:value-type="float" office:value="25853" calcext:value-type="float">
            <text:p>25853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16979" calcext:value-type="float">
            <text:p>16979.0</text:p>
          </table:table-cell>
          <table:table-cell office:value-type="float" office:value="24377" calcext:value-type="float">
            <text:p>24377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"/>
          <table:table-cell office:value-type="float" office:value="14723" calcext:value-type="float">
            <text:p>14723.0</text:p>
          </table:table-cell>
          <table:table-cell office:value-type="float" office:value="22374" calcext:value-type="float">
            <text:p>22374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14711" calcext:value-type="float">
            <text:p>14711.0</text:p>
          </table:table-cell>
          <table:table-cell office:value-type="float" office:value="22353" calcext:value-type="float">
            <text:p>22353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14408" calcext:value-type="float">
            <text:p>14408.0</text:p>
          </table:table-cell>
          <table:table-cell office:value-type="float" office:value="23038" calcext:value-type="float">
            <text:p>23038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867" calcext:value-type="float">
            <text:p>17867.0</text:p>
          </table:table-cell>
          <table:table-cell office:value-type="float" office:value="25067" calcext:value-type="float">
            <text:p>25067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/>
          <table:table-cell office:value-type="float" office:value="17923" calcext:value-type="float">
            <text:p>17923.0</text:p>
          </table:table-cell>
          <table:table-cell office:value-type="float" office:value="25732" calcext:value-type="float">
            <text:p>25732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18086" calcext:value-type="float">
            <text:p>18086.0</text:p>
          </table:table-cell>
          <table:table-cell office:value-type="float" office:value="25848" calcext:value-type="float">
            <text:p>25848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/>
          <table:table-cell office:value-type="float" office:value="17034" calcext:value-type="float">
            <text:p>17034.0</text:p>
          </table:table-cell>
          <table:table-cell office:value-type="float" office:value="24365" calcext:value-type="float">
            <text:p>24365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14724" calcext:value-type="float">
            <text:p>14724.0</text:p>
          </table:table-cell>
          <table:table-cell office:value-type="float" office:value="22369" calcext:value-type="float">
            <text:p>22369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/>
          <table:table-cell office:value-type="float" office:value="14714" calcext:value-type="float">
            <text:p>14714.0</text:p>
          </table:table-cell>
          <table:table-cell office:value-type="float" office:value="22346" calcext:value-type="float">
            <text:p>22346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14407" calcext:value-type="float">
            <text:p>14407.0</text:p>
          </table:table-cell>
          <table:table-cell office:value-type="float" office:value="23038" calcext:value-type="float">
            <text:p>23038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17868" calcext:value-type="float">
            <text:p>17868.0</text:p>
          </table:table-cell>
          <table:table-cell office:value-type="float" office:value="25065" calcext:value-type="float">
            <text:p>25065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"/>
          <table:table-cell office:value-type="float" office:value="17929" calcext:value-type="float">
            <text:p>17929.0</text:p>
          </table:table-cell>
          <table:table-cell office:value-type="float" office:value="25732" calcext:value-type="float">
            <text:p>25732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"/>
          <table:table-cell office:value-type="float" office:value="18107" calcext:value-type="float">
            <text:p>18107.0</text:p>
          </table:table-cell>
          <table:table-cell office:value-type="float" office:value="25849" calcext:value-type="float">
            <text:p>25849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096" calcext:value-type="float">
            <text:p>17096.0</text:p>
          </table:table-cell>
          <table:table-cell office:value-type="float" office:value="24335" calcext:value-type="float">
            <text:p>24335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1"/>
          <table:table-cell office:value-type="float" office:value="14726" calcext:value-type="float">
            <text:p>14726.0</text:p>
          </table:table-cell>
          <table:table-cell office:value-type="float" office:value="22367" calcext:value-type="float">
            <text:p>22367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1"/>
          <table:table-cell office:value-type="float" office:value="14713" calcext:value-type="float">
            <text:p>14713.0</text:p>
          </table:table-cell>
          <table:table-cell office:value-type="float" office:value="22349" calcext:value-type="float">
            <text:p>22349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14400" calcext:value-type="float">
            <text:p>14400.0</text:p>
          </table:table-cell>
          <table:table-cell office:value-type="float" office:value="23034" calcext:value-type="float">
            <text:p>23034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17868" calcext:value-type="float">
            <text:p>17868.0</text:p>
          </table:table-cell>
          <table:table-cell office:value-type="float" office:value="25065" calcext:value-type="float">
            <text:p>25065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17937" calcext:value-type="float">
            <text:p>17937.0</text:p>
          </table:table-cell>
          <table:table-cell office:value-type="float" office:value="25741" calcext:value-type="float">
            <text:p>25741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18111" calcext:value-type="float">
            <text:p>18111.0</text:p>
          </table:table-cell>
          <table:table-cell office:value-type="float" office:value="25849" calcext:value-type="float">
            <text:p>25849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17085" calcext:value-type="float">
            <text:p>17085.0</text:p>
          </table:table-cell>
          <table:table-cell office:value-type="float" office:value="24339" calcext:value-type="float">
            <text:p>24339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14726" calcext:value-type="float">
            <text:p>14726.0</text:p>
          </table:table-cell>
          <table:table-cell office:value-type="float" office:value="22366" calcext:value-type="float">
            <text:p>22366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"/>
          <table:table-cell office:value-type="float" office:value="14713" calcext:value-type="float">
            <text:p>14713.0</text:p>
          </table:table-cell>
          <table:table-cell office:value-type="float" office:value="22351" calcext:value-type="float">
            <text:p>2235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14397" calcext:value-type="float">
            <text:p>14397.0</text:p>
          </table:table-cell>
          <table:table-cell office:value-type="float" office:value="23030" calcext:value-type="float">
            <text:p>23030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"/>
          <table:table-cell office:value-type="float" office:value="17881" calcext:value-type="float">
            <text:p>17881.0</text:p>
          </table:table-cell>
          <table:table-cell office:value-type="float" office:value="25059" calcext:value-type="float">
            <text:p>25059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17945" calcext:value-type="float">
            <text:p>17945.0</text:p>
          </table:table-cell>
          <table:table-cell office:value-type="float" office:value="25746" calcext:value-type="float">
            <text:p>25746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18116" calcext:value-type="float">
            <text:p>18116.0</text:p>
          </table:table-cell>
          <table:table-cell office:value-type="float" office:value="25849" calcext:value-type="float">
            <text:p>25849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"/>
          <table:table-cell office:value-type="float" office:value="17092" calcext:value-type="float">
            <text:p>17092.0</text:p>
          </table:table-cell>
          <table:table-cell office:value-type="float" office:value="24333" calcext:value-type="float">
            <text:p>24333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14736" calcext:value-type="float">
            <text:p>14736.0</text:p>
          </table:table-cell>
          <table:table-cell office:value-type="float" office:value="22361" calcext:value-type="float">
            <text:p>22361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"/>
          <table:table-cell office:value-type="float" office:value="14708" calcext:value-type="float">
            <text:p>14708.0</text:p>
          </table:table-cell>
          <table:table-cell office:value-type="float" office:value="22350" calcext:value-type="float">
            <text:p>22350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14393" calcext:value-type="float">
            <text:p>14393.0</text:p>
          </table:table-cell>
          <table:table-cell office:value-type="float" office:value="23034" calcext:value-type="float">
            <text:p>23034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889" calcext:value-type="float">
            <text:p>17889.0</text:p>
          </table:table-cell>
          <table:table-cell office:value-type="float" office:value="25053" calcext:value-type="float">
            <text:p>25053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17964" calcext:value-type="float">
            <text:p>17964.0</text:p>
          </table:table-cell>
          <table:table-cell office:value-type="float" office:value="25761" calcext:value-type="float">
            <text:p>25761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18126" calcext:value-type="float">
            <text:p>18126.0</text:p>
          </table:table-cell>
          <table:table-cell office:value-type="float" office:value="25848" calcext:value-type="float">
            <text:p>25848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17102" calcext:value-type="float">
            <text:p>17102.0</text:p>
          </table:table-cell>
          <table:table-cell office:value-type="float" office:value="24321" calcext:value-type="float">
            <text:p>24321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/>
          <table:table-cell office:value-type="float" office:value="14771" calcext:value-type="float">
            <text:p>14771.0</text:p>
          </table:table-cell>
          <table:table-cell office:value-type="float" office:value="22359" calcext:value-type="float">
            <text:p>22359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14704" calcext:value-type="float">
            <text:p>14704.0</text:p>
          </table:table-cell>
          <table:table-cell office:value-type="float" office:value="22341" calcext:value-type="float">
            <text:p>22341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14388" calcext:value-type="float">
            <text:p>14388.0</text:p>
          </table:table-cell>
          <table:table-cell office:value-type="float" office:value="23042" calcext:value-type="float">
            <text:p>23042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17902" calcext:value-type="float">
            <text:p>17902.0</text:p>
          </table:table-cell>
          <table:table-cell office:value-type="float" office:value="25042" calcext:value-type="float">
            <text:p>25042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17972" calcext:value-type="float">
            <text:p>17972.0</text:p>
          </table:table-cell>
          <table:table-cell office:value-type="float" office:value="25768" calcext:value-type="float">
            <text:p>25768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18131" calcext:value-type="float">
            <text:p>18131.0</text:p>
          </table:table-cell>
          <table:table-cell office:value-type="float" office:value="25847" calcext:value-type="float">
            <text:p>25847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17106" calcext:value-type="float">
            <text:p>17106.0</text:p>
          </table:table-cell>
          <table:table-cell office:value-type="float" office:value="24316" calcext:value-type="float">
            <text:p>24316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14802" calcext:value-type="float">
            <text:p>14802.0</text:p>
          </table:table-cell>
          <table:table-cell office:value-type="float" office:value="22357" calcext:value-type="float">
            <text:p>22357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14690" calcext:value-type="float">
            <text:p>14690.0</text:p>
          </table:table-cell>
          <table:table-cell office:value-type="float" office:value="22308" calcext:value-type="float">
            <text:p>22308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14388" calcext:value-type="float">
            <text:p>14388.0</text:p>
          </table:table-cell>
          <table:table-cell office:value-type="float" office:value="23044" calcext:value-type="float">
            <text:p>23044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"/>
          <table:table-cell office:value-type="float" office:value="17916" calcext:value-type="float">
            <text:p>17916.0</text:p>
          </table:table-cell>
          <table:table-cell office:value-type="float" office:value="25024" calcext:value-type="float">
            <text:p>25024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17979" calcext:value-type="float">
            <text:p>17979.0</text:p>
          </table:table-cell>
          <table:table-cell office:value-type="float" office:value="25776" calcext:value-type="float">
            <text:p>25776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"/>
          <table:table-cell office:value-type="float" office:value="18149" calcext:value-type="float">
            <text:p>18149.0</text:p>
          </table:table-cell>
          <table:table-cell office:value-type="float" office:value="25847" calcext:value-type="float">
            <text:p>25847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17106" calcext:value-type="float">
            <text:p>17106.0</text:p>
          </table:table-cell>
          <table:table-cell office:value-type="float" office:value="24316" calcext:value-type="float">
            <text:p>24316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"/>
          <table:table-cell office:value-type="float" office:value="14823" calcext:value-type="float">
            <text:p>14823.0</text:p>
          </table:table-cell>
          <table:table-cell office:value-type="float" office:value="22358" calcext:value-type="float">
            <text:p>22358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14677" calcext:value-type="float">
            <text:p>14677.0</text:p>
          </table:table-cell>
          <table:table-cell office:value-type="float" office:value="22276" calcext:value-type="float">
            <text:p>22276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14383" calcext:value-type="float">
            <text:p>14383.0</text:p>
          </table:table-cell>
          <table:table-cell office:value-type="float" office:value="23040" calcext:value-type="float">
            <text:p>23040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17933" calcext:value-type="float">
            <text:p>17933.0</text:p>
          </table:table-cell>
          <table:table-cell office:value-type="float" office:value="25018" calcext:value-type="float">
            <text:p>25018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17991" calcext:value-type="float">
            <text:p>17991.0</text:p>
          </table:table-cell>
          <table:table-cell office:value-type="float" office:value="25799" calcext:value-type="float">
            <text:p>25799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"/>
          <table:table-cell office:value-type="float" office:value="18161" calcext:value-type="float">
            <text:p>18161.0</text:p>
          </table:table-cell>
          <table:table-cell office:value-type="float" office:value="25850" calcext:value-type="float">
            <text:p>25850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17111" calcext:value-type="float">
            <text:p>17111.0</text:p>
          </table:table-cell>
          <table:table-cell office:value-type="float" office:value="24313" calcext:value-type="float">
            <text:p>24313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14840" calcext:value-type="float">
            <text:p>14840.0</text:p>
          </table:table-cell>
          <table:table-cell office:value-type="float" office:value="22363" calcext:value-type="float">
            <text:p>22363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14674" calcext:value-type="float">
            <text:p>14674.0</text:p>
          </table:table-cell>
          <table:table-cell office:value-type="float" office:value="22249" calcext:value-type="float">
            <text:p>22249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14376" calcext:value-type="float">
            <text:p>14376.0</text:p>
          </table:table-cell>
          <table:table-cell office:value-type="float" office:value="23046" calcext:value-type="float">
            <text:p>23046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17951" calcext:value-type="float">
            <text:p>17951.0</text:p>
          </table:table-cell>
          <table:table-cell office:value-type="float" office:value="24999" calcext:value-type="float">
            <text:p>24999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"/>
          <table:table-cell office:value-type="float" office:value="18001" calcext:value-type="float">
            <text:p>18001.0</text:p>
          </table:table-cell>
          <table:table-cell office:value-type="float" office:value="25808" calcext:value-type="float">
            <text:p>25808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18180" calcext:value-type="float">
            <text:p>18180.0</text:p>
          </table:table-cell>
          <table:table-cell office:value-type="float" office:value="25862" calcext:value-type="float">
            <text:p>25862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"/>
          <table:table-cell office:value-type="float" office:value="17148" calcext:value-type="float">
            <text:p>17148.0</text:p>
          </table:table-cell>
          <table:table-cell office:value-type="float" office:value="24293" calcext:value-type="float">
            <text:p>24293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"/>
          <table:table-cell office:value-type="float" office:value="14862" calcext:value-type="float">
            <text:p>14862.0</text:p>
          </table:table-cell>
          <table:table-cell office:value-type="float" office:value="22367" calcext:value-type="float">
            <text:p>22367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14675" calcext:value-type="float">
            <text:p>14675.0</text:p>
          </table:table-cell>
          <table:table-cell office:value-type="float" office:value="22231" calcext:value-type="float">
            <text:p>2223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14376" calcext:value-type="float">
            <text:p>14376.0</text:p>
          </table:table-cell>
          <table:table-cell office:value-type="float" office:value="23050" calcext:value-type="float">
            <text:p>23050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17982" calcext:value-type="float">
            <text:p>17982.0</text:p>
          </table:table-cell>
          <table:table-cell office:value-type="float" office:value="24967" calcext:value-type="float">
            <text:p>24967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18014" calcext:value-type="float">
            <text:p>18014.0</text:p>
          </table:table-cell>
          <table:table-cell office:value-type="float" office:value="25817" calcext:value-type="float">
            <text:p>25817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18188" calcext:value-type="float">
            <text:p>18188.0</text:p>
          </table:table-cell>
          <table:table-cell office:value-type="float" office:value="25865" calcext:value-type="float">
            <text:p>25865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17199" calcext:value-type="float">
            <text:p>17199.0</text:p>
          </table:table-cell>
          <table:table-cell office:value-type="float" office:value="24274" calcext:value-type="float">
            <text:p>24274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14896" calcext:value-type="float">
            <text:p>14896.0</text:p>
          </table:table-cell>
          <table:table-cell office:value-type="float" office:value="22376" calcext:value-type="float">
            <text:p>22376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14676" calcext:value-type="float">
            <text:p>14676.0</text:p>
          </table:table-cell>
          <table:table-cell office:value-type="float" office:value="22219" calcext:value-type="float">
            <text:p>22219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14376" calcext:value-type="float">
            <text:p>14376.0</text:p>
          </table:table-cell>
          <table:table-cell office:value-type="float" office:value="23050" calcext:value-type="float">
            <text:p>23050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17990" calcext:value-type="float">
            <text:p>17990.0</text:p>
          </table:table-cell>
          <table:table-cell office:value-type="float" office:value="24956" calcext:value-type="float">
            <text:p>24956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18016" calcext:value-type="float">
            <text:p>18016.0</text:p>
          </table:table-cell>
          <table:table-cell office:value-type="float" office:value="25822" calcext:value-type="float">
            <text:p>25822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18203" calcext:value-type="float">
            <text:p>18203.0</text:p>
          </table:table-cell>
          <table:table-cell office:value-type="float" office:value="25870" calcext:value-type="float">
            <text:p>25870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"/>
          <table:table-cell office:value-type="float" office:value="17232" calcext:value-type="float">
            <text:p>17232.0</text:p>
          </table:table-cell>
          <table:table-cell office:value-type="float" office:value="24267" calcext:value-type="float">
            <text:p>24267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"/>
          <table:table-cell office:value-type="float" office:value="14935" calcext:value-type="float">
            <text:p>14935.0</text:p>
          </table:table-cell>
          <table:table-cell office:value-type="float" office:value="22385" calcext:value-type="float">
            <text:p>22385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14671" calcext:value-type="float">
            <text:p>14671.0</text:p>
          </table:table-cell>
          <table:table-cell office:value-type="float" office:value="22180" calcext:value-type="float">
            <text:p>22180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14372" calcext:value-type="float">
            <text:p>14372.0</text:p>
          </table:table-cell>
          <table:table-cell office:value-type="float" office:value="23050" calcext:value-type="float">
            <text:p>23050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1"/>
          <table:table-cell office:value-type="float" office:value="17996" calcext:value-type="float">
            <text:p>17996.0</text:p>
          </table:table-cell>
          <table:table-cell office:value-type="float" office:value="24948" calcext:value-type="float">
            <text:p>24948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18022" calcext:value-type="float">
            <text:p>18022.0</text:p>
          </table:table-cell>
          <table:table-cell office:value-type="float" office:value="25827" calcext:value-type="float">
            <text:p>25827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18226" calcext:value-type="float">
            <text:p>18226.0</text:p>
          </table:table-cell>
          <table:table-cell office:value-type="float" office:value="25882" calcext:value-type="float">
            <text:p>25882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17231" calcext:value-type="float">
            <text:p>17231.0</text:p>
          </table:table-cell>
          <table:table-cell office:value-type="float" office:value="24266" calcext:value-type="float">
            <text:p>24266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"/>
          <table:table-cell office:value-type="float" office:value="14972" calcext:value-type="float">
            <text:p>14972.0</text:p>
          </table:table-cell>
          <table:table-cell office:value-type="float" office:value="22405" calcext:value-type="float">
            <text:p>22405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14663" calcext:value-type="float">
            <text:p>14663.0</text:p>
          </table:table-cell>
          <table:table-cell office:value-type="float" office:value="22155" calcext:value-type="float">
            <text:p>22155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14370" calcext:value-type="float">
            <text:p>14370.0</text:p>
          </table:table-cell>
          <table:table-cell office:value-type="float" office:value="23050" calcext:value-type="float">
            <text:p>23050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18001" calcext:value-type="float">
            <text:p>18001.0</text:p>
          </table:table-cell>
          <table:table-cell office:value-type="float" office:value="24944" calcext:value-type="float">
            <text:p>24944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18028" calcext:value-type="float">
            <text:p>18028.0</text:p>
          </table:table-cell>
          <table:table-cell office:value-type="float" office:value="25830" calcext:value-type="float">
            <text:p>25830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18259" calcext:value-type="float">
            <text:p>18259.0</text:p>
          </table:table-cell>
          <table:table-cell office:value-type="float" office:value="25893" calcext:value-type="float">
            <text:p>25893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17251" calcext:value-type="float">
            <text:p>17251.0</text:p>
          </table:table-cell>
          <table:table-cell office:value-type="float" office:value="24260" calcext:value-type="float">
            <text:p>24260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15014" calcext:value-type="float">
            <text:p>15014.0</text:p>
          </table:table-cell>
          <table:table-cell office:value-type="float" office:value="22418" calcext:value-type="float">
            <text:p>22418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"/>
          <table:table-cell office:value-type="float" office:value="14662" calcext:value-type="float">
            <text:p>14662.0</text:p>
          </table:table-cell>
          <table:table-cell office:value-type="float" office:value="22102" calcext:value-type="float">
            <text:p>22102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14363" calcext:value-type="float">
            <text:p>14363.0</text:p>
          </table:table-cell>
          <table:table-cell office:value-type="float" office:value="23050" calcext:value-type="float">
            <text:p>23050.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17996" calcext:value-type="float">
            <text:p>17996.0</text:p>
          </table:table-cell>
          <table:table-cell office:value-type="float" office:value="24928" calcext:value-type="float">
            <text:p>24928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18040" calcext:value-type="float">
            <text:p>18040.0</text:p>
          </table:table-cell>
          <table:table-cell office:value-type="float" office:value="25838" calcext:value-type="float">
            <text:p>25838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"/>
          <table:table-cell office:value-type="float" office:value="18294" calcext:value-type="float">
            <text:p>18294.0</text:p>
          </table:table-cell>
          <table:table-cell office:value-type="float" office:value="25906" calcext:value-type="float">
            <text:p>25906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"/>
          <table:table-cell office:value-type="float" office:value="17277" calcext:value-type="float">
            <text:p>17277.0</text:p>
          </table:table-cell>
          <table:table-cell office:value-type="float" office:value="24251" calcext:value-type="float">
            <text:p>24251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15011" calcext:value-type="float">
            <text:p>15011.0</text:p>
          </table:table-cell>
          <table:table-cell office:value-type="float" office:value="22411" calcext:value-type="float">
            <text:p>22411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"/>
          <table:table-cell office:value-type="float" office:value="14666" calcext:value-type="float">
            <text:p>14666.0</text:p>
          </table:table-cell>
          <table:table-cell office:value-type="float" office:value="22021" calcext:value-type="float">
            <text:p>22021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14358" calcext:value-type="float">
            <text:p>14358.0</text:p>
          </table:table-cell>
          <table:table-cell office:value-type="float" office:value="23052" calcext:value-type="float">
            <text:p>23052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"/>
          <table:table-cell office:value-type="float" office:value="18000" calcext:value-type="float">
            <text:p>18000.0</text:p>
          </table:table-cell>
          <table:table-cell office:value-type="float" office:value="24915" calcext:value-type="float">
            <text:p>24915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18045" calcext:value-type="float">
            <text:p>18045.0</text:p>
          </table:table-cell>
          <table:table-cell office:value-type="float" office:value="25844" calcext:value-type="float">
            <text:p>25844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18313" calcext:value-type="float">
            <text:p>18313.0</text:p>
          </table:table-cell>
          <table:table-cell office:value-type="float" office:value="25911" calcext:value-type="float">
            <text:p>25911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"/>
          <table:table-cell office:value-type="float" office:value="17292" calcext:value-type="float">
            <text:p>17292.0</text:p>
          </table:table-cell>
          <table:table-cell office:value-type="float" office:value="24242" calcext:value-type="float">
            <text:p>24242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15061" calcext:value-type="float">
            <text:p>15061.0</text:p>
          </table:table-cell>
          <table:table-cell office:value-type="float" office:value="22417" calcext:value-type="float">
            <text:p>22417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14667" calcext:value-type="float">
            <text:p>14667.0</text:p>
          </table:table-cell>
          <table:table-cell office:value-type="float" office:value="22000" calcext:value-type="float">
            <text:p>22000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14356" calcext:value-type="float">
            <text:p>14356.0</text:p>
          </table:table-cell>
          <table:table-cell office:value-type="float" office:value="23050" calcext:value-type="float">
            <text:p>23050.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18003" calcext:value-type="float">
            <text:p>18003.0</text:p>
          </table:table-cell>
          <table:table-cell office:value-type="float" office:value="24909" calcext:value-type="float">
            <text:p>24909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18051" calcext:value-type="float">
            <text:p>18051.0</text:p>
          </table:table-cell>
          <table:table-cell office:value-type="float" office:value="25846" calcext:value-type="float">
            <text:p>25846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18327" calcext:value-type="float">
            <text:p>18327.0</text:p>
          </table:table-cell>
          <table:table-cell office:value-type="float" office:value="25917" calcext:value-type="float">
            <text:p>25917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"/>
          <table:table-cell office:value-type="float" office:value="17317" calcext:value-type="float">
            <text:p>17317.0</text:p>
          </table:table-cell>
          <table:table-cell office:value-type="float" office:value="24232" calcext:value-type="float">
            <text:p>24232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15087" calcext:value-type="float">
            <text:p>15087.0</text:p>
          </table:table-cell>
          <table:table-cell office:value-type="float" office:value="22420" calcext:value-type="float">
            <text:p>22420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"/>
          <table:table-cell office:value-type="float" office:value="14667" calcext:value-type="float">
            <text:p>14667.0</text:p>
          </table:table-cell>
          <table:table-cell office:value-type="float" office:value="22000" calcext:value-type="float">
            <text:p>22000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14358" calcext:value-type="float">
            <text:p>14358.0</text:p>
          </table:table-cell>
          <table:table-cell office:value-type="float" office:value="23050" calcext:value-type="float">
            <text:p>23050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"/>
          <table:table-cell office:value-type="float" office:value="18007" calcext:value-type="float">
            <text:p>18007.0</text:p>
          </table:table-cell>
          <table:table-cell office:value-type="float" office:value="24905" calcext:value-type="float">
            <text:p>24905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18074" calcext:value-type="float">
            <text:p>18074.0</text:p>
          </table:table-cell>
          <table:table-cell office:value-type="float" office:value="25854" calcext:value-type="float">
            <text:p>25854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"/>
          <table:table-cell office:value-type="float" office:value="18346" calcext:value-type="float">
            <text:p>18346.0</text:p>
          </table:table-cell>
          <table:table-cell office:value-type="float" office:value="25918" calcext:value-type="float">
            <text:p>25918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"/>
          <table:table-cell office:value-type="float" office:value="17352" calcext:value-type="float">
            <text:p>17352.0</text:p>
          </table:table-cell>
          <table:table-cell office:value-type="float" office:value="24206" calcext:value-type="float">
            <text:p>24206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"/>
          <table:table-cell office:value-type="float" office:value="15125" calcext:value-type="float">
            <text:p>15125.0</text:p>
          </table:table-cell>
          <table:table-cell office:value-type="float" office:value="22416" calcext:value-type="float">
            <text:p>22416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14652" calcext:value-type="float">
            <text:p>14652.0</text:p>
          </table:table-cell>
          <table:table-cell office:value-type="float" office:value="21988" calcext:value-type="float">
            <text:p>21988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14354" calcext:value-type="float">
            <text:p>14354.0</text:p>
          </table:table-cell>
          <table:table-cell office:value-type="float" office:value="23051" calcext:value-type="float">
            <text:p>23051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18014" calcext:value-type="float">
            <text:p>18014.0</text:p>
          </table:table-cell>
          <table:table-cell office:value-type="float" office:value="24902" calcext:value-type="float">
            <text:p>24902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"/>
          <table:table-cell office:value-type="float" office:value="18103" calcext:value-type="float">
            <text:p>18103.0</text:p>
          </table:table-cell>
          <table:table-cell office:value-type="float" office:value="25858" calcext:value-type="float">
            <text:p>25858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"/>
          <table:table-cell office:value-type="float" office:value="18363" calcext:value-type="float">
            <text:p>18363.0</text:p>
          </table:table-cell>
          <table:table-cell office:value-type="float" office:value="25919" calcext:value-type="float">
            <text:p>25919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17382" calcext:value-type="float">
            <text:p>17382.0</text:p>
          </table:table-cell>
          <table:table-cell office:value-type="float" office:value="24178" calcext:value-type="float">
            <text:p>24178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15152" calcext:value-type="float">
            <text:p>15152.0</text:p>
          </table:table-cell>
          <table:table-cell office:value-type="float" office:value="22420" calcext:value-type="float">
            <text:p>22420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"/>
          <table:table-cell office:value-type="float" office:value="14652" calcext:value-type="float">
            <text:p>14652.0</text:p>
          </table:table-cell>
          <table:table-cell office:value-type="float" office:value="21988" calcext:value-type="float">
            <text:p>21988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14345" calcext:value-type="float">
            <text:p>14345.0</text:p>
          </table:table-cell>
          <table:table-cell office:value-type="float" office:value="23048" calcext:value-type="float">
            <text:p>23048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18143" calcext:value-type="float">
            <text:p>18143.0</text:p>
          </table:table-cell>
          <table:table-cell office:value-type="float" office:value="25858" calcext:value-type="float">
            <text:p>25858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18374" calcext:value-type="float">
            <text:p>18374.0</text:p>
          </table:table-cell>
          <table:table-cell office:value-type="float" office:value="25921" calcext:value-type="float">
            <text:p>25921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17395" calcext:value-type="float">
            <text:p>17395.0</text:p>
          </table:table-cell>
          <table:table-cell office:value-type="float" office:value="24169" calcext:value-type="float">
            <text:p>24169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15165" calcext:value-type="float">
            <text:p>15165.0</text:p>
          </table:table-cell>
          <table:table-cell office:value-type="float" office:value="22421" calcext:value-type="float">
            <text:p>22421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14646" calcext:value-type="float">
            <text:p>14646.0</text:p>
          </table:table-cell>
          <table:table-cell office:value-type="float" office:value="21980" calcext:value-type="float">
            <text:p>2198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14344" calcext:value-type="float">
            <text:p>14344.0</text:p>
          </table:table-cell>
          <table:table-cell office:value-type="float" office:value="23046" calcext:value-type="float">
            <text:p>23046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179" calcext:value-type="float">
            <text:p>18179.0</text:p>
          </table:table-cell>
          <table:table-cell office:value-type="float" office:value="25858" calcext:value-type="float">
            <text:p>25858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"/>
          <table:table-cell office:value-type="float" office:value="18385" calcext:value-type="float">
            <text:p>18385.0</text:p>
          </table:table-cell>
          <table:table-cell office:value-type="float" office:value="25921" calcext:value-type="float">
            <text:p>25921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17404" calcext:value-type="float">
            <text:p>17404.0</text:p>
          </table:table-cell>
          <table:table-cell office:value-type="float" office:value="24158" calcext:value-type="float">
            <text:p>24158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15203" calcext:value-type="float">
            <text:p>15203.0</text:p>
          </table:table-cell>
          <table:table-cell office:value-type="float" office:value="22421" calcext:value-type="float">
            <text:p>22421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14625" calcext:value-type="float">
            <text:p>14625.0</text:p>
          </table:table-cell>
          <table:table-cell office:value-type="float" office:value="21929" calcext:value-type="float">
            <text:p>21929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"/>
          <table:table-cell office:value-type="float" office:value="14340" calcext:value-type="float">
            <text:p>14340.0</text:p>
          </table:table-cell>
          <table:table-cell office:value-type="float" office:value="23044" calcext:value-type="float">
            <text:p>23044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18209" calcext:value-type="float">
            <text:p>18209.0</text:p>
          </table:table-cell>
          <table:table-cell office:value-type="float" office:value="25850" calcext:value-type="float">
            <text:p>25850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18392" calcext:value-type="float">
            <text:p>18392.0</text:p>
          </table:table-cell>
          <table:table-cell office:value-type="float" office:value="25919" calcext:value-type="float">
            <text:p>25919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17424" calcext:value-type="float">
            <text:p>17424.0</text:p>
          </table:table-cell>
          <table:table-cell office:value-type="float" office:value="24137" calcext:value-type="float">
            <text:p>24137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15232" calcext:value-type="float">
            <text:p>15232.0</text:p>
          </table:table-cell>
          <table:table-cell office:value-type="float" office:value="22415" calcext:value-type="float">
            <text:p>2241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14612" calcext:value-type="float">
            <text:p>14612.0</text:p>
          </table:table-cell>
          <table:table-cell office:value-type="float" office:value="21897" calcext:value-type="float">
            <text:p>21897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14332" calcext:value-type="float">
            <text:p>14332.0</text:p>
          </table:table-cell>
          <table:table-cell office:value-type="float" office:value="23045" calcext:value-type="float">
            <text:p>23045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18239" calcext:value-type="float">
            <text:p>18239.0</text:p>
          </table:table-cell>
          <table:table-cell office:value-type="float" office:value="25848" calcext:value-type="float">
            <text:p>25848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"/>
          <table:table-cell office:value-type="float" office:value="18401" calcext:value-type="float">
            <text:p>18401.0</text:p>
          </table:table-cell>
          <table:table-cell office:value-type="float" office:value="25920" calcext:value-type="float">
            <text:p>25920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"/>
          <table:table-cell office:value-type="float" office:value="17445" calcext:value-type="float">
            <text:p>17445.0</text:p>
          </table:table-cell>
          <table:table-cell office:value-type="float" office:value="24119" calcext:value-type="float">
            <text:p>24119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"/>
          <table:table-cell office:value-type="float" office:value="15244" calcext:value-type="float">
            <text:p>15244.0</text:p>
          </table:table-cell>
          <table:table-cell office:value-type="float" office:value="22417" calcext:value-type="float">
            <text:p>2241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1"/>
          <table:table-cell office:value-type="float" office:value="14594" calcext:value-type="float">
            <text:p>14594.0</text:p>
          </table:table-cell>
          <table:table-cell office:value-type="float" office:value="21838" calcext:value-type="float">
            <text:p>21838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"/>
          <table:table-cell office:value-type="float" office:value="14325" calcext:value-type="float">
            <text:p>14325.0</text:p>
          </table:table-cell>
          <table:table-cell office:value-type="float" office:value="23045" calcext:value-type="float">
            <text:p>23045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"/>
          <table:table-cell office:value-type="float" office:value="18284" calcext:value-type="float">
            <text:p>18284.0</text:p>
          </table:table-cell>
          <table:table-cell office:value-type="float" office:value="25830" calcext:value-type="float">
            <text:p>25830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1"/>
          <table:table-cell office:value-type="float" office:value="18409" calcext:value-type="float">
            <text:p>18409.0</text:p>
          </table:table-cell>
          <table:table-cell office:value-type="float" office:value="25930" calcext:value-type="float">
            <text:p>25930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"/>
          <table:table-cell office:value-type="float" office:value="17478" calcext:value-type="float">
            <text:p>17478.0</text:p>
          </table:table-cell>
          <table:table-cell office:value-type="float" office:value="24090" calcext:value-type="float">
            <text:p>24090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"/>
          <table:table-cell office:value-type="float" office:value="15253" calcext:value-type="float">
            <text:p>15253.0</text:p>
          </table:table-cell>
          <table:table-cell office:value-type="float" office:value="22415" calcext:value-type="float">
            <text:p>22415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/>
          <table:table-cell office:value-type="float" office:value="14576" calcext:value-type="float">
            <text:p>14576.0</text:p>
          </table:table-cell>
          <table:table-cell office:value-type="float" office:value="21803" calcext:value-type="float">
            <text:p>21803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"/>
          <table:table-cell office:value-type="float" office:value="14324" calcext:value-type="float">
            <text:p>14324.0</text:p>
          </table:table-cell>
          <table:table-cell office:value-type="float" office:value="23042" calcext:value-type="float">
            <text:p>23042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"/>
          <table:table-cell office:value-type="float" office:value="18303" calcext:value-type="float">
            <text:p>18303.0</text:p>
          </table:table-cell>
          <table:table-cell office:value-type="float" office:value="25830" calcext:value-type="float">
            <text:p>25830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"/>
          <table:table-cell office:value-type="float" office:value="18425" calcext:value-type="float">
            <text:p>18425.0</text:p>
          </table:table-cell>
          <table:table-cell office:value-type="float" office:value="25944" calcext:value-type="float">
            <text:p>25944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"/>
          <table:table-cell office:value-type="float" office:value="17511" calcext:value-type="float">
            <text:p>17511.0</text:p>
          </table:table-cell>
          <table:table-cell office:value-type="float" office:value="24039" calcext:value-type="float">
            <text:p>24039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"/>
          <table:table-cell office:value-type="float" office:value="15286" calcext:value-type="float">
            <text:p>15286.0</text:p>
          </table:table-cell>
          <table:table-cell office:value-type="float" office:value="22424" calcext:value-type="float">
            <text:p>22424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"/>
          <table:table-cell office:value-type="float" office:value="14556" calcext:value-type="float">
            <text:p>14556.0</text:p>
          </table:table-cell>
          <table:table-cell office:value-type="float" office:value="21780" calcext:value-type="float">
            <text:p>21780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"/>
          <table:table-cell office:value-type="float" office:value="14322" calcext:value-type="float">
            <text:p>14322.0</text:p>
          </table:table-cell>
          <table:table-cell office:value-type="float" office:value="23040" calcext:value-type="float">
            <text:p>23040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"/>
          <table:table-cell office:value-type="float" office:value="18337" calcext:value-type="float">
            <text:p>18337.0</text:p>
          </table:table-cell>
          <table:table-cell office:value-type="float" office:value="25831" calcext:value-type="float">
            <text:p>25831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"/>
          <table:table-cell office:value-type="float" office:value="18432" calcext:value-type="float">
            <text:p>18432.0</text:p>
          </table:table-cell>
          <table:table-cell office:value-type="float" office:value="25943" calcext:value-type="float">
            <text:p>25943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"/>
          <table:table-cell office:value-type="float" office:value="17550" calcext:value-type="float">
            <text:p>17550.0</text:p>
          </table:table-cell>
          <table:table-cell office:value-type="float" office:value="24000" calcext:value-type="float">
            <text:p>24000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"/>
          <table:table-cell office:value-type="float" office:value="15305" calcext:value-type="float">
            <text:p>15305.0</text:p>
          </table:table-cell>
          <table:table-cell office:value-type="float" office:value="22430" calcext:value-type="float">
            <text:p>22430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"/>
          <table:table-cell office:value-type="float" office:value="14541" calcext:value-type="float">
            <text:p>14541.0</text:p>
          </table:table-cell>
          <table:table-cell office:value-type="float" office:value="21746" calcext:value-type="float">
            <text:p>21746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23042" calcext:value-type="float">
            <text:p>23042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1"/>
          <table:table-cell office:value-type="float" office:value="18367" calcext:value-type="float">
            <text:p>18367.0</text:p>
          </table:table-cell>
          <table:table-cell office:value-type="float" office:value="25831" calcext:value-type="float">
            <text:p>25831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1"/>
          <table:table-cell office:value-type="float" office:value="18445" calcext:value-type="float">
            <text:p>18445.0</text:p>
          </table:table-cell>
          <table:table-cell office:value-type="float" office:value="25944" calcext:value-type="float">
            <text:p>25944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"/>
          <table:table-cell office:value-type="float" office:value="17563" calcext:value-type="float">
            <text:p>17563.0</text:p>
          </table:table-cell>
          <table:table-cell office:value-type="float" office:value="23987" calcext:value-type="float">
            <text:p>23987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"/>
          <table:table-cell office:value-type="float" office:value="15317" calcext:value-type="float">
            <text:p>15317.0</text:p>
          </table:table-cell>
          <table:table-cell office:value-type="float" office:value="22435" calcext:value-type="float">
            <text:p>22435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488" calcext:value-type="float">
            <text:p>14488.0</text:p>
          </table:table-cell>
          <table:table-cell office:value-type="float" office:value="21701" calcext:value-type="float">
            <text:p>21701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"/>
          <table:table-cell office:value-type="float" office:value="14314" calcext:value-type="float">
            <text:p>14314.0</text:p>
          </table:table-cell>
          <table:table-cell office:value-type="float" office:value="23040" calcext:value-type="float">
            <text:p>23040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"/>
          <table:table-cell office:value-type="float" office:value="18423" calcext:value-type="float">
            <text:p>18423.0</text:p>
          </table:table-cell>
          <table:table-cell office:value-type="float" office:value="25834" calcext:value-type="float">
            <text:p>25834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"/>
          <table:table-cell office:value-type="float" office:value="18458" calcext:value-type="float">
            <text:p>18458.0</text:p>
          </table:table-cell>
          <table:table-cell office:value-type="float" office:value="25946" calcext:value-type="float">
            <text:p>25946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"/>
          <table:table-cell office:value-type="float" office:value="17583" calcext:value-type="float">
            <text:p>17583.0</text:p>
          </table:table-cell>
          <table:table-cell office:value-type="float" office:value="23972" calcext:value-type="float">
            <text:p>23972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"/>
          <table:table-cell office:value-type="float" office:value="15340" calcext:value-type="float">
            <text:p>15340.0</text:p>
          </table:table-cell>
          <table:table-cell office:value-type="float" office:value="22441" calcext:value-type="float">
            <text:p>22441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"/>
          <table:table-cell office:value-type="float" office:value="14476" calcext:value-type="float">
            <text:p>14476.0</text:p>
          </table:table-cell>
          <table:table-cell office:value-type="float" office:value="21663" calcext:value-type="float">
            <text:p>21663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23036" calcext:value-type="float">
            <text:p>23036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"/>
          <table:table-cell office:value-type="float" office:value="18447" calcext:value-type="float">
            <text:p>18447.0</text:p>
          </table:table-cell>
          <table:table-cell office:value-type="float" office:value="25838" calcext:value-type="float">
            <text:p>25838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"/>
          <table:table-cell office:value-type="float" office:value="18477" calcext:value-type="float">
            <text:p>18477.0</text:p>
          </table:table-cell>
          <table:table-cell office:value-type="float" office:value="25943" calcext:value-type="float">
            <text:p>25943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"/>
          <table:table-cell office:value-type="float" office:value="17592" calcext:value-type="float">
            <text:p>17592.0</text:p>
          </table:table-cell>
          <table:table-cell office:value-type="float" office:value="23968" calcext:value-type="float">
            <text:p>23968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"/>
          <table:table-cell office:value-type="float" office:value="15362" calcext:value-type="float">
            <text:p>15362.0</text:p>
          </table:table-cell>
          <table:table-cell office:value-type="float" office:value="22439" calcext:value-type="float">
            <text:p>22439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"/>
          <table:table-cell office:value-type="float" office:value="14473" calcext:value-type="float">
            <text:p>14473.0</text:p>
          </table:table-cell>
          <table:table-cell office:value-type="float" office:value="21617" calcext:value-type="float">
            <text:p>21617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"/>
          <table:table-cell office:value-type="float" office:value="14298" calcext:value-type="float">
            <text:p>14298.0</text:p>
          </table:table-cell>
          <table:table-cell office:value-type="float" office:value="23037" calcext:value-type="float">
            <text:p>23037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"/>
          <table:table-cell office:value-type="float" office:value="18499" calcext:value-type="float">
            <text:p>18499.0</text:p>
          </table:table-cell>
          <table:table-cell office:value-type="float" office:value="25842" calcext:value-type="float">
            <text:p>25842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"/>
          <table:table-cell office:value-type="float" office:value="18493" calcext:value-type="float">
            <text:p>18493.0</text:p>
          </table:table-cell>
          <table:table-cell office:value-type="float" office:value="25939" calcext:value-type="float">
            <text:p>25939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"/>
          <table:table-cell office:value-type="float" office:value="17591" calcext:value-type="float">
            <text:p>17591.0</text:p>
          </table:table-cell>
          <table:table-cell office:value-type="float" office:value="23962" calcext:value-type="float">
            <text:p>23962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"/>
          <table:table-cell office:value-type="float" office:value="15374" calcext:value-type="float">
            <text:p>15374.0</text:p>
          </table:table-cell>
          <table:table-cell office:value-type="float" office:value="22438" calcext:value-type="float">
            <text:p>22438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"/>
          <table:table-cell office:value-type="float" office:value="14471" calcext:value-type="float">
            <text:p>14471.0</text:p>
          </table:table-cell>
          <table:table-cell office:value-type="float" office:value="21561" calcext:value-type="float">
            <text:p>2156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1"/>
          <table:table-cell office:value-type="float" office:value="14286" calcext:value-type="float">
            <text:p>14286.0</text:p>
          </table:table-cell>
          <table:table-cell office:value-type="float" office:value="23035" calcext:value-type="float">
            <text:p>23035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/>
          <table:table-cell office:value-type="float" office:value="18519" calcext:value-type="float">
            <text:p>18519.0</text:p>
          </table:table-cell>
          <table:table-cell office:value-type="float" office:value="25844" calcext:value-type="float">
            <text:p>25844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1"/>
          <table:table-cell office:value-type="float" office:value="18510" calcext:value-type="float">
            <text:p>18510.0</text:p>
          </table:table-cell>
          <table:table-cell office:value-type="float" office:value="25944" calcext:value-type="float">
            <text:p>25944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"/>
          <table:table-cell office:value-type="float" office:value="17600" calcext:value-type="float">
            <text:p>17600.0</text:p>
          </table:table-cell>
          <table:table-cell office:value-type="float" office:value="23957" calcext:value-type="float">
            <text:p>23957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"/>
          <table:table-cell office:value-type="float" office:value="15402" calcext:value-type="float">
            <text:p>15402.0</text:p>
          </table:table-cell>
          <table:table-cell office:value-type="float" office:value="22437" calcext:value-type="float">
            <text:p>2243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"/>
          <table:table-cell office:value-type="float" office:value="14442" calcext:value-type="float">
            <text:p>14442.0</text:p>
          </table:table-cell>
          <table:table-cell office:value-type="float" office:value="21500" calcext:value-type="float">
            <text:p>21500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/>
          <table:table-cell office:value-type="float" office:value="14275" calcext:value-type="float">
            <text:p>14275.0</text:p>
          </table:table-cell>
          <table:table-cell office:value-type="float" office:value="23037" calcext:value-type="float">
            <text:p>23037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"/>
          <table:table-cell office:value-type="float" office:value="18535" calcext:value-type="float">
            <text:p>18535.0</text:p>
          </table:table-cell>
          <table:table-cell office:value-type="float" office:value="25845" calcext:value-type="float">
            <text:p>25845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515" calcext:value-type="float">
            <text:p>18515.0</text:p>
          </table:table-cell>
          <table:table-cell office:value-type="float" office:value="25949" calcext:value-type="float">
            <text:p>25949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"/>
          <table:table-cell office:value-type="float" office:value="17607" calcext:value-type="float">
            <text:p>17607.0</text:p>
          </table:table-cell>
          <table:table-cell office:value-type="float" office:value="23933" calcext:value-type="float">
            <text:p>23933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"/>
          <table:table-cell office:value-type="float" office:value="15421" calcext:value-type="float">
            <text:p>15421.0</text:p>
          </table:table-cell>
          <table:table-cell office:value-type="float" office:value="22442" calcext:value-type="float">
            <text:p>22442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"/>
          <table:table-cell office:value-type="float" office:value="14401" calcext:value-type="float">
            <text:p>14401.0</text:p>
          </table:table-cell>
          <table:table-cell office:value-type="float" office:value="21426" calcext:value-type="float">
            <text:p>21426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/>
          <table:table-cell office:value-type="float" office:value="14270" calcext:value-type="float">
            <text:p>14270.0</text:p>
          </table:table-cell>
          <table:table-cell office:value-type="float" office:value="23038" calcext:value-type="float">
            <text:p>23038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"/>
          <table:table-cell office:value-type="float" office:value="18565" calcext:value-type="float">
            <text:p>18565.0</text:p>
          </table:table-cell>
          <table:table-cell office:value-type="float" office:value="25845" calcext:value-type="float">
            <text:p>25845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"/>
          <table:table-cell office:value-type="float" office:value="18517" calcext:value-type="float">
            <text:p>18517.0</text:p>
          </table:table-cell>
          <table:table-cell office:value-type="float" office:value="25954" calcext:value-type="float">
            <text:p>25954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"/>
          <table:table-cell office:value-type="float" office:value="17610" calcext:value-type="float">
            <text:p>17610.0</text:p>
          </table:table-cell>
          <table:table-cell office:value-type="float" office:value="23932" calcext:value-type="float">
            <text:p>23932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"/>
          <table:table-cell office:value-type="float" office:value="15439" calcext:value-type="float">
            <text:p>15439.0</text:p>
          </table:table-cell>
          <table:table-cell office:value-type="float" office:value="22455" calcext:value-type="float">
            <text:p>22455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"/>
          <table:table-cell office:value-type="float" office:value="14379" calcext:value-type="float">
            <text:p>14379.0</text:p>
          </table:table-cell>
          <table:table-cell office:value-type="float" office:value="21391" calcext:value-type="float">
            <text:p>2139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"/>
          <table:table-cell office:value-type="float" office:value="14401" calcext:value-type="float">
            <text:p>14401.0</text:p>
          </table:table-cell>
          <table:table-cell office:value-type="float" office:value="21436" calcext:value-type="float">
            <text:p>21436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1"/>
          <table:table-cell office:value-type="float" office:value="14260" calcext:value-type="float">
            <text:p>14260.0</text:p>
          </table:table-cell>
          <table:table-cell office:value-type="float" office:value="23044" calcext:value-type="float">
            <text:p>23044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"/>
          <table:table-cell office:value-type="float" office:value="18589" calcext:value-type="float">
            <text:p>18589.0</text:p>
          </table:table-cell>
          <table:table-cell office:value-type="float" office:value="25842" calcext:value-type="float">
            <text:p>25842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"/>
          <table:table-cell office:value-type="float" office:value="18522" calcext:value-type="float">
            <text:p>18522.0</text:p>
          </table:table-cell>
          <table:table-cell office:value-type="float" office:value="25957" calcext:value-type="float">
            <text:p>25957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"/>
          <table:table-cell office:value-type="float" office:value="17612" calcext:value-type="float">
            <text:p>17612.0</text:p>
          </table:table-cell>
          <table:table-cell office:value-type="float" office:value="23922" calcext:value-type="float">
            <text:p>23922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2466" calcext:value-type="float">
            <text:p>22466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"/>
          <table:table-cell office:value-type="float" office:value="14368" calcext:value-type="float">
            <text:p>14368.0</text:p>
          </table:table-cell>
          <table:table-cell office:value-type="float" office:value="21354" calcext:value-type="float">
            <text:p>21354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"/>
          <table:table-cell office:value-type="float" office:value="14401" calcext:value-type="float">
            <text:p>14401.0</text:p>
          </table:table-cell>
          <table:table-cell office:value-type="float" office:value="21436" calcext:value-type="float">
            <text:p>21436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"/>
          <table:table-cell office:value-type="float" office:value="14254" calcext:value-type="float">
            <text:p>14254.0</text:p>
          </table:table-cell>
          <table:table-cell office:value-type="float" office:value="23048" calcext:value-type="float">
            <text:p>23048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"/>
          <table:table-cell office:value-type="float" office:value="18610" calcext:value-type="float">
            <text:p>18610.0</text:p>
          </table:table-cell>
          <table:table-cell office:value-type="float" office:value="25842" calcext:value-type="float">
            <text:p>25842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1"/>
          <table:table-cell office:value-type="float" office:value="18525" calcext:value-type="float">
            <text:p>18525.0</text:p>
          </table:table-cell>
          <table:table-cell office:value-type="float" office:value="25960" calcext:value-type="float">
            <text:p>25960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"/>
          <table:table-cell office:value-type="float" office:value="17615" calcext:value-type="float">
            <text:p>17615.0</text:p>
          </table:table-cell>
          <table:table-cell office:value-type="float" office:value="23910" calcext:value-type="float">
            <text:p>23910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"/>
          <table:table-cell office:value-type="float" office:value="15491" calcext:value-type="float">
            <text:p>15491.0</text:p>
          </table:table-cell>
          <table:table-cell office:value-type="float" office:value="22475" calcext:value-type="float">
            <text:p>22475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"/>
          <table:table-cell office:value-type="float" office:value="14351" calcext:value-type="float">
            <text:p>14351.0</text:p>
          </table:table-cell>
          <table:table-cell office:value-type="float" office:value="21326" calcext:value-type="float">
            <text:p>21326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/>
          <table:table-cell office:value-type="float" office:value="14401" calcext:value-type="float">
            <text:p>14401.0</text:p>
          </table:table-cell>
          <table:table-cell office:value-type="float" office:value="21436" calcext:value-type="float">
            <text:p>21436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"/>
          <table:table-cell office:value-type="float" office:value="14249" calcext:value-type="float">
            <text:p>14249.0</text:p>
          </table:table-cell>
          <table:table-cell office:value-type="float" office:value="23048" calcext:value-type="float">
            <text:p>23048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"/>
          <table:table-cell office:value-type="float" office:value="18646" calcext:value-type="float">
            <text:p>18646.0</text:p>
          </table:table-cell>
          <table:table-cell office:value-type="float" office:value="25846" calcext:value-type="float">
            <text:p>25846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1"/>
          <table:table-cell office:value-type="float" office:value="18533" calcext:value-type="float">
            <text:p>18533.0</text:p>
          </table:table-cell>
          <table:table-cell office:value-type="float" office:value="25956" calcext:value-type="float">
            <text:p>25956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"/>
          <table:table-cell office:value-type="float" office:value="17615" calcext:value-type="float">
            <text:p>17615.0</text:p>
          </table:table-cell>
          <table:table-cell office:value-type="float" office:value="23890" calcext:value-type="float">
            <text:p>23890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1"/>
          <table:table-cell office:value-type="float" office:value="15516" calcext:value-type="float">
            <text:p>15516.0</text:p>
          </table:table-cell>
          <table:table-cell office:value-type="float" office:value="22491" calcext:value-type="float">
            <text:p>22491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"/>
          <table:table-cell office:value-type="float" office:value="14337" calcext:value-type="float">
            <text:p>14337.0</text:p>
          </table:table-cell>
          <table:table-cell office:value-type="float" office:value="21288" calcext:value-type="float">
            <text:p>21288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1"/>
          <table:table-cell office:value-type="float" office:value="14401" calcext:value-type="float">
            <text:p>14401.0</text:p>
          </table:table-cell>
          <table:table-cell office:value-type="float" office:value="21436" calcext:value-type="float">
            <text:p>21436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"/>
          <table:table-cell office:value-type="float" office:value="14240" calcext:value-type="float">
            <text:p>14240.0</text:p>
          </table:table-cell>
          <table:table-cell office:value-type="float" office:value="23049" calcext:value-type="float">
            <text:p>23049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"/>
          <table:table-cell office:value-type="float" office:value="18683" calcext:value-type="float">
            <text:p>18683.0</text:p>
          </table:table-cell>
          <table:table-cell office:value-type="float" office:value="25844" calcext:value-type="float">
            <text:p>25844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"/>
          <table:table-cell office:value-type="float" office:value="18545" calcext:value-type="float">
            <text:p>18545.0</text:p>
          </table:table-cell>
          <table:table-cell office:value-type="float" office:value="25954" calcext:value-type="float">
            <text:p>25954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"/>
          <table:table-cell office:value-type="float" office:value="17613" calcext:value-type="float">
            <text:p>17613.0</text:p>
          </table:table-cell>
          <table:table-cell office:value-type="float" office:value="23886" calcext:value-type="float">
            <text:p>23886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1"/>
          <table:table-cell office:value-type="float" office:value="15541" calcext:value-type="float">
            <text:p>15541.0</text:p>
          </table:table-cell>
          <table:table-cell office:value-type="float" office:value="22500" calcext:value-type="float">
            <text:p>22500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"/>
          <table:table-cell office:value-type="float" office:value="14331" calcext:value-type="float">
            <text:p>14331.0</text:p>
          </table:table-cell>
          <table:table-cell office:value-type="float" office:value="21243" calcext:value-type="float">
            <text:p>21243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/>
          <table:table-cell office:value-type="float" office:value="14401" calcext:value-type="float">
            <text:p>14401.0</text:p>
          </table:table-cell>
          <table:table-cell office:value-type="float" office:value="21436" calcext:value-type="float">
            <text:p>21436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"/>
          <table:table-cell office:value-type="float" office:value="14236" calcext:value-type="float">
            <text:p>14236.0</text:p>
          </table:table-cell>
          <table:table-cell office:value-type="float" office:value="23047" calcext:value-type="float">
            <text:p>23047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734" calcext:value-type="float">
            <text:p>18734.0</text:p>
          </table:table-cell>
          <table:table-cell office:value-type="float" office:value="25797" calcext:value-type="float">
            <text:p>25797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/>
          <table:table-cell office:value-type="float" office:value="18557" calcext:value-type="float">
            <text:p>18557.0</text:p>
          </table:table-cell>
          <table:table-cell office:value-type="float" office:value="25955" calcext:value-type="float">
            <text:p>25955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"/>
          <table:table-cell office:value-type="float" office:value="17607" calcext:value-type="float">
            <text:p>17607.0</text:p>
          </table:table-cell>
          <table:table-cell office:value-type="float" office:value="23876" calcext:value-type="float">
            <text:p>23876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"/>
          <table:table-cell office:value-type="float" office:value="15552" calcext:value-type="float">
            <text:p>15552.0</text:p>
          </table:table-cell>
          <table:table-cell office:value-type="float" office:value="22504" calcext:value-type="float">
            <text:p>22504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"/>
          <table:table-cell office:value-type="float" office:value="14321" calcext:value-type="float">
            <text:p>14321.0</text:p>
          </table:table-cell>
          <table:table-cell office:value-type="float" office:value="21229" calcext:value-type="float">
            <text:p>21229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"/>
          <table:table-cell office:value-type="float" office:value="14401" calcext:value-type="float">
            <text:p>14401.0</text:p>
          </table:table-cell>
          <table:table-cell office:value-type="float" office:value="21436" calcext:value-type="float">
            <text:p>21436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"/>
          <table:table-cell office:value-type="float" office:value="14234" calcext:value-type="float">
            <text:p>14234.0</text:p>
          </table:table-cell>
          <table:table-cell office:value-type="float" office:value="23049" calcext:value-type="float">
            <text:p>23049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"/>
          <table:table-cell office:value-type="float" office:value="18744" calcext:value-type="float">
            <text:p>18744.0</text:p>
          </table:table-cell>
          <table:table-cell office:value-type="float" office:value="25799" calcext:value-type="float">
            <text:p>25799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"/>
          <table:table-cell office:value-type="float" office:value="18768" calcext:value-type="float">
            <text:p>18768.0</text:p>
          </table:table-cell>
          <table:table-cell office:value-type="float" office:value="25841" calcext:value-type="float">
            <text:p>25841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"/>
          <table:table-cell office:value-type="float" office:value="18561" calcext:value-type="float">
            <text:p>18561.0</text:p>
          </table:table-cell>
          <table:table-cell office:value-type="float" office:value="25958" calcext:value-type="float">
            <text:p>25958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1"/>
          <table:table-cell office:value-type="float" office:value="17607" calcext:value-type="float">
            <text:p>17607.0</text:p>
          </table:table-cell>
          <table:table-cell office:value-type="float" office:value="23868" calcext:value-type="float">
            <text:p>23868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"/>
          <table:table-cell office:value-type="float" office:value="15559" calcext:value-type="float">
            <text:p>15559.0</text:p>
          </table:table-cell>
          <table:table-cell office:value-type="float" office:value="22515" calcext:value-type="float">
            <text:p>22515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21" calcext:value-type="float">
            <text:p>14321.0</text:p>
          </table:table-cell>
          <table:table-cell office:value-type="float" office:value="21218" calcext:value-type="float">
            <text:p>21218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401" calcext:value-type="float">
            <text:p>14401.0</text:p>
          </table:table-cell>
          <table:table-cell office:value-type="float" office:value="21436" calcext:value-type="float">
            <text:p>21436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"/>
          <table:table-cell office:value-type="float" office:value="14225" calcext:value-type="float">
            <text:p>14225.0</text:p>
          </table:table-cell>
          <table:table-cell office:value-type="float" office:value="23052" calcext:value-type="float">
            <text:p>23052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"/>
          <table:table-cell office:value-type="float" office:value="18749" calcext:value-type="float">
            <text:p>18749.0</text:p>
          </table:table-cell>
          <table:table-cell office:value-type="float" office:value="25794" calcext:value-type="float">
            <text:p>25794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"/>
          <table:table-cell office:value-type="float" office:value="18773" calcext:value-type="float">
            <text:p>18773.0</text:p>
          </table:table-cell>
          <table:table-cell office:value-type="float" office:value="25851" calcext:value-type="float">
            <text:p>25851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"/>
          <table:table-cell office:value-type="float" office:value="18570" calcext:value-type="float">
            <text:p>18570.0</text:p>
          </table:table-cell>
          <table:table-cell office:value-type="float" office:value="25960" calcext:value-type="float">
            <text:p>25960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1"/>
          <table:table-cell office:value-type="float" office:value="17611" calcext:value-type="float">
            <text:p>17611.0</text:p>
          </table:table-cell>
          <table:table-cell office:value-type="float" office:value="23864" calcext:value-type="float">
            <text:p>23864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70" calcext:value-type="float">
            <text:p>15570.0</text:p>
          </table:table-cell>
          <table:table-cell office:value-type="float" office:value="22514" calcext:value-type="float">
            <text:p>22514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21195" calcext:value-type="float">
            <text:p>21195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"/>
          <table:table-cell office:value-type="float" office:value="14396" calcext:value-type="float">
            <text:p>14396.0</text:p>
          </table:table-cell>
          <table:table-cell office:value-type="float" office:value="21439" calcext:value-type="float">
            <text:p>21439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"/>
          <table:table-cell office:value-type="float" office:value="14218" calcext:value-type="float">
            <text:p>14218.0</text:p>
          </table:table-cell>
          <table:table-cell office:value-type="float" office:value="23051" calcext:value-type="float">
            <text:p>23051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1"/>
          <table:table-cell office:value-type="float" office:value="18752" calcext:value-type="float">
            <text:p>18752.0</text:p>
          </table:table-cell>
          <table:table-cell office:value-type="float" office:value="25789" calcext:value-type="float">
            <text:p>25789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1"/>
          <table:table-cell office:value-type="float" office:value="18774" calcext:value-type="float">
            <text:p>18774.0</text:p>
          </table:table-cell>
          <table:table-cell office:value-type="float" office:value="25862" calcext:value-type="float">
            <text:p>25862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1"/>
          <table:table-cell office:value-type="float" office:value="18597" calcext:value-type="float">
            <text:p>18597.0</text:p>
          </table:table-cell>
          <table:table-cell office:value-type="float" office:value="25976" calcext:value-type="float">
            <text:p>25976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"/>
          <table:table-cell office:value-type="float" office:value="17616" calcext:value-type="float">
            <text:p>17616.0</text:p>
          </table:table-cell>
          <table:table-cell office:value-type="float" office:value="23856" calcext:value-type="float">
            <text:p>23856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1"/>
          <table:table-cell office:value-type="float" office:value="15607" calcext:value-type="float">
            <text:p>15607.0</text:p>
          </table:table-cell>
          <table:table-cell office:value-type="float" office:value="22541" calcext:value-type="float">
            <text:p>22541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"/>
          <table:table-cell office:value-type="float" office:value="14272" calcext:value-type="float">
            <text:p>14272.0</text:p>
          </table:table-cell>
          <table:table-cell office:value-type="float" office:value="21139" calcext:value-type="float">
            <text:p>21139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"/>
          <table:table-cell office:value-type="float" office:value="14391" calcext:value-type="float">
            <text:p>14391.0</text:p>
          </table:table-cell>
          <table:table-cell office:value-type="float" office:value="21442" calcext:value-type="float">
            <text:p>21442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1"/>
          <table:table-cell office:value-type="float" office:value="14214" calcext:value-type="float">
            <text:p>14214.0</text:p>
          </table:table-cell>
          <table:table-cell office:value-type="float" office:value="23049" calcext:value-type="float">
            <text:p>23049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"/>
          <table:table-cell office:value-type="float" office:value="18770" calcext:value-type="float">
            <text:p>18770.0</text:p>
          </table:table-cell>
          <table:table-cell office:value-type="float" office:value="25789" calcext:value-type="float">
            <text:p>25789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"/>
          <table:table-cell office:value-type="float" office:value="18777" calcext:value-type="float">
            <text:p>18777.0</text:p>
          </table:table-cell>
          <table:table-cell office:value-type="float" office:value="25879" calcext:value-type="float">
            <text:p>25879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"/>
          <table:table-cell office:value-type="float" office:value="18528" calcext:value-type="float">
            <text:p>18528.0</text:p>
          </table:table-cell>
          <table:table-cell office:value-type="float" office:value="25984" calcext:value-type="float">
            <text:p>25984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1"/>
          <table:table-cell office:value-type="float" office:value="18613" calcext:value-type="float">
            <text:p>18613.0</text:p>
          </table:table-cell>
          <table:table-cell office:value-type="float" office:value="25979" calcext:value-type="float">
            <text:p>25979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"/>
          <table:table-cell office:value-type="float" office:value="17617" calcext:value-type="float">
            <text:p>17617.0</text:p>
          </table:table-cell>
          <table:table-cell office:value-type="float" office:value="23856" calcext:value-type="float">
            <text:p>23856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1"/>
          <table:table-cell office:value-type="float" office:value="15618" calcext:value-type="float">
            <text:p>15618.0</text:p>
          </table:table-cell>
          <table:table-cell office:value-type="float" office:value="22550" calcext:value-type="float">
            <text:p>22550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"/>
          <table:table-cell office:value-type="float" office:value="14237" calcext:value-type="float">
            <text:p>14237.0</text:p>
          </table:table-cell>
          <table:table-cell office:value-type="float" office:value="21099" calcext:value-type="float">
            <text:p>21099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1"/>
          <table:table-cell office:value-type="float" office:value="14204" calcext:value-type="float">
            <text:p>14204.0</text:p>
          </table:table-cell>
          <table:table-cell office:value-type="float" office:value="23042" calcext:value-type="float">
            <text:p>23042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"/>
          <table:table-cell office:value-type="float" office:value="18770" calcext:value-type="float">
            <text:p>18770.0</text:p>
          </table:table-cell>
          <table:table-cell office:value-type="float" office:value="25787" calcext:value-type="float">
            <text:p>25787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1"/>
          <table:table-cell office:value-type="float" office:value="18777" calcext:value-type="float">
            <text:p>18777.0</text:p>
          </table:table-cell>
          <table:table-cell office:value-type="float" office:value="25880" calcext:value-type="float">
            <text:p>25880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8520" calcext:value-type="float">
            <text:p>18520.0</text:p>
          </table:table-cell>
          <table:table-cell office:value-type="float" office:value="25981" calcext:value-type="float">
            <text:p>25981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"/>
          <table:table-cell office:value-type="float" office:value="18625" calcext:value-type="float">
            <text:p>18625.0</text:p>
          </table:table-cell>
          <table:table-cell office:value-type="float" office:value="25966" calcext:value-type="float">
            <text:p>25966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"/>
          <table:table-cell office:value-type="float" office:value="17629" calcext:value-type="float">
            <text:p>17629.0</text:p>
          </table:table-cell>
          <table:table-cell office:value-type="float" office:value="23850" calcext:value-type="float">
            <text:p>23850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"/>
          <table:table-cell office:value-type="float" office:value="15636" calcext:value-type="float">
            <text:p>15636.0</text:p>
          </table:table-cell>
          <table:table-cell office:value-type="float" office:value="22558" calcext:value-type="float">
            <text:p>22558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"/>
          <table:table-cell office:value-type="float" office:value="14235" calcext:value-type="float">
            <text:p>14235.0</text:p>
          </table:table-cell>
          <table:table-cell office:value-type="float" office:value="21100" calcext:value-type="float">
            <text:p>21100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"/>
          <table:table-cell office:value-type="float" office:value="14202" calcext:value-type="float">
            <text:p>14202.0</text:p>
          </table:table-cell>
          <table:table-cell office:value-type="float" office:value="23041" calcext:value-type="float">
            <text:p>23041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"/>
          <table:table-cell office:value-type="float" office:value="18770" calcext:value-type="float">
            <text:p>18770.0</text:p>
          </table:table-cell>
          <table:table-cell office:value-type="float" office:value="25787" calcext:value-type="float">
            <text:p>25787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"/>
          <table:table-cell office:value-type="float" office:value="18782" calcext:value-type="float">
            <text:p>18782.0</text:p>
          </table:table-cell>
          <table:table-cell office:value-type="float" office:value="25838" calcext:value-type="float">
            <text:p>25838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1"/>
          <table:table-cell office:value-type="float" office:value="18781" calcext:value-type="float">
            <text:p>18781.0</text:p>
          </table:table-cell>
          <table:table-cell office:value-type="float" office:value="25901" calcext:value-type="float">
            <text:p>25901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"/>
          <table:table-cell office:value-type="float" office:value="18629" calcext:value-type="float">
            <text:p>18629.0</text:p>
          </table:table-cell>
          <table:table-cell office:value-type="float" office:value="25960" calcext:value-type="float">
            <text:p>25960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"/>
          <table:table-cell office:value-type="float" office:value="17636" calcext:value-type="float">
            <text:p>17636.0</text:p>
          </table:table-cell>
          <table:table-cell office:value-type="float" office:value="23846" calcext:value-type="float">
            <text:p>23846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"/>
          <table:table-cell office:value-type="float" office:value="15645" calcext:value-type="float">
            <text:p>15645.0</text:p>
          </table:table-cell>
          <table:table-cell office:value-type="float" office:value="22565" calcext:value-type="float">
            <text:p>22565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/>
          <table:table-cell office:value-type="float" office:value="14217" calcext:value-type="float">
            <text:p>14217.0</text:p>
          </table:table-cell>
          <table:table-cell office:value-type="float" office:value="21049" calcext:value-type="float">
            <text:p>21049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"/>
          <table:table-cell office:value-type="float" office:value="14223" calcext:value-type="float">
            <text:p>14223.0</text:p>
          </table:table-cell>
          <table:table-cell office:value-type="float" office:value="21090" calcext:value-type="float">
            <text:p>21090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1"/>
          <table:table-cell office:value-type="float" office:value="14200" calcext:value-type="float">
            <text:p>14200.0</text:p>
          </table:table-cell>
          <table:table-cell office:value-type="float" office:value="23039" calcext:value-type="float">
            <text:p>23039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"/>
          <table:table-cell office:value-type="float" office:value="18777" calcext:value-type="float">
            <text:p>18777.0</text:p>
          </table:table-cell>
          <table:table-cell office:value-type="float" office:value="25786" calcext:value-type="float">
            <text:p>25786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1"/>
          <table:table-cell office:value-type="float" office:value="18783" calcext:value-type="float">
            <text:p>18783.0</text:p>
          </table:table-cell>
          <table:table-cell office:value-type="float" office:value="25827" calcext:value-type="float">
            <text:p>25827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"/>
          <table:table-cell office:value-type="float" office:value="18784" calcext:value-type="float">
            <text:p>18784.0</text:p>
          </table:table-cell>
          <table:table-cell office:value-type="float" office:value="25906" calcext:value-type="float">
            <text:p>25906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1"/>
          <table:table-cell office:value-type="float" office:value="18635" calcext:value-type="float">
            <text:p>18635.0</text:p>
          </table:table-cell>
          <table:table-cell office:value-type="float" office:value="25955" calcext:value-type="float">
            <text:p>25955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"/>
          <table:table-cell office:value-type="float" office:value="17633" calcext:value-type="float">
            <text:p>17633.0</text:p>
          </table:table-cell>
          <table:table-cell office:value-type="float" office:value="23848" calcext:value-type="float">
            <text:p>23848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"/>
          <table:table-cell office:value-type="float" office:value="15663" calcext:value-type="float">
            <text:p>15663.0</text:p>
          </table:table-cell>
          <table:table-cell office:value-type="float" office:value="22575" calcext:value-type="float">
            <text:p>22575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1"/>
          <table:table-cell office:value-type="float" office:value="14219" calcext:value-type="float">
            <text:p>14219.0</text:p>
          </table:table-cell>
          <table:table-cell office:value-type="float" office:value="21002" calcext:value-type="float">
            <text:p>21002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/>
          <table:table-cell office:value-type="float" office:value="14222" calcext:value-type="float">
            <text:p>14222.0</text:p>
          </table:table-cell>
          <table:table-cell office:value-type="float" office:value="21085" calcext:value-type="float">
            <text:p>21085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"/>
          <table:table-cell office:value-type="float" office:value="14198" calcext:value-type="float">
            <text:p>14198.0</text:p>
          </table:table-cell>
          <table:table-cell office:value-type="float" office:value="23037" calcext:value-type="float">
            <text:p>23037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"/>
          <table:table-cell office:value-type="float" office:value="18787" calcext:value-type="float">
            <text:p>18787.0</text:p>
          </table:table-cell>
          <table:table-cell office:value-type="float" office:value="25782" calcext:value-type="float">
            <text:p>25782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1"/>
          <table:table-cell office:value-type="float" office:value="18784" calcext:value-type="float">
            <text:p>18784.0</text:p>
          </table:table-cell>
          <table:table-cell office:value-type="float" office:value="25813" calcext:value-type="float">
            <text:p>25813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1"/>
          <table:table-cell office:value-type="float" office:value="18789" calcext:value-type="float">
            <text:p>18789.0</text:p>
          </table:table-cell>
          <table:table-cell office:value-type="float" office:value="25924" calcext:value-type="float">
            <text:p>25924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"/>
          <table:table-cell office:value-type="float" office:value="18635" calcext:value-type="float">
            <text:p>18635.0</text:p>
          </table:table-cell>
          <table:table-cell office:value-type="float" office:value="25954" calcext:value-type="float">
            <text:p>25954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1"/>
          <table:table-cell office:value-type="float" office:value="17637" calcext:value-type="float">
            <text:p>17637.0</text:p>
          </table:table-cell>
          <table:table-cell office:value-type="float" office:value="23844" calcext:value-type="float">
            <text:p>23844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1"/>
          <table:table-cell office:value-type="float" office:value="15691" calcext:value-type="float">
            <text:p>15691.0</text:p>
          </table:table-cell>
          <table:table-cell office:value-type="float" office:value="22580" calcext:value-type="float">
            <text:p>22580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"/>
          <table:table-cell office:value-type="float" office:value="14208" calcext:value-type="float">
            <text:p>14208.0</text:p>
          </table:table-cell>
          <table:table-cell office:value-type="float" office:value="20986" calcext:value-type="float">
            <text:p>20986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1"/>
          <table:table-cell office:value-type="float" office:value="14222" calcext:value-type="float">
            <text:p>14222.0</text:p>
          </table:table-cell>
          <table:table-cell office:value-type="float" office:value="21082" calcext:value-type="float">
            <text:p>21082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1"/>
          <table:table-cell office:value-type="float" office:value="14190" calcext:value-type="float">
            <text:p>14190.0</text:p>
          </table:table-cell>
          <table:table-cell office:value-type="float" office:value="23030" calcext:value-type="float">
            <text:p>23030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1"/>
          <table:table-cell office:value-type="float" office:value="18805" calcext:value-type="float">
            <text:p>18805.0</text:p>
          </table:table-cell>
          <table:table-cell office:value-type="float" office:value="25782" calcext:value-type="float">
            <text:p>25782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1"/>
          <table:table-cell office:value-type="float" office:value="18784" calcext:value-type="float">
            <text:p>18784.0</text:p>
          </table:table-cell>
          <table:table-cell office:value-type="float" office:value="25813" calcext:value-type="float">
            <text:p>25813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"/>
          <table:table-cell office:value-type="float" office:value="18801" calcext:value-type="float">
            <text:p>18801.0</text:p>
          </table:table-cell>
          <table:table-cell office:value-type="float" office:value="25937" calcext:value-type="float">
            <text:p>25937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"/>
          <table:table-cell office:value-type="float" office:value="18648" calcext:value-type="float">
            <text:p>18648.0</text:p>
          </table:table-cell>
          <table:table-cell office:value-type="float" office:value="25948" calcext:value-type="float">
            <text:p>25948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"/>
          <table:table-cell office:value-type="float" office:value="17645" calcext:value-type="float">
            <text:p>17645.0</text:p>
          </table:table-cell>
          <table:table-cell office:value-type="float" office:value="23829" calcext:value-type="float">
            <text:p>23829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1"/>
          <table:table-cell office:value-type="float" office:value="15699" calcext:value-type="float">
            <text:p>15699.0</text:p>
          </table:table-cell>
          <table:table-cell office:value-type="float" office:value="22592" calcext:value-type="float">
            <text:p>22592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1"/>
          <table:table-cell office:value-type="float" office:value="14195" calcext:value-type="float">
            <text:p>14195.0</text:p>
          </table:table-cell>
          <table:table-cell office:value-type="float" office:value="20942" calcext:value-type="float">
            <text:p>20942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"/>
          <table:table-cell office:value-type="float" office:value="14222" calcext:value-type="float">
            <text:p>14222.0</text:p>
          </table:table-cell>
          <table:table-cell office:value-type="float" office:value="21082" calcext:value-type="float">
            <text:p>21082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"/>
          <table:table-cell office:value-type="float" office:value="14184" calcext:value-type="float">
            <text:p>14184.0</text:p>
          </table:table-cell>
          <table:table-cell office:value-type="float" office:value="23025" calcext:value-type="float">
            <text:p>23025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1"/>
          <table:table-cell office:value-type="float" office:value="18829" calcext:value-type="float">
            <text:p>18829.0</text:p>
          </table:table-cell>
          <table:table-cell office:value-type="float" office:value="25788" calcext:value-type="float">
            <text:p>25788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"/>
          <table:table-cell office:value-type="float" office:value="18788" calcext:value-type="float">
            <text:p>18788.0</text:p>
          </table:table-cell>
          <table:table-cell office:value-type="float" office:value="25805" calcext:value-type="float">
            <text:p>25805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1"/>
          <table:table-cell office:value-type="float" office:value="18810" calcext:value-type="float">
            <text:p>18810.0</text:p>
          </table:table-cell>
          <table:table-cell office:value-type="float" office:value="25944" calcext:value-type="float">
            <text:p>25944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"/>
          <table:table-cell office:value-type="float" office:value="18656" calcext:value-type="float">
            <text:p>18656.0</text:p>
          </table:table-cell>
          <table:table-cell office:value-type="float" office:value="25943" calcext:value-type="float">
            <text:p>25943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"/>
          <table:table-cell office:value-type="float" office:value="17651" calcext:value-type="float">
            <text:p>17651.0</text:p>
          </table:table-cell>
          <table:table-cell office:value-type="float" office:value="23800" calcext:value-type="float">
            <text:p>23800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1"/>
          <table:table-cell office:value-type="float" office:value="15711" calcext:value-type="float">
            <text:p>15711.0</text:p>
          </table:table-cell>
          <table:table-cell office:value-type="float" office:value="22611" calcext:value-type="float">
            <text:p>22611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1"/>
          <table:table-cell office:value-type="float" office:value="14195" calcext:value-type="float">
            <text:p>14195.0</text:p>
          </table:table-cell>
          <table:table-cell office:value-type="float" office:value="20919" calcext:value-type="float">
            <text:p>20919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"/>
          <table:table-cell office:value-type="float" office:value="14221" calcext:value-type="float">
            <text:p>14221.0</text:p>
          </table:table-cell>
          <table:table-cell office:value-type="float" office:value="21071" calcext:value-type="float">
            <text:p>21071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1"/>
          <table:table-cell office:value-type="float" office:value="14179" calcext:value-type="float">
            <text:p>14179.0</text:p>
          </table:table-cell>
          <table:table-cell office:value-type="float" office:value="23021" calcext:value-type="float">
            <text:p>23021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"/>
          <table:table-cell office:value-type="float" office:value="18849" calcext:value-type="float">
            <text:p>18849.0</text:p>
          </table:table-cell>
          <table:table-cell office:value-type="float" office:value="25800" calcext:value-type="float">
            <text:p>25800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1"/>
          <table:table-cell office:value-type="float" office:value="18790" calcext:value-type="float">
            <text:p>18790.0</text:p>
          </table:table-cell>
          <table:table-cell office:value-type="float" office:value="25795" calcext:value-type="float">
            <text:p>25795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1"/>
          <table:table-cell office:value-type="float" office:value="18829" calcext:value-type="float">
            <text:p>18829.0</text:p>
          </table:table-cell>
          <table:table-cell office:value-type="float" office:value="25973" calcext:value-type="float">
            <text:p>25973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1"/>
          <table:table-cell office:value-type="float" office:value="18663" calcext:value-type="float">
            <text:p>18663.0</text:p>
          </table:table-cell>
          <table:table-cell office:value-type="float" office:value="25935" calcext:value-type="float">
            <text:p>25935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"/>
          <table:table-cell office:value-type="float" office:value="17661" calcext:value-type="float">
            <text:p>17661.0</text:p>
          </table:table-cell>
          <table:table-cell office:value-type="float" office:value="23787" calcext:value-type="float">
            <text:p>23787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1"/>
          <table:table-cell office:value-type="float" office:value="15722" calcext:value-type="float">
            <text:p>15722.0</text:p>
          </table:table-cell>
          <table:table-cell office:value-type="float" office:value="22618" calcext:value-type="float">
            <text:p>22618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1"/>
          <table:table-cell office:value-type="float" office:value="14195" calcext:value-type="float">
            <text:p>14195.0</text:p>
          </table:table-cell>
          <table:table-cell office:value-type="float" office:value="20908" calcext:value-type="float">
            <text:p>20908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"/>
          <table:table-cell office:value-type="float" office:value="14220" calcext:value-type="float">
            <text:p>14220.0</text:p>
          </table:table-cell>
          <table:table-cell office:value-type="float" office:value="21071" calcext:value-type="float">
            <text:p>21071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"/>
          <table:table-cell office:value-type="float" office:value="14174" calcext:value-type="float">
            <text:p>14174.0</text:p>
          </table:table-cell>
          <table:table-cell office:value-type="float" office:value="23019" calcext:value-type="float">
            <text:p>23019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893" calcext:value-type="float">
            <text:p>18893.0</text:p>
          </table:table-cell>
          <table:table-cell office:value-type="float" office:value="25812" calcext:value-type="float">
            <text:p>25812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1"/>
          <table:table-cell office:value-type="float" office:value="18792" calcext:value-type="float">
            <text:p>18792.0</text:p>
          </table:table-cell>
          <table:table-cell office:value-type="float" office:value="25786" calcext:value-type="float">
            <text:p>25786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"/>
          <table:table-cell office:value-type="float" office:value="18841" calcext:value-type="float">
            <text:p>18841.0</text:p>
          </table:table-cell>
          <table:table-cell office:value-type="float" office:value="25988" calcext:value-type="float">
            <text:p>25988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"/>
          <table:table-cell office:value-type="float" office:value="18670" calcext:value-type="float">
            <text:p>18670.0</text:p>
          </table:table-cell>
          <table:table-cell office:value-type="float" office:value="25926" calcext:value-type="float">
            <text:p>25926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664" calcext:value-type="float">
            <text:p>17664.0</text:p>
          </table:table-cell>
          <table:table-cell office:value-type="float" office:value="23776" calcext:value-type="float">
            <text:p>23776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1"/>
          <table:table-cell office:value-type="float" office:value="15756" calcext:value-type="float">
            <text:p>15756.0</text:p>
          </table:table-cell>
          <table:table-cell office:value-type="float" office:value="22668" calcext:value-type="float">
            <text:p>22668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206" calcext:value-type="float">
            <text:p>14206.0</text:p>
          </table:table-cell>
          <table:table-cell office:value-type="float" office:value="20907" calcext:value-type="float">
            <text:p>20907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214" calcext:value-type="float">
            <text:p>14214.0</text:p>
          </table:table-cell>
          <table:table-cell office:value-type="float" office:value="21077" calcext:value-type="float">
            <text:p>21077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"/>
          <table:table-cell office:value-type="float" office:value="14170" calcext:value-type="float">
            <text:p>14170.0</text:p>
          </table:table-cell>
          <table:table-cell office:value-type="float" office:value="23017" calcext:value-type="float">
            <text:p>23017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"/>
          <table:table-cell office:value-type="float" office:value="18899" calcext:value-type="float">
            <text:p>18899.0</text:p>
          </table:table-cell>
          <table:table-cell office:value-type="float" office:value="25815" calcext:value-type="float">
            <text:p>25815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1"/>
          <table:table-cell office:value-type="float" office:value="18802" calcext:value-type="float">
            <text:p>18802.0</text:p>
          </table:table-cell>
          <table:table-cell office:value-type="float" office:value="25766" calcext:value-type="float">
            <text:p>25766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1"/>
          <table:table-cell office:value-type="float" office:value="18848" calcext:value-type="float">
            <text:p>18848.0</text:p>
          </table:table-cell>
          <table:table-cell office:value-type="float" office:value="25996" calcext:value-type="float">
            <text:p>25996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1"/>
          <table:table-cell office:value-type="float" office:value="18670" calcext:value-type="float">
            <text:p>18670.0</text:p>
          </table:table-cell>
          <table:table-cell office:value-type="float" office:value="25924" calcext:value-type="float">
            <text:p>25924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"/>
          <table:table-cell office:value-type="float" office:value="17666" calcext:value-type="float">
            <text:p>17666.0</text:p>
          </table:table-cell>
          <table:table-cell office:value-type="float" office:value="23773" calcext:value-type="float">
            <text:p>23773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"/>
          <table:table-cell office:value-type="float" office:value="15797" calcext:value-type="float">
            <text:p>15797.0</text:p>
          </table:table-cell>
          <table:table-cell office:value-type="float" office:value="22700" calcext:value-type="float">
            <text:p>22700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1"/>
          <table:table-cell office:value-type="float" office:value="14206" calcext:value-type="float">
            <text:p>14206.0</text:p>
          </table:table-cell>
          <table:table-cell office:value-type="float" office:value="20903" calcext:value-type="float">
            <text:p>20903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"/>
          <table:table-cell office:value-type="float" office:value="14218" calcext:value-type="float">
            <text:p>14218.0</text:p>
          </table:table-cell>
          <table:table-cell office:value-type="float" office:value="21086" calcext:value-type="float">
            <text:p>21086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"/>
          <table:table-cell office:value-type="float" office:value="14172" calcext:value-type="float">
            <text:p>14172.0</text:p>
          </table:table-cell>
          <table:table-cell office:value-type="float" office:value="23016" calcext:value-type="float">
            <text:p>23016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"/>
          <table:table-cell office:value-type="float" office:value="18902" calcext:value-type="float">
            <text:p>18902.0</text:p>
          </table:table-cell>
          <table:table-cell office:value-type="float" office:value="25816" calcext:value-type="float">
            <text:p>25816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"/>
          <table:table-cell office:value-type="float" office:value="18798" calcext:value-type="float">
            <text:p>18798.0</text:p>
          </table:table-cell>
          <table:table-cell office:value-type="float" office:value="25758" calcext:value-type="float">
            <text:p>25758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"/>
          <table:table-cell office:value-type="float" office:value="18671" calcext:value-type="float">
            <text:p>18671.0</text:p>
          </table:table-cell>
          <table:table-cell office:value-type="float" office:value="25923" calcext:value-type="float">
            <text:p>25923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"/>
          <table:table-cell office:value-type="float" office:value="17667" calcext:value-type="float">
            <text:p>17667.0</text:p>
          </table:table-cell>
          <table:table-cell office:value-type="float" office:value="23778" calcext:value-type="float">
            <text:p>23778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"/>
          <table:table-cell office:value-type="float" office:value="15814" calcext:value-type="float">
            <text:p>15814.0</text:p>
          </table:table-cell>
          <table:table-cell office:value-type="float" office:value="22705" calcext:value-type="float">
            <text:p>22705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"/>
          <table:table-cell office:value-type="float" office:value="14221" calcext:value-type="float">
            <text:p>14221.0</text:p>
          </table:table-cell>
          <table:table-cell office:value-type="float" office:value="20885" calcext:value-type="float">
            <text:p>20885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"/>
          <table:table-cell office:value-type="float" office:value="14172" calcext:value-type="float">
            <text:p>14172.0</text:p>
          </table:table-cell>
          <table:table-cell office:value-type="float" office:value="23015" calcext:value-type="float">
            <text:p>23015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"/>
          <table:table-cell office:value-type="float" office:value="18919" calcext:value-type="float">
            <text:p>18919.0</text:p>
          </table:table-cell>
          <table:table-cell office:value-type="float" office:value="25812" calcext:value-type="float">
            <text:p>25812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"/>
          <table:table-cell office:value-type="float" office:value="18796" calcext:value-type="float">
            <text:p>18796.0</text:p>
          </table:table-cell>
          <table:table-cell office:value-type="float" office:value="25754" calcext:value-type="float">
            <text:p>25754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"/>
          <table:table-cell office:value-type="float" office:value="18673" calcext:value-type="float">
            <text:p>18673.0</text:p>
          </table:table-cell>
          <table:table-cell office:value-type="float" office:value="25920" calcext:value-type="float">
            <text:p>25920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"/>
          <table:table-cell office:value-type="float" office:value="17669" calcext:value-type="float">
            <text:p>17669.0</text:p>
          </table:table-cell>
          <table:table-cell office:value-type="float" office:value="23785" calcext:value-type="float">
            <text:p>23785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"/>
          <table:table-cell office:value-type="float" office:value="15826" calcext:value-type="float">
            <text:p>15826.0</text:p>
          </table:table-cell>
          <table:table-cell office:value-type="float" office:value="22703" calcext:value-type="float">
            <text:p>22703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"/>
          <table:table-cell office:value-type="float" office:value="14228" calcext:value-type="float">
            <text:p>14228.0</text:p>
          </table:table-cell>
          <table:table-cell office:value-type="float" office:value="20879" calcext:value-type="float">
            <text:p>20879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14163" calcext:value-type="float">
            <text:p>14163.0</text:p>
          </table:table-cell>
          <table:table-cell office:value-type="float" office:value="23011" calcext:value-type="float">
            <text:p>23011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"/>
          <table:table-cell office:value-type="float" office:value="18929" calcext:value-type="float">
            <text:p>18929.0</text:p>
          </table:table-cell>
          <table:table-cell office:value-type="float" office:value="25805" calcext:value-type="float">
            <text:p>25805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"/>
          <table:table-cell office:value-type="float" office:value="18778" calcext:value-type="float">
            <text:p>18778.0</text:p>
          </table:table-cell>
          <table:table-cell office:value-type="float" office:value="26009" calcext:value-type="float">
            <text:p>26009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1"/>
          <table:table-cell office:value-type="float" office:value="18673" calcext:value-type="float">
            <text:p>18673.0</text:p>
          </table:table-cell>
          <table:table-cell office:value-type="float" office:value="25910" calcext:value-type="float">
            <text:p>25910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1"/>
          <table:table-cell office:value-type="float" office:value="17666" calcext:value-type="float">
            <text:p>17666.0</text:p>
          </table:table-cell>
          <table:table-cell office:value-type="float" office:value="23784" calcext:value-type="float">
            <text:p>23784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826" calcext:value-type="float">
            <text:p>15826.0</text:p>
          </table:table-cell>
          <table:table-cell office:value-type="float" office:value="22701" calcext:value-type="float">
            <text:p>22701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1"/>
          <table:table-cell office:value-type="float" office:value="14230" calcext:value-type="float">
            <text:p>14230.0</text:p>
          </table:table-cell>
          <table:table-cell office:value-type="float" office:value="20869" calcext:value-type="float">
            <text:p>20869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1"/>
          <table:table-cell office:value-type="float" office:value="14156" calcext:value-type="float">
            <text:p>14156.0</text:p>
          </table:table-cell>
          <table:table-cell office:value-type="float" office:value="23009" calcext:value-type="float">
            <text:p>23009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"/>
          <table:table-cell office:value-type="float" office:value="18935" calcext:value-type="float">
            <text:p>18935.0</text:p>
          </table:table-cell>
          <table:table-cell office:value-type="float" office:value="25798" calcext:value-type="float">
            <text:p>25798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1"/>
          <table:table-cell office:value-type="float" office:value="18781" calcext:value-type="float">
            <text:p>18781.0</text:p>
          </table:table-cell>
          <table:table-cell office:value-type="float" office:value="25995" calcext:value-type="float">
            <text:p>25995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1"/>
          <table:table-cell office:value-type="float" office:value="18676" calcext:value-type="float">
            <text:p>18676.0</text:p>
          </table:table-cell>
          <table:table-cell office:value-type="float" office:value="25907" calcext:value-type="float">
            <text:p>25907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"/>
          <table:table-cell office:value-type="float" office:value="17669" calcext:value-type="float">
            <text:p>17669.0</text:p>
          </table:table-cell>
          <table:table-cell office:value-type="float" office:value="23782" calcext:value-type="float">
            <text:p>23782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1"/>
          <table:table-cell office:value-type="float" office:value="15826" calcext:value-type="float">
            <text:p>15826.0</text:p>
          </table:table-cell>
          <table:table-cell office:value-type="float" office:value="22701" calcext:value-type="float">
            <text:p>22701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1"/>
          <table:table-cell office:value-type="float" office:value="14232" calcext:value-type="float">
            <text:p>14232.0</text:p>
          </table:table-cell>
          <table:table-cell office:value-type="float" office:value="20844" calcext:value-type="float">
            <text:p>20844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1"/>
          <table:table-cell office:value-type="float" office:value="14146" calcext:value-type="float">
            <text:p>14146.0</text:p>
          </table:table-cell>
          <table:table-cell office:value-type="float" office:value="23009" calcext:value-type="float">
            <text:p>23009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1"/>
          <table:table-cell office:value-type="float" office:value="18937" calcext:value-type="float">
            <text:p>18937.0</text:p>
          </table:table-cell>
          <table:table-cell office:value-type="float" office:value="25795" calcext:value-type="float">
            <text:p>25795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1"/>
          <table:table-cell office:value-type="float" office:value="18789" calcext:value-type="float">
            <text:p>18789.0</text:p>
          </table:table-cell>
          <table:table-cell office:value-type="float" office:value="25985" calcext:value-type="float">
            <text:p>25985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1"/>
          <table:table-cell office:value-type="float" office:value="18679" calcext:value-type="float">
            <text:p>18679.0</text:p>
          </table:table-cell>
          <table:table-cell office:value-type="float" office:value="25904" calcext:value-type="float">
            <text:p>25904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1"/>
          <table:table-cell office:value-type="float" office:value="17687" calcext:value-type="float">
            <text:p>17687.0</text:p>
          </table:table-cell>
          <table:table-cell office:value-type="float" office:value="23779" calcext:value-type="float">
            <text:p>23779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1"/>
          <table:table-cell office:value-type="float" office:value="15828" calcext:value-type="float">
            <text:p>15828.0</text:p>
          </table:table-cell>
          <table:table-cell office:value-type="float" office:value="22701" calcext:value-type="float">
            <text:p>22701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"/>
          <table:table-cell office:value-type="float" office:value="14236" calcext:value-type="float">
            <text:p>14236.0</text:p>
          </table:table-cell>
          <table:table-cell office:value-type="float" office:value="20844" calcext:value-type="float">
            <text:p>20844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/>
          <table:table-cell office:value-type="float" office:value="14136" calcext:value-type="float">
            <text:p>14136.0</text:p>
          </table:table-cell>
          <table:table-cell office:value-type="float" office:value="23012" calcext:value-type="float">
            <text:p>23012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1"/>
          <table:table-cell office:value-type="float" office:value="18938" calcext:value-type="float">
            <text:p>18938.0</text:p>
          </table:table-cell>
          <table:table-cell office:value-type="float" office:value="25793" calcext:value-type="float">
            <text:p>25793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1"/>
          <table:table-cell office:value-type="float" office:value="18795" calcext:value-type="float">
            <text:p>18795.0</text:p>
          </table:table-cell>
          <table:table-cell office:value-type="float" office:value="25969" calcext:value-type="float">
            <text:p>25969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1"/>
          <table:table-cell office:value-type="float" office:value="18680" calcext:value-type="float">
            <text:p>18680.0</text:p>
          </table:table-cell>
          <table:table-cell office:value-type="float" office:value="25896" calcext:value-type="float">
            <text:p>25896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1"/>
          <table:table-cell office:value-type="float" office:value="17695" calcext:value-type="float">
            <text:p>17695.0</text:p>
          </table:table-cell>
          <table:table-cell office:value-type="float" office:value="23781" calcext:value-type="float">
            <text:p>23781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1"/>
          <table:table-cell office:value-type="float" office:value="15834" calcext:value-type="float">
            <text:p>15834.0</text:p>
          </table:table-cell>
          <table:table-cell office:value-type="float" office:value="22697" calcext:value-type="float">
            <text:p>22697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1"/>
          <table:table-cell office:value-type="float" office:value="14235" calcext:value-type="float">
            <text:p>14235.0</text:p>
          </table:table-cell>
          <table:table-cell office:value-type="float" office:value="20842" calcext:value-type="float">
            <text:p>20842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1"/>
          <table:table-cell office:value-type="float" office:value="14074" calcext:value-type="float">
            <text:p>14074.0</text:p>
          </table:table-cell>
          <table:table-cell office:value-type="float" office:value="23049" calcext:value-type="float">
            <text:p>23049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919" calcext:value-type="float">
            <text:p>18919.0</text:p>
          </table:table-cell>
          <table:table-cell office:value-type="float" office:value="25793" calcext:value-type="float">
            <text:p>25793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1"/>
          <table:table-cell office:value-type="float" office:value="18800" calcext:value-type="float">
            <text:p>18800.0</text:p>
          </table:table-cell>
          <table:table-cell office:value-type="float" office:value="25932" calcext:value-type="float">
            <text:p>25932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1"/>
          <table:table-cell office:value-type="float" office:value="18680" calcext:value-type="float">
            <text:p>18680.0</text:p>
          </table:table-cell>
          <table:table-cell office:value-type="float" office:value="25892" calcext:value-type="float">
            <text:p>25892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1"/>
          <table:table-cell office:value-type="float" office:value="17706" calcext:value-type="float">
            <text:p>17706.0</text:p>
          </table:table-cell>
          <table:table-cell office:value-type="float" office:value="23787" calcext:value-type="float">
            <text:p>23787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1"/>
          <table:table-cell office:value-type="float" office:value="15837" calcext:value-type="float">
            <text:p>15837.0</text:p>
          </table:table-cell>
          <table:table-cell office:value-type="float" office:value="22687" calcext:value-type="float">
            <text:p>22687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1"/>
          <table:table-cell office:value-type="float" office:value="14233" calcext:value-type="float">
            <text:p>14233.0</text:p>
          </table:table-cell>
          <table:table-cell office:value-type="float" office:value="20845" calcext:value-type="float">
            <text:p>20845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1"/>
          <table:table-cell office:value-type="float" office:value="14058" calcext:value-type="float">
            <text:p>14058.0</text:p>
          </table:table-cell>
          <table:table-cell office:value-type="float" office:value="23045" calcext:value-type="float">
            <text:p>23045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1"/>
          <table:table-cell office:value-type="float" office:value="18799" calcext:value-type="float">
            <text:p>18799.0</text:p>
          </table:table-cell>
          <table:table-cell office:value-type="float" office:value="25922" calcext:value-type="float">
            <text:p>25922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1"/>
          <table:table-cell office:value-type="float" office:value="18683" calcext:value-type="float">
            <text:p>18683.0</text:p>
          </table:table-cell>
          <table:table-cell office:value-type="float" office:value="25887" calcext:value-type="float">
            <text:p>25887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1"/>
          <table:table-cell office:value-type="float" office:value="17724" calcext:value-type="float">
            <text:p>17724.0</text:p>
          </table:table-cell>
          <table:table-cell office:value-type="float" office:value="23792" calcext:value-type="float">
            <text:p>23792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1"/>
          <table:table-cell office:value-type="float" office:value="15845" calcext:value-type="float">
            <text:p>15845.0</text:p>
          </table:table-cell>
          <table:table-cell office:value-type="float" office:value="22657" calcext:value-type="float">
            <text:p>22657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1"/>
          <table:table-cell office:value-type="float" office:value="14237" calcext:value-type="float">
            <text:p>14237.0</text:p>
          </table:table-cell>
          <table:table-cell office:value-type="float" office:value="20841" calcext:value-type="float">
            <text:p>20841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1"/>
          <table:table-cell office:value-type="float" office:value="14058" calcext:value-type="float">
            <text:p>14058.0</text:p>
          </table:table-cell>
          <table:table-cell office:value-type="float" office:value="23044" calcext:value-type="float">
            <text:p>23044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1"/>
          <table:table-cell office:value-type="float" office:value="18803" calcext:value-type="float">
            <text:p>18803.0</text:p>
          </table:table-cell>
          <table:table-cell office:value-type="float" office:value="25918" calcext:value-type="float">
            <text:p>25918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1"/>
          <table:table-cell office:value-type="float" office:value="18686" calcext:value-type="float">
            <text:p>18686.0</text:p>
          </table:table-cell>
          <table:table-cell office:value-type="float" office:value="25884" calcext:value-type="float">
            <text:p>25884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1"/>
          <table:table-cell office:value-type="float" office:value="17740" calcext:value-type="float">
            <text:p>17740.0</text:p>
          </table:table-cell>
          <table:table-cell office:value-type="float" office:value="23781" calcext:value-type="float">
            <text:p>23781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1"/>
          <table:table-cell office:value-type="float" office:value="15866" calcext:value-type="float">
            <text:p>15866.0</text:p>
          </table:table-cell>
          <table:table-cell office:value-type="float" office:value="22631" calcext:value-type="float">
            <text:p>22631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1"/>
          <table:table-cell office:value-type="float" office:value="14243" calcext:value-type="float">
            <text:p>14243.0</text:p>
          </table:table-cell>
          <table:table-cell office:value-type="float" office:value="20830" calcext:value-type="float">
            <text:p>2083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1"/>
          <table:table-cell office:value-type="float" office:value="14058" calcext:value-type="float">
            <text:p>14058.0</text:p>
          </table:table-cell>
          <table:table-cell office:value-type="float" office:value="23043" calcext:value-type="float">
            <text:p>23043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1"/>
          <table:table-cell office:value-type="float" office:value="18806" calcext:value-type="float">
            <text:p>18806.0</text:p>
          </table:table-cell>
          <table:table-cell office:value-type="float" office:value="25888" calcext:value-type="float">
            <text:p>25888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1"/>
          <table:table-cell office:value-type="float" office:value="18692" calcext:value-type="float">
            <text:p>18692.0</text:p>
          </table:table-cell>
          <table:table-cell office:value-type="float" office:value="25888" calcext:value-type="float">
            <text:p>25888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1"/>
          <table:table-cell office:value-type="float" office:value="17756" calcext:value-type="float">
            <text:p>17756.0</text:p>
          </table:table-cell>
          <table:table-cell office:value-type="float" office:value="23765" calcext:value-type="float">
            <text:p>23765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1"/>
          <table:table-cell office:value-type="float" office:value="15885" calcext:value-type="float">
            <text:p>15885.0</text:p>
          </table:table-cell>
          <table:table-cell office:value-type="float" office:value="22627" calcext:value-type="float">
            <text:p>22627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1"/>
          <table:table-cell office:value-type="float" office:value="14258" calcext:value-type="float">
            <text:p>14258.0</text:p>
          </table:table-cell>
          <table:table-cell office:value-type="float" office:value="20803" calcext:value-type="float">
            <text:p>20803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1"/>
          <table:table-cell office:value-type="float" office:value="14044" calcext:value-type="float">
            <text:p>14044.0</text:p>
          </table:table-cell>
          <table:table-cell office:value-type="float" office:value="23047" calcext:value-type="float">
            <text:p>23047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1"/>
          <table:table-cell office:value-type="float" office:value="18820" calcext:value-type="float">
            <text:p>18820.0</text:p>
          </table:table-cell>
          <table:table-cell office:value-type="float" office:value="25827" calcext:value-type="float">
            <text:p>25827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1"/>
          <table:table-cell office:value-type="float" office:value="18805" calcext:value-type="float">
            <text:p>18805.0</text:p>
          </table:table-cell>
          <table:table-cell office:value-type="float" office:value="25890" calcext:value-type="float">
            <text:p>25890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1"/>
          <table:table-cell office:value-type="float" office:value="18699" calcext:value-type="float">
            <text:p>18699.0</text:p>
          </table:table-cell>
          <table:table-cell office:value-type="float" office:value="25888" calcext:value-type="float">
            <text:p>25888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1"/>
          <table:table-cell office:value-type="float" office:value="17768" calcext:value-type="float">
            <text:p>17768.0</text:p>
          </table:table-cell>
          <table:table-cell office:value-type="float" office:value="23771" calcext:value-type="float">
            <text:p>23771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1"/>
          <table:table-cell office:value-type="float" office:value="15891" calcext:value-type="float">
            <text:p>15891.0</text:p>
          </table:table-cell>
          <table:table-cell office:value-type="float" office:value="22623" calcext:value-type="float">
            <text:p>22623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1"/>
          <table:table-cell office:value-type="float" office:value="14260" calcext:value-type="float">
            <text:p>14260.0</text:p>
          </table:table-cell>
          <table:table-cell office:value-type="float" office:value="20769" calcext:value-type="float">
            <text:p>20769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style-name="ce1"/>
          <table:table-cell office:value-type="float" office:value="13971" calcext:value-type="float">
            <text:p>13971.0</text:p>
          </table:table-cell>
          <table:table-cell office:value-type="float" office:value="23031" calcext:value-type="float">
            <text:p>23031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"/>
          <table:table-cell office:value-type="float" office:value="18822" calcext:value-type="float">
            <text:p>18822.0</text:p>
          </table:table-cell>
          <table:table-cell office:value-type="float" office:value="25822" calcext:value-type="float">
            <text:p>25822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2" office:value-type="string" calcext:value-type="string">
            <text:p>vesicles</text:p>
          </table:table-cell>
          <table:table-cell office:value-type="float" office:value="18805" calcext:value-type="float">
            <text:p>18805.0</text:p>
          </table:table-cell>
          <table:table-cell office:value-type="float" office:value="25890" calcext:value-type="float">
            <text:p>25890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1"/>
          <table:table-cell office:value-type="float" office:value="18700" calcext:value-type="float">
            <text:p>18700.0</text:p>
          </table:table-cell>
          <table:table-cell office:value-type="float" office:value="25886" calcext:value-type="float">
            <text:p>25886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1"/>
          <table:table-cell office:value-type="float" office:value="17774" calcext:value-type="float">
            <text:p>17774.0</text:p>
          </table:table-cell>
          <table:table-cell office:value-type="float" office:value="23773" calcext:value-type="float">
            <text:p>23773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1"/>
          <table:table-cell office:value-type="float" office:value="15911" calcext:value-type="float">
            <text:p>15911.0</text:p>
          </table:table-cell>
          <table:table-cell office:value-type="float" office:value="22620" calcext:value-type="float">
            <text:p>22620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1"/>
          <table:table-cell office:value-type="float" office:value="14259" calcext:value-type="float">
            <text:p>14259.0</text:p>
          </table:table-cell>
          <table:table-cell office:value-type="float" office:value="20769" calcext:value-type="float">
            <text:p>20769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1"/>
          <table:table-cell office:value-type="float" office:value="13939" calcext:value-type="float">
            <text:p>13939.0</text:p>
          </table:table-cell>
          <table:table-cell office:value-type="float" office:value="23016" calcext:value-type="float">
            <text:p>23016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1"/>
          <table:table-cell office:value-type="float" office:value="18821" calcext:value-type="float">
            <text:p>18821.0</text:p>
          </table:table-cell>
          <table:table-cell office:value-type="float" office:value="25811" calcext:value-type="float">
            <text:p>25811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1"/>
          <table:table-cell office:value-type="float" office:value="18802" calcext:value-type="float">
            <text:p>18802.0</text:p>
          </table:table-cell>
          <table:table-cell office:value-type="float" office:value="25895" calcext:value-type="float">
            <text:p>25895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1"/>
          <table:table-cell office:value-type="float" office:value="18699" calcext:value-type="float">
            <text:p>18699.0</text:p>
          </table:table-cell>
          <table:table-cell office:value-type="float" office:value="25877" calcext:value-type="float">
            <text:p>25877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780" calcext:value-type="float">
            <text:p>17780.0</text:p>
          </table:table-cell>
          <table:table-cell office:value-type="float" office:value="23775" calcext:value-type="float">
            <text:p>23775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1"/>
          <table:table-cell office:value-type="float" office:value="15918" calcext:value-type="float">
            <text:p>15918.0</text:p>
          </table:table-cell>
          <table:table-cell office:value-type="float" office:value="22620" calcext:value-type="float">
            <text:p>22620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1"/>
          <table:table-cell office:value-type="float" office:value="14259" calcext:value-type="float">
            <text:p>14259.0</text:p>
          </table:table-cell>
          <table:table-cell office:value-type="float" office:value="20769" calcext:value-type="float">
            <text:p>20769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1"/>
          <table:table-cell office:value-type="float" office:value="13926" calcext:value-type="float">
            <text:p>13926.0</text:p>
          </table:table-cell>
          <table:table-cell office:value-type="float" office:value="23011" calcext:value-type="float">
            <text:p>23011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1"/>
          <table:table-cell office:value-type="float" office:value="18825" calcext:value-type="float">
            <text:p>18825.0</text:p>
          </table:table-cell>
          <table:table-cell office:value-type="float" office:value="25788" calcext:value-type="float">
            <text:p>25788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1"/>
          <table:table-cell office:value-type="float" office:value="18788" calcext:value-type="float">
            <text:p>18788.0</text:p>
          </table:table-cell>
          <table:table-cell office:value-type="float" office:value="25920" calcext:value-type="float">
            <text:p>25920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1"/>
          <table:table-cell office:value-type="float" office:value="18694" calcext:value-type="float">
            <text:p>18694.0</text:p>
          </table:table-cell>
          <table:table-cell office:value-type="float" office:value="25874" calcext:value-type="float">
            <text:p>25874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1"/>
          <table:table-cell office:value-type="float" office:value="17812" calcext:value-type="float">
            <text:p>17812.0</text:p>
          </table:table-cell>
          <table:table-cell office:value-type="float" office:value="23787" calcext:value-type="float">
            <text:p>23787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1"/>
          <table:table-cell office:value-type="float" office:value="15931" calcext:value-type="float">
            <text:p>15931.0</text:p>
          </table:table-cell>
          <table:table-cell office:value-type="float" office:value="22620" calcext:value-type="float">
            <text:p>22620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1"/>
          <table:table-cell office:value-type="float" office:value="14264" calcext:value-type="float">
            <text:p>14264.0</text:p>
          </table:table-cell>
          <table:table-cell office:value-type="float" office:value="20755" calcext:value-type="float">
            <text:p>20755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1"/>
          <table:table-cell office:value-type="float" office:value="13913" calcext:value-type="float">
            <text:p>13913.0</text:p>
          </table:table-cell>
          <table:table-cell office:value-type="float" office:value="23011" calcext:value-type="float">
            <text:p>23011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1"/>
          <table:table-cell office:value-type="float" office:value="18824" calcext:value-type="float">
            <text:p>18824.0</text:p>
          </table:table-cell>
          <table:table-cell office:value-type="float" office:value="25769" calcext:value-type="float">
            <text:p>25769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1"/>
          <table:table-cell office:value-type="float" office:value="18780" calcext:value-type="float">
            <text:p>18780.0</text:p>
          </table:table-cell>
          <table:table-cell office:value-type="float" office:value="25928" calcext:value-type="float">
            <text:p>25928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1"/>
          <table:table-cell office:value-type="float" office:value="18691" calcext:value-type="float">
            <text:p>18691.0</text:p>
          </table:table-cell>
          <table:table-cell office:value-type="float" office:value="25865" calcext:value-type="float">
            <text:p>25865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1"/>
          <table:table-cell office:value-type="float" office:value="17835" calcext:value-type="float">
            <text:p>17835.0</text:p>
          </table:table-cell>
          <table:table-cell office:value-type="float" office:value="23783" calcext:value-type="float">
            <text:p>23783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1"/>
          <table:table-cell office:value-type="float" office:value="15972" calcext:value-type="float">
            <text:p>15972.0</text:p>
          </table:table-cell>
          <table:table-cell office:value-type="float" office:value="22629" calcext:value-type="float">
            <text:p>22629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1"/>
          <table:table-cell office:value-type="float" office:value="14275" calcext:value-type="float">
            <text:p>14275.0</text:p>
          </table:table-cell>
          <table:table-cell office:value-type="float" office:value="20738" calcext:value-type="float">
            <text:p>20738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style-name="ce1"/>
          <table:table-cell office:value-type="float" office:value="13873" calcext:value-type="float">
            <text:p>13873.0</text:p>
          </table:table-cell>
          <table:table-cell office:value-type="float" office:value="23011" calcext:value-type="float">
            <text:p>23011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1"/>
          <table:table-cell office:value-type="float" office:value="18826" calcext:value-type="float">
            <text:p>18826.0</text:p>
          </table:table-cell>
          <table:table-cell office:value-type="float" office:value="25761" calcext:value-type="float">
            <text:p>25761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1"/>
          <table:table-cell office:value-type="float" office:value="18772" calcext:value-type="float">
            <text:p>18772.0</text:p>
          </table:table-cell>
          <table:table-cell office:value-type="float" office:value="25935" calcext:value-type="float">
            <text:p>25935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1"/>
          <table:table-cell office:value-type="float" office:value="18699" calcext:value-type="float">
            <text:p>18699.0</text:p>
          </table:table-cell>
          <table:table-cell office:value-type="float" office:value="25860" calcext:value-type="float">
            <text:p>25860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1"/>
          <table:table-cell office:value-type="float" office:value="17860" calcext:value-type="float">
            <text:p>17860.0</text:p>
          </table:table-cell>
          <table:table-cell office:value-type="float" office:value="23755" calcext:value-type="float">
            <text:p>23755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1"/>
          <table:table-cell office:value-type="float" office:value="16002" calcext:value-type="float">
            <text:p>16002.0</text:p>
          </table:table-cell>
          <table:table-cell office:value-type="float" office:value="22624" calcext:value-type="float">
            <text:p>22624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1"/>
          <table:table-cell office:value-type="float" office:value="14298" calcext:value-type="float">
            <text:p>14298.0</text:p>
          </table:table-cell>
          <table:table-cell office:value-type="float" office:value="20701" calcext:value-type="float">
            <text:p>20701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1"/>
          <table:table-cell office:value-type="float" office:value="13826" calcext:value-type="float">
            <text:p>13826.0</text:p>
          </table:table-cell>
          <table:table-cell office:value-type="float" office:value="23009" calcext:value-type="float">
            <text:p>23009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1"/>
          <table:table-cell office:value-type="float" office:value="18834" calcext:value-type="float">
            <text:p>18834.0</text:p>
          </table:table-cell>
          <table:table-cell office:value-type="float" office:value="25747" calcext:value-type="float">
            <text:p>25747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1"/>
          <table:table-cell office:value-type="float" office:value="18766" calcext:value-type="float">
            <text:p>18766.0</text:p>
          </table:table-cell>
          <table:table-cell office:value-type="float" office:value="25940" calcext:value-type="float">
            <text:p>25940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1"/>
          <table:table-cell office:value-type="float" office:value="18702" calcext:value-type="float">
            <text:p>18702.0</text:p>
          </table:table-cell>
          <table:table-cell office:value-type="float" office:value="25854" calcext:value-type="float">
            <text:p>25854.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1"/>
          <table:table-cell office:value-type="float" office:value="17871" calcext:value-type="float">
            <text:p>17871.0</text:p>
          </table:table-cell>
          <table:table-cell office:value-type="float" office:value="23763" calcext:value-type="float">
            <text:p>23763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1"/>
          <table:table-cell office:value-type="float" office:value="16043" calcext:value-type="float">
            <text:p>16043.0</text:p>
          </table:table-cell>
          <table:table-cell office:value-type="float" office:value="22630" calcext:value-type="float">
            <text:p>22630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20697" calcext:value-type="float">
            <text:p>20697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1"/>
          <table:table-cell office:value-type="float" office:value="13787" calcext:value-type="float">
            <text:p>13787.0</text:p>
          </table:table-cell>
          <table:table-cell office:value-type="float" office:value="23011" calcext:value-type="float">
            <text:p>23011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1"/>
          <table:table-cell office:value-type="float" office:value="18862" calcext:value-type="float">
            <text:p>18862.0</text:p>
          </table:table-cell>
          <table:table-cell office:value-type="float" office:value="25471" calcext:value-type="float">
            <text:p>25471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1"/>
          <table:table-cell office:value-type="float" office:value="18762" calcext:value-type="float">
            <text:p>18762.0</text:p>
          </table:table-cell>
          <table:table-cell office:value-type="float" office:value="25961" calcext:value-type="float">
            <text:p>25961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1"/>
          <table:table-cell office:value-type="float" office:value="18703" calcext:value-type="float">
            <text:p>18703.0</text:p>
          </table:table-cell>
          <table:table-cell office:value-type="float" office:value="25849" calcext:value-type="float">
            <text:p>25849.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1"/>
          <table:table-cell office:value-type="float" office:value="17882" calcext:value-type="float">
            <text:p>17882.0</text:p>
          </table:table-cell>
          <table:table-cell office:value-type="float" office:value="23767" calcext:value-type="float">
            <text:p>23767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1"/>
          <table:table-cell office:value-type="float" office:value="16112" calcext:value-type="float">
            <text:p>16112.0</text:p>
          </table:table-cell>
          <table:table-cell office:value-type="float" office:value="22639" calcext:value-type="float">
            <text:p>22639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1"/>
          <table:table-cell office:value-type="float" office:value="14316" calcext:value-type="float">
            <text:p>14316.0</text:p>
          </table:table-cell>
          <table:table-cell office:value-type="float" office:value="20699" calcext:value-type="float">
            <text:p>20699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1"/>
          <table:table-cell office:value-type="float" office:value="13755" calcext:value-type="float">
            <text:p>13755.0</text:p>
          </table:table-cell>
          <table:table-cell office:value-type="float" office:value="23009" calcext:value-type="float">
            <text:p>23009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1"/>
          <table:table-cell office:value-type="float" office:value="18864" calcext:value-type="float">
            <text:p>18864.0</text:p>
          </table:table-cell>
          <table:table-cell office:value-type="float" office:value="25460" calcext:value-type="float">
            <text:p>25460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1"/>
          <table:table-cell office:value-type="float" office:value="18750" calcext:value-type="float">
            <text:p>18750.0</text:p>
          </table:table-cell>
          <table:table-cell office:value-type="float" office:value="25970" calcext:value-type="float">
            <text:p>25970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1"/>
          <table:table-cell office:value-type="float" office:value="18710" calcext:value-type="float">
            <text:p>18710.0</text:p>
          </table:table-cell>
          <table:table-cell office:value-type="float" office:value="25846" calcext:value-type="float">
            <text:p>25846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1"/>
          <table:table-cell office:value-type="float" office:value="17882" calcext:value-type="float">
            <text:p>17882.0</text:p>
          </table:table-cell>
          <table:table-cell office:value-type="float" office:value="23777" calcext:value-type="float">
            <text:p>23777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style-name="ce1"/>
          <table:table-cell office:value-type="float" office:value="16164" calcext:value-type="float">
            <text:p>16164.0</text:p>
          </table:table-cell>
          <table:table-cell office:value-type="float" office:value="22637" calcext:value-type="float">
            <text:p>22637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1"/>
          <table:table-cell office:value-type="float" office:value="14331" calcext:value-type="float">
            <text:p>14331.0</text:p>
          </table:table-cell>
          <table:table-cell office:value-type="float" office:value="20696" calcext:value-type="float">
            <text:p>20696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1"/>
          <table:table-cell office:value-type="float" office:value="13703" calcext:value-type="float">
            <text:p>13703.0</text:p>
          </table:table-cell>
          <table:table-cell office:value-type="float" office:value="23010" calcext:value-type="float">
            <text:p>23010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1"/>
          <table:table-cell office:value-type="float" office:value="18880" calcext:value-type="float">
            <text:p>18880.0</text:p>
          </table:table-cell>
          <table:table-cell office:value-type="float" office:value="25437" calcext:value-type="float">
            <text:p>25437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1"/>
          <table:table-cell office:value-type="float" office:value="18744" calcext:value-type="float">
            <text:p>18744.0</text:p>
          </table:table-cell>
          <table:table-cell office:value-type="float" office:value="25971" calcext:value-type="float">
            <text:p>25971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1"/>
          <table:table-cell office:value-type="float" office:value="18709" calcext:value-type="float">
            <text:p>18709.0</text:p>
          </table:table-cell>
          <table:table-cell office:value-type="float" office:value="25846" calcext:value-type="float">
            <text:p>25846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style-name="ce1"/>
          <table:table-cell office:value-type="float" office:value="17892" calcext:value-type="float">
            <text:p>17892.0</text:p>
          </table:table-cell>
          <table:table-cell office:value-type="float" office:value="23777" calcext:value-type="float">
            <text:p>23777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/>
          <table:table-cell office:value-type="float" office:value="16225" calcext:value-type="float">
            <text:p>16225.0</text:p>
          </table:table-cell>
          <table:table-cell office:value-type="float" office:value="22646" calcext:value-type="float">
            <text:p>22646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1"/>
          <table:table-cell office:value-type="float" office:value="14351" calcext:value-type="float">
            <text:p>14351.0</text:p>
          </table:table-cell>
          <table:table-cell office:value-type="float" office:value="20686" calcext:value-type="float">
            <text:p>20686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1"/>
          <table:table-cell office:value-type="float" office:value="13653" calcext:value-type="float">
            <text:p>13653.0</text:p>
          </table:table-cell>
          <table:table-cell office:value-type="float" office:value="23007" calcext:value-type="float">
            <text:p>23007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style-name="ce1"/>
          <table:table-cell office:value-type="float" office:value="18901" calcext:value-type="float">
            <text:p>18901.0</text:p>
          </table:table-cell>
          <table:table-cell office:value-type="float" office:value="25409" calcext:value-type="float">
            <text:p>25409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1"/>
          <table:table-cell office:value-type="float" office:value="18737" calcext:value-type="float">
            <text:p>18737.0</text:p>
          </table:table-cell>
          <table:table-cell office:value-type="float" office:value="25978" calcext:value-type="float">
            <text:p>25978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1"/>
          <table:table-cell office:value-type="float" office:value="18709" calcext:value-type="float">
            <text:p>18709.0</text:p>
          </table:table-cell>
          <table:table-cell office:value-type="float" office:value="25846" calcext:value-type="float">
            <text:p>25846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1"/>
          <table:table-cell office:value-type="float" office:value="17912" calcext:value-type="float">
            <text:p>17912.0</text:p>
          </table:table-cell>
          <table:table-cell office:value-type="float" office:value="23772" calcext:value-type="float">
            <text:p>23772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style-name="ce1"/>
          <table:table-cell office:value-type="float" office:value="16235" calcext:value-type="float">
            <text:p>16235.0</text:p>
          </table:table-cell>
          <table:table-cell office:value-type="float" office:value="22641" calcext:value-type="float">
            <text:p>22641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1"/>
          <table:table-cell office:value-type="float" office:value="14357" calcext:value-type="float">
            <text:p>14357.0</text:p>
          </table:table-cell>
          <table:table-cell office:value-type="float" office:value="20687" calcext:value-type="float">
            <text:p>20687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style-name="ce1"/>
          <table:table-cell office:value-type="float" office:value="13629" calcext:value-type="float">
            <text:p>13629.0</text:p>
          </table:table-cell>
          <table:table-cell office:value-type="float" office:value="23007" calcext:value-type="float">
            <text:p>23007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1"/>
          <table:table-cell office:value-type="float" office:value="18910" calcext:value-type="float">
            <text:p>18910.0</text:p>
          </table:table-cell>
          <table:table-cell office:value-type="float" office:value="25401" calcext:value-type="float">
            <text:p>25401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style-name="ce1"/>
          <table:table-cell office:value-type="float" office:value="18734" calcext:value-type="float">
            <text:p>18734.0</text:p>
          </table:table-cell>
          <table:table-cell office:value-type="float" office:value="25988" calcext:value-type="float">
            <text:p>25988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1"/>
          <table:table-cell office:value-type="float" office:value="18714" calcext:value-type="float">
            <text:p>18714.0</text:p>
          </table:table-cell>
          <table:table-cell office:value-type="float" office:value="25841" calcext:value-type="float">
            <text:p>25841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style-name="ce1"/>
          <table:table-cell office:value-type="float" office:value="17931" calcext:value-type="float">
            <text:p>17931.0</text:p>
          </table:table-cell>
          <table:table-cell office:value-type="float" office:value="23761" calcext:value-type="float">
            <text:p>23761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1"/>
          <table:table-cell office:value-type="float" office:value="16276" calcext:value-type="float">
            <text:p>16276.0</text:p>
          </table:table-cell>
          <table:table-cell office:value-type="float" office:value="22649" calcext:value-type="float">
            <text:p>22649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1"/>
          <table:table-cell office:value-type="float" office:value="14392" calcext:value-type="float">
            <text:p>14392.0</text:p>
          </table:table-cell>
          <table:table-cell office:value-type="float" office:value="20670" calcext:value-type="float">
            <text:p>20670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1"/>
          <table:table-cell office:value-type="float" office:value="13613" calcext:value-type="float">
            <text:p>13613.0</text:p>
          </table:table-cell>
          <table:table-cell office:value-type="float" office:value="23007" calcext:value-type="float">
            <text:p>23007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style-name="ce1"/>
          <table:table-cell office:value-type="float" office:value="18912" calcext:value-type="float">
            <text:p>18912.0</text:p>
          </table:table-cell>
          <table:table-cell office:value-type="float" office:value="25401" calcext:value-type="float">
            <text:p>25401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1"/>
          <table:table-cell office:value-type="float" office:value="18733" calcext:value-type="float">
            <text:p>18733.0</text:p>
          </table:table-cell>
          <table:table-cell office:value-type="float" office:value="25990" calcext:value-type="float">
            <text:p>25990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style-name="ce1"/>
          <table:table-cell office:value-type="float" office:value="18728" calcext:value-type="float">
            <text:p>18728.0</text:p>
          </table:table-cell>
          <table:table-cell office:value-type="float" office:value="25845" calcext:value-type="float">
            <text:p>25845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1"/>
          <table:table-cell office:value-type="float" office:value="17934" calcext:value-type="float">
            <text:p>17934.0</text:p>
          </table:table-cell>
          <table:table-cell office:value-type="float" office:value="23757" calcext:value-type="float">
            <text:p>23757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style-name="ce1"/>
          <table:table-cell office:value-type="float" office:value="16305" calcext:value-type="float">
            <text:p>16305.0</text:p>
          </table:table-cell>
          <table:table-cell office:value-type="float" office:value="22657" calcext:value-type="float">
            <text:p>22657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1"/>
          <table:table-cell office:value-type="float" office:value="14415" calcext:value-type="float">
            <text:p>14415.0</text:p>
          </table:table-cell>
          <table:table-cell office:value-type="float" office:value="20666" calcext:value-type="float">
            <text:p>20666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1"/>
          <table:table-cell office:value-type="float" office:value="13604" calcext:value-type="float">
            <text:p>13604.0</text:p>
          </table:table-cell>
          <table:table-cell office:value-type="float" office:value="23007" calcext:value-type="float">
            <text:p>23007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1"/>
          <table:table-cell office:value-type="float" office:value="18922" calcext:value-type="float">
            <text:p>18922.0</text:p>
          </table:table-cell>
          <table:table-cell office:value-type="float" office:value="25389" calcext:value-type="float">
            <text:p>25389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1"/>
          <table:table-cell office:value-type="float" office:value="18732" calcext:value-type="float">
            <text:p>18732.0</text:p>
          </table:table-cell>
          <table:table-cell office:value-type="float" office:value="25990" calcext:value-type="float">
            <text:p>25990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734" calcext:value-type="float">
            <text:p>18734.0</text:p>
          </table:table-cell>
          <table:table-cell office:value-type="float" office:value="25846" calcext:value-type="float">
            <text:p>25846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style-name="ce1"/>
          <table:table-cell office:value-type="float" office:value="17936" calcext:value-type="float">
            <text:p>17936.0</text:p>
          </table:table-cell>
          <table:table-cell office:value-type="float" office:value="23757" calcext:value-type="float">
            <text:p>23757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1"/>
          <table:table-cell office:value-type="float" office:value="16318" calcext:value-type="float">
            <text:p>16318.0</text:p>
          </table:table-cell>
          <table:table-cell office:value-type="float" office:value="22663" calcext:value-type="float">
            <text:p>22663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1"/>
          <table:table-cell office:value-type="float" office:value="14421" calcext:value-type="float">
            <text:p>14421.0</text:p>
          </table:table-cell>
          <table:table-cell office:value-type="float" office:value="20658" calcext:value-type="float">
            <text:p>20658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1"/>
          <table:table-cell office:value-type="float" office:value="13591" calcext:value-type="float">
            <text:p>13591.0</text:p>
          </table:table-cell>
          <table:table-cell office:value-type="float" office:value="23006" calcext:value-type="float">
            <text:p>23006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style-name="ce1"/>
          <table:table-cell office:value-type="float" office:value="18945" calcext:value-type="float">
            <text:p>18945.0</text:p>
          </table:table-cell>
          <table:table-cell office:value-type="float" office:value="25356" calcext:value-type="float">
            <text:p>25356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1"/>
          <table:table-cell office:value-type="float" office:value="18730" calcext:value-type="float">
            <text:p>18730.0</text:p>
          </table:table-cell>
          <table:table-cell office:value-type="float" office:value="25998" calcext:value-type="float">
            <text:p>25998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style-name="ce1"/>
          <table:table-cell office:value-type="float" office:value="18740" calcext:value-type="float">
            <text:p>18740.0</text:p>
          </table:table-cell>
          <table:table-cell office:value-type="float" office:value="25847" calcext:value-type="float">
            <text:p>25847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1"/>
          <table:table-cell office:value-type="float" office:value="17962" calcext:value-type="float">
            <text:p>17962.0</text:p>
          </table:table-cell>
          <table:table-cell office:value-type="float" office:value="23756" calcext:value-type="float">
            <text:p>23756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style-name="ce1"/>
          <table:table-cell office:value-type="float" office:value="16326" calcext:value-type="float">
            <text:p>16326.0</text:p>
          </table:table-cell>
          <table:table-cell office:value-type="float" office:value="22667" calcext:value-type="float">
            <text:p>22667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1"/>
          <table:table-cell office:value-type="float" office:value="14435" calcext:value-type="float">
            <text:p>14435.0</text:p>
          </table:table-cell>
          <table:table-cell office:value-type="float" office:value="20659" calcext:value-type="float">
            <text:p>20659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style-name="ce1"/>
          <table:table-cell office:value-type="float" office:value="13585" calcext:value-type="float">
            <text:p>13585.0</text:p>
          </table:table-cell>
          <table:table-cell office:value-type="float" office:value="23006" calcext:value-type="float">
            <text:p>23006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1"/>
          <table:table-cell office:value-type="float" office:value="18976" calcext:value-type="float">
            <text:p>18976.0</text:p>
          </table:table-cell>
          <table:table-cell office:value-type="float" office:value="25325" calcext:value-type="float">
            <text:p>25325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1"/>
          <table:table-cell office:value-type="float" office:value="18716" calcext:value-type="float">
            <text:p>18716.0</text:p>
          </table:table-cell>
          <table:table-cell office:value-type="float" office:value="26008" calcext:value-type="float">
            <text:p>26008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1"/>
          <table:table-cell office:value-type="float" office:value="18743" calcext:value-type="float">
            <text:p>18743.0</text:p>
          </table:table-cell>
          <table:table-cell office:value-type="float" office:value="25843" calcext:value-type="float">
            <text:p>25843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1"/>
          <table:table-cell office:value-type="float" office:value="17975" calcext:value-type="float">
            <text:p>17975.0</text:p>
          </table:table-cell>
          <table:table-cell office:value-type="float" office:value="23749" calcext:value-type="float">
            <text:p>23749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346" calcext:value-type="float">
            <text:p>16346.0</text:p>
          </table:table-cell>
          <table:table-cell office:value-type="float" office:value="22669" calcext:value-type="float">
            <text:p>22669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style-name="ce1"/>
          <table:table-cell office:value-type="float" office:value="14438" calcext:value-type="float">
            <text:p>14438.0</text:p>
          </table:table-cell>
          <table:table-cell office:value-type="float" office:value="20664" calcext:value-type="float">
            <text:p>20664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1"/>
          <table:table-cell office:value-type="float" office:value="13569" calcext:value-type="float">
            <text:p>13569.0</text:p>
          </table:table-cell>
          <table:table-cell office:value-type="float" office:value="23002" calcext:value-type="float">
            <text:p>23002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style-name="ce1"/>
          <table:table-cell office:value-type="float" office:value="18998" calcext:value-type="float">
            <text:p>18998.0</text:p>
          </table:table-cell>
          <table:table-cell office:value-type="float" office:value="25303" calcext:value-type="float">
            <text:p>25303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1"/>
          <table:table-cell office:value-type="float" office:value="18713" calcext:value-type="float">
            <text:p>18713.0</text:p>
          </table:table-cell>
          <table:table-cell office:value-type="float" office:value="26024" calcext:value-type="float">
            <text:p>26024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style-name="ce1"/>
          <table:table-cell office:value-type="float" office:value="18743" calcext:value-type="float">
            <text:p>18743.0</text:p>
          </table:table-cell>
          <table:table-cell office:value-type="float" office:value="25839" calcext:value-type="float">
            <text:p>25839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1"/>
          <table:table-cell office:value-type="float" office:value="17986" calcext:value-type="float">
            <text:p>17986.0</text:p>
          </table:table-cell>
          <table:table-cell office:value-type="float" office:value="23745" calcext:value-type="float">
            <text:p>23745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style-name="ce1"/>
          <table:table-cell office:value-type="float" office:value="16367" calcext:value-type="float">
            <text:p>16367.0</text:p>
          </table:table-cell>
          <table:table-cell office:value-type="float" office:value="22663" calcext:value-type="float">
            <text:p>22663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1"/>
          <table:table-cell office:value-type="float" office:value="14443" calcext:value-type="float">
            <text:p>14443.0</text:p>
          </table:table-cell>
          <table:table-cell office:value-type="float" office:value="20659" calcext:value-type="float">
            <text:p>20659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style-name="ce1"/>
          <table:table-cell office:value-type="float" office:value="13559" calcext:value-type="float">
            <text:p>13559.0</text:p>
          </table:table-cell>
          <table:table-cell office:value-type="float" office:value="22998" calcext:value-type="float">
            <text:p>22998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1"/>
          <table:table-cell office:value-type="float" office:value="19004" calcext:value-type="float">
            <text:p>19004.0</text:p>
          </table:table-cell>
          <table:table-cell office:value-type="float" office:value="25295" calcext:value-type="float">
            <text:p>25295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style-name="ce1"/>
          <table:table-cell office:value-type="float" office:value="18699" calcext:value-type="float">
            <text:p>18699.0</text:p>
          </table:table-cell>
          <table:table-cell office:value-type="float" office:value="26037" calcext:value-type="float">
            <text:p>26037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1"/>
          <table:table-cell office:value-type="float" office:value="18735" calcext:value-type="float">
            <text:p>18735.0</text:p>
          </table:table-cell>
          <table:table-cell office:value-type="float" office:value="25776" calcext:value-type="float">
            <text:p>25776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style-name="ce1"/>
          <table:table-cell office:value-type="float" office:value="18749" calcext:value-type="float">
            <text:p>18749.0</text:p>
          </table:table-cell>
          <table:table-cell office:value-type="float" office:value="25846" calcext:value-type="float">
            <text:p>25846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1"/>
          <table:table-cell office:value-type="float" office:value="18007" calcext:value-type="float">
            <text:p>18007.0</text:p>
          </table:table-cell>
          <table:table-cell office:value-type="float" office:value="23749" calcext:value-type="float">
            <text:p>23749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1"/>
          <table:table-cell office:value-type="float" office:value="16381" calcext:value-type="float">
            <text:p>16381.0</text:p>
          </table:table-cell>
          <table:table-cell office:value-type="float" office:value="22668" calcext:value-type="float">
            <text:p>2266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448" calcext:value-type="float">
            <text:p>14448.0</text:p>
          </table:table-cell>
          <table:table-cell office:value-type="float" office:value="20657" calcext:value-type="float">
            <text:p>20657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ce1"/>
          <table:table-cell office:value-type="float" office:value="13547" calcext:value-type="float">
            <text:p>13547.0</text:p>
          </table:table-cell>
          <table:table-cell office:value-type="float" office:value="22996" calcext:value-type="float">
            <text:p>22996.0</text:p>
          </table:table-cell>
          <table:table-cell office:value-type="float" office:value="645" calcext:value-type="float">
            <text:p>645.0</text:p>
          </table:table-cell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1"/>
          <table:table-cell office:value-type="float" office:value="19012" calcext:value-type="float">
            <text:p>19012.0</text:p>
          </table:table-cell>
          <table:table-cell office:value-type="float" office:value="25290" calcext:value-type="float">
            <text:p>25290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1"/>
          <table:table-cell office:value-type="float" office:value="18695" calcext:value-type="float">
            <text:p>18695.0</text:p>
          </table:table-cell>
          <table:table-cell office:value-type="float" office:value="26035" calcext:value-type="float">
            <text:p>26035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1"/>
          <table:table-cell office:value-type="float" office:value="18739" calcext:value-type="float">
            <text:p>18739.0</text:p>
          </table:table-cell>
          <table:table-cell office:value-type="float" office:value="25761" calcext:value-type="float">
            <text:p>25761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style-name="ce1"/>
          <table:table-cell office:value-type="float" office:value="18753" calcext:value-type="float">
            <text:p>18753.0</text:p>
          </table:table-cell>
          <table:table-cell office:value-type="float" office:value="25850" calcext:value-type="float">
            <text:p>25850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1"/>
          <table:table-cell office:value-type="float" office:value="18036" calcext:value-type="float">
            <text:p>18036.0</text:p>
          </table:table-cell>
          <table:table-cell office:value-type="float" office:value="23753" calcext:value-type="float">
            <text:p>23753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style-name="ce1"/>
          <table:table-cell office:value-type="float" office:value="16387" calcext:value-type="float">
            <text:p>16387.0</text:p>
          </table:table-cell>
          <table:table-cell office:value-type="float" office:value="22673" calcext:value-type="float">
            <text:p>22673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1"/>
          <table:table-cell office:value-type="float" office:value="14448" calcext:value-type="float">
            <text:p>14448.0</text:p>
          </table:table-cell>
          <table:table-cell office:value-type="float" office:value="20647" calcext:value-type="float">
            <text:p>20647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style-name="ce1"/>
          <table:table-cell office:value-type="float" office:value="13537" calcext:value-type="float">
            <text:p>13537.0</text:p>
          </table:table-cell>
          <table:table-cell office:value-type="float" office:value="22994" calcext:value-type="float">
            <text:p>22994.0</text:p>
          </table:table-cell>
          <table:table-cell office:value-type="float" office:value="646" calcext:value-type="float">
            <text:p>646.0</text:p>
          </table:table-cell>
          <table:table-cell office:value-type="float" office:value="0" calcext:value-type="float">
            <text:p>0</text:p>
          </table:table-cell>
          <table:table-cell office:value-type="float" office:value="1559" calcext:value-type="float">
            <text:p>1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1"/>
          <table:table-cell office:value-type="float" office:value="19031" calcext:value-type="float">
            <text:p>19031.0</text:p>
          </table:table-cell>
          <table:table-cell office:value-type="float" office:value="25276" calcext:value-type="float">
            <text:p>25276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style-name="ce1"/>
          <table:table-cell office:value-type="float" office:value="18693" calcext:value-type="float">
            <text:p>18693.0</text:p>
          </table:table-cell>
          <table:table-cell office:value-type="float" office:value="26041" calcext:value-type="float">
            <text:p>26041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1"/>
          <table:table-cell office:value-type="float" office:value="18745" calcext:value-type="float">
            <text:p>18745.0</text:p>
          </table:table-cell>
          <table:table-cell office:value-type="float" office:value="25742" calcext:value-type="float">
            <text:p>25742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1"/>
          <table:table-cell office:value-type="float" office:value="18759" calcext:value-type="float">
            <text:p>18759.0</text:p>
          </table:table-cell>
          <table:table-cell office:value-type="float" office:value="25858" calcext:value-type="float">
            <text:p>25858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1"/>
          <table:table-cell office:value-type="float" office:value="18075" calcext:value-type="float">
            <text:p>18075.0</text:p>
          </table:table-cell>
          <table:table-cell office:value-type="float" office:value="23754" calcext:value-type="float">
            <text:p>23754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1"/>
          <table:table-cell office:value-type="float" office:value="16405" calcext:value-type="float">
            <text:p>16405.0</text:p>
          </table:table-cell>
          <table:table-cell office:value-type="float" office:value="22683" calcext:value-type="float">
            <text:p>2268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1"/>
          <table:table-cell office:value-type="float" office:value="14452" calcext:value-type="float">
            <text:p>14452.0</text:p>
          </table:table-cell>
          <table:table-cell office:value-type="float" office:value="20644" calcext:value-type="float">
            <text:p>20644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1"/>
          <table:table-cell office:value-type="float" office:value="13532" calcext:value-type="float">
            <text:p>13532.0</text:p>
          </table:table-cell>
          <table:table-cell office:value-type="float" office:value="22992" calcext:value-type="float">
            <text:p>22992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1"/>
          <table:table-cell office:value-type="float" office:value="19068" calcext:value-type="float">
            <text:p>19068.0</text:p>
          </table:table-cell>
          <table:table-cell office:value-type="float" office:value="25247" calcext:value-type="float">
            <text:p>25247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1"/>
          <table:table-cell office:value-type="float" office:value="18689" calcext:value-type="float">
            <text:p>18689.0</text:p>
          </table:table-cell>
          <table:table-cell office:value-type="float" office:value="26046" calcext:value-type="float">
            <text:p>26046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1"/>
          <table:table-cell office:value-type="float" office:value="18751" calcext:value-type="float">
            <text:p>18751.0</text:p>
          </table:table-cell>
          <table:table-cell office:value-type="float" office:value="25704" calcext:value-type="float">
            <text:p>25704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1"/>
          <table:table-cell office:value-type="float" office:value="18771" calcext:value-type="float">
            <text:p>18771.0</text:p>
          </table:table-cell>
          <table:table-cell office:value-type="float" office:value="25861" calcext:value-type="float">
            <text:p>25861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1"/>
          <table:table-cell office:value-type="float" office:value="18086" calcext:value-type="float">
            <text:p>18086.0</text:p>
          </table:table-cell>
          <table:table-cell office:value-type="float" office:value="23752" calcext:value-type="float">
            <text:p>23752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style-name="ce1"/>
          <table:table-cell office:value-type="float" office:value="16428" calcext:value-type="float">
            <text:p>16428.0</text:p>
          </table:table-cell>
          <table:table-cell office:value-type="float" office:value="22695" calcext:value-type="float">
            <text:p>22695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1"/>
          <table:table-cell office:value-type="float" office:value="14454" calcext:value-type="float">
            <text:p>14454.0</text:p>
          </table:table-cell>
          <table:table-cell office:value-type="float" office:value="20643" calcext:value-type="float">
            <text:p>20643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style-name="ce1"/>
          <table:table-cell office:value-type="float" office:value="13516" calcext:value-type="float">
            <text:p>13516.0</text:p>
          </table:table-cell>
          <table:table-cell office:value-type="float" office:value="23000" calcext:value-type="float">
            <text:p>23000.0</text:p>
          </table:table-cell>
          <table:table-cell office:value-type="float" office:value="648" calcext:value-type="float">
            <text:p>648.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1"/>
          <table:table-cell office:value-type="float" office:value="19085" calcext:value-type="float">
            <text:p>19085.0</text:p>
          </table:table-cell>
          <table:table-cell office:value-type="float" office:value="25226" calcext:value-type="float">
            <text:p>25226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1"/>
          <table:table-cell office:value-type="float" office:value="18681" calcext:value-type="float">
            <text:p>18681.0</text:p>
          </table:table-cell>
          <table:table-cell office:value-type="float" office:value="26047" calcext:value-type="float">
            <text:p>26047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1"/>
          <table:table-cell office:value-type="float" office:value="18756" calcext:value-type="float">
            <text:p>18756.0</text:p>
          </table:table-cell>
          <table:table-cell office:value-type="float" office:value="25674" calcext:value-type="float">
            <text:p>25674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style-name="ce1"/>
          <table:table-cell office:value-type="float" office:value="18776" calcext:value-type="float">
            <text:p>18776.0</text:p>
          </table:table-cell>
          <table:table-cell office:value-type="float" office:value="25857" calcext:value-type="float">
            <text:p>25857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1"/>
          <table:table-cell office:value-type="float" office:value="18104" calcext:value-type="float">
            <text:p>18104.0</text:p>
          </table:table-cell>
          <table:table-cell office:value-type="float" office:value="23741" calcext:value-type="float">
            <text:p>23741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style-name="ce1"/>
          <table:table-cell office:value-type="float" office:value="16440" calcext:value-type="float">
            <text:p>16440.0</text:p>
          </table:table-cell>
          <table:table-cell office:value-type="float" office:value="22697" calcext:value-type="float">
            <text:p>22697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1"/>
          <table:table-cell office:value-type="float" office:value="14467" calcext:value-type="float">
            <text:p>14467.0</text:p>
          </table:table-cell>
          <table:table-cell office:value-type="float" office:value="20636" calcext:value-type="float">
            <text:p>20636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style-name="ce1"/>
          <table:table-cell office:value-type="float" office:value="13499" calcext:value-type="float">
            <text:p>13499.0</text:p>
          </table:table-cell>
          <table:table-cell office:value-type="float" office:value="23002" calcext:value-type="float">
            <text:p>23002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1583" calcext:value-type="float">
            <text:p>1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1"/>
          <table:table-cell office:value-type="float" office:value="19105" calcext:value-type="float">
            <text:p>19105.0</text:p>
          </table:table-cell>
          <table:table-cell office:value-type="float" office:value="25207" calcext:value-type="float">
            <text:p>25207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style-name="ce1"/>
          <table:table-cell office:value-type="float" office:value="18676" calcext:value-type="float">
            <text:p>18676.0</text:p>
          </table:table-cell>
          <table:table-cell office:value-type="float" office:value="26055" calcext:value-type="float">
            <text:p>26055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1"/>
          <table:table-cell office:value-type="float" office:value="18778" calcext:value-type="float">
            <text:p>18778.0</text:p>
          </table:table-cell>
          <table:table-cell office:value-type="float" office:value="25862" calcext:value-type="float">
            <text:p>25862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1"/>
          <table:table-cell office:value-type="float" office:value="18120" calcext:value-type="float">
            <text:p>18120.0</text:p>
          </table:table-cell>
          <table:table-cell office:value-type="float" office:value="23738" calcext:value-type="float">
            <text:p>23738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1"/>
          <table:table-cell office:value-type="float" office:value="16451" calcext:value-type="float">
            <text:p>16451.0</text:p>
          </table:table-cell>
          <table:table-cell office:value-type="float" office:value="22705" calcext:value-type="float">
            <text:p>22705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style-name="ce1"/>
          <table:table-cell office:value-type="float" office:value="14473" calcext:value-type="float">
            <text:p>14473.0</text:p>
          </table:table-cell>
          <table:table-cell office:value-type="float" office:value="20631" calcext:value-type="float">
            <text:p>20631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1"/>
          <table:table-cell office:value-type="float" office:value="13484" calcext:value-type="float">
            <text:p>13484.0</text:p>
          </table:table-cell>
          <table:table-cell office:value-type="float" office:value="22995" calcext:value-type="float">
            <text:p>22995.0</text:p>
          </table:table-cell>
          <table:table-cell office:value-type="float" office:value="650" calcext:value-type="float">
            <text:p>650.0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style-name="ce1"/>
          <table:table-cell office:value-type="float" office:value="19124" calcext:value-type="float">
            <text:p>19124.0</text:p>
          </table:table-cell>
          <table:table-cell office:value-type="float" office:value="25186" calcext:value-type="float">
            <text:p>25186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/>
          <table:table-cell office:value-type="float" office:value="18674" calcext:value-type="float">
            <text:p>18674.0</text:p>
          </table:table-cell>
          <table:table-cell office:value-type="float" office:value="26060" calcext:value-type="float">
            <text:p>26060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1"/>
          <table:table-cell office:value-type="float" office:value="18783" calcext:value-type="float">
            <text:p>18783.0</text:p>
          </table:table-cell>
          <table:table-cell office:value-type="float" office:value="25865" calcext:value-type="float">
            <text:p>25865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1"/>
          <table:table-cell office:value-type="float" office:value="18172" calcext:value-type="float">
            <text:p>18172.0</text:p>
          </table:table-cell>
          <table:table-cell office:value-type="float" office:value="23737" calcext:value-type="float">
            <text:p>23737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1"/>
          <table:table-cell office:value-type="float" office:value="16476" calcext:value-type="float">
            <text:p>16476.0</text:p>
          </table:table-cell>
          <table:table-cell office:value-type="float" office:value="22711" calcext:value-type="float">
            <text:p>2271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1"/>
          <table:table-cell office:value-type="float" office:value="14476" calcext:value-type="float">
            <text:p>14476.0</text:p>
          </table:table-cell>
          <table:table-cell office:value-type="float" office:value="20632" calcext:value-type="float">
            <text:p>20632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1"/>
          <table:table-cell office:value-type="float" office:value="13472" calcext:value-type="float">
            <text:p>13472.0</text:p>
          </table:table-cell>
          <table:table-cell office:value-type="float" office:value="22996" calcext:value-type="float">
            <text:p>22996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1"/>
          <table:table-cell office:value-type="float" office:value="19141" calcext:value-type="float">
            <text:p>19141.0</text:p>
          </table:table-cell>
          <table:table-cell office:value-type="float" office:value="25154" calcext:value-type="float">
            <text:p>25154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1"/>
          <table:table-cell office:value-type="float" office:value="18667" calcext:value-type="float">
            <text:p>18667.0</text:p>
          </table:table-cell>
          <table:table-cell office:value-type="float" office:value="26061" calcext:value-type="float">
            <text:p>26061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1"/>
          <table:table-cell office:value-type="float" office:value="18789" calcext:value-type="float">
            <text:p>18789.0</text:p>
          </table:table-cell>
          <table:table-cell office:value-type="float" office:value="25864" calcext:value-type="float">
            <text:p>25864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1"/>
          <table:table-cell office:value-type="float" office:value="18196" calcext:value-type="float">
            <text:p>18196.0</text:p>
          </table:table-cell>
          <table:table-cell office:value-type="float" office:value="23739" calcext:value-type="float">
            <text:p>23739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1"/>
          <table:table-cell office:value-type="float" office:value="16491" calcext:value-type="float">
            <text:p>16491.0</text:p>
          </table:table-cell>
          <table:table-cell office:value-type="float" office:value="22715" calcext:value-type="float">
            <text:p>22715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1"/>
          <table:table-cell office:value-type="float" office:value="14476" calcext:value-type="float">
            <text:p>14476.0</text:p>
          </table:table-cell>
          <table:table-cell office:value-type="float" office:value="20632" calcext:value-type="float">
            <text:p>20632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1"/>
          <table:table-cell office:value-type="float" office:value="13454" calcext:value-type="float">
            <text:p>13454.0</text:p>
          </table:table-cell>
          <table:table-cell office:value-type="float" office:value="22992" calcext:value-type="float">
            <text:p>22992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1"/>
          <table:table-cell office:value-type="float" office:value="19151" calcext:value-type="float">
            <text:p>19151.0</text:p>
          </table:table-cell>
          <table:table-cell office:value-type="float" office:value="25124" calcext:value-type="float">
            <text:p>25124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1"/>
          <table:table-cell office:value-type="float" office:value="18661" calcext:value-type="float">
            <text:p>18661.0</text:p>
          </table:table-cell>
          <table:table-cell office:value-type="float" office:value="26063" calcext:value-type="float">
            <text:p>26063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1"/>
          <table:table-cell office:value-type="float" office:value="18799" calcext:value-type="float">
            <text:p>18799.0</text:p>
          </table:table-cell>
          <table:table-cell office:value-type="float" office:value="25868" calcext:value-type="float">
            <text:p>25868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1"/>
          <table:table-cell office:value-type="float" office:value="18228" calcext:value-type="float">
            <text:p>18228.0</text:p>
          </table:table-cell>
          <table:table-cell office:value-type="float" office:value="23738" calcext:value-type="float">
            <text:p>23738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1"/>
          <table:table-cell office:value-type="float" office:value="16512" calcext:value-type="float">
            <text:p>16512.0</text:p>
          </table:table-cell>
          <table:table-cell office:value-type="float" office:value="22716" calcext:value-type="float">
            <text:p>22716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1"/>
          <table:table-cell office:value-type="float" office:value="14473" calcext:value-type="float">
            <text:p>14473.0</text:p>
          </table:table-cell>
          <table:table-cell office:value-type="float" office:value="20658" calcext:value-type="float">
            <text:p>20658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style-name="ce1"/>
          <table:table-cell office:value-type="float" office:value="13443" calcext:value-type="float">
            <text:p>13443.0</text:p>
          </table:table-cell>
          <table:table-cell office:value-type="float" office:value="22992" calcext:value-type="float">
            <text:p>22992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1"/>
          <table:table-cell office:value-type="float" office:value="19161" calcext:value-type="float">
            <text:p>19161.0</text:p>
          </table:table-cell>
          <table:table-cell office:value-type="float" office:value="25088" calcext:value-type="float">
            <text:p>25088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1"/>
          <table:table-cell office:value-type="float" office:value="18655" calcext:value-type="float">
            <text:p>18655.0</text:p>
          </table:table-cell>
          <table:table-cell office:value-type="float" office:value="26087" calcext:value-type="float">
            <text:p>26087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614" calcext:value-type="float">
            <text:p>1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1"/>
          <table:table-cell office:value-type="float" office:value="18810" calcext:value-type="float">
            <text:p>18810.0</text:p>
          </table:table-cell>
          <table:table-cell office:value-type="float" office:value="25874" calcext:value-type="float">
            <text:p>25874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1"/>
          <table:table-cell office:value-type="float" office:value="18262" calcext:value-type="float">
            <text:p>18262.0</text:p>
          </table:table-cell>
          <table:table-cell office:value-type="float" office:value="23733" calcext:value-type="float">
            <text:p>23733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1"/>
          <table:table-cell office:value-type="float" office:value="16533" calcext:value-type="float">
            <text:p>16533.0</text:p>
          </table:table-cell>
          <table:table-cell office:value-type="float" office:value="22724" calcext:value-type="float">
            <text:p>22724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1"/>
          <table:table-cell office:value-type="float" office:value="13429" calcext:value-type="float">
            <text:p>13429.0</text:p>
          </table:table-cell>
          <table:table-cell office:value-type="float" office:value="22993" calcext:value-type="float">
            <text:p>22993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1"/>
          <table:table-cell office:value-type="float" office:value="19169" calcext:value-type="float">
            <text:p>19169.0</text:p>
          </table:table-cell>
          <table:table-cell office:value-type="float" office:value="25071" calcext:value-type="float">
            <text:p>25071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1"/>
          <table:table-cell office:value-type="float" office:value="18651" calcext:value-type="float">
            <text:p>18651.0</text:p>
          </table:table-cell>
          <table:table-cell office:value-type="float" office:value="26101" calcext:value-type="float">
            <text:p>26101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1"/>
          <table:table-cell office:value-type="float" office:value="18815" calcext:value-type="float">
            <text:p>18815.0</text:p>
          </table:table-cell>
          <table:table-cell office:value-type="float" office:value="25879" calcext:value-type="float">
            <text:p>25879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1"/>
          <table:table-cell office:value-type="float" office:value="18301" calcext:value-type="float">
            <text:p>18301.0</text:p>
          </table:table-cell>
          <table:table-cell office:value-type="float" office:value="23733" calcext:value-type="float">
            <text:p>23733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1"/>
          <table:table-cell office:value-type="float" office:value="16538" calcext:value-type="float">
            <text:p>16538.0</text:p>
          </table:table-cell>
          <table:table-cell office:value-type="float" office:value="22724" calcext:value-type="float">
            <text:p>22724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1"/>
          <table:table-cell office:value-type="float" office:value="13422" calcext:value-type="float">
            <text:p>13422.0</text:p>
          </table:table-cell>
          <table:table-cell office:value-type="float" office:value="22993" calcext:value-type="float">
            <text:p>22993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1"/>
          <table:table-cell office:value-type="float" office:value="19174" calcext:value-type="float">
            <text:p>19174.0</text:p>
          </table:table-cell>
          <table:table-cell office:value-type="float" office:value="25065" calcext:value-type="float">
            <text:p>25065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1"/>
          <table:table-cell office:value-type="float" office:value="18649" calcext:value-type="float">
            <text:p>18649.0</text:p>
          </table:table-cell>
          <table:table-cell office:value-type="float" office:value="26103" calcext:value-type="float">
            <text:p>26103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1"/>
          <table:table-cell office:value-type="float" office:value="18824" calcext:value-type="float">
            <text:p>18824.0</text:p>
          </table:table-cell>
          <table:table-cell office:value-type="float" office:value="25880" calcext:value-type="float">
            <text:p>25880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1"/>
          <table:table-cell office:value-type="float" office:value="18329" calcext:value-type="float">
            <text:p>18329.0</text:p>
          </table:table-cell>
          <table:table-cell office:value-type="float" office:value="23729" calcext:value-type="float">
            <text:p>23729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1"/>
          <table:table-cell office:value-type="float" office:value="16560" calcext:value-type="float">
            <text:p>16560.0</text:p>
          </table:table-cell>
          <table:table-cell office:value-type="float" office:value="22728" calcext:value-type="float">
            <text:p>22728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1"/>
          <table:table-cell office:value-type="float" office:value="13414" calcext:value-type="float">
            <text:p>13414.0</text:p>
          </table:table-cell>
          <table:table-cell office:value-type="float" office:value="22991" calcext:value-type="float">
            <text:p>22991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1"/>
          <table:table-cell office:value-type="float" office:value="19186" calcext:value-type="float">
            <text:p>19186.0</text:p>
          </table:table-cell>
          <table:table-cell office:value-type="float" office:value="25044" calcext:value-type="float">
            <text:p>25044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1"/>
          <table:table-cell office:value-type="float" office:value="18652" calcext:value-type="float">
            <text:p>18652.0</text:p>
          </table:table-cell>
          <table:table-cell office:value-type="float" office:value="26111" calcext:value-type="float">
            <text:p>26111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1"/>
          <table:table-cell office:value-type="float" office:value="18828" calcext:value-type="float">
            <text:p>18828.0</text:p>
          </table:table-cell>
          <table:table-cell office:value-type="float" office:value="25879" calcext:value-type="float">
            <text:p>25879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1"/>
          <table:table-cell office:value-type="float" office:value="18348" calcext:value-type="float">
            <text:p>18348.0</text:p>
          </table:table-cell>
          <table:table-cell office:value-type="float" office:value="23725" calcext:value-type="float">
            <text:p>23725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1"/>
          <table:table-cell office:value-type="float" office:value="16580" calcext:value-type="float">
            <text:p>16580.0</text:p>
          </table:table-cell>
          <table:table-cell office:value-type="float" office:value="22736" calcext:value-type="float">
            <text:p>22736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1"/>
          <table:table-cell office:value-type="float" office:value="13408" calcext:value-type="float">
            <text:p>13408.0</text:p>
          </table:table-cell>
          <table:table-cell office:value-type="float" office:value="22987" calcext:value-type="float">
            <text:p>22987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1"/>
          <table:table-cell office:value-type="float" office:value="19199" calcext:value-type="float">
            <text:p>19199.0</text:p>
          </table:table-cell>
          <table:table-cell office:value-type="float" office:value="25034" calcext:value-type="float">
            <text:p>25034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1"/>
          <table:table-cell office:value-type="float" office:value="18646" calcext:value-type="float">
            <text:p>18646.0</text:p>
          </table:table-cell>
          <table:table-cell office:value-type="float" office:value="26123" calcext:value-type="float">
            <text:p>26123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1"/>
          <table:table-cell office:value-type="float" office:value="18831" calcext:value-type="float">
            <text:p>18831.0</text:p>
          </table:table-cell>
          <table:table-cell office:value-type="float" office:value="25889" calcext:value-type="float">
            <text:p>25889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1"/>
          <table:table-cell office:value-type="float" office:value="18381" calcext:value-type="float">
            <text:p>18381.0</text:p>
          </table:table-cell>
          <table:table-cell office:value-type="float" office:value="23724" calcext:value-type="float">
            <text:p>23724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1"/>
          <table:table-cell office:value-type="float" office:value="16608" calcext:value-type="float">
            <text:p>16608.0</text:p>
          </table:table-cell>
          <table:table-cell office:value-type="float" office:value="22745" calcext:value-type="float">
            <text:p>22745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1"/>
          <table:table-cell office:value-type="float" office:value="13394" calcext:value-type="float">
            <text:p>13394.0</text:p>
          </table:table-cell>
          <table:table-cell office:value-type="float" office:value="22981" calcext:value-type="float">
            <text:p>22981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1"/>
          <table:table-cell office:value-type="float" office:value="19208" calcext:value-type="float">
            <text:p>19208.0</text:p>
          </table:table-cell>
          <table:table-cell office:value-type="float" office:value="25010" calcext:value-type="float">
            <text:p>25010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1"/>
          <table:table-cell office:value-type="float" office:value="18648" calcext:value-type="float">
            <text:p>18648.0</text:p>
          </table:table-cell>
          <table:table-cell office:value-type="float" office:value="26135" calcext:value-type="float">
            <text:p>26135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1"/>
          <table:table-cell office:value-type="float" office:value="18839" calcext:value-type="float">
            <text:p>18839.0</text:p>
          </table:table-cell>
          <table:table-cell office:value-type="float" office:value="25892" calcext:value-type="float">
            <text:p>25892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1"/>
          <table:table-cell office:value-type="float" office:value="18415" calcext:value-type="float">
            <text:p>18415.0</text:p>
          </table:table-cell>
          <table:table-cell office:value-type="float" office:value="23723" calcext:value-type="float">
            <text:p>23723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1"/>
          <table:table-cell office:value-type="float" office:value="16625" calcext:value-type="float">
            <text:p>16625.0</text:p>
          </table:table-cell>
          <table:table-cell office:value-type="float" office:value="22750" calcext:value-type="float">
            <text:p>22750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1"/>
          <table:table-cell office:value-type="float" office:value="13366" calcext:value-type="float">
            <text:p>13366.0</text:p>
          </table:table-cell>
          <table:table-cell office:value-type="float" office:value="22973" calcext:value-type="float">
            <text:p>22973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1"/>
          <table:table-cell office:value-type="float" office:value="19225" calcext:value-type="float">
            <text:p>19225.0</text:p>
          </table:table-cell>
          <table:table-cell office:value-type="float" office:value="24990" calcext:value-type="float">
            <text:p>24990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1"/>
          <table:table-cell office:value-type="float" office:value="18657" calcext:value-type="float">
            <text:p>18657.0</text:p>
          </table:table-cell>
          <table:table-cell office:value-type="float" office:value="26149" calcext:value-type="float">
            <text:p>26149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1"/>
          <table:table-cell office:value-type="float" office:value="18841" calcext:value-type="float">
            <text:p>18841.0</text:p>
          </table:table-cell>
          <table:table-cell office:value-type="float" office:value="25891" calcext:value-type="float">
            <text:p>25891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1"/>
          <table:table-cell office:value-type="float" office:value="18439" calcext:value-type="float">
            <text:p>18439.0</text:p>
          </table:table-cell>
          <table:table-cell office:value-type="float" office:value="23721" calcext:value-type="float">
            <text:p>23721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1"/>
          <table:table-cell office:value-type="float" office:value="16636" calcext:value-type="float">
            <text:p>16636.0</text:p>
          </table:table-cell>
          <table:table-cell office:value-type="float" office:value="22749" calcext:value-type="float">
            <text:p>22749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1"/>
          <table:table-cell office:value-type="float" office:value="13356" calcext:value-type="float">
            <text:p>13356.0</text:p>
          </table:table-cell>
          <table:table-cell office:value-type="float" office:value="22969" calcext:value-type="float">
            <text:p>22969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1"/>
          <table:table-cell office:value-type="float" office:value="19230" calcext:value-type="float">
            <text:p>19230.0</text:p>
          </table:table-cell>
          <table:table-cell office:value-type="float" office:value="24965" calcext:value-type="float">
            <text:p>24965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1"/>
          <table:table-cell office:value-type="float" office:value="18657" calcext:value-type="float">
            <text:p>18657.0</text:p>
          </table:table-cell>
          <table:table-cell office:value-type="float" office:value="26160" calcext:value-type="float">
            <text:p>26160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1"/>
          <table:table-cell office:value-type="float" office:value="18853" calcext:value-type="float">
            <text:p>18853.0</text:p>
          </table:table-cell>
          <table:table-cell office:value-type="float" office:value="25888" calcext:value-type="float">
            <text:p>25888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1"/>
          <table:table-cell office:value-type="float" office:value="18449" calcext:value-type="float">
            <text:p>18449.0</text:p>
          </table:table-cell>
          <table:table-cell office:value-type="float" office:value="23719" calcext:value-type="float">
            <text:p>23719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1"/>
          <table:table-cell office:value-type="float" office:value="16650" calcext:value-type="float">
            <text:p>16650.0</text:p>
          </table:table-cell>
          <table:table-cell office:value-type="float" office:value="22755" calcext:value-type="float">
            <text:p>22755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1"/>
          <table:table-cell office:value-type="float" office:value="13340" calcext:value-type="float">
            <text:p>13340.0</text:p>
          </table:table-cell>
          <table:table-cell office:value-type="float" office:value="22960" calcext:value-type="float">
            <text:p>22960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1"/>
          <table:table-cell office:value-type="float" office:value="19236" calcext:value-type="float">
            <text:p>19236.0</text:p>
          </table:table-cell>
          <table:table-cell office:value-type="float" office:value="24930" calcext:value-type="float">
            <text:p>24930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1"/>
          <table:table-cell office:value-type="float" office:value="18661" calcext:value-type="float">
            <text:p>18661.0</text:p>
          </table:table-cell>
          <table:table-cell office:value-type="float" office:value="26168" calcext:value-type="float">
            <text:p>26168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1"/>
          <table:table-cell office:value-type="float" office:value="18857" calcext:value-type="float">
            <text:p>18857.0</text:p>
          </table:table-cell>
          <table:table-cell office:value-type="float" office:value="25885" calcext:value-type="float">
            <text:p>25885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1"/>
          <table:table-cell office:value-type="float" office:value="18468" calcext:value-type="float">
            <text:p>18468.0</text:p>
          </table:table-cell>
          <table:table-cell office:value-type="float" office:value="23716" calcext:value-type="float">
            <text:p>23716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1"/>
          <table:table-cell office:value-type="float" office:value="16659" calcext:value-type="float">
            <text:p>16659.0</text:p>
          </table:table-cell>
          <table:table-cell office:value-type="float" office:value="22756" calcext:value-type="float">
            <text:p>22756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1"/>
          <table:table-cell office:value-type="float" office:value="13326" calcext:value-type="float">
            <text:p>13326.0</text:p>
          </table:table-cell>
          <table:table-cell office:value-type="float" office:value="22949" calcext:value-type="float">
            <text:p>22949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1"/>
          <table:table-cell office:value-type="float" office:value="19236" calcext:value-type="float">
            <text:p>19236.0</text:p>
          </table:table-cell>
          <table:table-cell office:value-type="float" office:value="24906" calcext:value-type="float">
            <text:p>24906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1"/>
          <table:table-cell office:value-type="float" office:value="18656" calcext:value-type="float">
            <text:p>18656.0</text:p>
          </table:table-cell>
          <table:table-cell office:value-type="float" office:value="26167" calcext:value-type="float">
            <text:p>26167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1"/>
          <table:table-cell office:value-type="float" office:value="18861" calcext:value-type="float">
            <text:p>18861.0</text:p>
          </table:table-cell>
          <table:table-cell office:value-type="float" office:value="25878" calcext:value-type="float">
            <text:p>25878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1"/>
          <table:table-cell office:value-type="float" office:value="18503" calcext:value-type="float">
            <text:p>18503.0</text:p>
          </table:table-cell>
          <table:table-cell office:value-type="float" office:value="23704" calcext:value-type="float">
            <text:p>23704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1"/>
          <table:table-cell office:value-type="float" office:value="16668" calcext:value-type="float">
            <text:p>16668.0</text:p>
          </table:table-cell>
          <table:table-cell office:value-type="float" office:value="22758" calcext:value-type="float">
            <text:p>22758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1"/>
          <table:table-cell office:value-type="float" office:value="13311" calcext:value-type="float">
            <text:p>13311.0</text:p>
          </table:table-cell>
          <table:table-cell office:value-type="float" office:value="22945" calcext:value-type="float">
            <text:p>22945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1"/>
          <table:table-cell office:value-type="float" office:value="19238" calcext:value-type="float">
            <text:p>19238.0</text:p>
          </table:table-cell>
          <table:table-cell office:value-type="float" office:value="24875" calcext:value-type="float">
            <text:p>24875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1"/>
          <table:table-cell office:value-type="float" office:value="18655" calcext:value-type="float">
            <text:p>18655.0</text:p>
          </table:table-cell>
          <table:table-cell office:value-type="float" office:value="26182" calcext:value-type="float">
            <text:p>26182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1"/>
          <table:table-cell office:value-type="float" office:value="18875" calcext:value-type="float">
            <text:p>18875.0</text:p>
          </table:table-cell>
          <table:table-cell office:value-type="float" office:value="25874" calcext:value-type="float">
            <text:p>25874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1"/>
          <table:table-cell office:value-type="float" office:value="18512" calcext:value-type="float">
            <text:p>18512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1"/>
          <table:table-cell office:value-type="float" office:value="16691" calcext:value-type="float">
            <text:p>16691.0</text:p>
          </table:table-cell>
          <table:table-cell office:value-type="float" office:value="22765" calcext:value-type="float">
            <text:p>22765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1"/>
          <table:table-cell office:value-type="float" office:value="13295" calcext:value-type="float">
            <text:p>13295.0</text:p>
          </table:table-cell>
          <table:table-cell office:value-type="float" office:value="22939" calcext:value-type="float">
            <text:p>22939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1"/>
          <table:table-cell office:value-type="float" office:value="19238" calcext:value-type="float">
            <text:p>19238.0</text:p>
          </table:table-cell>
          <table:table-cell office:value-type="float" office:value="24854" calcext:value-type="float">
            <text:p>24854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1"/>
          <table:table-cell office:value-type="float" office:value="18643" calcext:value-type="float">
            <text:p>18643.0</text:p>
          </table:table-cell>
          <table:table-cell office:value-type="float" office:value="26195" calcext:value-type="float">
            <text:p>26195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681" calcext:value-type="float">
            <text:p>1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1"/>
          <table:table-cell office:value-type="float" office:value="18880" calcext:value-type="float">
            <text:p>18880.0</text:p>
          </table:table-cell>
          <table:table-cell office:value-type="float" office:value="25866" calcext:value-type="float">
            <text:p>25866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1"/>
          <table:table-cell office:value-type="float" office:value="18521" calcext:value-type="float">
            <text:p>18521.0</text:p>
          </table:table-cell>
          <table:table-cell office:value-type="float" office:value="23697" calcext:value-type="float">
            <text:p>23697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1"/>
          <table:table-cell office:value-type="float" office:value="16719" calcext:value-type="float">
            <text:p>16719.0</text:p>
          </table:table-cell>
          <table:table-cell office:value-type="float" office:value="22776" calcext:value-type="float">
            <text:p>22776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1"/>
          <table:table-cell office:value-type="float" office:value="13276" calcext:value-type="float">
            <text:p>13276.0</text:p>
          </table:table-cell>
          <table:table-cell office:value-type="float" office:value="22928" calcext:value-type="float">
            <text:p>22928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1"/>
          <table:table-cell office:value-type="float" office:value="19242" calcext:value-type="float">
            <text:p>19242.0</text:p>
          </table:table-cell>
          <table:table-cell office:value-type="float" office:value="24829" calcext:value-type="float">
            <text:p>24829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1"/>
          <table:table-cell office:value-type="float" office:value="18633" calcext:value-type="float">
            <text:p>18633.0</text:p>
          </table:table-cell>
          <table:table-cell office:value-type="float" office:value="26204" calcext:value-type="float">
            <text:p>26204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884" calcext:value-type="float">
            <text:p>18884.0</text:p>
          </table:table-cell>
          <table:table-cell office:value-type="float" office:value="25860" calcext:value-type="float">
            <text:p>25860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1"/>
          <table:table-cell office:value-type="float" office:value="18538" calcext:value-type="float">
            <text:p>18538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1"/>
          <table:table-cell office:value-type="float" office:value="16757" calcext:value-type="float">
            <text:p>16757.0</text:p>
          </table:table-cell>
          <table:table-cell office:value-type="float" office:value="22782" calcext:value-type="float">
            <text:p>22782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1"/>
          <table:table-cell office:value-type="float" office:value="13252" calcext:value-type="float">
            <text:p>13252.0</text:p>
          </table:table-cell>
          <table:table-cell office:value-type="float" office:value="22924" calcext:value-type="float">
            <text:p>22924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1"/>
          <table:table-cell office:value-type="float" office:value="19238" calcext:value-type="float">
            <text:p>19238.0</text:p>
          </table:table-cell>
          <table:table-cell office:value-type="float" office:value="24800" calcext:value-type="float">
            <text:p>24800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1"/>
          <table:table-cell office:value-type="float" office:value="18885" calcext:value-type="float">
            <text:p>18885.0</text:p>
          </table:table-cell>
          <table:table-cell office:value-type="float" office:value="25859" calcext:value-type="float">
            <text:p>25859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1"/>
          <table:table-cell office:value-type="float" office:value="18544" calcext:value-type="float">
            <text:p>18544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style-name="ce1"/>
          <table:table-cell office:value-type="float" office:value="16769" calcext:value-type="float">
            <text:p>16769.0</text:p>
          </table:table-cell>
          <table:table-cell office:value-type="float" office:value="22778" calcext:value-type="float">
            <text:p>22778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1"/>
          <table:table-cell office:value-type="float" office:value="13231" calcext:value-type="float">
            <text:p>13231.0</text:p>
          </table:table-cell>
          <table:table-cell office:value-type="float" office:value="22913" calcext:value-type="float">
            <text:p>22913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1"/>
          <table:table-cell office:value-type="float" office:value="19231" calcext:value-type="float">
            <text:p>19231.0</text:p>
          </table:table-cell>
          <table:table-cell office:value-type="float" office:value="24781" calcext:value-type="float">
            <text:p>24781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1"/>
          <table:table-cell office:value-type="float" office:value="18886" calcext:value-type="float">
            <text:p>18886.0</text:p>
          </table:table-cell>
          <table:table-cell office:value-type="float" office:value="25854" calcext:value-type="float">
            <text:p>25854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1"/>
          <table:table-cell office:value-type="float" office:value="18557" calcext:value-type="float">
            <text:p>18557.0</text:p>
          </table:table-cell>
          <table:table-cell office:value-type="float" office:value="23691" calcext:value-type="float">
            <text:p>23691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1"/>
          <table:table-cell office:value-type="float" office:value="16805" calcext:value-type="float">
            <text:p>16805.0</text:p>
          </table:table-cell>
          <table:table-cell office:value-type="float" office:value="22774" calcext:value-type="float">
            <text:p>22774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1"/>
          <table:table-cell office:value-type="float" office:value="13194" calcext:value-type="float">
            <text:p>13194.0</text:p>
          </table:table-cell>
          <table:table-cell office:value-type="float" office:value="22905" calcext:value-type="float">
            <text:p>22905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1"/>
          <table:table-cell office:value-type="float" office:value="19228" calcext:value-type="float">
            <text:p>19228.0</text:p>
          </table:table-cell>
          <table:table-cell office:value-type="float" office:value="24774" calcext:value-type="float">
            <text:p>24774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1"/>
          <table:table-cell office:value-type="float" office:value="18879" calcext:value-type="float">
            <text:p>18879.0</text:p>
          </table:table-cell>
          <table:table-cell office:value-type="float" office:value="25859" calcext:value-type="float">
            <text:p>25859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1"/>
          <table:table-cell office:value-type="float" office:value="18583" calcext:value-type="float">
            <text:p>18583.0</text:p>
          </table:table-cell>
          <table:table-cell office:value-type="float" office:value="23684" calcext:value-type="float">
            <text:p>23684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1"/>
          <table:table-cell office:value-type="float" office:value="16830" calcext:value-type="float">
            <text:p>16830.0</text:p>
          </table:table-cell>
          <table:table-cell office:value-type="float" office:value="22765" calcext:value-type="float">
            <text:p>22765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1"/>
          <table:table-cell office:value-type="float" office:value="13136" calcext:value-type="float">
            <text:p>13136.0</text:p>
          </table:table-cell>
          <table:table-cell office:value-type="float" office:value="22893" calcext:value-type="float">
            <text:p>22893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1"/>
          <table:table-cell office:value-type="float" office:value="19227" calcext:value-type="float">
            <text:p>19227.0</text:p>
          </table:table-cell>
          <table:table-cell office:value-type="float" office:value="24755" calcext:value-type="float">
            <text:p>24755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1"/>
          <table:table-cell office:value-type="float" office:value="18884" calcext:value-type="float">
            <text:p>18884.0</text:p>
          </table:table-cell>
          <table:table-cell office:value-type="float" office:value="25866" calcext:value-type="float">
            <text:p>25866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1709" calcext:value-type="float">
            <text:p>1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1"/>
          <table:table-cell office:value-type="float" office:value="18603" calcext:value-type="float">
            <text:p>18603.0</text:p>
          </table:table-cell>
          <table:table-cell office:value-type="float" office:value="23683" calcext:value-type="float">
            <text:p>23683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1"/>
          <table:table-cell office:value-type="float" office:value="16858" calcext:value-type="float">
            <text:p>16858.0</text:p>
          </table:table-cell>
          <table:table-cell office:value-type="float" office:value="22775" calcext:value-type="float">
            <text:p>22775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1"/>
          <table:table-cell office:value-type="float" office:value="13112" calcext:value-type="float">
            <text:p>13112.0</text:p>
          </table:table-cell>
          <table:table-cell office:value-type="float" office:value="22889" calcext:value-type="float">
            <text:p>22889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1"/>
          <table:table-cell office:value-type="float" office:value="19230" calcext:value-type="float">
            <text:p>19230.0</text:p>
          </table:table-cell>
          <table:table-cell office:value-type="float" office:value="24740" calcext:value-type="float">
            <text:p>24740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1"/>
          <table:table-cell office:value-type="float" office:value="18885" calcext:value-type="float">
            <text:p>18885.0</text:p>
          </table:table-cell>
          <table:table-cell office:value-type="float" office:value="25872" calcext:value-type="float">
            <text:p>25872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1"/>
          <table:table-cell office:value-type="float" office:value="18628" calcext:value-type="float">
            <text:p>18628.0</text:p>
          </table:table-cell>
          <table:table-cell office:value-type="float" office:value="23667" calcext:value-type="float">
            <text:p>23667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1"/>
          <table:table-cell office:value-type="float" office:value="16888" calcext:value-type="float">
            <text:p>16888.0</text:p>
          </table:table-cell>
          <table:table-cell office:value-type="float" office:value="22783" calcext:value-type="float">
            <text:p>22783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1"/>
          <table:table-cell office:value-type="float" office:value="13082" calcext:value-type="float">
            <text:p>13082.0</text:p>
          </table:table-cell>
          <table:table-cell office:value-type="float" office:value="22894" calcext:value-type="float">
            <text:p>22894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1"/>
          <table:table-cell office:value-type="float" office:value="19234" calcext:value-type="float">
            <text:p>19234.0</text:p>
          </table:table-cell>
          <table:table-cell office:value-type="float" office:value="24721" calcext:value-type="float">
            <text:p>24721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1"/>
          <table:table-cell office:value-type="float" office:value="18883" calcext:value-type="float">
            <text:p>18883.0</text:p>
          </table:table-cell>
          <table:table-cell office:value-type="float" office:value="25869" calcext:value-type="float">
            <text:p>25869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1"/>
          <table:table-cell office:value-type="float" office:value="18655" calcext:value-type="float">
            <text:p>18655.0</text:p>
          </table:table-cell>
          <table:table-cell office:value-type="float" office:value="23653" calcext:value-type="float">
            <text:p>23653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1"/>
          <table:table-cell office:value-type="float" office:value="16916" calcext:value-type="float">
            <text:p>16916.0</text:p>
          </table:table-cell>
          <table:table-cell office:value-type="float" office:value="22791" calcext:value-type="float">
            <text:p>22791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1"/>
          <table:table-cell office:value-type="float" office:value="13068" calcext:value-type="float">
            <text:p>13068.0</text:p>
          </table:table-cell>
          <table:table-cell office:value-type="float" office:value="22899" calcext:value-type="float">
            <text:p>22899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1"/>
          <table:table-cell office:value-type="float" office:value="19236" calcext:value-type="float">
            <text:p>19236.0</text:p>
          </table:table-cell>
          <table:table-cell office:value-type="float" office:value="24713" calcext:value-type="float">
            <text:p>24713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1"/>
          <table:table-cell office:value-type="float" office:value="18888" calcext:value-type="float">
            <text:p>18888.0</text:p>
          </table:table-cell>
          <table:table-cell office:value-type="float" office:value="25869" calcext:value-type="float">
            <text:p>25869.0</text:p>
          </table:table-cell>
          <table:table-cell office:value-type="float" office:value="635" calcext:value-type="float">
            <text:p>635.0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1"/>
          <table:table-cell office:value-type="float" office:value="18670" calcext:value-type="float">
            <text:p>18670.0</text:p>
          </table:table-cell>
          <table:table-cell office:value-type="float" office:value="23647" calcext:value-type="float">
            <text:p>23647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1"/>
          <table:table-cell office:value-type="float" office:value="16939" calcext:value-type="float">
            <text:p>16939.0</text:p>
          </table:table-cell>
          <table:table-cell office:value-type="float" office:value="22789" calcext:value-type="float">
            <text:p>22789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726" calcext:value-type="float">
            <text:p>1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1"/>
          <table:table-cell office:value-type="float" office:value="13056" calcext:value-type="float">
            <text:p>13056.0</text:p>
          </table:table-cell>
          <table:table-cell office:value-type="float" office:value="22904" calcext:value-type="float">
            <text:p>22904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1"/>
          <table:table-cell office:value-type="float" office:value="19252" calcext:value-type="float">
            <text:p>19252.0</text:p>
          </table:table-cell>
          <table:table-cell office:value-type="float" office:value="24693" calcext:value-type="float">
            <text:p>24693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1"/>
          <table:table-cell office:value-type="float" office:value="18892" calcext:value-type="float">
            <text:p>18892.0</text:p>
          </table:table-cell>
          <table:table-cell office:value-type="float" office:value="25867" calcext:value-type="float">
            <text:p>25867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1"/>
          <table:table-cell office:value-type="float" office:value="18694" calcext:value-type="float">
            <text:p>18694.0</text:p>
          </table:table-cell>
          <table:table-cell office:value-type="float" office:value="23625" calcext:value-type="float">
            <text:p>23625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1"/>
          <table:table-cell office:value-type="float" office:value="16967" calcext:value-type="float">
            <text:p>16967.0</text:p>
          </table:table-cell>
          <table:table-cell office:value-type="float" office:value="22793" calcext:value-type="float">
            <text:p>22793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1"/>
          <table:table-cell office:value-type="float" office:value="13046" calcext:value-type="float">
            <text:p>13046.0</text:p>
          </table:table-cell>
          <table:table-cell office:value-type="float" office:value="22908" calcext:value-type="float">
            <text:p>22908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1"/>
          <table:table-cell office:value-type="float" office:value="19257" calcext:value-type="float">
            <text:p>19257.0</text:p>
          </table:table-cell>
          <table:table-cell office:value-type="float" office:value="24678" calcext:value-type="float">
            <text:p>24678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1"/>
          <table:table-cell office:value-type="float" office:value="18896" calcext:value-type="float">
            <text:p>18896.0</text:p>
          </table:table-cell>
          <table:table-cell office:value-type="float" office:value="25867" calcext:value-type="float">
            <text:p>25867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1"/>
          <table:table-cell office:value-type="float" office:value="18714" calcext:value-type="float">
            <text:p>18714.0</text:p>
          </table:table-cell>
          <table:table-cell office:value-type="float" office:value="23606" calcext:value-type="float">
            <text:p>23606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735" calcext:value-type="float">
            <text:p>1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style-name="ce1"/>
          <table:table-cell office:value-type="float" office:value="17010" calcext:value-type="float">
            <text:p>17010.0</text:p>
          </table:table-cell>
          <table:table-cell office:value-type="float" office:value="22795" calcext:value-type="float">
            <text:p>22795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1"/>
          <table:table-cell office:value-type="float" office:value="13041" calcext:value-type="float">
            <text:p>13041.0</text:p>
          </table:table-cell>
          <table:table-cell office:value-type="float" office:value="22912" calcext:value-type="float">
            <text:p>22912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style-name="ce1"/>
          <table:table-cell office:value-type="float" office:value="19264" calcext:value-type="float">
            <text:p>19264.0</text:p>
          </table:table-cell>
          <table:table-cell office:value-type="float" office:value="24661" calcext:value-type="float">
            <text:p>24661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1"/>
          <table:table-cell office:value-type="float" office:value="18891" calcext:value-type="float">
            <text:p>18891.0</text:p>
          </table:table-cell>
          <table:table-cell office:value-type="float" office:value="25866" calcext:value-type="float">
            <text:p>25866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style-name="ce1"/>
          <table:table-cell office:value-type="float" office:value="18724" calcext:value-type="float">
            <text:p>18724.0</text:p>
          </table:table-cell>
          <table:table-cell office:value-type="float" office:value="23593" calcext:value-type="float">
            <text:p>23593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style-name="ce1"/>
          <table:table-cell office:value-type="float" office:value="17036" calcext:value-type="float">
            <text:p>17036.0</text:p>
          </table:table-cell>
          <table:table-cell office:value-type="float" office:value="22795" calcext:value-type="float">
            <text:p>22795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1"/>
          <table:table-cell office:value-type="float" office:value="13024" calcext:value-type="float">
            <text:p>13024.0</text:p>
          </table:table-cell>
          <table:table-cell office:value-type="float" office:value="22924" calcext:value-type="float">
            <text:p>22924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1"/>
          <table:table-cell office:value-type="float" office:value="19277" calcext:value-type="float">
            <text:p>19277.0</text:p>
          </table:table-cell>
          <table:table-cell office:value-type="float" office:value="24640" calcext:value-type="float">
            <text:p>24640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1"/>
          <table:table-cell office:value-type="float" office:value="18899" calcext:value-type="float">
            <text:p>18899.0</text:p>
          </table:table-cell>
          <table:table-cell office:value-type="float" office:value="25864" calcext:value-type="float">
            <text:p>25864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1"/>
          <table:table-cell office:value-type="float" office:value="18730" calcext:value-type="float">
            <text:p>18730.0</text:p>
          </table:table-cell>
          <table:table-cell office:value-type="float" office:value="23588" calcext:value-type="float">
            <text:p>23588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1"/>
          <table:table-cell office:value-type="float" office:value="17067" calcext:value-type="float">
            <text:p>17067.0</text:p>
          </table:table-cell>
          <table:table-cell office:value-type="float" office:value="22800" calcext:value-type="float">
            <text:p>22800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1"/>
          <table:table-cell office:value-type="float" office:value="13015" calcext:value-type="float">
            <text:p>13015.0</text:p>
          </table:table-cell>
          <table:table-cell office:value-type="float" office:value="22934" calcext:value-type="float">
            <text:p>22934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1"/>
          <table:table-cell office:value-type="float" office:value="19294" calcext:value-type="float">
            <text:p>19294.0</text:p>
          </table:table-cell>
          <table:table-cell office:value-type="float" office:value="24603" calcext:value-type="float">
            <text:p>24603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1"/>
          <table:table-cell office:value-type="float" office:value="18905" calcext:value-type="float">
            <text:p>18905.0</text:p>
          </table:table-cell>
          <table:table-cell office:value-type="float" office:value="25869" calcext:value-type="float">
            <text:p>25869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1"/>
          <table:table-cell office:value-type="float" office:value="18742" calcext:value-type="float">
            <text:p>18742.0</text:p>
          </table:table-cell>
          <table:table-cell office:value-type="float" office:value="23576" calcext:value-type="float">
            <text:p>23576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1"/>
          <table:table-cell office:value-type="float" office:value="17089" calcext:value-type="float">
            <text:p>17089.0</text:p>
          </table:table-cell>
          <table:table-cell office:value-type="float" office:value="22814" calcext:value-type="float">
            <text:p>22814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1"/>
          <table:table-cell office:value-type="float" office:value="12989" calcext:value-type="float">
            <text:p>12989.0</text:p>
          </table:table-cell>
          <table:table-cell office:value-type="float" office:value="22946" calcext:value-type="float">
            <text:p>22946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1"/>
          <table:table-cell office:value-type="float" office:value="19302" calcext:value-type="float">
            <text:p>19302.0</text:p>
          </table:table-cell>
          <table:table-cell office:value-type="float" office:value="24577" calcext:value-type="float">
            <text:p>24577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1"/>
          <table:table-cell office:value-type="float" office:value="18908" calcext:value-type="float">
            <text:p>18908.0</text:p>
          </table:table-cell>
          <table:table-cell office:value-type="float" office:value="25874" calcext:value-type="float">
            <text:p>25874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1"/>
          <table:table-cell office:value-type="float" office:value="18749" calcext:value-type="float">
            <text:p>18749.0</text:p>
          </table:table-cell>
          <table:table-cell office:value-type="float" office:value="23572" calcext:value-type="float">
            <text:p>23572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style-name="ce1"/>
          <table:table-cell office:value-type="float" office:value="17118" calcext:value-type="float">
            <text:p>17118.0</text:p>
          </table:table-cell>
          <table:table-cell office:value-type="float" office:value="22825" calcext:value-type="float">
            <text:p>22825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style-name="ce1"/>
          <table:table-cell office:value-type="float" office:value="12967" calcext:value-type="float">
            <text:p>12967.0</text:p>
          </table:table-cell>
          <table:table-cell office:value-type="float" office:value="22958" calcext:value-type="float">
            <text:p>22958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1"/>
          <table:table-cell office:value-type="float" office:value="19292" calcext:value-type="float">
            <text:p>19292.0</text:p>
          </table:table-cell>
          <table:table-cell office:value-type="float" office:value="24530" calcext:value-type="float">
            <text:p>24530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1"/>
          <table:table-cell office:value-type="float" office:value="18910" calcext:value-type="float">
            <text:p>18910.0</text:p>
          </table:table-cell>
          <table:table-cell office:value-type="float" office:value="25882" calcext:value-type="float">
            <text:p>25882.0</text:p>
          </table:table-cell>
          <table:table-cell office:value-type="float" office:value="646" calcext:value-type="float">
            <text:p>646.0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1"/>
          <table:table-cell office:value-type="float" office:value="18760" calcext:value-type="float">
            <text:p>18760.0</text:p>
          </table:table-cell>
          <table:table-cell office:value-type="float" office:value="23565" calcext:value-type="float">
            <text:p>23565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1"/>
          <table:table-cell office:value-type="float" office:value="17135" calcext:value-type="float">
            <text:p>17135.0</text:p>
          </table:table-cell>
          <table:table-cell office:value-type="float" office:value="22836" calcext:value-type="float">
            <text:p>22836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1"/>
          <table:table-cell office:value-type="float" office:value="12946" calcext:value-type="float">
            <text:p>12946.0</text:p>
          </table:table-cell>
          <table:table-cell office:value-type="float" office:value="22986" calcext:value-type="float">
            <text:p>22986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1"/>
          <table:table-cell office:value-type="float" office:value="19257" calcext:value-type="float">
            <text:p>19257.0</text:p>
          </table:table-cell>
          <table:table-cell office:value-type="float" office:value="24496" calcext:value-type="float">
            <text:p>24496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1"/>
          <table:table-cell office:value-type="float" office:value="18910" calcext:value-type="float">
            <text:p>18910.0</text:p>
          </table:table-cell>
          <table:table-cell office:value-type="float" office:value="25887" calcext:value-type="float">
            <text:p>25887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1"/>
          <table:table-cell office:value-type="float" office:value="18772" calcext:value-type="float">
            <text:p>18772.0</text:p>
          </table:table-cell>
          <table:table-cell office:value-type="float" office:value="23553" calcext:value-type="float">
            <text:p>23553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style-name="ce1"/>
          <table:table-cell office:value-type="float" office:value="17154" calcext:value-type="float">
            <text:p>17154.0</text:p>
          </table:table-cell>
          <table:table-cell office:value-type="float" office:value="22837" calcext:value-type="float">
            <text:p>22837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1"/>
          <table:table-cell office:value-type="float" office:value="12924" calcext:value-type="float">
            <text:p>12924.0</text:p>
          </table:table-cell>
          <table:table-cell office:value-type="float" office:value="23020" calcext:value-type="float">
            <text:p>23020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style-name="ce1"/>
          <table:table-cell office:value-type="float" office:value="19240" calcext:value-type="float">
            <text:p>19240.0</text:p>
          </table:table-cell>
          <table:table-cell office:value-type="float" office:value="24482" calcext:value-type="float">
            <text:p>24482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1"/>
          <table:table-cell office:value-type="float" office:value="18910" calcext:value-type="float">
            <text:p>18910.0</text:p>
          </table:table-cell>
          <table:table-cell office:value-type="float" office:value="25893" calcext:value-type="float">
            <text:p>25893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1"/>
          <table:table-cell office:value-type="float" office:value="18789" calcext:value-type="float">
            <text:p>18789.0</text:p>
          </table:table-cell>
          <table:table-cell office:value-type="float" office:value="23548" calcext:value-type="float">
            <text:p>23548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1"/>
          <table:table-cell office:value-type="float" office:value="17191" calcext:value-type="float">
            <text:p>17191.0</text:p>
          </table:table-cell>
          <table:table-cell office:value-type="float" office:value="22843" calcext:value-type="float">
            <text:p>22843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style-name="ce1"/>
          <table:table-cell office:value-type="float" office:value="12888" calcext:value-type="float">
            <text:p>12888.0</text:p>
          </table:table-cell>
          <table:table-cell office:value-type="float" office:value="23062" calcext:value-type="float">
            <text:p>23062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1"/>
          <table:table-cell office:value-type="float" office:value="19226" calcext:value-type="float">
            <text:p>19226.0</text:p>
          </table:table-cell>
          <table:table-cell office:value-type="float" office:value="24464" calcext:value-type="float">
            <text:p>24464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1"/>
          <table:table-cell office:value-type="float" office:value="18918" calcext:value-type="float">
            <text:p>18918.0</text:p>
          </table:table-cell>
          <table:table-cell office:value-type="float" office:value="25900" calcext:value-type="float">
            <text:p>25900.0</text:p>
          </table:table-cell>
          <table:table-cell office:value-type="float" office:value="650" calcext:value-type="float">
            <text:p>650.0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1"/>
          <table:table-cell office:value-type="float" office:value="18795" calcext:value-type="float">
            <text:p>18795.0</text:p>
          </table:table-cell>
          <table:table-cell office:value-type="float" office:value="23540" calcext:value-type="float">
            <text:p>23540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style-name="ce1"/>
          <table:table-cell office:value-type="float" office:value="17214" calcext:value-type="float">
            <text:p>17214.0</text:p>
          </table:table-cell>
          <table:table-cell office:value-type="float" office:value="22849" calcext:value-type="float">
            <text:p>22849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1"/>
          <table:table-cell office:value-type="float" office:value="12802" calcext:value-type="float">
            <text:p>12802.0</text:p>
          </table:table-cell>
          <table:table-cell office:value-type="float" office:value="23153" calcext:value-type="float">
            <text:p>23153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style-name="ce1"/>
          <table:table-cell office:value-type="float" office:value="19212" calcext:value-type="float">
            <text:p>19212.0</text:p>
          </table:table-cell>
          <table:table-cell office:value-type="float" office:value="24448" calcext:value-type="float">
            <text:p>24448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1"/>
          <table:table-cell office:value-type="float" office:value="18926" calcext:value-type="float">
            <text:p>18926.0</text:p>
          </table:table-cell>
          <table:table-cell office:value-type="float" office:value="25900" calcext:value-type="float">
            <text:p>25900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style-name="ce1"/>
          <table:table-cell office:value-type="float" office:value="18820" calcext:value-type="float">
            <text:p>18820.0</text:p>
          </table:table-cell>
          <table:table-cell office:value-type="float" office:value="23524" calcext:value-type="float">
            <text:p>23524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1"/>
          <table:table-cell office:value-type="float" office:value="17234" calcext:value-type="float">
            <text:p>17234.0</text:p>
          </table:table-cell>
          <table:table-cell office:value-type="float" office:value="22852" calcext:value-type="float">
            <text:p>22852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style-name="ce1"/>
          <table:table-cell office:value-type="float" office:value="12797" calcext:value-type="float">
            <text:p>12797.0</text:p>
          </table:table-cell>
          <table:table-cell office:value-type="float" office:value="23169" calcext:value-type="float">
            <text:p>23169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1"/>
          <table:table-cell office:value-type="float" office:value="19196" calcext:value-type="float">
            <text:p>19196.0</text:p>
          </table:table-cell>
          <table:table-cell office:value-type="float" office:value="24430" calcext:value-type="float">
            <text:p>24430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style-name="ce1"/>
          <table:table-cell office:value-type="float" office:value="18910" calcext:value-type="float">
            <text:p>18910.0</text:p>
          </table:table-cell>
          <table:table-cell office:value-type="float" office:value="25947" calcext:value-type="float">
            <text:p>25947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1"/>
          <table:table-cell office:value-type="float" office:value="18940" calcext:value-type="float">
            <text:p>18940.0</text:p>
          </table:table-cell>
          <table:table-cell office:value-type="float" office:value="25906" calcext:value-type="float">
            <text:p>25906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1"/>
          <table:table-cell office:value-type="float" office:value="18832" calcext:value-type="float">
            <text:p>18832.0</text:p>
          </table:table-cell>
          <table:table-cell office:value-type="float" office:value="23515" calcext:value-type="float">
            <text:p>23515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1"/>
          <table:table-cell office:value-type="float" office:value="17274" calcext:value-type="float">
            <text:p>17274.0</text:p>
          </table:table-cell>
          <table:table-cell office:value-type="float" office:value="22881" calcext:value-type="float">
            <text:p>22881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1"/>
          <table:table-cell office:value-type="float" office:value="12794" calcext:value-type="float">
            <text:p>12794.0</text:p>
          </table:table-cell>
          <table:table-cell office:value-type="float" office:value="23173" calcext:value-type="float">
            <text:p>23173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1787" calcext:value-type="float">
            <text:p>1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1"/>
          <table:table-cell office:value-type="float" office:value="19182" calcext:value-type="float">
            <text:p>19182.0</text:p>
          </table:table-cell>
          <table:table-cell office:value-type="float" office:value="24424" calcext:value-type="float">
            <text:p>24424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style-name="ce1"/>
          <table:table-cell office:value-type="float" office:value="18900" calcext:value-type="float">
            <text:p>18900.0</text:p>
          </table:table-cell>
          <table:table-cell office:value-type="float" office:value="25993" calcext:value-type="float">
            <text:p>25993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940" calcext:value-type="float">
            <text:p>18940.0</text:p>
          </table:table-cell>
          <table:table-cell office:value-type="float" office:value="25904" calcext:value-type="float">
            <text:p>25904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style-name="ce1"/>
          <table:table-cell office:value-type="float" office:value="18841" calcext:value-type="float">
            <text:p>18841.0</text:p>
          </table:table-cell>
          <table:table-cell office:value-type="float" office:value="23495" calcext:value-type="float">
            <text:p>23495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1"/>
          <table:table-cell office:value-type="float" office:value="17330" calcext:value-type="float">
            <text:p>17330.0</text:p>
          </table:table-cell>
          <table:table-cell office:value-type="float" office:value="22909" calcext:value-type="float">
            <text:p>22909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style-name="ce1"/>
          <table:table-cell office:value-type="float" office:value="12785" calcext:value-type="float">
            <text:p>12785.0</text:p>
          </table:table-cell>
          <table:table-cell office:value-type="float" office:value="23193" calcext:value-type="float">
            <text:p>23193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"/>
          <table:table-cell office:value-type="float" office:value="19161" calcext:value-type="float">
            <text:p>19161.0</text:p>
          </table:table-cell>
          <table:table-cell office:value-type="float" office:value="24380" calcext:value-type="float">
            <text:p>24380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1"/>
          <table:table-cell office:value-type="float" office:value="18902" calcext:value-type="float">
            <text:p>18902.0</text:p>
          </table:table-cell>
          <table:table-cell office:value-type="float" office:value="26011" calcext:value-type="float">
            <text:p>26011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1"/>
          <table:table-cell office:value-type="float" office:value="18949" calcext:value-type="float">
            <text:p>18949.0</text:p>
          </table:table-cell>
          <table:table-cell office:value-type="float" office:value="25901" calcext:value-type="float">
            <text:p>25901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1"/>
          <table:table-cell office:value-type="float" office:value="18849" calcext:value-type="float">
            <text:p>18849.0</text:p>
          </table:table-cell>
          <table:table-cell office:value-type="float" office:value="23473" calcext:value-type="float">
            <text:p>23473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1"/>
          <table:table-cell office:value-type="float" office:value="17401" calcext:value-type="float">
            <text:p>17401.0</text:p>
          </table:table-cell>
          <table:table-cell office:value-type="float" office:value="22942" calcext:value-type="float">
            <text:p>22942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1"/>
          <table:table-cell office:value-type="float" office:value="12761" calcext:value-type="float">
            <text:p>12761.0</text:p>
          </table:table-cell>
          <table:table-cell office:value-type="float" office:value="23231" calcext:value-type="float">
            <text:p>23231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1"/>
          <table:table-cell office:value-type="float" office:value="19140" calcext:value-type="float">
            <text:p>19140.0</text:p>
          </table:table-cell>
          <table:table-cell office:value-type="float" office:value="24342" calcext:value-type="float">
            <text:p>24342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1"/>
          <table:table-cell office:value-type="float" office:value="18905" calcext:value-type="float">
            <text:p>18905.0</text:p>
          </table:table-cell>
          <table:table-cell office:value-type="float" office:value="26037" calcext:value-type="float">
            <text:p>26037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1"/>
          <table:table-cell office:value-type="float" office:value="18954" calcext:value-type="float">
            <text:p>18954.0</text:p>
          </table:table-cell>
          <table:table-cell office:value-type="float" office:value="25906" calcext:value-type="float">
            <text:p>25906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1"/>
          <table:table-cell office:value-type="float" office:value="18852" calcext:value-type="float">
            <text:p>18852.0</text:p>
          </table:table-cell>
          <table:table-cell office:value-type="float" office:value="23471" calcext:value-type="float">
            <text:p>23471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1"/>
          <table:table-cell office:value-type="float" office:value="17451" calcext:value-type="float">
            <text:p>17451.0</text:p>
          </table:table-cell>
          <table:table-cell office:value-type="float" office:value="22963" calcext:value-type="float">
            <text:p>22963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1"/>
          <table:table-cell office:value-type="float" office:value="12751" calcext:value-type="float">
            <text:p>12751.0</text:p>
          </table:table-cell>
          <table:table-cell office:value-type="float" office:value="23235" calcext:value-type="float">
            <text:p>23235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1"/>
          <table:table-cell office:value-type="float" office:value="19119" calcext:value-type="float">
            <text:p>19119.0</text:p>
          </table:table-cell>
          <table:table-cell office:value-type="float" office:value="24314" calcext:value-type="float">
            <text:p>24314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1"/>
          <table:table-cell office:value-type="float" office:value="18915" calcext:value-type="float">
            <text:p>18915.0</text:p>
          </table:table-cell>
          <table:table-cell office:value-type="float" office:value="26089" calcext:value-type="float">
            <text:p>26089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1"/>
          <table:table-cell office:value-type="float" office:value="18867" calcext:value-type="float">
            <text:p>18867.0</text:p>
          </table:table-cell>
          <table:table-cell office:value-type="float" office:value="23446" calcext:value-type="float">
            <text:p>23446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1"/>
          <table:table-cell office:value-type="float" office:value="17492" calcext:value-type="float">
            <text:p>17492.0</text:p>
          </table:table-cell>
          <table:table-cell office:value-type="float" office:value="22985" calcext:value-type="float">
            <text:p>22985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1"/>
          <table:table-cell office:value-type="float" office:value="12729" calcext:value-type="float">
            <text:p>12729.0</text:p>
          </table:table-cell>
          <table:table-cell office:value-type="float" office:value="23267" calcext:value-type="float">
            <text:p>23267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1"/>
          <table:table-cell office:value-type="float" office:value="19081" calcext:value-type="float">
            <text:p>19081.0</text:p>
          </table:table-cell>
          <table:table-cell office:value-type="float" office:value="24277" calcext:value-type="float">
            <text:p>24277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1"/>
          <table:table-cell office:value-type="float" office:value="18917" calcext:value-type="float">
            <text:p>18917.0</text:p>
          </table:table-cell>
          <table:table-cell office:value-type="float" office:value="26097" calcext:value-type="float">
            <text:p>26097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1"/>
          <table:table-cell office:value-type="float" office:value="18872" calcext:value-type="float">
            <text:p>18872.0</text:p>
          </table:table-cell>
          <table:table-cell office:value-type="float" office:value="23413" calcext:value-type="float">
            <text:p>23413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1"/>
          <table:table-cell office:value-type="float" office:value="17536" calcext:value-type="float">
            <text:p>17536.0</text:p>
          </table:table-cell>
          <table:table-cell office:value-type="float" office:value="23003" calcext:value-type="float">
            <text:p>23003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1"/>
          <table:table-cell office:value-type="float" office:value="12712" calcext:value-type="float">
            <text:p>12712.0</text:p>
          </table:table-cell>
          <table:table-cell office:value-type="float" office:value="23282" calcext:value-type="float">
            <text:p>23282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1"/>
          <table:table-cell office:value-type="float" office:value="19045" calcext:value-type="float">
            <text:p>19045.0</text:p>
          </table:table-cell>
          <table:table-cell office:value-type="float" office:value="24255" calcext:value-type="float">
            <text:p>24255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1"/>
          <table:table-cell office:value-type="float" office:value="18921" calcext:value-type="float">
            <text:p>18921.0</text:p>
          </table:table-cell>
          <table:table-cell office:value-type="float" office:value="26115" calcext:value-type="float">
            <text:p>26115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1"/>
          <table:table-cell office:value-type="float" office:value="18884" calcext:value-type="float">
            <text:p>18884.0</text:p>
          </table:table-cell>
          <table:table-cell office:value-type="float" office:value="23382" calcext:value-type="float">
            <text:p>23382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1"/>
          <table:table-cell office:value-type="float" office:value="17579" calcext:value-type="float">
            <text:p>17579.0</text:p>
          </table:table-cell>
          <table:table-cell office:value-type="float" office:value="22986" calcext:value-type="float">
            <text:p>22986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1"/>
          <table:table-cell office:value-type="float" office:value="17559" calcext:value-type="float">
            <text:p>17559.0</text:p>
          </table:table-cell>
          <table:table-cell office:value-type="float" office:value="23009" calcext:value-type="float">
            <text:p>23009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1"/>
          <table:table-cell office:value-type="float" office:value="12692" calcext:value-type="float">
            <text:p>12692.0</text:p>
          </table:table-cell>
          <table:table-cell office:value-type="float" office:value="23289" calcext:value-type="float">
            <text:p>23289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1"/>
          <table:table-cell office:value-type="float" office:value="19009" calcext:value-type="float">
            <text:p>19009.0</text:p>
          </table:table-cell>
          <table:table-cell office:value-type="float" office:value="24227" calcext:value-type="float">
            <text:p>24227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22" calcext:value-type="float">
            <text:p>1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1"/>
          <table:table-cell office:value-type="float" office:value="18914" calcext:value-type="float">
            <text:p>18914.0</text:p>
          </table:table-cell>
          <table:table-cell office:value-type="float" office:value="26119" calcext:value-type="float">
            <text:p>26119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1"/>
          <table:table-cell office:value-type="float" office:value="18888" calcext:value-type="float">
            <text:p>18888.0</text:p>
          </table:table-cell>
          <table:table-cell office:value-type="float" office:value="23371" calcext:value-type="float">
            <text:p>23371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1"/>
          <table:table-cell office:value-type="float" office:value="17624" calcext:value-type="float">
            <text:p>17624.0</text:p>
          </table:table-cell>
          <table:table-cell office:value-type="float" office:value="22964" calcext:value-type="float">
            <text:p>22964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1"/>
          <table:table-cell office:value-type="float" office:value="17557" calcext:value-type="float">
            <text:p>17557.0</text:p>
          </table:table-cell>
          <table:table-cell office:value-type="float" office:value="23011" calcext:value-type="float">
            <text:p>23011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1"/>
          <table:table-cell office:value-type="float" office:value="12666" calcext:value-type="float">
            <text:p>12666.0</text:p>
          </table:table-cell>
          <table:table-cell office:value-type="float" office:value="23305" calcext:value-type="float">
            <text:p>23305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1"/>
          <table:table-cell office:value-type="float" office:value="18981" calcext:value-type="float">
            <text:p>18981.0</text:p>
          </table:table-cell>
          <table:table-cell office:value-type="float" office:value="24205" calcext:value-type="float">
            <text:p>24205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912" calcext:value-type="float">
            <text:p>18912.0</text:p>
          </table:table-cell>
          <table:table-cell office:value-type="float" office:value="26125" calcext:value-type="float">
            <text:p>26125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1829" calcext:value-type="float">
            <text:p>18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1"/>
          <table:table-cell office:value-type="float" office:value="18892" calcext:value-type="float">
            <text:p>18892.0</text:p>
          </table:table-cell>
          <table:table-cell office:value-type="float" office:value="23358" calcext:value-type="float">
            <text:p>23358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1"/>
          <table:table-cell office:value-type="float" office:value="17672" calcext:value-type="float">
            <text:p>17672.0</text:p>
          </table:table-cell>
          <table:table-cell office:value-type="float" office:value="22951" calcext:value-type="float">
            <text:p>22951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553" calcext:value-type="float">
            <text:p>17553.0</text:p>
          </table:table-cell>
          <table:table-cell office:value-type="float" office:value="23014" calcext:value-type="float">
            <text:p>23014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1"/>
          <table:table-cell office:value-type="float" office:value="12636" calcext:value-type="float">
            <text:p>12636.0</text:p>
          </table:table-cell>
          <table:table-cell office:value-type="float" office:value="23309" calcext:value-type="float">
            <text:p>23309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1833" calcext:value-type="float">
            <text:p>1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1"/>
          <table:table-cell office:value-type="float" office:value="18928" calcext:value-type="float">
            <text:p>18928.0</text:p>
          </table:table-cell>
          <table:table-cell office:value-type="float" office:value="24178" calcext:value-type="float">
            <text:p>24178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1"/>
          <table:table-cell office:value-type="float" office:value="18912" calcext:value-type="float">
            <text:p>18912.0</text:p>
          </table:table-cell>
          <table:table-cell office:value-type="float" office:value="26127" calcext:value-type="float">
            <text:p>26127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1"/>
          <table:table-cell office:value-type="float" office:value="18892" calcext:value-type="float">
            <text:p>18892.0</text:p>
          </table:table-cell>
          <table:table-cell office:value-type="float" office:value="23354" calcext:value-type="float">
            <text:p>23354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836" calcext:value-type="float">
            <text:p>1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1"/>
          <table:table-cell office:value-type="float" office:value="17702" calcext:value-type="float">
            <text:p>17702.0</text:p>
          </table:table-cell>
          <table:table-cell office:value-type="float" office:value="22932" calcext:value-type="float">
            <text:p>22932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1"/>
          <table:table-cell office:value-type="float" office:value="17547" calcext:value-type="float">
            <text:p>17547.0</text:p>
          </table:table-cell>
          <table:table-cell office:value-type="float" office:value="23023" calcext:value-type="float">
            <text:p>23023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1"/>
          <table:table-cell office:value-type="float" office:value="12628" calcext:value-type="float">
            <text:p>12628.0</text:p>
          </table:table-cell>
          <table:table-cell office:value-type="float" office:value="23309" calcext:value-type="float">
            <text:p>23309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1"/>
          <table:table-cell office:value-type="float" office:value="18908" calcext:value-type="float">
            <text:p>18908.0</text:p>
          </table:table-cell>
          <table:table-cell office:value-type="float" office:value="24161" calcext:value-type="float">
            <text:p>24161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1"/>
          <table:table-cell office:value-type="float" office:value="18912" calcext:value-type="float">
            <text:p>18912.0</text:p>
          </table:table-cell>
          <table:table-cell office:value-type="float" office:value="26127" calcext:value-type="float">
            <text:p>26127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1"/>
          <table:table-cell office:value-type="float" office:value="18893" calcext:value-type="float">
            <text:p>18893.0</text:p>
          </table:table-cell>
          <table:table-cell office:value-type="float" office:value="23351" calcext:value-type="float">
            <text:p>23351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1"/>
          <table:table-cell office:value-type="float" office:value="17741" calcext:value-type="float">
            <text:p>17741.0</text:p>
          </table:table-cell>
          <table:table-cell office:value-type="float" office:value="22924" calcext:value-type="float">
            <text:p>22924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1"/>
          <table:table-cell office:value-type="float" office:value="17549" calcext:value-type="float">
            <text:p>17549.0</text:p>
          </table:table-cell>
          <table:table-cell office:value-type="float" office:value="23038" calcext:value-type="float">
            <text:p>23038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1"/>
          <table:table-cell office:value-type="float" office:value="12606" calcext:value-type="float">
            <text:p>12606.0</text:p>
          </table:table-cell>
          <table:table-cell office:value-type="float" office:value="23305" calcext:value-type="float">
            <text:p>23305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1"/>
          <table:table-cell office:value-type="float" office:value="18885" calcext:value-type="float">
            <text:p>18885.0</text:p>
          </table:table-cell>
          <table:table-cell office:value-type="float" office:value="24130" calcext:value-type="float">
            <text:p>24130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1"/>
          <table:table-cell office:value-type="float" office:value="18912" calcext:value-type="float">
            <text:p>18912.0</text:p>
          </table:table-cell>
          <table:table-cell office:value-type="float" office:value="26127" calcext:value-type="float">
            <text:p>26127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1"/>
          <table:table-cell office:value-type="float" office:value="18897" calcext:value-type="float">
            <text:p>18897.0</text:p>
          </table:table-cell>
          <table:table-cell office:value-type="float" office:value="23324" calcext:value-type="float">
            <text:p>23324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1"/>
          <table:table-cell office:value-type="float" office:value="17744" calcext:value-type="float">
            <text:p>17744.0</text:p>
          </table:table-cell>
          <table:table-cell office:value-type="float" office:value="22921" calcext:value-type="float">
            <text:p>22921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849" calcext:value-type="float">
            <text:p>1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1"/>
          <table:table-cell office:value-type="float" office:value="12580" calcext:value-type="float">
            <text:p>12580.0</text:p>
          </table:table-cell>
          <table:table-cell office:value-type="float" office:value="23309" calcext:value-type="float">
            <text:p>23309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1851" calcext:value-type="float">
            <text:p>1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1"/>
          <table:table-cell office:value-type="float" office:value="18868" calcext:value-type="float">
            <text:p>18868.0</text:p>
          </table:table-cell>
          <table:table-cell office:value-type="float" office:value="24108" calcext:value-type="float">
            <text:p>24108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1"/>
          <table:table-cell office:value-type="float" office:value="18912" calcext:value-type="float">
            <text:p>18912.0</text:p>
          </table:table-cell>
          <table:table-cell office:value-type="float" office:value="26127" calcext:value-type="float">
            <text:p>26127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1"/>
          <table:table-cell office:value-type="float" office:value="18903" calcext:value-type="float">
            <text:p>18903.0</text:p>
          </table:table-cell>
          <table:table-cell office:value-type="float" office:value="23292" calcext:value-type="float">
            <text:p>23292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1"/>
          <table:table-cell office:value-type="float" office:value="17745" calcext:value-type="float">
            <text:p>17745.0</text:p>
          </table:table-cell>
          <table:table-cell office:value-type="float" office:value="22921" calcext:value-type="float">
            <text:p>22921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style-name="ce1"/>
          <table:table-cell office:value-type="float" office:value="12571" calcext:value-type="float">
            <text:p>12571.0</text:p>
          </table:table-cell>
          <table:table-cell office:value-type="float" office:value="23313" calcext:value-type="float">
            <text:p>23313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style-name="ce1"/>
          <table:table-cell office:value-type="float" office:value="18833" calcext:value-type="float">
            <text:p>18833.0</text:p>
          </table:table-cell>
          <table:table-cell office:value-type="float" office:value="24087" calcext:value-type="float">
            <text:p>24087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style-name="ce1"/>
          <table:table-cell office:value-type="float" office:value="18913" calcext:value-type="float">
            <text:p>18913.0</text:p>
          </table:table-cell>
          <table:table-cell office:value-type="float" office:value="26129" calcext:value-type="float">
            <text:p>26129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1"/>
          <table:table-cell office:value-type="float" office:value="18910" calcext:value-type="float">
            <text:p>18910.0</text:p>
          </table:table-cell>
          <table:table-cell office:value-type="float" office:value="23267" calcext:value-type="float">
            <text:p>23267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style-name="ce1"/>
          <table:table-cell office:value-type="float" office:value="17752" calcext:value-type="float">
            <text:p>17752.0</text:p>
          </table:table-cell>
          <table:table-cell office:value-type="float" office:value="22928" calcext:value-type="float">
            <text:p>22928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style-name="ce1"/>
          <table:table-cell office:value-type="float" office:value="12561" calcext:value-type="float">
            <text:p>12561.0</text:p>
          </table:table-cell>
          <table:table-cell office:value-type="float" office:value="23317" calcext:value-type="float">
            <text:p>23317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style-name="ce1"/>
          <table:table-cell office:value-type="float" office:value="18812" calcext:value-type="float">
            <text:p>18812.0</text:p>
          </table:table-cell>
          <table:table-cell office:value-type="float" office:value="24090" calcext:value-type="float">
            <text:p>24090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1"/>
          <table:table-cell office:value-type="float" office:value="18934" calcext:value-type="float">
            <text:p>18934.0</text:p>
          </table:table-cell>
          <table:table-cell office:value-type="float" office:value="26132" calcext:value-type="float">
            <text:p>26132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style-name="ce1"/>
          <table:table-cell office:value-type="float" office:value="18911" calcext:value-type="float">
            <text:p>18911.0</text:p>
          </table:table-cell>
          <table:table-cell office:value-type="float" office:value="23257" calcext:value-type="float">
            <text:p>23257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1"/>
          <table:table-cell office:value-type="float" office:value="17756" calcext:value-type="float">
            <text:p>17756.0</text:p>
          </table:table-cell>
          <table:table-cell office:value-type="float" office:value="22926" calcext:value-type="float">
            <text:p>22926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style-name="ce1"/>
          <table:table-cell office:value-type="float" office:value="12554" calcext:value-type="float">
            <text:p>12554.0</text:p>
          </table:table-cell>
          <table:table-cell office:value-type="float" office:value="23321" calcext:value-type="float">
            <text:p>23321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1"/>
          <table:table-cell office:value-type="float" office:value="18799" calcext:value-type="float">
            <text:p>18799.0</text:p>
          </table:table-cell>
          <table:table-cell office:value-type="float" office:value="24079" calcext:value-type="float">
            <text:p>24079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1"/>
          <table:table-cell office:value-type="float" office:value="18953" calcext:value-type="float">
            <text:p>18953.0</text:p>
          </table:table-cell>
          <table:table-cell office:value-type="float" office:value="26135" calcext:value-type="float">
            <text:p>26135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1"/>
          <table:table-cell office:value-type="float" office:value="18913" calcext:value-type="float">
            <text:p>18913.0</text:p>
          </table:table-cell>
          <table:table-cell office:value-type="float" office:value="23245" calcext:value-type="float">
            <text:p>23245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1"/>
          <table:table-cell office:value-type="float" office:value="17757" calcext:value-type="float">
            <text:p>17757.0</text:p>
          </table:table-cell>
          <table:table-cell office:value-type="float" office:value="22925" calcext:value-type="float">
            <text:p>22925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1"/>
          <table:table-cell office:value-type="float" office:value="12550" calcext:value-type="float">
            <text:p>12550.0</text:p>
          </table:table-cell>
          <table:table-cell office:value-type="float" office:value="23323" calcext:value-type="float">
            <text:p>23323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1"/>
          <table:table-cell office:value-type="float" office:value="18785" calcext:value-type="float">
            <text:p>18785.0</text:p>
          </table:table-cell>
          <table:table-cell office:value-type="float" office:value="24063" calcext:value-type="float">
            <text:p>24063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18956" calcext:value-type="float">
            <text:p>18956.0</text:p>
          </table:table-cell>
          <table:table-cell office:value-type="float" office:value="26135" calcext:value-type="float">
            <text:p>26135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style-name="ce1"/>
          <table:table-cell office:value-type="float" office:value="18918" calcext:value-type="float">
            <text:p>18918.0</text:p>
          </table:table-cell>
          <table:table-cell office:value-type="float" office:value="23221" calcext:value-type="float">
            <text:p>23221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1"/>
          <table:table-cell office:value-type="float" office:value="17762" calcext:value-type="float">
            <text:p>17762.0</text:p>
          </table:table-cell>
          <table:table-cell office:value-type="float" office:value="22923" calcext:value-type="float">
            <text:p>22923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1"/>
          <table:table-cell office:value-type="float" office:value="12536" calcext:value-type="float">
            <text:p>12536.0</text:p>
          </table:table-cell>
          <table:table-cell office:value-type="float" office:value="23321" calcext:value-type="float">
            <text:p>23321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1"/>
          <table:table-cell office:value-type="float" office:value="18740" calcext:value-type="float">
            <text:p>18740.0</text:p>
          </table:table-cell>
          <table:table-cell office:value-type="float" office:value="24013" calcext:value-type="float">
            <text:p>24013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877" calcext:value-type="float">
            <text:p>1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1"/>
          <table:table-cell office:value-type="float" office:value="18976" calcext:value-type="float">
            <text:p>18976.0</text:p>
          </table:table-cell>
          <table:table-cell office:value-type="float" office:value="26135" calcext:value-type="float">
            <text:p>26135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1"/>
          <table:table-cell office:value-type="float" office:value="18926" calcext:value-type="float">
            <text:p>18926.0</text:p>
          </table:table-cell>
          <table:table-cell office:value-type="float" office:value="23189" calcext:value-type="float">
            <text:p>23189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1"/>
          <table:table-cell office:value-type="float" office:value="17766" calcext:value-type="float">
            <text:p>17766.0</text:p>
          </table:table-cell>
          <table:table-cell office:value-type="float" office:value="22921" calcext:value-type="float">
            <text:p>22921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1"/>
          <table:table-cell office:value-type="float" office:value="12528" calcext:value-type="float">
            <text:p>12528.0</text:p>
          </table:table-cell>
          <table:table-cell office:value-type="float" office:value="23325" calcext:value-type="float">
            <text:p>23325.0</text:p>
          </table:table-cell>
          <table:table-cell office:value-type="float" office:value="677" calcext:value-type="float">
            <text:p>677.0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1"/>
          <table:table-cell office:value-type="float" office:value="18700" calcext:value-type="float">
            <text:p>18700.0</text:p>
          </table:table-cell>
          <table:table-cell office:value-type="float" office:value="23964" calcext:value-type="float">
            <text:p>23964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1"/>
          <table:table-cell office:value-type="float" office:value="18993" calcext:value-type="float">
            <text:p>18993.0</text:p>
          </table:table-cell>
          <table:table-cell office:value-type="float" office:value="26134" calcext:value-type="float">
            <text:p>26134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1"/>
          <table:table-cell office:value-type="float" office:value="18925" calcext:value-type="float">
            <text:p>18925.0</text:p>
          </table:table-cell>
          <table:table-cell office:value-type="float" office:value="23177" calcext:value-type="float">
            <text:p>23177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vesicles</text:p>
          </table:table-cell>
          <table:table-cell office:value-type="float" office:value="17777" calcext:value-type="float">
            <text:p>17777.0</text:p>
          </table:table-cell>
          <table:table-cell office:value-type="float" office:value="22911" calcext:value-type="float">
            <text:p>22911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1"/>
          <table:table-cell office:value-type="float" office:value="12522" calcext:value-type="float">
            <text:p>12522.0</text:p>
          </table:table-cell>
          <table:table-cell office:value-type="float" office:value="23328" calcext:value-type="float">
            <text:p>23328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1"/>
          <table:table-cell office:value-type="float" office:value="18667" calcext:value-type="float">
            <text:p>18667.0</text:p>
          </table:table-cell>
          <table:table-cell office:value-type="float" office:value="23927" calcext:value-type="float">
            <text:p>23927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1"/>
          <table:table-cell office:value-type="float" office:value="19005" calcext:value-type="float">
            <text:p>19005.0</text:p>
          </table:table-cell>
          <table:table-cell office:value-type="float" office:value="26135" calcext:value-type="float">
            <text:p>26135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1"/>
          <table:table-cell office:value-type="float" office:value="18938" calcext:value-type="float">
            <text:p>18938.0</text:p>
          </table:table-cell>
          <table:table-cell office:value-type="float" office:value="23163" calcext:value-type="float">
            <text:p>23163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1"/>
          <table:table-cell office:value-type="float" office:value="17833" calcext:value-type="float">
            <text:p>17833.0</text:p>
          </table:table-cell>
          <table:table-cell office:value-type="float" office:value="22867" calcext:value-type="float">
            <text:p>2286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1"/>
          <table:table-cell office:value-type="float" office:value="12512" calcext:value-type="float">
            <text:p>12512.0</text:p>
          </table:table-cell>
          <table:table-cell office:value-type="float" office:value="23331" calcext:value-type="float">
            <text:p>23331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1"/>
          <table:table-cell office:value-type="float" office:value="18613" calcext:value-type="float">
            <text:p>18613.0</text:p>
          </table:table-cell>
          <table:table-cell office:value-type="float" office:value="23899" calcext:value-type="float">
            <text:p>23899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1"/>
          <table:table-cell office:value-type="float" office:value="19041" calcext:value-type="float">
            <text:p>19041.0</text:p>
          </table:table-cell>
          <table:table-cell office:value-type="float" office:value="26136" calcext:value-type="float">
            <text:p>26136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2" office:value-type="string" calcext:value-type="string">
            <text:p>vesicles</text:p>
          </table:table-cell>
          <table:table-cell office:value-type="float" office:value="18949" calcext:value-type="float">
            <text:p>18949.0</text:p>
          </table:table-cell>
          <table:table-cell office:value-type="float" office:value="23145" calcext:value-type="float">
            <text:p>23145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"/>
          <table:table-cell office:value-type="float" office:value="17868" calcext:value-type="float">
            <text:p>17868.0</text:p>
          </table:table-cell>
          <table:table-cell office:value-type="float" office:value="22847" calcext:value-type="float">
            <text:p>2284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1"/>
          <table:table-cell office:value-type="float" office:value="12498" calcext:value-type="float">
            <text:p>12498.0</text:p>
          </table:table-cell>
          <table:table-cell office:value-type="float" office:value="23330" calcext:value-type="float">
            <text:p>23330.0</text:p>
          </table:table-cell>
          <table:table-cell office:value-type="float" office:value="680" calcext:value-type="float">
            <text:p>680.0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1"/>
          <table:table-cell office:value-type="float" office:value="18578" calcext:value-type="float">
            <text:p>18578.0</text:p>
          </table:table-cell>
          <table:table-cell office:value-type="float" office:value="23875" calcext:value-type="float">
            <text:p>23875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1"/>
          <table:table-cell office:value-type="float" office:value="19099" calcext:value-type="float">
            <text:p>19099.0</text:p>
          </table:table-cell>
          <table:table-cell office:value-type="float" office:value="26137" calcext:value-type="float">
            <text:p>26137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1"/>
          <table:table-cell office:value-type="float" office:value="18963" calcext:value-type="float">
            <text:p>18963.0</text:p>
          </table:table-cell>
          <table:table-cell office:value-type="float" office:value="23128" calcext:value-type="float">
            <text:p>23128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938" calcext:value-type="float">
            <text:p>17938.0</text:p>
          </table:table-cell>
          <table:table-cell office:value-type="float" office:value="22795" calcext:value-type="float">
            <text:p>22795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1"/>
          <table:table-cell office:value-type="float" office:value="12477" calcext:value-type="float">
            <text:p>12477.0</text:p>
          </table:table-cell>
          <table:table-cell office:value-type="float" office:value="23335" calcext:value-type="float">
            <text:p>23335.0</text:p>
          </table:table-cell>
          <table:table-cell office:value-type="float" office:value="682" calcext:value-type="float">
            <text:p>682.0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1"/>
          <table:table-cell office:value-type="float" office:value="18555" calcext:value-type="float">
            <text:p>18555.0</text:p>
          </table:table-cell>
          <table:table-cell office:value-type="float" office:value="23832" calcext:value-type="float">
            <text:p>23832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1"/>
          <table:table-cell office:value-type="float" office:value="19116" calcext:value-type="float">
            <text:p>19116.0</text:p>
          </table:table-cell>
          <table:table-cell office:value-type="float" office:value="26173" calcext:value-type="float">
            <text:p>26173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1"/>
          <table:table-cell office:value-type="float" office:value="19114" calcext:value-type="float">
            <text:p>19114.0</text:p>
          </table:table-cell>
          <table:table-cell office:value-type="float" office:value="26146" calcext:value-type="float">
            <text:p>26146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1"/>
          <table:table-cell office:value-type="float" office:value="18973" calcext:value-type="float">
            <text:p>18973.0</text:p>
          </table:table-cell>
          <table:table-cell office:value-type="float" office:value="23103" calcext:value-type="float">
            <text:p>23103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1"/>
          <table:table-cell office:value-type="float" office:value="17943" calcext:value-type="float">
            <text:p>17943.0</text:p>
          </table:table-cell>
          <table:table-cell office:value-type="float" office:value="22786" calcext:value-type="float">
            <text:p>22786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1"/>
          <table:table-cell office:value-type="float" office:value="17939" calcext:value-type="float">
            <text:p>17939.0</text:p>
          </table:table-cell>
          <table:table-cell office:value-type="float" office:value="22784" calcext:value-type="float">
            <text:p>22784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1"/>
          <table:table-cell office:value-type="float" office:value="12452" calcext:value-type="float">
            <text:p>12452.0</text:p>
          </table:table-cell>
          <table:table-cell office:value-type="float" office:value="23341" calcext:value-type="float">
            <text:p>23341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1"/>
          <table:table-cell office:value-type="float" office:value="18554" calcext:value-type="float">
            <text:p>18554.0</text:p>
          </table:table-cell>
          <table:table-cell office:value-type="float" office:value="23812" calcext:value-type="float">
            <text:p>23812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907" calcext:value-type="float">
            <text:p>1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1"/>
          <table:table-cell office:value-type="float" office:value="19123" calcext:value-type="float">
            <text:p>19123.0</text:p>
          </table:table-cell>
          <table:table-cell office:value-type="float" office:value="26196" calcext:value-type="float">
            <text:p>26196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1"/>
          <table:table-cell office:value-type="float" office:value="19122" calcext:value-type="float">
            <text:p>19122.0</text:p>
          </table:table-cell>
          <table:table-cell office:value-type="float" office:value="26142" calcext:value-type="float">
            <text:p>26142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1"/>
          <table:table-cell office:value-type="float" office:value="18985" calcext:value-type="float">
            <text:p>18985.0</text:p>
          </table:table-cell>
          <table:table-cell office:value-type="float" office:value="23076" calcext:value-type="float">
            <text:p>23076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1"/>
          <table:table-cell office:value-type="float" office:value="17943" calcext:value-type="float">
            <text:p>17943.0</text:p>
          </table:table-cell>
          <table:table-cell office:value-type="float" office:value="22786" calcext:value-type="float">
            <text:p>22786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1"/>
          <table:table-cell office:value-type="float" office:value="17937" calcext:value-type="float">
            <text:p>17937.0</text:p>
          </table:table-cell>
          <table:table-cell office:value-type="float" office:value="22784" calcext:value-type="float">
            <text:p>22784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1"/>
          <table:table-cell office:value-type="float" office:value="12434" calcext:value-type="float">
            <text:p>12434.0</text:p>
          </table:table-cell>
          <table:table-cell office:value-type="float" office:value="23343" calcext:value-type="float">
            <text:p>23343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1"/>
          <table:table-cell office:value-type="float" office:value="18544" calcext:value-type="float">
            <text:p>18544.0</text:p>
          </table:table-cell>
          <table:table-cell office:value-type="float" office:value="23785" calcext:value-type="float">
            <text:p>23785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9129" calcext:value-type="float">
            <text:p>19129.0</text:p>
          </table:table-cell>
          <table:table-cell office:value-type="float" office:value="26204" calcext:value-type="float">
            <text:p>26204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1"/>
          <table:table-cell office:value-type="float" office:value="19157" calcext:value-type="float">
            <text:p>19157.0</text:p>
          </table:table-cell>
          <table:table-cell office:value-type="float" office:value="26141" calcext:value-type="float">
            <text:p>26141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1"/>
          <table:table-cell office:value-type="float" office:value="18995" calcext:value-type="float">
            <text:p>18995.0</text:p>
          </table:table-cell>
          <table:table-cell office:value-type="float" office:value="23056" calcext:value-type="float">
            <text:p>23056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917" calcext:value-type="float">
            <text:p>1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1"/>
          <table:table-cell office:value-type="float" office:value="18041" calcext:value-type="float">
            <text:p>18041.0</text:p>
          </table:table-cell>
          <table:table-cell office:value-type="float" office:value="22811" calcext:value-type="float">
            <text:p>22811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1"/>
          <table:table-cell office:value-type="float" office:value="17936" calcext:value-type="float">
            <text:p>17936.0</text:p>
          </table:table-cell>
          <table:table-cell office:value-type="float" office:value="22793" calcext:value-type="float">
            <text:p>22793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1"/>
          <table:table-cell office:value-type="float" office:value="12416" calcext:value-type="float">
            <text:p>12416.0</text:p>
          </table:table-cell>
          <table:table-cell office:value-type="float" office:value="23346" calcext:value-type="float">
            <text:p>23346.0</text:p>
          </table:table-cell>
          <table:table-cell office:value-type="float" office:value="684" calcext:value-type="float">
            <text:p>684.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1"/>
          <table:table-cell office:value-type="float" office:value="18530" calcext:value-type="float">
            <text:p>18530.0</text:p>
          </table:table-cell>
          <table:table-cell office:value-type="float" office:value="23738" calcext:value-type="float">
            <text:p>23738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1"/>
          <table:table-cell office:value-type="float" office:value="19200" calcext:value-type="float">
            <text:p>19200.0</text:p>
          </table:table-cell>
          <table:table-cell office:value-type="float" office:value="26156" calcext:value-type="float">
            <text:p>26156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1923" calcext:value-type="float">
            <text:p>1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1"/>
          <table:table-cell office:value-type="float" office:value="19005" calcext:value-type="float">
            <text:p>19005.0</text:p>
          </table:table-cell>
          <table:table-cell office:value-type="float" office:value="23038" calcext:value-type="float">
            <text:p>23038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1"/>
          <table:table-cell office:value-type="float" office:value="18082" calcext:value-type="float">
            <text:p>18082.0</text:p>
          </table:table-cell>
          <table:table-cell office:value-type="float" office:value="22812" calcext:value-type="float">
            <text:p>22812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1"/>
          <table:table-cell office:value-type="float" office:value="17919" calcext:value-type="float">
            <text:p>17919.0</text:p>
          </table:table-cell>
          <table:table-cell office:value-type="float" office:value="22808" calcext:value-type="float">
            <text:p>22808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1"/>
          <table:table-cell office:value-type="float" office:value="12414" calcext:value-type="float">
            <text:p>12414.0</text:p>
          </table:table-cell>
          <table:table-cell office:value-type="float" office:value="23346" calcext:value-type="float">
            <text:p>23346.0</text:p>
          </table:table-cell>
          <table:table-cell office:value-type="float" office:value="685" calcext:value-type="float">
            <text:p>685.0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2" office:value-type="string" calcext:value-type="string">
            <text:p>vesicles</text:p>
          </table:table-cell>
          <table:table-cell office:value-type="float" office:value="18544" calcext:value-type="float">
            <text:p>18544.0</text:p>
          </table:table-cell>
          <table:table-cell office:value-type="float" office:value="23654" calcext:value-type="float">
            <text:p>23654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1"/>
          <table:table-cell office:value-type="float" office:value="19223" calcext:value-type="float">
            <text:p>19223.0</text:p>
          </table:table-cell>
          <table:table-cell office:value-type="float" office:value="26180" calcext:value-type="float">
            <text:p>26180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1"/>
          <table:table-cell office:value-type="float" office:value="19033" calcext:value-type="float">
            <text:p>19033.0</text:p>
          </table:table-cell>
          <table:table-cell office:value-type="float" office:value="23009" calcext:value-type="float">
            <text:p>23009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1"/>
          <table:table-cell office:value-type="float" office:value="18092" calcext:value-type="float">
            <text:p>18092.0</text:p>
          </table:table-cell>
          <table:table-cell office:value-type="float" office:value="22812" calcext:value-type="float">
            <text:p>22812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919" calcext:value-type="float">
            <text:p>17919.0</text:p>
          </table:table-cell>
          <table:table-cell office:value-type="float" office:value="22808" calcext:value-type="float">
            <text:p>22808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1"/>
          <table:table-cell office:value-type="float" office:value="12398" calcext:value-type="float">
            <text:p>12398.0</text:p>
          </table:table-cell>
          <table:table-cell office:value-type="float" office:value="23350" calcext:value-type="float">
            <text:p>23350.0</text:p>
          </table:table-cell>
          <table:table-cell office:value-type="float" office:value="686" calcext:value-type="float">
            <text:p>686.0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1"/>
          <table:table-cell office:value-type="float" office:value="18534" calcext:value-type="float">
            <text:p>18534.0</text:p>
          </table:table-cell>
          <table:table-cell office:value-type="float" office:value="23594" calcext:value-type="float">
            <text:p>23594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1"/>
          <table:table-cell office:value-type="float" office:value="19275" calcext:value-type="float">
            <text:p>19275.0</text:p>
          </table:table-cell>
          <table:table-cell office:value-type="float" office:value="26213" calcext:value-type="float">
            <text:p>26213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"/>
          <table:table-cell office:value-type="float" office:value="19035" calcext:value-type="float">
            <text:p>19035.0</text:p>
          </table:table-cell>
          <table:table-cell office:value-type="float" office:value="22995" calcext:value-type="float">
            <text:p>22995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1"/>
          <table:table-cell office:value-type="float" office:value="18119" calcext:value-type="float">
            <text:p>18119.0</text:p>
          </table:table-cell>
          <table:table-cell office:value-type="float" office:value="22814" calcext:value-type="float">
            <text:p>22814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1"/>
          <table:table-cell office:value-type="float" office:value="17919" calcext:value-type="float">
            <text:p>17919.0</text:p>
          </table:table-cell>
          <table:table-cell office:value-type="float" office:value="22817" calcext:value-type="float">
            <text:p>22817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938" calcext:value-type="float">
            <text:p>1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1"/>
          <table:table-cell office:value-type="float" office:value="12384" calcext:value-type="float">
            <text:p>12384.0</text:p>
          </table:table-cell>
          <table:table-cell office:value-type="float" office:value="23354" calcext:value-type="float">
            <text:p>23354.0</text:p>
          </table:table-cell>
          <table:table-cell office:value-type="float" office:value="687" calcext:value-type="float">
            <text:p>687.0</text:p>
          </table:table-cell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1"/>
          <table:table-cell office:value-type="float" office:value="18526" calcext:value-type="float">
            <text:p>18526.0</text:p>
          </table:table-cell>
          <table:table-cell office:value-type="float" office:value="23551" calcext:value-type="float">
            <text:p>23551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1"/>
          <table:table-cell office:value-type="float" office:value="19320" calcext:value-type="float">
            <text:p>19320.0</text:p>
          </table:table-cell>
          <table:table-cell office:value-type="float" office:value="26255" calcext:value-type="float">
            <text:p>26255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1"/>
          <table:table-cell office:value-type="float" office:value="19034" calcext:value-type="float">
            <text:p>19034.0</text:p>
          </table:table-cell>
          <table:table-cell office:value-type="float" office:value="22981" calcext:value-type="float">
            <text:p>22981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942" calcext:value-type="float">
            <text:p>1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126" calcext:value-type="float">
            <text:p>18126.0</text:p>
          </table:table-cell>
          <table:table-cell office:value-type="float" office:value="22814" calcext:value-type="float">
            <text:p>22814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1"/>
          <table:table-cell office:value-type="float" office:value="12362" calcext:value-type="float">
            <text:p>12362.0</text:p>
          </table:table-cell>
          <table:table-cell office:value-type="float" office:value="23359" calcext:value-type="float">
            <text:p>23359.0</text:p>
          </table:table-cell>
          <table:table-cell office:value-type="float" office:value="688" calcext:value-type="float">
            <text:p>688.0</text:p>
          </table:table-cell>
          <table:table-cell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1"/>
          <table:table-cell office:value-type="float" office:value="18533" calcext:value-type="float">
            <text:p>18533.0</text:p>
          </table:table-cell>
          <table:table-cell office:value-type="float" office:value="23531" calcext:value-type="float">
            <text:p>23531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946" calcext:value-type="float">
            <text:p>1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1"/>
          <table:table-cell office:value-type="float" office:value="19322" calcext:value-type="float">
            <text:p>19322.0</text:p>
          </table:table-cell>
          <table:table-cell office:value-type="float" office:value="26257" calcext:value-type="float">
            <text:p>26257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1"/>
          <table:table-cell office:value-type="float" office:value="19327" calcext:value-type="float">
            <text:p>19327.0</text:p>
          </table:table-cell>
          <table:table-cell office:value-type="float" office:value="26278" calcext:value-type="float">
            <text:p>26278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1"/>
          <table:table-cell office:value-type="float" office:value="19037" calcext:value-type="float">
            <text:p>19037.0</text:p>
          </table:table-cell>
          <table:table-cell office:value-type="float" office:value="22962" calcext:value-type="float">
            <text:p>22962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1"/>
          <table:table-cell office:value-type="float" office:value="18131" calcext:value-type="float">
            <text:p>18131.0</text:p>
          </table:table-cell>
          <table:table-cell office:value-type="float" office:value="22814" calcext:value-type="float">
            <text:p>22814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1"/>
          <table:table-cell office:value-type="float" office:value="12351" calcext:value-type="float">
            <text:p>12351.0</text:p>
          </table:table-cell>
          <table:table-cell office:value-type="float" office:value="23365" calcext:value-type="float">
            <text:p>23365.0</text:p>
          </table:table-cell>
          <table:table-cell office:value-type="float" office:value="689" calcext:value-type="float">
            <text:p>689.0</text:p>
          </table:table-cell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1"/>
          <table:table-cell office:value-type="float" office:value="18529" calcext:value-type="float">
            <text:p>18529.0</text:p>
          </table:table-cell>
          <table:table-cell office:value-type="float" office:value="23520" calcext:value-type="float">
            <text:p>23520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1"/>
          <table:table-cell office:value-type="float" office:value="19322" calcext:value-type="float">
            <text:p>19322.0</text:p>
          </table:table-cell>
          <table:table-cell office:value-type="float" office:value="26257" calcext:value-type="float">
            <text:p>26257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1"/>
          <table:table-cell office:value-type="float" office:value="19331" calcext:value-type="float">
            <text:p>19331.0</text:p>
          </table:table-cell>
          <table:table-cell office:value-type="float" office:value="26303" calcext:value-type="float">
            <text:p>26303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1"/>
          <table:table-cell office:value-type="float" office:value="19047" calcext:value-type="float">
            <text:p>19047.0</text:p>
          </table:table-cell>
          <table:table-cell office:value-type="float" office:value="22941" calcext:value-type="float">
            <text:p>22941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1"/>
          <table:table-cell office:value-type="float" office:value="18139" calcext:value-type="float">
            <text:p>18139.0</text:p>
          </table:table-cell>
          <table:table-cell office:value-type="float" office:value="22811" calcext:value-type="float">
            <text:p>22811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1"/>
          <table:table-cell office:value-type="float" office:value="12327" calcext:value-type="float">
            <text:p>12327.0</text:p>
          </table:table-cell>
          <table:table-cell office:value-type="float" office:value="23373" calcext:value-type="float">
            <text:p>23373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1"/>
          <table:table-cell office:value-type="float" office:value="18526" calcext:value-type="float">
            <text:p>18526.0</text:p>
          </table:table-cell>
          <table:table-cell office:value-type="float" office:value="23526" calcext:value-type="float">
            <text:p>23526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322" calcext:value-type="float">
            <text:p>19322.0</text:p>
          </table:table-cell>
          <table:table-cell office:value-type="float" office:value="26257" calcext:value-type="float">
            <text:p>26257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1"/>
          <table:table-cell office:value-type="float" office:value="19338" calcext:value-type="float">
            <text:p>19338.0</text:p>
          </table:table-cell>
          <table:table-cell office:value-type="float" office:value="26313" calcext:value-type="float">
            <text:p>26313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1"/>
          <table:table-cell office:value-type="float" office:value="19051" calcext:value-type="float">
            <text:p>19051.0</text:p>
          </table:table-cell>
          <table:table-cell office:value-type="float" office:value="22932" calcext:value-type="float">
            <text:p>22932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1"/>
          <table:table-cell office:value-type="float" office:value="18149" calcext:value-type="float">
            <text:p>18149.0</text:p>
          </table:table-cell>
          <table:table-cell office:value-type="float" office:value="22813" calcext:value-type="float">
            <text:p>22813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1"/>
          <table:table-cell office:value-type="float" office:value="12289" calcext:value-type="float">
            <text:p>12289.0</text:p>
          </table:table-cell>
          <table:table-cell office:value-type="float" office:value="23379" calcext:value-type="float">
            <text:p>23379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1"/>
          <table:table-cell office:value-type="float" office:value="18526" calcext:value-type="float">
            <text:p>18526.0</text:p>
          </table:table-cell>
          <table:table-cell office:value-type="float" office:value="23525" calcext:value-type="float">
            <text:p>23525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/>
          <table:table-cell office:value-type="float" office:value="19322" calcext:value-type="float">
            <text:p>19322.0</text:p>
          </table:table-cell>
          <table:table-cell office:value-type="float" office:value="26257" calcext:value-type="float">
            <text:p>26257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1"/>
          <table:table-cell office:value-type="float" office:value="19358" calcext:value-type="float">
            <text:p>19358.0</text:p>
          </table:table-cell>
          <table:table-cell office:value-type="float" office:value="26361" calcext:value-type="float">
            <text:p>26361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1"/>
          <table:table-cell office:value-type="float" office:value="19055" calcext:value-type="float">
            <text:p>19055.0</text:p>
          </table:table-cell>
          <table:table-cell office:value-type="float" office:value="22919" calcext:value-type="float">
            <text:p>22919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1"/>
          <table:table-cell office:value-type="float" office:value="18184" calcext:value-type="float">
            <text:p>18184.0</text:p>
          </table:table-cell>
          <table:table-cell office:value-type="float" office:value="22814" calcext:value-type="float">
            <text:p>2281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1"/>
          <table:table-cell office:value-type="float" office:value="12243" calcext:value-type="float">
            <text:p>12243.0</text:p>
          </table:table-cell>
          <table:table-cell office:value-type="float" office:value="23397" calcext:value-type="float">
            <text:p>23397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/>
          <table:table-cell office:value-type="float" office:value="18524" calcext:value-type="float">
            <text:p>18524.0</text:p>
          </table:table-cell>
          <table:table-cell office:value-type="float" office:value="23518" calcext:value-type="float">
            <text:p>23518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1"/>
          <table:table-cell office:value-type="float" office:value="19322" calcext:value-type="float">
            <text:p>19322.0</text:p>
          </table:table-cell>
          <table:table-cell office:value-type="float" office:value="26257" calcext:value-type="float">
            <text:p>26257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"/>
          <table:table-cell office:value-type="float" office:value="19378" calcext:value-type="float">
            <text:p>19378.0</text:p>
          </table:table-cell>
          <table:table-cell office:value-type="float" office:value="26407" calcext:value-type="float">
            <text:p>26407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1"/>
          <table:table-cell office:value-type="float" office:value="19056" calcext:value-type="float">
            <text:p>19056.0</text:p>
          </table:table-cell>
          <table:table-cell office:value-type="float" office:value="22907" calcext:value-type="float">
            <text:p>22907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1"/>
          <table:table-cell office:value-type="float" office:value="18223" calcext:value-type="float">
            <text:p>18223.0</text:p>
          </table:table-cell>
          <table:table-cell office:value-type="float" office:value="22814" calcext:value-type="float">
            <text:p>2281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/>
          <table:table-cell office:value-type="float" office:value="12202" calcext:value-type="float">
            <text:p>12202.0</text:p>
          </table:table-cell>
          <table:table-cell office:value-type="float" office:value="23413" calcext:value-type="float">
            <text:p>23413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1"/>
          <table:table-cell office:value-type="float" office:value="18515" calcext:value-type="float">
            <text:p>18515.0</text:p>
          </table:table-cell>
          <table:table-cell office:value-type="float" office:value="23496" calcext:value-type="float">
            <text:p>23496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1"/>
          <table:table-cell office:value-type="float" office:value="19399" calcext:value-type="float">
            <text:p>19399.0</text:p>
          </table:table-cell>
          <table:table-cell office:value-type="float" office:value="26483" calcext:value-type="float">
            <text:p>26483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1"/>
          <table:table-cell office:value-type="float" office:value="18240" calcext:value-type="float">
            <text:p>18240.0</text:p>
          </table:table-cell>
          <table:table-cell office:value-type="float" office:value="22828" calcext:value-type="float">
            <text:p>22828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1"/>
          <table:table-cell office:value-type="float" office:value="12152" calcext:value-type="float">
            <text:p>12152.0</text:p>
          </table:table-cell>
          <table:table-cell office:value-type="float" office:value="23429" calcext:value-type="float">
            <text:p>23429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/>
          <table:table-cell office:value-type="float" office:value="18514" calcext:value-type="float">
            <text:p>18514.0</text:p>
          </table:table-cell>
          <table:table-cell office:value-type="float" office:value="23463" calcext:value-type="float">
            <text:p>23463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1"/>
          <table:table-cell office:value-type="float" office:value="19408" calcext:value-type="float">
            <text:p>19408.0</text:p>
          </table:table-cell>
          <table:table-cell office:value-type="float" office:value="26489" calcext:value-type="float">
            <text:p>26489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"/>
          <table:table-cell office:value-type="float" office:value="18263" calcext:value-type="float">
            <text:p>18263.0</text:p>
          </table:table-cell>
          <table:table-cell office:value-type="float" office:value="22843" calcext:value-type="float">
            <text:p>22843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1"/>
          <table:table-cell office:value-type="float" office:value="12127" calcext:value-type="float">
            <text:p>12127.0</text:p>
          </table:table-cell>
          <table:table-cell office:value-type="float" office:value="23436" calcext:value-type="float">
            <text:p>23436.0</text:p>
          </table:table-cell>
          <table:table-cell office:value-type="float" office:value="691" calcext:value-type="float">
            <text:p>691.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1"/>
          <table:table-cell office:value-type="float" office:value="18516" calcext:value-type="float">
            <text:p>18516.0</text:p>
          </table:table-cell>
          <table:table-cell office:value-type="float" office:value="23422" calcext:value-type="float">
            <text:p>23422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/>
          <table:table-cell office:value-type="float" office:value="19410" calcext:value-type="float">
            <text:p>19410.0</text:p>
          </table:table-cell>
          <table:table-cell office:value-type="float" office:value="26496" calcext:value-type="float">
            <text:p>26496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277" calcext:value-type="float">
            <text:p>18277.0</text:p>
          </table:table-cell>
          <table:table-cell office:value-type="float" office:value="22847" calcext:value-type="float">
            <text:p>22847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1"/>
          <table:table-cell office:value-type="float" office:value="12100" calcext:value-type="float">
            <text:p>12100.0</text:p>
          </table:table-cell>
          <table:table-cell office:value-type="float" office:value="23441" calcext:value-type="float">
            <text:p>23441.0</text:p>
          </table:table-cell>
          <table:table-cell office:value-type="float" office:value="692" calcext:value-type="float">
            <text:p>692.0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1"/>
          <table:table-cell office:value-type="float" office:value="18525" calcext:value-type="float">
            <text:p>18525.0</text:p>
          </table:table-cell>
          <table:table-cell office:value-type="float" office:value="23368" calcext:value-type="float">
            <text:p>23368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/>
          <table:table-cell office:value-type="float" office:value="19410" calcext:value-type="float">
            <text:p>19410.0</text:p>
          </table:table-cell>
          <table:table-cell office:value-type="float" office:value="26504" calcext:value-type="float">
            <text:p>26504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/>
          <table:table-cell office:value-type="float" office:value="18323" calcext:value-type="float">
            <text:p>18323.0</text:p>
          </table:table-cell>
          <table:table-cell office:value-type="float" office:value="22849" calcext:value-type="float">
            <text:p>22849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1"/>
          <table:table-cell office:value-type="float" office:value="12090" calcext:value-type="float">
            <text:p>12090.0</text:p>
          </table:table-cell>
          <table:table-cell office:value-type="float" office:value="23446" calcext:value-type="float">
            <text:p>23446.0</text:p>
          </table:table-cell>
          <table:table-cell office:value-type="float" office:value="693" calcext:value-type="float">
            <text:p>693.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"/>
          <table:table-cell office:value-type="float" office:value="18537" calcext:value-type="float">
            <text:p>18537.0</text:p>
          </table:table-cell>
          <table:table-cell office:value-type="float" office:value="23319" calcext:value-type="float">
            <text:p>23319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/>
          <table:table-cell office:value-type="float" office:value="19422" calcext:value-type="float">
            <text:p>19422.0</text:p>
          </table:table-cell>
          <table:table-cell office:value-type="float" office:value="26522" calcext:value-type="float">
            <text:p>26522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1"/>
          <table:table-cell office:value-type="float" office:value="18401" calcext:value-type="float">
            <text:p>18401.0</text:p>
          </table:table-cell>
          <table:table-cell office:value-type="float" office:value="22849" calcext:value-type="float">
            <text:p>22849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/>
          <table:table-cell office:value-type="float" office:value="12082" calcext:value-type="float">
            <text:p>12082.0</text:p>
          </table:table-cell>
          <table:table-cell office:value-type="float" office:value="23456" calcext:value-type="float">
            <text:p>23456.0</text:p>
          </table:table-cell>
          <table:table-cell office:value-type="float" office:value="694" calcext:value-type="float">
            <text:p>694.0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1"/>
          <table:table-cell office:value-type="float" office:value="18533" calcext:value-type="float">
            <text:p>18533.0</text:p>
          </table:table-cell>
          <table:table-cell office:value-type="float" office:value="23280" calcext:value-type="float">
            <text:p>23280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/>
          <table:table-cell office:value-type="float" office:value="19448" calcext:value-type="float">
            <text:p>19448.0</text:p>
          </table:table-cell>
          <table:table-cell office:value-type="float" office:value="26549" calcext:value-type="float">
            <text:p>26549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1"/>
          <table:table-cell office:value-type="float" office:value="18435" calcext:value-type="float">
            <text:p>18435.0</text:p>
          </table:table-cell>
          <table:table-cell office:value-type="float" office:value="22858" calcext:value-type="float">
            <text:p>22858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1"/>
          <table:table-cell office:value-type="float" office:value="12069" calcext:value-type="float">
            <text:p>12069.0</text:p>
          </table:table-cell>
          <table:table-cell office:value-type="float" office:value="23462" calcext:value-type="float">
            <text:p>23462.0</text:p>
          </table:table-cell>
          <table:table-cell office:value-type="float" office:value="695" calcext:value-type="float">
            <text:p>695.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/>
          <table:table-cell office:value-type="float" office:value="18528" calcext:value-type="float">
            <text:p>18528.0</text:p>
          </table:table-cell>
          <table:table-cell office:value-type="float" office:value="23275" calcext:value-type="float">
            <text:p>23275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/>
          <table:table-cell office:value-type="float" office:value="19454" calcext:value-type="float">
            <text:p>19454.0</text:p>
          </table:table-cell>
          <table:table-cell office:value-type="float" office:value="26554" calcext:value-type="float">
            <text:p>26554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"/>
          <table:table-cell office:value-type="float" office:value="18478" calcext:value-type="float">
            <text:p>18478.0</text:p>
          </table:table-cell>
          <table:table-cell office:value-type="float" office:value="22851" calcext:value-type="float">
            <text:p>22851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/>
          <table:table-cell office:value-type="float" office:value="12055" calcext:value-type="float">
            <text:p>12055.0</text:p>
          </table:table-cell>
          <table:table-cell office:value-type="float" office:value="23466" calcext:value-type="float">
            <text:p>23466.0</text:p>
          </table:table-cell>
          <table:table-cell office:value-type="float" office:value="696" calcext:value-type="float">
            <text:p>696.0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/>
          <table:table-cell office:value-type="float" office:value="18518" calcext:value-type="float">
            <text:p>18518.0</text:p>
          </table:table-cell>
          <table:table-cell office:value-type="float" office:value="23261" calcext:value-type="float">
            <text:p>23261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/>
          <table:table-cell office:value-type="float" office:value="19453" calcext:value-type="float">
            <text:p>19453.0</text:p>
          </table:table-cell>
          <table:table-cell office:value-type="float" office:value="26567" calcext:value-type="float">
            <text:p>26567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/>
          <table:table-cell office:value-type="float" office:value="18496" calcext:value-type="float">
            <text:p>18496.0</text:p>
          </table:table-cell>
          <table:table-cell office:value-type="float" office:value="22836" calcext:value-type="float">
            <text:p>22836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"/>
          <table:table-cell office:value-type="float" office:value="12041" calcext:value-type="float">
            <text:p>12041.0</text:p>
          </table:table-cell>
          <table:table-cell office:value-type="float" office:value="23468" calcext:value-type="float">
            <text:p>23468.0</text:p>
          </table:table-cell>
          <table:table-cell office:value-type="float" office:value="697" calcext:value-type="float">
            <text:p>697.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513" calcext:value-type="float">
            <text:p>18513.0</text:p>
          </table:table-cell>
          <table:table-cell office:value-type="float" office:value="23260" calcext:value-type="float">
            <text:p>23260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/>
          <table:table-cell office:value-type="float" office:value="19481" calcext:value-type="float">
            <text:p>19481.0</text:p>
          </table:table-cell>
          <table:table-cell office:value-type="float" office:value="26579" calcext:value-type="float">
            <text:p>26579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/>
          <table:table-cell office:value-type="float" office:value="18498" calcext:value-type="float">
            <text:p>18498.0</text:p>
          </table:table-cell>
          <table:table-cell office:value-type="float" office:value="22821" calcext:value-type="float">
            <text:p>22821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/>
          <table:table-cell office:value-type="float" office:value="12024" calcext:value-type="float">
            <text:p>12024.0</text:p>
          </table:table-cell>
          <table:table-cell office:value-type="float" office:value="23468" calcext:value-type="float">
            <text:p>23468.0</text:p>
          </table:table-cell>
          <table:table-cell office:value-type="float" office:value="698" calcext:value-type="float">
            <text:p>698.0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/>
          <table:table-cell office:value-type="float" office:value="18506" calcext:value-type="float">
            <text:p>18506.0</text:p>
          </table:table-cell>
          <table:table-cell office:value-type="float" office:value="23245" calcext:value-type="float">
            <text:p>23245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/>
          <table:table-cell office:value-type="float" office:value="19481" calcext:value-type="float">
            <text:p>19481.0</text:p>
          </table:table-cell>
          <table:table-cell office:value-type="float" office:value="26579" calcext:value-type="float">
            <text:p>26579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2813" calcext:value-type="float">
            <text:p>22813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/>
          <table:table-cell office:value-type="float" office:value="12011" calcext:value-type="float">
            <text:p>12011.0</text:p>
          </table:table-cell>
          <table:table-cell office:value-type="float" office:value="23469" calcext:value-type="float">
            <text:p>23469.0</text:p>
          </table:table-cell>
          <table:table-cell office:value-type="float" office:value="699" calcext:value-type="float">
            <text:p>699.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/>
          <table:table-cell office:value-type="float" office:value="18491" calcext:value-type="float">
            <text:p>18491.0</text:p>
          </table:table-cell>
          <table:table-cell office:value-type="float" office:value="23208" calcext:value-type="float">
            <text:p>23208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1"/>
          <table:table-cell office:value-type="float" office:value="19481" calcext:value-type="float">
            <text:p>19481.0</text:p>
          </table:table-cell>
          <table:table-cell office:value-type="float" office:value="26579" calcext:value-type="float">
            <text:p>26579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2813" calcext:value-type="float">
            <text:p>22813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"/>
          <table:table-cell office:value-type="float" office:value="12002" calcext:value-type="float">
            <text:p>12002.0</text:p>
          </table:table-cell>
          <table:table-cell office:value-type="float" office:value="23473" calcext:value-type="float">
            <text:p>23473.0</text:p>
          </table:table-cell>
          <table:table-cell office:value-type="float" office:value="700" calcext:value-type="float">
            <text:p>700.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/>
          <table:table-cell office:value-type="float" office:value="18467" calcext:value-type="float">
            <text:p>18467.0</text:p>
          </table:table-cell>
          <table:table-cell office:value-type="float" office:value="23176" calcext:value-type="float">
            <text:p>23176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style-name="ce1"/>
          <table:table-cell office:value-type="float" office:value="19481" calcext:value-type="float">
            <text:p>19481.0</text:p>
          </table:table-cell>
          <table:table-cell office:value-type="float" office:value="26579" calcext:value-type="float">
            <text:p>26579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2813" calcext:value-type="float">
            <text:p>22813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style-name="ce1"/>
          <table:table-cell office:value-type="float" office:value="12007" calcext:value-type="float">
            <text:p>12007.0</text:p>
          </table:table-cell>
          <table:table-cell office:value-type="float" office:value="23476" calcext:value-type="float">
            <text:p>23476.0</text:p>
          </table:table-cell>
          <table:table-cell office:value-type="float" office:value="701" calcext:value-type="float">
            <text:p>701.0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style-name="ce1"/>
          <table:table-cell office:value-type="float" office:value="18462" calcext:value-type="float">
            <text:p>18462.0</text:p>
          </table:table-cell>
          <table:table-cell office:value-type="float" office:value="23168" calcext:value-type="float">
            <text:p>23168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/>
          <table:table-cell office:value-type="float" office:value="19493" calcext:value-type="float">
            <text:p>19493.0</text:p>
          </table:table-cell>
          <table:table-cell office:value-type="float" office:value="26584" calcext:value-type="float">
            <text:p>26584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2813" calcext:value-type="float">
            <text:p>22813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1"/>
          <table:table-cell office:value-type="float" office:value="12007" calcext:value-type="float">
            <text:p>12007.0</text:p>
          </table:table-cell>
          <table:table-cell office:value-type="float" office:value="23476" calcext:value-type="float">
            <text:p>23476.0</text:p>
          </table:table-cell>
          <table:table-cell office:value-type="float" office:value="702" calcext:value-type="float">
            <text:p>702.0</text:p>
          </table:table-cell>
          <table:table-cell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style-name="ce1"/>
          <table:table-cell office:value-type="float" office:value="18440" calcext:value-type="float">
            <text:p>18440.0</text:p>
          </table:table-cell>
          <table:table-cell office:value-type="float" office:value="23144" calcext:value-type="float">
            <text:p>23144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style-name="ce1"/>
          <table:table-cell office:value-type="float" office:value="19503" calcext:value-type="float">
            <text:p>19503.0</text:p>
          </table:table-cell>
          <table:table-cell office:value-type="float" office:value="26604" calcext:value-type="float">
            <text:p>26604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501" calcext:value-type="float">
            <text:p>18501.0</text:p>
          </table:table-cell>
          <table:table-cell office:value-type="float" office:value="22813" calcext:value-type="float">
            <text:p>22813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ce1"/>
          <table:table-cell office:value-type="float" office:value="12005" calcext:value-type="float">
            <text:p>12005.0</text:p>
          </table:table-cell>
          <table:table-cell office:value-type="float" office:value="23477" calcext:value-type="float">
            <text:p>23477.0</text:p>
          </table:table-cell>
          <table:table-cell office:value-type="float" office:value="703" calcext:value-type="float">
            <text:p>703.0</text:p>
          </table:table-cell>
          <table:table-cell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style-name="ce1"/>
          <table:table-cell office:value-type="float" office:value="18431" calcext:value-type="float">
            <text:p>18431.0</text:p>
          </table:table-cell>
          <table:table-cell office:value-type="float" office:value="23131" calcext:value-type="float">
            <text:p>23131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ce1"/>
          <table:table-cell office:value-type="float" office:value="19516" calcext:value-type="float">
            <text:p>19516.0</text:p>
          </table:table-cell>
          <table:table-cell office:value-type="float" office:value="26639" calcext:value-type="float">
            <text:p>26639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2813" calcext:value-type="float">
            <text:p>22813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/>
          <table:table-cell office:value-type="float" office:value="12006" calcext:value-type="float">
            <text:p>12006.0</text:p>
          </table:table-cell>
          <table:table-cell office:value-type="float" office:value="23479" calcext:value-type="float">
            <text:p>23479.0</text:p>
          </table:table-cell>
          <table:table-cell office:value-type="float" office:value="704" calcext:value-type="float">
            <text:p>704.0</text:p>
          </table:table-cell>
          <table:table-cell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style-name="ce1"/>
          <table:table-cell office:value-type="float" office:value="18431" calcext:value-type="float">
            <text:p>18431.0</text:p>
          </table:table-cell>
          <table:table-cell office:value-type="float" office:value="23122" calcext:value-type="float">
            <text:p>23122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style-name="ce1"/>
          <table:table-cell office:value-type="float" office:value="19522" calcext:value-type="float">
            <text:p>19522.0</text:p>
          </table:table-cell>
          <table:table-cell office:value-type="float" office:value="26667" calcext:value-type="float">
            <text:p>26667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2813" calcext:value-type="float">
            <text:p>22813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2039" calcext:value-type="float">
            <text:p>2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style-name="ce1"/>
          <table:table-cell office:value-type="float" office:value="11995" calcext:value-type="float">
            <text:p>11995.0</text:p>
          </table:table-cell>
          <table:table-cell office:value-type="float" office:value="23483" calcext:value-type="float">
            <text:p>23483.0</text:p>
          </table:table-cell>
          <table:table-cell office:value-type="float" office:value="705" calcext:value-type="float">
            <text:p>705.0</text:p>
          </table:table-cell>
          <table:table-cell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/>
          <table:table-cell office:value-type="float" office:value="18425" calcext:value-type="float">
            <text:p>18425.0</text:p>
          </table:table-cell>
          <table:table-cell office:value-type="float" office:value="23114" calcext:value-type="float">
            <text:p>23114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style-name="ce1"/>
          <table:table-cell office:value-type="float" office:value="19528" calcext:value-type="float">
            <text:p>19528.0</text:p>
          </table:table-cell>
          <table:table-cell office:value-type="float" office:value="26673" calcext:value-type="float">
            <text:p>26673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2813" calcext:value-type="float">
            <text:p>22813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/>
          <table:table-cell office:value-type="float" office:value="11983" calcext:value-type="float">
            <text:p>11983.0</text:p>
          </table:table-cell>
          <table:table-cell office:value-type="float" office:value="23487" calcext:value-type="float">
            <text:p>23487.0</text:p>
          </table:table-cell>
          <table:table-cell office:value-type="float" office:value="706" calcext:value-type="float">
            <text:p>706.0</text:p>
          </table:table-cell>
          <table:table-cell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style-name="ce1"/>
          <table:table-cell office:value-type="float" office:value="18414" calcext:value-type="float">
            <text:p>18414.0</text:p>
          </table:table-cell>
          <table:table-cell office:value-type="float" office:value="23099" calcext:value-type="float">
            <text:p>23099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/>
          <table:table-cell office:value-type="float" office:value="19538" calcext:value-type="float">
            <text:p>19538.0</text:p>
          </table:table-cell>
          <table:table-cell office:value-type="float" office:value="26709" calcext:value-type="float">
            <text:p>26709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style-name="ce1"/>
          <table:table-cell office:value-type="float" office:value="18494" calcext:value-type="float">
            <text:p>18494.0</text:p>
          </table:table-cell>
          <table:table-cell office:value-type="float" office:value="22877" calcext:value-type="float">
            <text:p>22877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style-name="ce1"/>
          <table:table-cell office:value-type="float" office:value="18505" calcext:value-type="float">
            <text:p>18505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style-name="ce1"/>
          <table:table-cell office:value-type="float" office:value="11978" calcext:value-type="float">
            <text:p>11978.0</text:p>
          </table:table-cell>
          <table:table-cell office:value-type="float" office:value="23493" calcext:value-type="float">
            <text:p>23493.0</text:p>
          </table:table-cell>
          <table:table-cell office:value-type="float" office:value="707" calcext:value-type="float">
            <text:p>707.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style-name="ce1"/>
          <table:table-cell office:value-type="float" office:value="18386" calcext:value-type="float">
            <text:p>18386.0</text:p>
          </table:table-cell>
          <table:table-cell office:value-type="float" office:value="23081" calcext:value-type="float">
            <text:p>23081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style-name="ce1"/>
          <table:table-cell office:value-type="float" office:value="19552" calcext:value-type="float">
            <text:p>19552.0</text:p>
          </table:table-cell>
          <table:table-cell office:value-type="float" office:value="26735" calcext:value-type="float">
            <text:p>26735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style-name="ce1"/>
          <table:table-cell office:value-type="float" office:value="18455" calcext:value-type="float">
            <text:p>18455.0</text:p>
          </table:table-cell>
          <table:table-cell office:value-type="float" office:value="22939" calcext:value-type="float">
            <text:p>22939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style-name="ce1"/>
          <table:table-cell office:value-type="float" office:value="18500" calcext:value-type="float">
            <text:p>18500.0</text:p>
          </table:table-cell>
          <table:table-cell office:value-type="float" office:value="22765" calcext:value-type="float">
            <text:p>22765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style-name="ce1"/>
          <table:table-cell office:value-type="float" office:value="11964" calcext:value-type="float">
            <text:p>11964.0</text:p>
          </table:table-cell>
          <table:table-cell office:value-type="float" office:value="23495" calcext:value-type="float">
            <text:p>23495.0</text:p>
          </table:table-cell>
          <table:table-cell office:value-type="float" office:value="708" calcext:value-type="float">
            <text:p>708.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style-name="ce1"/>
          <table:table-cell office:value-type="float" office:value="18368" calcext:value-type="float">
            <text:p>18368.0</text:p>
          </table:table-cell>
          <table:table-cell office:value-type="float" office:value="23074" calcext:value-type="float">
            <text:p>23074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style-name="ce1"/>
          <table:table-cell office:value-type="float" office:value="19552" calcext:value-type="float">
            <text:p>19552.0</text:p>
          </table:table-cell>
          <table:table-cell office:value-type="float" office:value="26737" calcext:value-type="float">
            <text:p>26737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style-name="ce1"/>
          <table:table-cell office:value-type="float" office:value="18449" calcext:value-type="float">
            <text:p>18449.0</text:p>
          </table:table-cell>
          <table:table-cell office:value-type="float" office:value="22951" calcext:value-type="float">
            <text:p>22951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style-name="ce1"/>
          <table:table-cell office:value-type="float" office:value="18509" calcext:value-type="float">
            <text:p>18509.0</text:p>
          </table:table-cell>
          <table:table-cell office:value-type="float" office:value="22732" calcext:value-type="float">
            <text:p>22732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style-name="ce1"/>
          <table:table-cell office:value-type="float" office:value="11957" calcext:value-type="float">
            <text:p>11957.0</text:p>
          </table:table-cell>
          <table:table-cell office:value-type="float" office:value="23495" calcext:value-type="float">
            <text:p>23495.0</text:p>
          </table:table-cell>
          <table:table-cell office:value-type="float" office:value="709" calcext:value-type="float">
            <text:p>709.0</text:p>
          </table:table-cell>
          <table:table-cell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style-name="ce1"/>
          <table:table-cell office:value-type="float" office:value="18351" calcext:value-type="float">
            <text:p>18351.0</text:p>
          </table:table-cell>
          <table:table-cell office:value-type="float" office:value="23067" calcext:value-type="float">
            <text:p>23067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2059" calcext:value-type="float">
            <text:p>2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style-name="ce1"/>
          <table:table-cell office:value-type="float" office:value="19562" calcext:value-type="float">
            <text:p>19562.0</text:p>
          </table:table-cell>
          <table:table-cell office:value-type="float" office:value="26782" calcext:value-type="float">
            <text:p>26782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style-name="ce1"/>
          <table:table-cell office:value-type="float" office:value="18451" calcext:value-type="float">
            <text:p>18451.0</text:p>
          </table:table-cell>
          <table:table-cell office:value-type="float" office:value="22961" calcext:value-type="float">
            <text:p>2296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2061" calcext:value-type="float">
            <text:p>2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style-name="ce1"/>
          <table:table-cell office:value-type="float" office:value="11946" calcext:value-type="float">
            <text:p>11946.0</text:p>
          </table:table-cell>
          <table:table-cell office:value-type="float" office:value="23498" calcext:value-type="float">
            <text:p>23498.0</text:p>
          </table:table-cell>
          <table:table-cell office:value-type="float" office:value="710" calcext:value-type="float">
            <text:p>710.0</text:p>
          </table:table-cell>
          <table:table-cell office:value-type="float" office:value="0" calcext:value-type="float">
            <text:p>0</text:p>
          </table:table-cell>
          <table:table-cell office:value-type="float" office:value="2063" calcext:value-type="float">
            <text:p>2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style-name="ce1"/>
          <table:table-cell office:value-type="float" office:value="18343" calcext:value-type="float">
            <text:p>18343.0</text:p>
          </table:table-cell>
          <table:table-cell office:value-type="float" office:value="23064" calcext:value-type="float">
            <text:p>23064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style-name="ce2" office:value-type="string" calcext:value-type="string">
            <text:p>vesicles</text:p>
          </table:table-cell>
          <table:table-cell office:value-type="float" office:value="19569" calcext:value-type="float">
            <text:p>19569.0</text:p>
          </table:table-cell>
          <table:table-cell office:value-type="float" office:value="26834" calcext:value-type="float">
            <text:p>26834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style-name="ce1"/>
          <table:table-cell office:value-type="float" office:value="18448" calcext:value-type="float">
            <text:p>18448.0</text:p>
          </table:table-cell>
          <table:table-cell office:value-type="float" office:value="22973" calcext:value-type="float">
            <text:p>22973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style-name="ce1"/>
          <table:table-cell office:value-type="float" office:value="11940" calcext:value-type="float">
            <text:p>11940.0</text:p>
          </table:table-cell>
          <table:table-cell office:value-type="float" office:value="23496" calcext:value-type="float">
            <text:p>23496.0</text:p>
          </table:table-cell>
          <table:table-cell office:value-type="float" office:value="711" calcext:value-type="float">
            <text:p>711.0</text:p>
          </table:table-cell>
          <table:table-cell office:value-type="float" office:value="0" calcext:value-type="float">
            <text:p>0</text:p>
          </table:table-cell>
          <table:table-cell office:value-type="float" office:value="2067" calcext:value-type="float">
            <text:p>2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style-name="ce1"/>
          <table:table-cell office:value-type="float" office:value="18338" calcext:value-type="float">
            <text:p>18338.0</text:p>
          </table:table-cell>
          <table:table-cell office:value-type="float" office:value="23056" calcext:value-type="float">
            <text:p>23056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style-name="ce1"/>
          <table:table-cell office:value-type="float" office:value="19595" calcext:value-type="float">
            <text:p>19595.0</text:p>
          </table:table-cell>
          <table:table-cell office:value-type="float" office:value="26854" calcext:value-type="float">
            <text:p>26854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style-name="ce1"/>
          <table:table-cell office:value-type="float" office:value="18448" calcext:value-type="float">
            <text:p>18448.0</text:p>
          </table:table-cell>
          <table:table-cell office:value-type="float" office:value="22973" calcext:value-type="float">
            <text:p>22973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style-name="ce1"/>
          <table:table-cell office:value-type="float" office:value="11932" calcext:value-type="float">
            <text:p>11932.0</text:p>
          </table:table-cell>
          <table:table-cell office:value-type="float" office:value="23494" calcext:value-type="float">
            <text:p>23494.0</text:p>
          </table:table-cell>
          <table:table-cell office:value-type="float" office:value="712" calcext:value-type="float">
            <text:p>712.0</text:p>
          </table:table-cell>
          <table:table-cell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8334" calcext:value-type="float">
            <text:p>18334.0</text:p>
          </table:table-cell>
          <table:table-cell office:value-type="float" office:value="23063" calcext:value-type="float">
            <text:p>23063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style-name="ce1"/>
          <table:table-cell office:value-type="float" office:value="19584" calcext:value-type="float">
            <text:p>19584.0</text:p>
          </table:table-cell>
          <table:table-cell office:value-type="float" office:value="26861" calcext:value-type="float">
            <text:p>26861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style-name="ce1"/>
          <table:table-cell office:value-type="float" office:value="18443" calcext:value-type="float">
            <text:p>18443.0</text:p>
          </table:table-cell>
          <table:table-cell office:value-type="float" office:value="22993" calcext:value-type="float">
            <text:p>22993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style-name="ce1"/>
          <table:table-cell office:value-type="float" office:value="11916" calcext:value-type="float">
            <text:p>11916.0</text:p>
          </table:table-cell>
          <table:table-cell office:value-type="float" office:value="23495" calcext:value-type="float">
            <text:p>23495.0</text:p>
          </table:table-cell>
          <table:table-cell office:value-type="float" office:value="713" calcext:value-type="float">
            <text:p>713.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style-name="ce1"/>
          <table:table-cell office:value-type="float" office:value="18314" calcext:value-type="float">
            <text:p>18314.0</text:p>
          </table:table-cell>
          <table:table-cell office:value-type="float" office:value="23247" calcext:value-type="float">
            <text:p>23247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style-name="ce1"/>
          <table:table-cell office:value-type="float" office:value="19588" calcext:value-type="float">
            <text:p>19588.0</text:p>
          </table:table-cell>
          <table:table-cell office:value-type="float" office:value="26865" calcext:value-type="float">
            <text:p>26865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style-name="ce1"/>
          <table:table-cell office:value-type="float" office:value="18431" calcext:value-type="float">
            <text:p>18431.0</text:p>
          </table:table-cell>
          <table:table-cell office:value-type="float" office:value="23005" calcext:value-type="float">
            <text:p>23005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style-name="ce1"/>
          <table:table-cell office:value-type="float" office:value="11902" calcext:value-type="float">
            <text:p>11902.0</text:p>
          </table:table-cell>
          <table:table-cell office:value-type="float" office:value="23495" calcext:value-type="float">
            <text:p>23495.0</text:p>
          </table:table-cell>
          <table:table-cell office:value-type="float" office:value="714" calcext:value-type="float">
            <text:p>714.0</text:p>
          </table:table-cell>
          <table:table-cell office:value-type="float" office:value="0" calcext:value-type="float">
            <text:p>0</text:p>
          </table:table-cell>
          <table:table-cell office:value-type="float" office:value="2079" calcext:value-type="float">
            <text:p>2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style-name="ce1"/>
          <table:table-cell office:value-type="float" office:value="18310" calcext:value-type="float">
            <text:p>18310.0</text:p>
          </table:table-cell>
          <table:table-cell office:value-type="float" office:value="23243" calcext:value-type="float">
            <text:p>23243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style-name="ce1"/>
          <table:table-cell office:value-type="float" office:value="19605" calcext:value-type="float">
            <text:p>19605.0</text:p>
          </table:table-cell>
          <table:table-cell office:value-type="float" office:value="26884" calcext:value-type="float">
            <text:p>26884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style-name="ce1"/>
          <table:table-cell office:value-type="float" office:value="18419" calcext:value-type="float">
            <text:p>18419.0</text:p>
          </table:table-cell>
          <table:table-cell office:value-type="float" office:value="23029" calcext:value-type="float">
            <text:p>23029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style-name="ce1"/>
          <table:table-cell office:value-type="float" office:value="11884" calcext:value-type="float">
            <text:p>11884.0</text:p>
          </table:table-cell>
          <table:table-cell office:value-type="float" office:value="23501" calcext:value-type="float">
            <text:p>23501.0</text:p>
          </table:table-cell>
          <table:table-cell office:value-type="float" office:value="715" calcext:value-type="float">
            <text:p>715.0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style-name="ce1"/>
          <table:table-cell office:value-type="float" office:value="19615" calcext:value-type="float">
            <text:p>19615.0</text:p>
          </table:table-cell>
          <table:table-cell office:value-type="float" office:value="26899" calcext:value-type="float">
            <text:p>26899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style-name="ce1"/>
          <table:table-cell office:value-type="float" office:value="18412" calcext:value-type="float">
            <text:p>18412.0</text:p>
          </table:table-cell>
          <table:table-cell office:value-type="float" office:value="23045" calcext:value-type="float">
            <text:p>23045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style-name="ce1"/>
          <table:table-cell office:value-type="float" office:value="11870" calcext:value-type="float">
            <text:p>11870.0</text:p>
          </table:table-cell>
          <table:table-cell office:value-type="float" office:value="23502" calcext:value-type="float">
            <text:p>23502.0</text:p>
          </table:table-cell>
          <table:table-cell office:value-type="float" office:value="716" calcext:value-type="float">
            <text:p>716.0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style-name="ce1"/>
          <table:table-cell office:value-type="float" office:value="19622" calcext:value-type="float">
            <text:p>19622.0</text:p>
          </table:table-cell>
          <table:table-cell office:value-type="float" office:value="26904" calcext:value-type="float">
            <text:p>26904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style-name="ce1"/>
          <table:table-cell office:value-type="float" office:value="18406" calcext:value-type="float">
            <text:p>18406.0</text:p>
          </table:table-cell>
          <table:table-cell office:value-type="float" office:value="23054" calcext:value-type="float">
            <text:p>23054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style-name="ce1"/>
          <table:table-cell office:value-type="float" office:value="11854" calcext:value-type="float">
            <text:p>11854.0</text:p>
          </table:table-cell>
          <table:table-cell office:value-type="float" office:value="23499" calcext:value-type="float">
            <text:p>23499.0</text:p>
          </table:table-cell>
          <table:table-cell office:value-type="float" office:value="717" calcext:value-type="float">
            <text:p>717.0</text:p>
          </table:table-cell>
          <table:table-cell office:value-type="float" office:value="0" calcext:value-type="float">
            <text:p>0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style-name="ce1"/>
          <table:table-cell office:value-type="float" office:value="19626" calcext:value-type="float">
            <text:p>19626.0</text:p>
          </table:table-cell>
          <table:table-cell office:value-type="float" office:value="26906" calcext:value-type="float">
            <text:p>26906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2091" calcext:value-type="float">
            <text:p>2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398" calcext:value-type="float">
            <text:p>18398.0</text:p>
          </table:table-cell>
          <table:table-cell office:value-type="float" office:value="23069" calcext:value-type="float">
            <text:p>23069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style-name="ce1"/>
          <table:table-cell office:value-type="float" office:value="11849" calcext:value-type="float">
            <text:p>11849.0</text:p>
          </table:table-cell>
          <table:table-cell office:value-type="float" office:value="23503" calcext:value-type="float">
            <text:p>23503.0</text:p>
          </table:table-cell>
          <table:table-cell office:value-type="float" office:value="718" calcext:value-type="float">
            <text:p>718.0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style-name="ce1"/>
          <table:table-cell office:value-type="float" office:value="19633" calcext:value-type="float">
            <text:p>19633.0</text:p>
          </table:table-cell>
          <table:table-cell office:value-type="float" office:value="26925" calcext:value-type="float">
            <text:p>26925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style-name="ce1"/>
          <table:table-cell office:value-type="float" office:value="18396" calcext:value-type="float">
            <text:p>18396.0</text:p>
          </table:table-cell>
          <table:table-cell office:value-type="float" office:value="23078" calcext:value-type="float">
            <text:p>23078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style-name="ce1"/>
          <table:table-cell office:value-type="float" office:value="11842" calcext:value-type="float">
            <text:p>11842.0</text:p>
          </table:table-cell>
          <table:table-cell office:value-type="float" office:value="23508" calcext:value-type="float">
            <text:p>23508.0</text:p>
          </table:table-cell>
          <table:table-cell office:value-type="float" office:value="719" calcext:value-type="float">
            <text:p>719.0</text:p>
          </table:table-cell>
          <table:table-cell office:value-type="float" office:value="0" calcext:value-type="float">
            <text:p>0</text:p>
          </table:table-cell>
          <table:table-cell office:value-type="float" office:value="2096" calcext:value-type="float">
            <text:p>2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1"/>
          <table:table-cell office:value-type="float" office:value="19637" calcext:value-type="float">
            <text:p>19637.0</text:p>
          </table:table-cell>
          <table:table-cell office:value-type="float" office:value="26928" calcext:value-type="float">
            <text:p>26928.0</text:p>
          </table:table-cell>
          <table:table-cell office:value-type="float" office:value="648" calcext:value-type="float">
            <text:p>648.0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style-name="ce1"/>
          <table:table-cell office:value-type="float" office:value="18389" calcext:value-type="float">
            <text:p>18389.0</text:p>
          </table:table-cell>
          <table:table-cell office:value-type="float" office:value="23092" calcext:value-type="float">
            <text:p>23092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098" calcext:value-type="float">
            <text:p>2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style-name="ce1"/>
          <table:table-cell office:value-type="float" office:value="11831" calcext:value-type="float">
            <text:p>11831.0</text:p>
          </table:table-cell>
          <table:table-cell office:value-type="float" office:value="23516" calcext:value-type="float">
            <text:p>23516.0</text:p>
          </table:table-cell>
          <table:table-cell office:value-type="float" office:value="720" calcext:value-type="float">
            <text:p>720.0</text:p>
          </table:table-cell>
          <table:table-cell office:value-type="float" office:value="0" calcext:value-type="float">
            <text:p>0</text:p>
          </table:table-cell>
          <table:table-cell office:value-type="float" office:value="2099" calcext:value-type="float">
            <text:p>2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style-name="ce1"/>
          <table:table-cell office:value-type="float" office:value="19632" calcext:value-type="float">
            <text:p>19632.0</text:p>
          </table:table-cell>
          <table:table-cell office:value-type="float" office:value="26932" calcext:value-type="float">
            <text:p>26932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style-name="ce1"/>
          <table:table-cell office:value-type="float" office:value="18387" calcext:value-type="float">
            <text:p>18387.0</text:p>
          </table:table-cell>
          <table:table-cell office:value-type="float" office:value="23121" calcext:value-type="float">
            <text:p>23121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style-name="ce1"/>
          <table:table-cell office:value-type="float" office:value="11820" calcext:value-type="float">
            <text:p>11820.0</text:p>
          </table:table-cell>
          <table:table-cell office:value-type="float" office:value="23518" calcext:value-type="float">
            <text:p>23518.0</text:p>
          </table:table-cell>
          <table:table-cell office:value-type="float" office:value="721" calcext:value-type="float">
            <text:p>721.0</text:p>
          </table:table-cell>
          <table:table-cell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style-name="ce1"/>
          <table:table-cell office:value-type="float" office:value="19632" calcext:value-type="float">
            <text:p>19632.0</text:p>
          </table:table-cell>
          <table:table-cell office:value-type="float" office:value="26942" calcext:value-type="float">
            <text:p>26942.0</text:p>
          </table:table-cell>
          <table:table-cell office:value-type="float" office:value="645" calcext:value-type="float">
            <text:p>645.0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style-name="ce1"/>
          <table:table-cell office:value-type="float" office:value="18387" calcext:value-type="float">
            <text:p>18387.0</text:p>
          </table:table-cell>
          <table:table-cell office:value-type="float" office:value="23138" calcext:value-type="float">
            <text:p>23138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2104" calcext:value-type="float">
            <text:p>2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style-name="ce1"/>
          <table:table-cell office:value-type="float" office:value="11810" calcext:value-type="float">
            <text:p>11810.0</text:p>
          </table:table-cell>
          <table:table-cell office:value-type="float" office:value="23516" calcext:value-type="float">
            <text:p>23516.0</text:p>
          </table:table-cell>
          <table:table-cell office:value-type="float" office:value="722" calcext:value-type="float">
            <text:p>722.0</text:p>
          </table:table-cell>
          <table:table-cell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style-name="ce1"/>
          <table:table-cell office:value-type="float" office:value="19629" calcext:value-type="float">
            <text:p>19629.0</text:p>
          </table:table-cell>
          <table:table-cell office:value-type="float" office:value="26948" calcext:value-type="float">
            <text:p>26948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style-name="ce1"/>
          <table:table-cell office:value-type="float" office:value="18389" calcext:value-type="float">
            <text:p>18389.0</text:p>
          </table:table-cell>
          <table:table-cell office:value-type="float" office:value="23146" calcext:value-type="float">
            <text:p>23146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style-name="ce1"/>
          <table:table-cell office:value-type="float" office:value="11798" calcext:value-type="float">
            <text:p>11798.0</text:p>
          </table:table-cell>
          <table:table-cell office:value-type="float" office:value="23515" calcext:value-type="float">
            <text:p>23515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style-name="ce1"/>
          <table:table-cell office:value-type="float" office:value="19631" calcext:value-type="float">
            <text:p>19631.0</text:p>
          </table:table-cell>
          <table:table-cell office:value-type="float" office:value="26959" calcext:value-type="float">
            <text:p>26959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style-name="ce1"/>
          <table:table-cell office:value-type="float" office:value="18390" calcext:value-type="float">
            <text:p>18390.0</text:p>
          </table:table-cell>
          <table:table-cell office:value-type="float" office:value="23152" calcext:value-type="float">
            <text:p>23152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style-name="ce1"/>
          <table:table-cell office:value-type="float" office:value="11784" calcext:value-type="float">
            <text:p>11784.0</text:p>
          </table:table-cell>
          <table:table-cell office:value-type="float" office:value="23515" calcext:value-type="float">
            <text:p>23515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style-name="ce1"/>
          <table:table-cell office:value-type="float" office:value="19631" calcext:value-type="float">
            <text:p>19631.0</text:p>
          </table:table-cell>
          <table:table-cell office:value-type="float" office:value="26964" calcext:value-type="float">
            <text:p>26964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style-name="ce1"/>
          <table:table-cell office:value-type="float" office:value="18397" calcext:value-type="float">
            <text:p>18397.0</text:p>
          </table:table-cell>
          <table:table-cell office:value-type="float" office:value="23172" calcext:value-type="float">
            <text:p>23172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style-name="ce1"/>
          <table:table-cell office:value-type="float" office:value="11761" calcext:value-type="float">
            <text:p>11761.0</text:p>
          </table:table-cell>
          <table:table-cell office:value-type="float" office:value="23519" calcext:value-type="float">
            <text:p>23519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style-name="ce1"/>
          <table:table-cell office:value-type="float" office:value="19636" calcext:value-type="float">
            <text:p>19636.0</text:p>
          </table:table-cell>
          <table:table-cell office:value-type="float" office:value="26975" calcext:value-type="float">
            <text:p>26975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style-name="ce1"/>
          <table:table-cell office:value-type="float" office:value="18400" calcext:value-type="float">
            <text:p>18400.0</text:p>
          </table:table-cell>
          <table:table-cell office:value-type="float" office:value="23175" calcext:value-type="float">
            <text:p>23175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style-name="ce1"/>
          <table:table-cell office:value-type="float" office:value="11736" calcext:value-type="float">
            <text:p>11736.0</text:p>
          </table:table-cell>
          <table:table-cell office:value-type="float" office:value="23521" calcext:value-type="float">
            <text:p>23521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style-name="ce1"/>
          <table:table-cell office:value-type="float" office:value="19634" calcext:value-type="float">
            <text:p>19634.0</text:p>
          </table:table-cell>
          <table:table-cell office:value-type="float" office:value="26981" calcext:value-type="float">
            <text:p>26981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style-name="ce1"/>
          <table:table-cell office:value-type="float" office:value="18402" calcext:value-type="float">
            <text:p>18402.0</text:p>
          </table:table-cell>
          <table:table-cell office:value-type="float" office:value="23178" calcext:value-type="float">
            <text:p>23178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2119" calcext:value-type="float">
            <text:p>2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style-name="ce1"/>
          <table:table-cell office:value-type="float" office:value="11673" calcext:value-type="float">
            <text:p>11673.0</text:p>
          </table:table-cell>
          <table:table-cell office:value-type="float" office:value="23521" calcext:value-type="float">
            <text:p>23521.0</text:p>
          </table:table-cell>
          <table:table-cell office:value-type="float" office:value="727" calcext:value-type="float">
            <text:p>727.0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style-name="ce1"/>
          <table:table-cell office:value-type="float" office:value="19637" calcext:value-type="float">
            <text:p>19637.0</text:p>
          </table:table-cell>
          <table:table-cell office:value-type="float" office:value="26985" calcext:value-type="float">
            <text:p>26985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style-name="ce1"/>
          <table:table-cell office:value-type="float" office:value="18403" calcext:value-type="float">
            <text:p>18403.0</text:p>
          </table:table-cell>
          <table:table-cell office:value-type="float" office:value="23199" calcext:value-type="float">
            <text:p>23199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2122" calcext:value-type="float">
            <text:p>2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style-name="ce1"/>
          <table:table-cell office:value-type="float" office:value="11651" calcext:value-type="float">
            <text:p>11651.0</text:p>
          </table:table-cell>
          <table:table-cell office:value-type="float" office:value="23524" calcext:value-type="float">
            <text:p>23524.0</text:p>
          </table:table-cell>
          <table:table-cell office:value-type="float" office:value="728" calcext:value-type="float">
            <text:p>728.0</text:p>
          </table:table-cell>
          <table:table-cell office:value-type="float" office:value="0" calcext:value-type="float">
            <text:p>0</text:p>
          </table:table-cell>
          <table:table-cell office:value-type="float" office:value="2123" calcext:value-type="float">
            <text:p>2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style-name="ce1"/>
          <table:table-cell office:value-type="float" office:value="19630" calcext:value-type="float">
            <text:p>19630.0</text:p>
          </table:table-cell>
          <table:table-cell office:value-type="float" office:value="26988" calcext:value-type="float">
            <text:p>26988.0</text:p>
          </table:table-cell>
          <table:table-cell office:value-type="float" office:value="635" calcext:value-type="float">
            <text:p>635.0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style-name="ce1"/>
          <table:table-cell office:value-type="float" office:value="18393" calcext:value-type="float">
            <text:p>18393.0</text:p>
          </table:table-cell>
          <table:table-cell office:value-type="float" office:value="23217" calcext:value-type="float">
            <text:p>23217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style-name="ce1"/>
          <table:table-cell office:value-type="float" office:value="11635" calcext:value-type="float">
            <text:p>11635.0</text:p>
          </table:table-cell>
          <table:table-cell office:value-type="float" office:value="23530" calcext:value-type="float">
            <text:p>23530.0</text:p>
          </table:table-cell>
          <table:table-cell office:value-type="float" office:value="729" calcext:value-type="float">
            <text:p>729.0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style-name="ce1"/>
          <table:table-cell office:value-type="float" office:value="19621" calcext:value-type="float">
            <text:p>19621.0</text:p>
          </table:table-cell>
          <table:table-cell office:value-type="float" office:value="26995" calcext:value-type="float">
            <text:p>26995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style-name="ce1"/>
          <table:table-cell office:value-type="float" office:value="18381" calcext:value-type="float">
            <text:p>18381.0</text:p>
          </table:table-cell>
          <table:table-cell office:value-type="float" office:value="23237" calcext:value-type="float">
            <text:p>23237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style-name="ce1"/>
          <table:table-cell office:value-type="float" office:value="11622" calcext:value-type="float">
            <text:p>11622.0</text:p>
          </table:table-cell>
          <table:table-cell office:value-type="float" office:value="23528" calcext:value-type="float">
            <text:p>23528.0</text:p>
          </table:table-cell>
          <table:table-cell office:value-type="float" office:value="730" calcext:value-type="float">
            <text:p>730.0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style-name="ce1"/>
          <table:table-cell office:value-type="float" office:value="19627" calcext:value-type="float">
            <text:p>19627.0</text:p>
          </table:table-cell>
          <table:table-cell office:value-type="float" office:value="27004" calcext:value-type="float">
            <text:p>27004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style-name="ce1"/>
          <table:table-cell office:value-type="float" office:value="18376" calcext:value-type="float">
            <text:p>18376.0</text:p>
          </table:table-cell>
          <table:table-cell office:value-type="float" office:value="23260" calcext:value-type="float">
            <text:p>23260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style-name="ce1"/>
          <table:table-cell office:value-type="float" office:value="11611" calcext:value-type="float">
            <text:p>11611.0</text:p>
          </table:table-cell>
          <table:table-cell office:value-type="float" office:value="23520" calcext:value-type="float">
            <text:p>23520.0</text:p>
          </table:table-cell>
          <table:table-cell office:value-type="float" office:value="731" calcext:value-type="float">
            <text:p>731.0</text:p>
          </table:table-cell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style-name="ce1"/>
          <table:table-cell office:value-type="float" office:value="19630" calcext:value-type="float">
            <text:p>19630.0</text:p>
          </table:table-cell>
          <table:table-cell office:value-type="float" office:value="27009" calcext:value-type="float">
            <text:p>27009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style-name="ce1"/>
          <table:table-cell office:value-type="float" office:value="18356" calcext:value-type="float">
            <text:p>18356.0</text:p>
          </table:table-cell>
          <table:table-cell office:value-type="float" office:value="23294" calcext:value-type="float">
            <text:p>23294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style-name="ce1"/>
          <table:table-cell office:value-type="float" office:value="11598" calcext:value-type="float">
            <text:p>11598.0</text:p>
          </table:table-cell>
          <table:table-cell office:value-type="float" office:value="23516" calcext:value-type="float">
            <text:p>23516.0</text:p>
          </table:table-cell>
          <table:table-cell office:value-type="float" office:value="732" calcext:value-type="float">
            <text:p>732.0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style-name="ce1"/>
          <table:table-cell office:value-type="float" office:value="19629" calcext:value-type="float">
            <text:p>19629.0</text:p>
          </table:table-cell>
          <table:table-cell office:value-type="float" office:value="27009" calcext:value-type="float">
            <text:p>27009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style-name="ce1"/>
          <table:table-cell office:value-type="float" office:value="18333" calcext:value-type="float">
            <text:p>18333.0</text:p>
          </table:table-cell>
          <table:table-cell office:value-type="float" office:value="23315" calcext:value-type="float">
            <text:p>23315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style-name="ce1"/>
          <table:table-cell office:value-type="float" office:value="11583" calcext:value-type="float">
            <text:p>11583.0</text:p>
          </table:table-cell>
          <table:table-cell office:value-type="float" office:value="23506" calcext:value-type="float">
            <text:p>23506.0</text:p>
          </table:table-cell>
          <table:table-cell office:value-type="float" office:value="733" calcext:value-type="float">
            <text:p>733.0</text:p>
          </table:table-cell>
          <table:table-cell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style-name="ce1"/>
          <table:table-cell office:value-type="float" office:value="19628" calcext:value-type="float">
            <text:p>19628.0</text:p>
          </table:table-cell>
          <table:table-cell office:value-type="float" office:value="27010" calcext:value-type="float">
            <text:p>27010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style-name="ce1"/>
          <table:table-cell office:value-type="float" office:value="18305" calcext:value-type="float">
            <text:p>18305.0</text:p>
          </table:table-cell>
          <table:table-cell office:value-type="float" office:value="23335" calcext:value-type="float">
            <text:p>23335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2140" calcext:value-type="float">
            <text:p>2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style-name="ce1"/>
          <table:table-cell office:value-type="float" office:value="11567" calcext:value-type="float">
            <text:p>11567.0</text:p>
          </table:table-cell>
          <table:table-cell office:value-type="float" office:value="23498" calcext:value-type="float">
            <text:p>23498.0</text:p>
          </table:table-cell>
          <table:table-cell office:value-type="float" office:value="734" calcext:value-type="float">
            <text:p>734.0</text:p>
          </table:table-cell>
          <table:table-cell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style-name="ce1"/>
          <table:table-cell office:value-type="float" office:value="19614" calcext:value-type="float">
            <text:p>19614.0</text:p>
          </table:table-cell>
          <table:table-cell office:value-type="float" office:value="27010" calcext:value-type="float">
            <text:p>27010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style-name="ce1"/>
          <table:table-cell office:value-type="float" office:value="18286" calcext:value-type="float">
            <text:p>18286.0</text:p>
          </table:table-cell>
          <table:table-cell office:value-type="float" office:value="23357" calcext:value-type="float">
            <text:p>23357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style-name="ce1"/>
          <table:table-cell office:value-type="float" office:value="11537" calcext:value-type="float">
            <text:p>11537.0</text:p>
          </table:table-cell>
          <table:table-cell office:value-type="float" office:value="23497" calcext:value-type="float">
            <text:p>23497.0</text:p>
          </table:table-cell>
          <table:table-cell office:value-type="float" office:value="735" calcext:value-type="float">
            <text:p>735.0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style-name="ce1"/>
          <table:table-cell office:value-type="float" office:value="19593" calcext:value-type="float">
            <text:p>19593.0</text:p>
          </table:table-cell>
          <table:table-cell office:value-type="float" office:value="27030" calcext:value-type="float">
            <text:p>27030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2145" calcext:value-type="float">
            <text:p>2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style-name="ce1"/>
          <table:table-cell office:value-type="float" office:value="18251" calcext:value-type="float">
            <text:p>18251.0</text:p>
          </table:table-cell>
          <table:table-cell office:value-type="float" office:value="23386" calcext:value-type="float">
            <text:p>23386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style-name="ce1"/>
          <table:table-cell office:value-type="float" office:value="11507" calcext:value-type="float">
            <text:p>11507.0</text:p>
          </table:table-cell>
          <table:table-cell office:value-type="float" office:value="23496" calcext:value-type="float">
            <text:p>23496.0</text:p>
          </table:table-cell>
          <table:table-cell office:value-type="float" office:value="735" calcext:value-type="float">
            <text:p>735.0</text:p>
          </table:table-cell>
          <table:table-cell office:value-type="float" office:value="0" calcext:value-type="float">
            <text:p>0</text:p>
          </table:table-cell>
          <table:table-cell office:value-type="float" office:value="2147" calcext:value-type="float">
            <text:p>2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style-name="ce1"/>
          <table:table-cell office:value-type="float" office:value="19583" calcext:value-type="float">
            <text:p>19583.0</text:p>
          </table:table-cell>
          <table:table-cell office:value-type="float" office:value="27054" calcext:value-type="float">
            <text:p>27054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style-name="ce1"/>
          <table:table-cell office:value-type="float" office:value="18235" calcext:value-type="float">
            <text:p>18235.0</text:p>
          </table:table-cell>
          <table:table-cell office:value-type="float" office:value="23399" calcext:value-type="float">
            <text:p>23399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2149" calcext:value-type="float">
            <text:p>2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style-name="ce1"/>
          <table:table-cell office:value-type="float" office:value="11483" calcext:value-type="float">
            <text:p>11483.0</text:p>
          </table:table-cell>
          <table:table-cell office:value-type="float" office:value="23483" calcext:value-type="float">
            <text:p>23483.0</text:p>
          </table:table-cell>
          <table:table-cell office:value-type="float" office:value="736" calcext:value-type="float">
            <text:p>736.0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style-name="ce1"/>
          <table:table-cell office:value-type="float" office:value="19580" calcext:value-type="float">
            <text:p>19580.0</text:p>
          </table:table-cell>
          <table:table-cell office:value-type="float" office:value="27068" calcext:value-type="float">
            <text:p>27068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style-name="ce1"/>
          <table:table-cell office:value-type="float" office:value="18231" calcext:value-type="float">
            <text:p>18231.0</text:p>
          </table:table-cell>
          <table:table-cell office:value-type="float" office:value="23408" calcext:value-type="float">
            <text:p>23408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2152" calcext:value-type="float">
            <text:p>2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style-name="ce1"/>
          <table:table-cell office:value-type="float" office:value="11449" calcext:value-type="float">
            <text:p>11449.0</text:p>
          </table:table-cell>
          <table:table-cell office:value-type="float" office:value="23482" calcext:value-type="float">
            <text:p>23482.0</text:p>
          </table:table-cell>
          <table:table-cell office:value-type="float" office:value="737" calcext:value-type="float">
            <text:p>737.0</text:p>
          </table:table-cell>
          <table:table-cell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577" calcext:value-type="float">
            <text:p>19577.0</text:p>
          </table:table-cell>
          <table:table-cell office:value-type="float" office:value="27073" calcext:value-type="float">
            <text:p>27073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2154" calcext:value-type="float">
            <text:p>215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style-name="ce1"/>
          <table:table-cell office:value-type="float" office:value="18238" calcext:value-type="float">
            <text:p>18238.0</text:p>
          </table:table-cell>
          <table:table-cell office:value-type="float" office:value="23402" calcext:value-type="float">
            <text:p>23402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style-name="ce1"/>
          <table:table-cell office:value-type="float" office:value="11436" calcext:value-type="float">
            <text:p>11436.0</text:p>
          </table:table-cell>
          <table:table-cell office:value-type="float" office:value="23475" calcext:value-type="float">
            <text:p>23475.0</text:p>
          </table:table-cell>
          <table:table-cell office:value-type="float" office:value="738" calcext:value-type="float">
            <text:p>738.0</text:p>
          </table:table-cell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style-name="ce1"/>
          <table:table-cell office:value-type="float" office:value="19576" calcext:value-type="float">
            <text:p>19576.0</text:p>
          </table:table-cell>
          <table:table-cell office:value-type="float" office:value="27071" calcext:value-type="float">
            <text:p>27071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style-name="ce1"/>
          <table:table-cell office:value-type="float" office:value="18238" calcext:value-type="float">
            <text:p>18238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style-name="ce1"/>
          <table:table-cell office:value-type="float" office:value="11420" calcext:value-type="float">
            <text:p>11420.0</text:p>
          </table:table-cell>
          <table:table-cell office:value-type="float" office:value="23463" calcext:value-type="float">
            <text:p>23463.0</text:p>
          </table:table-cell>
          <table:table-cell office:value-type="float" office:value="739" calcext:value-type="float">
            <text:p>739.0</text:p>
          </table:table-cell>
          <table:table-cell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style-name="ce1"/>
          <table:table-cell office:value-type="float" office:value="19576" calcext:value-type="float">
            <text:p>19576.0</text:p>
          </table:table-cell>
          <table:table-cell office:value-type="float" office:value="27071" calcext:value-type="float">
            <text:p>27071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237" calcext:value-type="float">
            <text:p>18237.0</text:p>
          </table:table-cell>
          <table:table-cell office:value-type="float" office:value="23402" calcext:value-type="float">
            <text:p>23402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2161" calcext:value-type="float">
            <text:p>216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style-name="ce1"/>
          <table:table-cell office:value-type="float" office:value="11408" calcext:value-type="float">
            <text:p>11408.0</text:p>
          </table:table-cell>
          <table:table-cell office:value-type="float" office:value="23453" calcext:value-type="float">
            <text:p>23453.0</text:p>
          </table:table-cell>
          <table:table-cell office:value-type="float" office:value="740" calcext:value-type="float">
            <text:p>740.0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style-name="ce1"/>
          <table:table-cell office:value-type="float" office:value="19575" calcext:value-type="float">
            <text:p>19575.0</text:p>
          </table:table-cell>
          <table:table-cell office:value-type="float" office:value="27075" calcext:value-type="float">
            <text:p>27075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2163" calcext:value-type="float">
            <text:p>2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style-name="ce1"/>
          <table:table-cell office:value-type="float" office:value="18242" calcext:value-type="float">
            <text:p>18242.0</text:p>
          </table:table-cell>
          <table:table-cell office:value-type="float" office:value="23388" calcext:value-type="float">
            <text:p>23388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2164" calcext:value-type="float">
            <text:p>2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style-name="ce1"/>
          <table:table-cell office:value-type="float" office:value="11400" calcext:value-type="float">
            <text:p>11400.0</text:p>
          </table:table-cell>
          <table:table-cell office:value-type="float" office:value="23452" calcext:value-type="float">
            <text:p>23452.0</text:p>
          </table:table-cell>
          <table:table-cell office:value-type="float" office:value="741" calcext:value-type="float">
            <text:p>741.0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style-name="ce1"/>
          <table:table-cell office:value-type="float" office:value="19562" calcext:value-type="float">
            <text:p>19562.0</text:p>
          </table:table-cell>
          <table:table-cell office:value-type="float" office:value="27075" calcext:value-type="float">
            <text:p>27075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style-name="ce1"/>
          <table:table-cell office:value-type="float" office:value="18243" calcext:value-type="float">
            <text:p>18243.0</text:p>
          </table:table-cell>
          <table:table-cell office:value-type="float" office:value="23383" calcext:value-type="float">
            <text:p>23383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2167" calcext:value-type="float">
            <text:p>2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style-name="ce1"/>
          <table:table-cell office:value-type="float" office:value="11388" calcext:value-type="float">
            <text:p>11388.0</text:p>
          </table:table-cell>
          <table:table-cell office:value-type="float" office:value="23448" calcext:value-type="float">
            <text:p>23448.0</text:p>
          </table:table-cell>
          <table:table-cell office:value-type="float" office:value="742" calcext:value-type="float">
            <text:p>742.0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style-name="ce1"/>
          <table:table-cell office:value-type="float" office:value="19550" calcext:value-type="float">
            <text:p>19550.0</text:p>
          </table:table-cell>
          <table:table-cell office:value-type="float" office:value="27075" calcext:value-type="float">
            <text:p>27075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2169" calcext:value-type="float">
            <text:p>2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style-name="ce1"/>
          <table:table-cell office:value-type="float" office:value="18241" calcext:value-type="float">
            <text:p>18241.0</text:p>
          </table:table-cell>
          <table:table-cell office:value-type="float" office:value="23379" calcext:value-type="float">
            <text:p>23379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2170" calcext:value-type="float">
            <text:p>2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style-name="ce1"/>
          <table:table-cell office:value-type="float" office:value="11378" calcext:value-type="float">
            <text:p>11378.0</text:p>
          </table:table-cell>
          <table:table-cell office:value-type="float" office:value="23447" calcext:value-type="float">
            <text:p>23447.0</text:p>
          </table:table-cell>
          <table:table-cell office:value-type="float" office:value="743" calcext:value-type="float">
            <text:p>743.0</text:p>
          </table:table-cell>
          <table:table-cell office:value-type="float" office:value="0" calcext:value-type="float">
            <text:p>0</text:p>
          </table:table-cell>
          <table:table-cell office:value-type="float" office:value="2171" calcext:value-type="float">
            <text:p>2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style-name="ce1"/>
          <table:table-cell office:value-type="float" office:value="18239" calcext:value-type="float">
            <text:p>18239.0</text:p>
          </table:table-cell>
          <table:table-cell office:value-type="float" office:value="23372" calcext:value-type="float">
            <text:p>23372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2173" calcext:value-type="float">
            <text:p>2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style-name="ce1"/>
          <table:table-cell office:value-type="float" office:value="11362" calcext:value-type="float">
            <text:p>11362.0</text:p>
          </table:table-cell>
          <table:table-cell office:value-type="float" office:value="23442" calcext:value-type="float">
            <text:p>23442.0</text:p>
          </table:table-cell>
          <table:table-cell office:value-type="float" office:value="744" calcext:value-type="float">
            <text:p>744.0</text:p>
          </table:table-cell>
          <table:table-cell office:value-type="float" office:value="0" calcext:value-type="float">
            <text:p>0</text:p>
          </table:table-cell>
          <table:table-cell office:value-type="float" office:value="2174" calcext:value-type="float">
            <text:p>2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style-name="ce1"/>
          <table:table-cell office:value-type="float" office:value="18239" calcext:value-type="float">
            <text:p>18239.0</text:p>
          </table:table-cell>
          <table:table-cell office:value-type="float" office:value="23373" calcext:value-type="float">
            <text:p>23373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style-name="ce1"/>
          <table:table-cell office:value-type="float" office:value="11346" calcext:value-type="float">
            <text:p>11346.0</text:p>
          </table:table-cell>
          <table:table-cell office:value-type="float" office:value="23435" calcext:value-type="float">
            <text:p>23435.0</text:p>
          </table:table-cell>
          <table:table-cell office:value-type="float" office:value="745" calcext:value-type="float">
            <text:p>745.0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style-name="ce1"/>
          <table:table-cell office:value-type="float" office:value="18238" calcext:value-type="float">
            <text:p>18238.0</text:p>
          </table:table-cell>
          <table:table-cell office:value-type="float" office:value="23374" calcext:value-type="float">
            <text:p>23374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2177" calcext:value-type="float">
            <text:p>2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style-name="ce1"/>
          <table:table-cell office:value-type="float" office:value="11329" calcext:value-type="float">
            <text:p>11329.0</text:p>
          </table:table-cell>
          <table:table-cell office:value-type="float" office:value="23435" calcext:value-type="float">
            <text:p>23435.0</text:p>
          </table:table-cell>
          <table:table-cell office:value-type="float" office:value="746" calcext:value-type="float">
            <text:p>746.0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style-name="ce1"/>
          <table:table-cell office:value-type="float" office:value="18238" calcext:value-type="float">
            <text:p>18238.0</text:p>
          </table:table-cell>
          <table:table-cell office:value-type="float" office:value="23368" calcext:value-type="float">
            <text:p>23368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style-name="ce1"/>
          <table:table-cell office:value-type="float" office:value="11314" calcext:value-type="float">
            <text:p>11314.0</text:p>
          </table:table-cell>
          <table:table-cell office:value-type="float" office:value="23429" calcext:value-type="float">
            <text:p>23429.0</text:p>
          </table:table-cell>
          <table:table-cell office:value-type="float" office:value="747" calcext:value-type="float">
            <text:p>747.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style-name="ce1"/>
          <table:table-cell office:value-type="float" office:value="18241" calcext:value-type="float">
            <text:p>18241.0</text:p>
          </table:table-cell>
          <table:table-cell office:value-type="float" office:value="23361" calcext:value-type="float">
            <text:p>23361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2181" calcext:value-type="float">
            <text:p>2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style-name="ce1"/>
          <table:table-cell office:value-type="float" office:value="11298" calcext:value-type="float">
            <text:p>11298.0</text:p>
          </table:table-cell>
          <table:table-cell office:value-type="float" office:value="23423" calcext:value-type="float">
            <text:p>23423.0</text:p>
          </table:table-cell>
          <table:table-cell office:value-type="float" office:value="748" calcext:value-type="float">
            <text:p>748.0</text:p>
          </table:table-cell>
          <table:table-cell office:value-type="float" office:value="0" calcext:value-type="float">
            <text:p>0</text:p>
          </table:table-cell>
          <table:table-cell office:value-type="float" office:value="2182" calcext:value-type="float">
            <text:p>2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style-name="ce1"/>
          <table:table-cell office:value-type="float" office:value="18241" calcext:value-type="float">
            <text:p>18241.0</text:p>
          </table:table-cell>
          <table:table-cell office:value-type="float" office:value="23345" calcext:value-type="float">
            <text:p>23345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style-name="ce1"/>
          <table:table-cell office:value-type="float" office:value="11275" calcext:value-type="float">
            <text:p>11275.0</text:p>
          </table:table-cell>
          <table:table-cell office:value-type="float" office:value="23419" calcext:value-type="float">
            <text:p>23419.0</text:p>
          </table:table-cell>
          <table:table-cell office:value-type="float" office:value="749" calcext:value-type="float">
            <text:p>749.0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style-name="ce1"/>
          <table:table-cell office:value-type="float" office:value="18243" calcext:value-type="float">
            <text:p>18243.0</text:p>
          </table:table-cell>
          <table:table-cell office:value-type="float" office:value="23327" calcext:value-type="float">
            <text:p>23327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2185" calcext:value-type="float">
            <text:p>2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style-name="ce1"/>
          <table:table-cell office:value-type="float" office:value="11268" calcext:value-type="float">
            <text:p>11268.0</text:p>
          </table:table-cell>
          <table:table-cell office:value-type="float" office:value="23419" calcext:value-type="float">
            <text:p>23419.0</text:p>
          </table:table-cell>
          <table:table-cell office:value-type="float" office:value="750" calcext:value-type="float">
            <text:p>750.0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style-name="ce1"/>
          <table:table-cell office:value-type="float" office:value="18245" calcext:value-type="float">
            <text:p>18245.0</text:p>
          </table:table-cell>
          <table:table-cell office:value-type="float" office:value="23323" calcext:value-type="float">
            <text:p>23323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2187" calcext:value-type="float">
            <text:p>2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style-name="ce1"/>
          <table:table-cell office:value-type="float" office:value="11253" calcext:value-type="float">
            <text:p>11253.0</text:p>
          </table:table-cell>
          <table:table-cell office:value-type="float" office:value="23419" calcext:value-type="float">
            <text:p>23419.0</text:p>
          </table:table-cell>
          <table:table-cell office:value-type="float" office:value="751" calcext:value-type="float">
            <text:p>751.0</text:p>
          </table:table-cell>
          <table:table-cell office:value-type="float" office:value="0" calcext:value-type="float">
            <text:p>0</text:p>
          </table:table-cell>
          <table:table-cell office:value-type="float" office:value="2188" calcext:value-type="float">
            <text:p>2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style-name="ce1"/>
          <table:table-cell office:value-type="float" office:value="18252" calcext:value-type="float">
            <text:p>18252.0</text:p>
          </table:table-cell>
          <table:table-cell office:value-type="float" office:value="23320" calcext:value-type="float">
            <text:p>23320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style-name="ce1"/>
          <table:table-cell office:value-type="float" office:value="11243" calcext:value-type="float">
            <text:p>11243.0</text:p>
          </table:table-cell>
          <table:table-cell office:value-type="float" office:value="23417" calcext:value-type="float">
            <text:p>23417.0</text:p>
          </table:table-cell>
          <table:table-cell office:value-type="float" office:value="752" calcext:value-type="float">
            <text:p>752.0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style-name="ce1"/>
          <table:table-cell office:value-type="float" office:value="18240" calcext:value-type="float">
            <text:p>18240.0</text:p>
          </table:table-cell>
          <table:table-cell office:value-type="float" office:value="23313" calcext:value-type="float">
            <text:p>2331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style-name="ce1"/>
          <table:table-cell office:value-type="float" office:value="11228" calcext:value-type="float">
            <text:p>11228.0</text:p>
          </table:table-cell>
          <table:table-cell office:value-type="float" office:value="23418" calcext:value-type="float">
            <text:p>23418.0</text:p>
          </table:table-cell>
          <table:table-cell office:value-type="float" office:value="753" calcext:value-type="float">
            <text:p>753.0</text:p>
          </table:table-cell>
          <table:table-cell office:value-type="float" office:value="0" calcext:value-type="float">
            <text:p>0</text:p>
          </table:table-cell>
          <table:table-cell office:value-type="float" office:value="2192" calcext:value-type="float">
            <text:p>2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style-name="ce1"/>
          <table:table-cell office:value-type="float" office:value="18243" calcext:value-type="float">
            <text:p>18243.0</text:p>
          </table:table-cell>
          <table:table-cell office:value-type="float" office:value="23306" calcext:value-type="float">
            <text:p>23306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style-name="ce1"/>
          <table:table-cell office:value-type="float" office:value="11220" calcext:value-type="float">
            <text:p>11220.0</text:p>
          </table:table-cell>
          <table:table-cell office:value-type="float" office:value="23422" calcext:value-type="float">
            <text:p>23422.0</text:p>
          </table:table-cell>
          <table:table-cell office:value-type="float" office:value="754" calcext:value-type="float">
            <text:p>754.0</text:p>
          </table:table-cell>
          <table:table-cell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style-name="ce1"/>
          <table:table-cell office:value-type="float" office:value="18246" calcext:value-type="float">
            <text:p>18246.0</text:p>
          </table:table-cell>
          <table:table-cell office:value-type="float" office:value="23301" calcext:value-type="float">
            <text:p>23301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style-name="ce1"/>
          <table:table-cell office:value-type="float" office:value="11208" calcext:value-type="float">
            <text:p>11208.0</text:p>
          </table:table-cell>
          <table:table-cell office:value-type="float" office:value="23413" calcext:value-type="float">
            <text:p>23413.0</text:p>
          </table:table-cell>
          <table:table-cell office:value-type="float" office:value="755" calcext:value-type="float">
            <text:p>755.0</text:p>
          </table:table-cell>
          <table:table-cell office:value-type="float" office:value="0" calcext:value-type="float">
            <text:p>0</text:p>
          </table:table-cell>
          <table:table-cell office:value-type="float" office:value="2196" calcext:value-type="float">
            <text:p>2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style-name="ce1"/>
          <table:table-cell office:value-type="float" office:value="18246" calcext:value-type="float">
            <text:p>18246.0</text:p>
          </table:table-cell>
          <table:table-cell office:value-type="float" office:value="23302" calcext:value-type="float">
            <text:p>23302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1"/>
          <table:table-cell office:value-type="float" office:value="11197" calcext:value-type="float">
            <text:p>11197.0</text:p>
          </table:table-cell>
          <table:table-cell office:value-type="float" office:value="23406" calcext:value-type="float">
            <text:p>23406.0</text:p>
          </table:table-cell>
          <table:table-cell office:value-type="float" office:value="756" calcext:value-type="float">
            <text:p>756.0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style-name="ce1"/>
          <table:table-cell office:value-type="float" office:value="18245" calcext:value-type="float">
            <text:p>18245.0</text:p>
          </table:table-cell>
          <table:table-cell office:value-type="float" office:value="23300" calcext:value-type="float">
            <text:p>23300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style-name="ce1"/>
          <table:table-cell office:value-type="float" office:value="11172" calcext:value-type="float">
            <text:p>11172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757" calcext:value-type="float">
            <text:p>757.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"/>
          <table:table-cell office:value-type="float" office:value="18248" calcext:value-type="float">
            <text:p>18248.0</text:p>
          </table:table-cell>
          <table:table-cell office:value-type="float" office:value="23304" calcext:value-type="float">
            <text:p>23304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style-name="ce1"/>
          <table:table-cell office:value-type="float" office:value="11161" calcext:value-type="float">
            <text:p>11161.0</text:p>
          </table:table-cell>
          <table:table-cell office:value-type="float" office:value="23392" calcext:value-type="float">
            <text:p>23392.0</text:p>
          </table:table-cell>
          <table:table-cell office:value-type="float" office:value="758" calcext:value-type="float">
            <text:p>758.0</text:p>
          </table:table-cell>
          <table:table-cell office:value-type="float" office:value="0" calcext:value-type="float">
            <text:p>0</text:p>
          </table:table-cell>
          <table:table-cell office:value-type="float" office:value="2202" calcext:value-type="float">
            <text:p>2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style-name="ce1"/>
          <table:table-cell office:value-type="float" office:value="18255" calcext:value-type="float">
            <text:p>18255.0</text:p>
          </table:table-cell>
          <table:table-cell office:value-type="float" office:value="23307" calcext:value-type="float">
            <text:p>23307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style-name="ce1"/>
          <table:table-cell office:value-type="float" office:value="11134" calcext:value-type="float">
            <text:p>11134.0</text:p>
          </table:table-cell>
          <table:table-cell office:value-type="float" office:value="23371" calcext:value-type="float">
            <text:p>23371.0</text:p>
          </table:table-cell>
          <table:table-cell office:value-type="float" office:value="759" calcext:value-type="float">
            <text:p>759.0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style-name="ce1"/>
          <table:table-cell office:value-type="float" office:value="18254" calcext:value-type="float">
            <text:p>18254.0</text:p>
          </table:table-cell>
          <table:table-cell office:value-type="float" office:value="23307" calcext:value-type="float">
            <text:p>2330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style-name="ce1"/>
          <table:table-cell office:value-type="float" office:value="11106" calcext:value-type="float">
            <text:p>11106.0</text:p>
          </table:table-cell>
          <table:table-cell office:value-type="float" office:value="23360" calcext:value-type="float">
            <text:p>23360.0</text:p>
          </table:table-cell>
          <table:table-cell office:value-type="float" office:value="760" calcext:value-type="float">
            <text:p>760.0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style-name="ce1"/>
          <table:table-cell office:value-type="float" office:value="18253" calcext:value-type="float">
            <text:p>18253.0</text:p>
          </table:table-cell>
          <table:table-cell office:value-type="float" office:value="23308" calcext:value-type="float">
            <text:p>23308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style-name="ce1"/>
          <table:table-cell office:value-type="float" office:value="11053" calcext:value-type="float">
            <text:p>11053.0</text:p>
          </table:table-cell>
          <table:table-cell office:value-type="float" office:value="23365" calcext:value-type="float">
            <text:p>23365.0</text:p>
          </table:table-cell>
          <table:table-cell office:value-type="float" office:value="760" calcext:value-type="float">
            <text:p>760.0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style-name="ce1"/>
          <table:table-cell office:value-type="float" office:value="18251" calcext:value-type="float">
            <text:p>18251.0</text:p>
          </table:table-cell>
          <table:table-cell office:value-type="float" office:value="23318" calcext:value-type="float">
            <text:p>23318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style-name="ce1"/>
          <table:table-cell office:value-type="float" office:value="11023" calcext:value-type="float">
            <text:p>11023.0</text:p>
          </table:table-cell>
          <table:table-cell office:value-type="float" office:value="23372" calcext:value-type="float">
            <text:p>23372.0</text:p>
          </table:table-cell>
          <table:table-cell office:value-type="float" office:value="760" calcext:value-type="float">
            <text:p>760.0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style-name="ce1"/>
          <table:table-cell office:value-type="float" office:value="18251" calcext:value-type="float">
            <text:p>18251.0</text:p>
          </table:table-cell>
          <table:table-cell office:value-type="float" office:value="23322" calcext:value-type="float">
            <text:p>23322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style-name="ce1"/>
          <table:table-cell office:value-type="float" office:value="10970" calcext:value-type="float">
            <text:p>10970.0</text:p>
          </table:table-cell>
          <table:table-cell office:value-type="float" office:value="23370" calcext:value-type="float">
            <text:p>23370.0</text:p>
          </table:table-cell>
          <table:table-cell office:value-type="float" office:value="760" calcext:value-type="float">
            <text:p>760.0</text:p>
          </table:table-cell>
          <table:table-cell office:value-type="float" office:value="0" calcext:value-type="float">
            <text:p>0</text:p>
          </table:table-cell>
          <table:table-cell office:value-type="float" office:value="2212" calcext:value-type="float">
            <text:p>2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style-name="ce1"/>
          <table:table-cell office:value-type="float" office:value="18245" calcext:value-type="float">
            <text:p>18245.0</text:p>
          </table:table-cell>
          <table:table-cell office:value-type="float" office:value="23329" calcext:value-type="float">
            <text:p>23329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style-name="ce1"/>
          <table:table-cell office:value-type="float" office:value="10935" calcext:value-type="float">
            <text:p>10935.0</text:p>
          </table:table-cell>
          <table:table-cell office:value-type="float" office:value="23366" calcext:value-type="float">
            <text:p>23366.0</text:p>
          </table:table-cell>
          <table:table-cell office:value-type="float" office:value="761" calcext:value-type="float">
            <text:p>761.0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style-name="ce1"/>
          <table:table-cell office:value-type="float" office:value="18249" calcext:value-type="float">
            <text:p>18249.0</text:p>
          </table:table-cell>
          <table:table-cell office:value-type="float" office:value="23332" calcext:value-type="float">
            <text:p>2333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style-name="ce1"/>
          <table:table-cell office:value-type="float" office:value="10918" calcext:value-type="float">
            <text:p>10918.0</text:p>
          </table:table-cell>
          <table:table-cell office:value-type="float" office:value="23363" calcext:value-type="float">
            <text:p>23363.0</text:p>
          </table:table-cell>
          <table:table-cell office:value-type="float" office:value="762" calcext:value-type="float">
            <text:p>762.0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style-name="ce1"/>
          <table:table-cell office:value-type="float" office:value="18250" calcext:value-type="float">
            <text:p>18250.0</text:p>
          </table:table-cell>
          <table:table-cell office:value-type="float" office:value="23341" calcext:value-type="float">
            <text:p>23341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style-name="ce1"/>
          <table:table-cell office:value-type="float" office:value="10905" calcext:value-type="float">
            <text:p>10905.0</text:p>
          </table:table-cell>
          <table:table-cell office:value-type="float" office:value="23357" calcext:value-type="float">
            <text:p>23357.0</text:p>
          </table:table-cell>
          <table:table-cell office:value-type="float" office:value="763" calcext:value-type="float">
            <text:p>763.0</text:p>
          </table:table-cell>
          <table:table-cell office:value-type="float" office:value="0" calcext:value-type="float">
            <text:p>0</text:p>
          </table:table-cell>
          <table:table-cell office:value-type="float" office:value="2218" calcext:value-type="float">
            <text:p>2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style-name="ce1"/>
          <table:table-cell office:value-type="float" office:value="18236" calcext:value-type="float">
            <text:p>18236.0</text:p>
          </table:table-cell>
          <table:table-cell office:value-type="float" office:value="23350" calcext:value-type="float">
            <text:p>23350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style-name="ce1"/>
          <table:table-cell office:value-type="float" office:value="10890" calcext:value-type="float">
            <text:p>10890.0</text:p>
          </table:table-cell>
          <table:table-cell office:value-type="float" office:value="23356" calcext:value-type="float">
            <text:p>23356.0</text:p>
          </table:table-cell>
          <table:table-cell office:value-type="float" office:value="764" calcext:value-type="float">
            <text:p>764.0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style-name="ce1"/>
          <table:table-cell office:value-type="float" office:value="18233" calcext:value-type="float">
            <text:p>18233.0</text:p>
          </table:table-cell>
          <table:table-cell office:value-type="float" office:value="23354" calcext:value-type="float">
            <text:p>2335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style-name="ce1"/>
          <table:table-cell office:value-type="float" office:value="10866" calcext:value-type="float">
            <text:p>10866.0</text:p>
          </table:table-cell>
          <table:table-cell office:value-type="float" office:value="23351" calcext:value-type="float">
            <text:p>23351.0</text:p>
          </table:table-cell>
          <table:table-cell office:value-type="float" office:value="765" calcext:value-type="float">
            <text:p>765.0</text:p>
          </table:table-cell>
          <table:table-cell office:value-type="float" office:value="0" calcext:value-type="float">
            <text:p>0</text:p>
          </table:table-cell>
          <table:table-cell office:value-type="float" office:value="2222" calcext:value-type="float">
            <text:p>2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style-name="ce1"/>
          <table:table-cell office:value-type="float" office:value="18227" calcext:value-type="float">
            <text:p>18227.0</text:p>
          </table:table-cell>
          <table:table-cell office:value-type="float" office:value="23369" calcext:value-type="float">
            <text:p>2336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style-name="ce1"/>
          <table:table-cell office:value-type="float" office:value="10850" calcext:value-type="float">
            <text:p>10850.0</text:p>
          </table:table-cell>
          <table:table-cell office:value-type="float" office:value="23342" calcext:value-type="float">
            <text:p>23342.0</text:p>
          </table:table-cell>
          <table:table-cell office:value-type="float" office:value="766" calcext:value-type="float">
            <text:p>766.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style-name="ce1"/>
          <table:table-cell office:value-type="float" office:value="18205" calcext:value-type="float">
            <text:p>18205.0</text:p>
          </table:table-cell>
          <table:table-cell office:value-type="float" office:value="23372" calcext:value-type="float">
            <text:p>23372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2225" calcext:value-type="float">
            <text:p>2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style-name="ce1"/>
          <table:table-cell office:value-type="float" office:value="10840" calcext:value-type="float">
            <text:p>10840.0</text:p>
          </table:table-cell>
          <table:table-cell office:value-type="float" office:value="23340" calcext:value-type="float">
            <text:p>23340.0</text:p>
          </table:table-cell>
          <table:table-cell office:value-type="float" office:value="767" calcext:value-type="float">
            <text:p>767.0</text:p>
          </table:table-cell>
          <table:table-cell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style-name="ce1"/>
          <table:table-cell office:value-type="float" office:value="18204" calcext:value-type="float">
            <text:p>18204.0</text:p>
          </table:table-cell>
          <table:table-cell office:value-type="float" office:value="23379" calcext:value-type="float">
            <text:p>23379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2227" calcext:value-type="float">
            <text:p>2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style-name="ce1"/>
          <table:table-cell office:value-type="float" office:value="10820" calcext:value-type="float">
            <text:p>10820.0</text:p>
          </table:table-cell>
          <table:table-cell office:value-type="float" office:value="23326" calcext:value-type="float">
            <text:p>23326.0</text:p>
          </table:table-cell>
          <table:table-cell office:value-type="float" office:value="769" calcext:value-type="float">
            <text:p>769.0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style-name="ce1"/>
          <table:table-cell office:value-type="float" office:value="18188" calcext:value-type="float">
            <text:p>18188.0</text:p>
          </table:table-cell>
          <table:table-cell office:value-type="float" office:value="23395" calcext:value-type="float">
            <text:p>23395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style-name="ce1"/>
          <table:table-cell office:value-type="float" office:value="10812" calcext:value-type="float">
            <text:p>10812.0</text:p>
          </table:table-cell>
          <table:table-cell office:value-type="float" office:value="23321" calcext:value-type="float">
            <text:p>23321.0</text:p>
          </table:table-cell>
          <table:table-cell office:value-type="float" office:value="770" calcext:value-type="float">
            <text:p>770.0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style-name="ce1"/>
          <table:table-cell office:value-type="float" office:value="18186" calcext:value-type="float">
            <text:p>18186.0</text:p>
          </table:table-cell>
          <table:table-cell office:value-type="float" office:value="23411" calcext:value-type="float">
            <text:p>23411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2231" calcext:value-type="float">
            <text:p>2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style-name="ce1"/>
          <table:table-cell office:value-type="float" office:value="10796" calcext:value-type="float">
            <text:p>10796.0</text:p>
          </table:table-cell>
          <table:table-cell office:value-type="float" office:value="23311" calcext:value-type="float">
            <text:p>23311.0</text:p>
          </table:table-cell>
          <table:table-cell office:value-type="float" office:value="771" calcext:value-type="float">
            <text:p>771.0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style-name="ce1"/>
          <table:table-cell office:value-type="float" office:value="18186" calcext:value-type="float">
            <text:p>18186.0</text:p>
          </table:table-cell>
          <table:table-cell office:value-type="float" office:value="23427" calcext:value-type="float">
            <text:p>2342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2233" calcext:value-type="float">
            <text:p>2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style-name="ce1"/>
          <table:table-cell office:value-type="float" office:value="10788" calcext:value-type="float">
            <text:p>10788.0</text:p>
          </table:table-cell>
          <table:table-cell office:value-type="float" office:value="23303" calcext:value-type="float">
            <text:p>23303.0</text:p>
          </table:table-cell>
          <table:table-cell office:value-type="float" office:value="772" calcext:value-type="float">
            <text:p>772.0</text:p>
          </table:table-cell>
          <table:table-cell office:value-type="float" office:value="0" calcext:value-type="float">
            <text:p>0</text:p>
          </table:table-cell>
          <table:table-cell office:value-type="float" office:value="2234" calcext:value-type="float">
            <text:p>2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style-name="ce1"/>
          <table:table-cell office:value-type="float" office:value="18169" calcext:value-type="float">
            <text:p>18169.0</text:p>
          </table:table-cell>
          <table:table-cell office:value-type="float" office:value="23450" calcext:value-type="float">
            <text:p>23450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style-name="ce1"/>
          <table:table-cell office:value-type="float" office:value="10780" calcext:value-type="float">
            <text:p>10780.0</text:p>
          </table:table-cell>
          <table:table-cell office:value-type="float" office:value="23297" calcext:value-type="float">
            <text:p>23297.0</text:p>
          </table:table-cell>
          <table:table-cell office:value-type="float" office:value="773" calcext:value-type="float">
            <text:p>773.0</text:p>
          </table:table-cell>
          <table:table-cell office:value-type="float" office:value="0" calcext:value-type="float">
            <text:p>0</text:p>
          </table:table-cell>
          <table:table-cell office:value-type="float" office:value="2236" calcext:value-type="float">
            <text:p>2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style-name="ce1"/>
          <table:table-cell office:value-type="float" office:value="18169" calcext:value-type="float">
            <text:p>18169.0</text:p>
          </table:table-cell>
          <table:table-cell office:value-type="float" office:value="23459" calcext:value-type="float">
            <text:p>23459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2237" calcext:value-type="float">
            <text:p>2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style-name="ce1"/>
          <table:table-cell office:value-type="float" office:value="10774" calcext:value-type="float">
            <text:p>10774.0</text:p>
          </table:table-cell>
          <table:table-cell office:value-type="float" office:value="23292" calcext:value-type="float">
            <text:p>23292.0</text:p>
          </table:table-cell>
          <table:table-cell office:value-type="float" office:value="774" calcext:value-type="float">
            <text:p>774.0</text:p>
          </table:table-cell>
          <table:table-cell office:value-type="float" office:value="0" calcext:value-type="float">
            <text:p>0</text:p>
          </table:table-cell>
          <table:table-cell office:value-type="float" office:value="2238" calcext:value-type="float">
            <text:p>2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style-name="ce1"/>
          <table:table-cell office:value-type="float" office:value="18170" calcext:value-type="float">
            <text:p>18170.0</text:p>
          </table:table-cell>
          <table:table-cell office:value-type="float" office:value="23461" calcext:value-type="float">
            <text:p>23461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2239" calcext:value-type="float">
            <text:p>2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style-name="ce1"/>
          <table:table-cell office:value-type="float" office:value="10758" calcext:value-type="float">
            <text:p>10758.0</text:p>
          </table:table-cell>
          <table:table-cell office:value-type="float" office:value="23286" calcext:value-type="float">
            <text:p>23286.0</text:p>
          </table:table-cell>
          <table:table-cell office:value-type="float" office:value="775" calcext:value-type="float">
            <text:p>775.0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style-name="ce1"/>
          <table:table-cell office:value-type="float" office:value="18157" calcext:value-type="float">
            <text:p>18157.0</text:p>
          </table:table-cell>
          <table:table-cell office:value-type="float" office:value="23461" calcext:value-type="float">
            <text:p>23461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style-name="ce1"/>
          <table:table-cell office:value-type="float" office:value="10744" calcext:value-type="float">
            <text:p>10744.0</text:p>
          </table:table-cell>
          <table:table-cell office:value-type="float" office:value="23286" calcext:value-type="float">
            <text:p>23286.0</text:p>
          </table:table-cell>
          <table:table-cell office:value-type="float" office:value="776" calcext:value-type="float">
            <text:p>776.0</text:p>
          </table:table-cell>
          <table:table-cell office:value-type="float" office:value="0" calcext:value-type="float">
            <text:p>0</text:p>
          </table:table-cell>
          <table:table-cell office:value-type="float" office:value="2242" calcext:value-type="float">
            <text:p>2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style-name="ce1"/>
          <table:table-cell office:value-type="float" office:value="18149" calcext:value-type="float">
            <text:p>18149.0</text:p>
          </table:table-cell>
          <table:table-cell office:value-type="float" office:value="23476" calcext:value-type="float">
            <text:p>23476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2243" calcext:value-type="float">
            <text:p>2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style-name="ce1"/>
          <table:table-cell office:value-type="float" office:value="10724" calcext:value-type="float">
            <text:p>10724.0</text:p>
          </table:table-cell>
          <table:table-cell office:value-type="float" office:value="23283" calcext:value-type="float">
            <text:p>23283.0</text:p>
          </table:table-cell>
          <table:table-cell office:value-type="float" office:value="777" calcext:value-type="float">
            <text:p>777.0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style-name="ce1"/>
          <table:table-cell office:value-type="float" office:value="18132" calcext:value-type="float">
            <text:p>18132.0</text:p>
          </table:table-cell>
          <table:table-cell office:value-type="float" office:value="23501" calcext:value-type="float">
            <text:p>23501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2245" calcext:value-type="float">
            <text:p>2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style-name="ce1"/>
          <table:table-cell office:value-type="float" office:value="10717" calcext:value-type="float">
            <text:p>10717.0</text:p>
          </table:table-cell>
          <table:table-cell office:value-type="float" office:value="23285" calcext:value-type="float">
            <text:p>23285.0</text:p>
          </table:table-cell>
          <table:table-cell office:value-type="float" office:value="778" calcext:value-type="float">
            <text:p>778.0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style-name="ce1"/>
          <table:table-cell office:value-type="float" office:value="18107" calcext:value-type="float">
            <text:p>18107.0</text:p>
          </table:table-cell>
          <table:table-cell office:value-type="float" office:value="23524" calcext:value-type="float">
            <text:p>23524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1"/>
          <table:table-cell office:value-type="float" office:value="10696" calcext:value-type="float">
            <text:p>10696.0</text:p>
          </table:table-cell>
          <table:table-cell office:value-type="float" office:value="23289" calcext:value-type="float">
            <text:p>23289.0</text:p>
          </table:table-cell>
          <table:table-cell office:value-type="float" office:value="779" calcext:value-type="float">
            <text:p>779.0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style-name="ce1"/>
          <table:table-cell office:value-type="float" office:value="18070" calcext:value-type="float">
            <text:p>18070.0</text:p>
          </table:table-cell>
          <table:table-cell office:value-type="float" office:value="23555" calcext:value-type="float">
            <text:p>23555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style-name="ce1"/>
          <table:table-cell office:value-type="float" office:value="10689" calcext:value-type="float">
            <text:p>10689.0</text:p>
          </table:table-cell>
          <table:table-cell office:value-type="float" office:value="23289" calcext:value-type="float">
            <text:p>23289.0</text:p>
          </table:table-cell>
          <table:table-cell office:value-type="float" office:value="780" calcext:value-type="float">
            <text:p>780.0</text:p>
          </table:table-cell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style-name="ce1"/>
          <table:table-cell office:value-type="float" office:value="18024" calcext:value-type="float">
            <text:p>18024.0</text:p>
          </table:table-cell>
          <table:table-cell office:value-type="float" office:value="23634" calcext:value-type="float">
            <text:p>23634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style-name="ce1"/>
          <table:table-cell office:value-type="float" office:value="10672" calcext:value-type="float">
            <text:p>10672.0</text:p>
          </table:table-cell>
          <table:table-cell office:value-type="float" office:value="23288" calcext:value-type="float">
            <text:p>23288.0</text:p>
          </table:table-cell>
          <table:table-cell office:value-type="float" office:value="781" calcext:value-type="float">
            <text:p>781.0</text:p>
          </table:table-cell>
          <table:table-cell office:value-type="float" office:value="0" calcext:value-type="float">
            <text:p>0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style-name="ce1"/>
          <table:table-cell office:value-type="float" office:value="18030" calcext:value-type="float">
            <text:p>18030.0</text:p>
          </table:table-cell>
          <table:table-cell office:value-type="float" office:value="23639" calcext:value-type="float">
            <text:p>23639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2253" calcext:value-type="float">
            <text:p>2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style-name="ce1"/>
          <table:table-cell office:value-type="float" office:value="10663" calcext:value-type="float">
            <text:p>10663.0</text:p>
          </table:table-cell>
          <table:table-cell office:value-type="float" office:value="23286" calcext:value-type="float">
            <text:p>23286.0</text:p>
          </table:table-cell>
          <table:table-cell office:value-type="float" office:value="782" calcext:value-type="float">
            <text:p>782.0</text:p>
          </table:table-cell>
          <table:table-cell office:value-type="float" office:value="0" calcext:value-type="float">
            <text:p>0</text:p>
          </table:table-cell>
          <table:table-cell office:value-type="float" office:value="2254" calcext:value-type="float">
            <text:p>2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style-name="ce1"/>
          <table:table-cell office:value-type="float" office:value="18024" calcext:value-type="float">
            <text:p>18024.0</text:p>
          </table:table-cell>
          <table:table-cell office:value-type="float" office:value="23651" calcext:value-type="float">
            <text:p>23651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style-name="ce1"/>
          <table:table-cell office:value-type="float" office:value="10644" calcext:value-type="float">
            <text:p>10644.0</text:p>
          </table:table-cell>
          <table:table-cell office:value-type="float" office:value="23283" calcext:value-type="float">
            <text:p>23283.0</text:p>
          </table:table-cell>
          <table:table-cell office:value-type="float" office:value="783" calcext:value-type="float">
            <text:p>783.0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style-name="ce1"/>
          <table:table-cell office:value-type="float" office:value="18023" calcext:value-type="float">
            <text:p>18023.0</text:p>
          </table:table-cell>
          <table:table-cell office:value-type="float" office:value="23662" calcext:value-type="float">
            <text:p>23662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style-name="ce1"/>
          <table:table-cell office:value-type="float" office:value="10620" calcext:value-type="float">
            <text:p>10620.0</text:p>
          </table:table-cell>
          <table:table-cell office:value-type="float" office:value="23277" calcext:value-type="float">
            <text:p>23277.0</text:p>
          </table:table-cell>
          <table:table-cell office:value-type="float" office:value="785" calcext:value-type="float">
            <text:p>785.0</text:p>
          </table:table-cell>
          <table:table-cell office:value-type="float" office:value="0" calcext:value-type="float">
            <text:p>0</text:p>
          </table:table-cell>
          <table:table-cell office:value-type="float" office:value="2258" calcext:value-type="float">
            <text:p>2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style-name="ce1"/>
          <table:table-cell office:value-type="float" office:value="18012" calcext:value-type="float">
            <text:p>18012.0</text:p>
          </table:table-cell>
          <table:table-cell office:value-type="float" office:value="23674" calcext:value-type="float">
            <text:p>23674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2259" calcext:value-type="float">
            <text:p>2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style-name="ce1"/>
          <table:table-cell office:value-type="float" office:value="10607" calcext:value-type="float">
            <text:p>10607.0</text:p>
          </table:table-cell>
          <table:table-cell office:value-type="float" office:value="23274" calcext:value-type="float">
            <text:p>23274.0</text:p>
          </table:table-cell>
          <table:table-cell office:value-type="float" office:value="786" calcext:value-type="float">
            <text:p>786.0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style-name="ce1"/>
          <table:table-cell office:value-type="float" office:value="17979" calcext:value-type="float">
            <text:p>17979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ce1"/>
          <table:table-cell office:value-type="float" office:value="10597" calcext:value-type="float">
            <text:p>10597.0</text:p>
          </table:table-cell>
          <table:table-cell office:value-type="float" office:value="23264" calcext:value-type="float">
            <text:p>23264.0</text:p>
          </table:table-cell>
          <table:table-cell office:value-type="float" office:value="787" calcext:value-type="float">
            <text:p>787.0</text:p>
          </table:table-cell>
          <table:table-cell office:value-type="float" office:value="0" calcext:value-type="float">
            <text:p>0</text:p>
          </table:table-cell>
          <table:table-cell office:value-type="float" office:value="2262" calcext:value-type="float">
            <text:p>2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ce1"/>
          <table:table-cell office:value-type="float" office:value="17956" calcext:value-type="float">
            <text:p>17956.0</text:p>
          </table:table-cell>
          <table:table-cell office:value-type="float" office:value="23738" calcext:value-type="float">
            <text:p>23738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2263" calcext:value-type="float">
            <text:p>2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style-name="ce1"/>
          <table:table-cell office:value-type="float" office:value="10589" calcext:value-type="float">
            <text:p>10589.0</text:p>
          </table:table-cell>
          <table:table-cell office:value-type="float" office:value="23255" calcext:value-type="float">
            <text:p>23255.0</text:p>
          </table:table-cell>
          <table:table-cell office:value-type="float" office:value="788" calcext:value-type="float">
            <text:p>788.0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style-name="ce1"/>
          <table:table-cell office:value-type="float" office:value="17944" calcext:value-type="float">
            <text:p>17944.0</text:p>
          </table:table-cell>
          <table:table-cell office:value-type="float" office:value="23748" calcext:value-type="float">
            <text:p>23748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style-name="ce1"/>
          <table:table-cell office:value-type="float" office:value="10579" calcext:value-type="float">
            <text:p>10579.0</text:p>
          </table:table-cell>
          <table:table-cell office:value-type="float" office:value="23241" calcext:value-type="float">
            <text:p>23241.0</text:p>
          </table:table-cell>
          <table:table-cell office:value-type="float" office:value="789" calcext:value-type="float">
            <text:p>789.0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style-name="ce1"/>
          <table:table-cell office:value-type="float" office:value="17933" calcext:value-type="float">
            <text:p>17933.0</text:p>
          </table:table-cell>
          <table:table-cell office:value-type="float" office:value="23775" calcext:value-type="float">
            <text:p>23775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2267" calcext:value-type="float">
            <text:p>2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style-name="ce1"/>
          <table:table-cell office:value-type="float" office:value="10560" calcext:value-type="float">
            <text:p>10560.0</text:p>
          </table:table-cell>
          <table:table-cell office:value-type="float" office:value="23225" calcext:value-type="float">
            <text:p>23225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style-name="ce1"/>
          <table:table-cell office:value-type="float" office:value="17905" calcext:value-type="float">
            <text:p>17905.0</text:p>
          </table:table-cell>
          <table:table-cell office:value-type="float" office:value="23795" calcext:value-type="float">
            <text:p>23795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style-name="ce1"/>
          <table:table-cell office:value-type="float" office:value="10547" calcext:value-type="float">
            <text:p>10547.0</text:p>
          </table:table-cell>
          <table:table-cell office:value-type="float" office:value="23215" calcext:value-type="float">
            <text:p>23215.0</text:p>
          </table:table-cell>
          <table:table-cell office:value-type="float" office:value="792" calcext:value-type="float">
            <text:p>792.0</text:p>
          </table:table-cell>
          <table:table-cell office:value-type="float" office:value="0" calcext:value-type="float">
            <text:p>0</text:p>
          </table:table-cell>
          <table:table-cell office:value-type="float" office:value="2270" calcext:value-type="float">
            <text:p>2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style-name="ce1"/>
          <table:table-cell office:value-type="float" office:value="17848" calcext:value-type="float">
            <text:p>17848.0</text:p>
          </table:table-cell>
          <table:table-cell office:value-type="float" office:value="23805" calcext:value-type="float">
            <text:p>23805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2271" calcext:value-type="float">
            <text:p>2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style-name="ce1"/>
          <table:table-cell office:value-type="float" office:value="10533" calcext:value-type="float">
            <text:p>10533.0</text:p>
          </table:table-cell>
          <table:table-cell office:value-type="float" office:value="23205" calcext:value-type="float">
            <text:p>23205.0</text:p>
          </table:table-cell>
          <table:table-cell office:value-type="float" office:value="793" calcext:value-type="float">
            <text:p>793.0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style-name="ce1"/>
          <table:table-cell office:value-type="float" office:value="17848" calcext:value-type="float">
            <text:p>17848.0</text:p>
          </table:table-cell>
          <table:table-cell office:value-type="float" office:value="23805" calcext:value-type="float">
            <text:p>23805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2273" calcext:value-type="float">
            <text:p>2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style-name="ce1"/>
          <table:table-cell office:value-type="float" office:value="17743" calcext:value-type="float">
            <text:p>17743.0</text:p>
          </table:table-cell>
          <table:table-cell office:value-type="float" office:value="23819" calcext:value-type="float">
            <text:p>23819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2273" calcext:value-type="float">
            <text:p>2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style-name="ce1"/>
          <table:table-cell office:value-type="float" office:value="10525" calcext:value-type="float">
            <text:p>10525.0</text:p>
          </table:table-cell>
          <table:table-cell office:value-type="float" office:value="23194" calcext:value-type="float">
            <text:p>23194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2274" calcext:value-type="float">
            <text:p>2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style-name="ce1"/>
          <table:table-cell office:value-type="float" office:value="17844" calcext:value-type="float">
            <text:p>17844.0</text:p>
          </table:table-cell>
          <table:table-cell office:value-type="float" office:value="23813" calcext:value-type="float">
            <text:p>23813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2275" calcext:value-type="float">
            <text:p>2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style-name="ce1"/>
          <table:table-cell office:value-type="float" office:value="17716" calcext:value-type="float">
            <text:p>17716.0</text:p>
          </table:table-cell>
          <table:table-cell office:value-type="float" office:value="23819" calcext:value-type="float">
            <text:p>23819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2276" calcext:value-type="float">
            <text:p>2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style-name="ce1"/>
          <table:table-cell office:value-type="float" office:value="10513" calcext:value-type="float">
            <text:p>10513.0</text:p>
          </table:table-cell>
          <table:table-cell office:value-type="float" office:value="23186" calcext:value-type="float">
            <text:p>23186.0</text:p>
          </table:table-cell>
          <table:table-cell office:value-type="float" office:value="795" calcext:value-type="float">
            <text:p>795.0</text:p>
          </table:table-cell>
          <table:table-cell office:value-type="float" office:value="0" calcext:value-type="float">
            <text:p>0</text:p>
          </table:table-cell>
          <table:table-cell office:value-type="float" office:value="2277" calcext:value-type="float">
            <text:p>2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style-name="ce1"/>
          <table:table-cell office:value-type="float" office:value="17835" calcext:value-type="float">
            <text:p>17835.0</text:p>
          </table:table-cell>
          <table:table-cell office:value-type="float" office:value="23821" calcext:value-type="float">
            <text:p>23821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2278" calcext:value-type="float">
            <text:p>2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style-name="ce1"/>
          <table:table-cell office:value-type="float" office:value="17687" calcext:value-type="float">
            <text:p>17687.0</text:p>
          </table:table-cell>
          <table:table-cell office:value-type="float" office:value="23812" calcext:value-type="float">
            <text:p>23812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style-name="ce1"/>
          <table:table-cell office:value-type="float" office:value="10503" calcext:value-type="float">
            <text:p>10503.0</text:p>
          </table:table-cell>
          <table:table-cell office:value-type="float" office:value="23185" calcext:value-type="float">
            <text:p>23185.0</text:p>
          </table:table-cell>
          <table:table-cell office:value-type="float" office:value="796" calcext:value-type="float">
            <text:p>796.0</text:p>
          </table:table-cell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1"/>
          <table:table-cell office:value-type="float" office:value="17835" calcext:value-type="float">
            <text:p>17835.0</text:p>
          </table:table-cell>
          <table:table-cell office:value-type="float" office:value="23821" calcext:value-type="float">
            <text:p>23821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style-name="ce1"/>
          <table:table-cell office:value-type="float" office:value="17676" calcext:value-type="float">
            <text:p>17676.0</text:p>
          </table:table-cell>
          <table:table-cell office:value-type="float" office:value="23812" calcext:value-type="float">
            <text:p>23812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2282" calcext:value-type="float">
            <text:p>2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style-name="ce1"/>
          <table:table-cell office:value-type="float" office:value="10491" calcext:value-type="float">
            <text:p>10491.0</text:p>
          </table:table-cell>
          <table:table-cell office:value-type="float" office:value="23185" calcext:value-type="float">
            <text:p>23185.0</text:p>
          </table:table-cell>
          <table:table-cell office:value-type="float" office:value="797" calcext:value-type="float">
            <text:p>797.0</text:p>
          </table:table-cell>
          <table:table-cell office:value-type="float" office:value="0" calcext:value-type="float">
            <text:p>0</text:p>
          </table:table-cell>
          <table:table-cell office:value-type="float" office:value="2283" calcext:value-type="float">
            <text:p>2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style-name="ce1"/>
          <table:table-cell office:value-type="float" office:value="17829" calcext:value-type="float">
            <text:p>17829.0</text:p>
          </table:table-cell>
          <table:table-cell office:value-type="float" office:value="23836" calcext:value-type="float">
            <text:p>23836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2284" calcext:value-type="float">
            <text:p>2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style-name="ce1"/>
          <table:table-cell office:value-type="float" office:value="17659" calcext:value-type="float">
            <text:p>17659.0</text:p>
          </table:table-cell>
          <table:table-cell office:value-type="float" office:value="23807" calcext:value-type="float">
            <text:p>23807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2285" calcext:value-type="float">
            <text:p>2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style-name="ce1"/>
          <table:table-cell office:value-type="float" office:value="10468" calcext:value-type="float">
            <text:p>10468.0</text:p>
          </table:table-cell>
          <table:table-cell office:value-type="float" office:value="23174" calcext:value-type="float">
            <text:p>23174.0</text:p>
          </table:table-cell>
          <table:table-cell office:value-type="float" office:value="799" calcext:value-type="float">
            <text:p>799.0</text:p>
          </table:table-cell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824" calcext:value-type="float">
            <text:p>17824.0</text:p>
          </table:table-cell>
          <table:table-cell office:value-type="float" office:value="23841" calcext:value-type="float">
            <text:p>23841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style-name="ce1"/>
          <table:table-cell office:value-type="float" office:value="17586" calcext:value-type="float">
            <text:p>17586.0</text:p>
          </table:table-cell>
          <table:table-cell office:value-type="float" office:value="23809" calcext:value-type="float">
            <text:p>23809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style-name="ce1"/>
          <table:table-cell office:value-type="float" office:value="10458" calcext:value-type="float">
            <text:p>10458.0</text:p>
          </table:table-cell>
          <table:table-cell office:value-type="float" office:value="23169" calcext:value-type="float">
            <text:p>23169.0</text:p>
          </table:table-cell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</text:p>
          </table:table-cell>
          <table:table-cell office:value-type="float" office:value="2289" calcext:value-type="float">
            <text:p>2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style-name="ce1"/>
          <table:table-cell office:value-type="float" office:value="17824" calcext:value-type="float">
            <text:p>17824.0</text:p>
          </table:table-cell>
          <table:table-cell office:value-type="float" office:value="23850" calcext:value-type="float">
            <text:p>23850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2290" calcext:value-type="float">
            <text:p>2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style-name="ce1"/>
          <table:table-cell office:value-type="float" office:value="17572" calcext:value-type="float">
            <text:p>17572.0</text:p>
          </table:table-cell>
          <table:table-cell office:value-type="float" office:value="23812" calcext:value-type="float">
            <text:p>23812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2291" calcext:value-type="float">
            <text:p>2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style-name="ce1"/>
          <table:table-cell office:value-type="float" office:value="10449" calcext:value-type="float">
            <text:p>10449.0</text:p>
          </table:table-cell>
          <table:table-cell office:value-type="float" office:value="23164" calcext:value-type="float">
            <text:p>23164.0</text:p>
          </table:table-cell>
          <table:table-cell office:value-type="float" office:value="801" calcext:value-type="float">
            <text:p>801.0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style-name="ce1"/>
          <table:table-cell office:value-type="float" office:value="17834" calcext:value-type="float">
            <text:p>17834.0</text:p>
          </table:table-cell>
          <table:table-cell office:value-type="float" office:value="23866" calcext:value-type="float">
            <text:p>23866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293" calcext:value-type="float">
            <text:p>2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style-name="ce1"/>
          <table:table-cell office:value-type="float" office:value="17554" calcext:value-type="float">
            <text:p>17554.0</text:p>
          </table:table-cell>
          <table:table-cell office:value-type="float" office:value="23808" calcext:value-type="float">
            <text:p>23808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style-name="ce1"/>
          <table:table-cell office:value-type="float" office:value="10436" calcext:value-type="float">
            <text:p>10436.0</text:p>
          </table:table-cell>
          <table:table-cell office:value-type="float" office:value="23156" calcext:value-type="float">
            <text:p>23156.0</text:p>
          </table:table-cell>
          <table:table-cell office:value-type="float" office:value="802" calcext:value-type="float">
            <text:p>802.0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style-name="ce1"/>
          <table:table-cell office:value-type="float" office:value="17834" calcext:value-type="float">
            <text:p>17834.0</text:p>
          </table:table-cell>
          <table:table-cell office:value-type="float" office:value="23866" calcext:value-type="float">
            <text:p>23866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2296" calcext:value-type="float">
            <text:p>2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1"/>
          <table:table-cell office:value-type="float" office:value="17554" calcext:value-type="float">
            <text:p>17554.0</text:p>
          </table:table-cell>
          <table:table-cell office:value-type="float" office:value="23808" calcext:value-type="float">
            <text:p>23808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2297" calcext:value-type="float">
            <text:p>2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style-name="ce1"/>
          <table:table-cell office:value-type="float" office:value="10416" calcext:value-type="float">
            <text:p>10416.0</text:p>
          </table:table-cell>
          <table:table-cell office:value-type="float" office:value="23147" calcext:value-type="float">
            <text:p>23147.0</text:p>
          </table:table-cell>
          <table:table-cell office:value-type="float" office:value="803" calcext:value-type="float">
            <text:p>803.0</text:p>
          </table:table-cell>
          <table:table-cell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style-name="ce1"/>
          <table:table-cell office:value-type="float" office:value="17832" calcext:value-type="float">
            <text:p>17832.0</text:p>
          </table:table-cell>
          <table:table-cell office:value-type="float" office:value="23871" calcext:value-type="float">
            <text:p>23871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style-name="ce1"/>
          <table:table-cell office:value-type="float" office:value="17543" calcext:value-type="float">
            <text:p>17543.0</text:p>
          </table:table-cell>
          <table:table-cell office:value-type="float" office:value="23806" calcext:value-type="float">
            <text:p>23806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style-name="ce1"/>
          <table:table-cell office:value-type="float" office:value="10394" calcext:value-type="float">
            <text:p>10394.0</text:p>
          </table:table-cell>
          <table:table-cell office:value-type="float" office:value="23139" calcext:value-type="float">
            <text:p>23139.0</text:p>
          </table:table-cell>
          <table:table-cell office:value-type="float" office:value="804" calcext:value-type="float">
            <text:p>804.0</text:p>
          </table:table-cell>
          <table:table-cell office:value-type="float" office:value="0" calcext:value-type="float">
            <text:p>0</text:p>
          </table:table-cell>
          <table:table-cell office:value-type="float" office:value="2301" calcext:value-type="float">
            <text:p>2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style-name="ce1"/>
          <table:table-cell office:value-type="float" office:value="17826" calcext:value-type="float">
            <text:p>17826.0</text:p>
          </table:table-cell>
          <table:table-cell office:value-type="float" office:value="23895" calcext:value-type="float">
            <text:p>23895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style-name="ce1"/>
          <table:table-cell office:value-type="float" office:value="17490" calcext:value-type="float">
            <text:p>17490.0</text:p>
          </table:table-cell>
          <table:table-cell office:value-type="float" office:value="23833" calcext:value-type="float">
            <text:p>23833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style-name="ce1"/>
          <table:table-cell office:value-type="float" office:value="17568" calcext:value-type="float">
            <text:p>17568.0</text:p>
          </table:table-cell>
          <table:table-cell office:value-type="float" office:value="23790" calcext:value-type="float">
            <text:p>23790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style-name="ce1"/>
          <table:table-cell office:value-type="float" office:value="10374" calcext:value-type="float">
            <text:p>10374.0</text:p>
          </table:table-cell>
          <table:table-cell office:value-type="float" office:value="23133" calcext:value-type="float">
            <text:p>23133.0</text:p>
          </table:table-cell>
          <table:table-cell office:value-type="float" office:value="805" calcext:value-type="float">
            <text:p>805.0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style-name="ce1"/>
          <table:table-cell office:value-type="float" office:value="17441" calcext:value-type="float">
            <text:p>17441.0</text:p>
          </table:table-cell>
          <table:table-cell office:value-type="float" office:value="23861" calcext:value-type="float">
            <text:p>23861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style-name="ce1"/>
          <table:table-cell office:value-type="float" office:value="17570" calcext:value-type="float">
            <text:p>17570.0</text:p>
          </table:table-cell>
          <table:table-cell office:value-type="float" office:value="23785" calcext:value-type="float">
            <text:p>23785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style-name="ce1"/>
          <table:table-cell office:value-type="float" office:value="10346" calcext:value-type="float">
            <text:p>10346.0</text:p>
          </table:table-cell>
          <table:table-cell office:value-type="float" office:value="23123" calcext:value-type="float">
            <text:p>23123.0</text:p>
          </table:table-cell>
          <table:table-cell office:value-type="float" office:value="806" calcext:value-type="float">
            <text:p>806.0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style-name="ce1"/>
          <table:table-cell office:value-type="float" office:value="17393" calcext:value-type="float">
            <text:p>17393.0</text:p>
          </table:table-cell>
          <table:table-cell office:value-type="float" office:value="23917" calcext:value-type="float">
            <text:p>23917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style-name="ce1"/>
          <table:table-cell office:value-type="float" office:value="17578" calcext:value-type="float">
            <text:p>17578.0</text:p>
          </table:table-cell>
          <table:table-cell office:value-type="float" office:value="23780" calcext:value-type="float">
            <text:p>23780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2310" calcext:value-type="float">
            <text:p>2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1"/>
          <table:table-cell office:value-type="float" office:value="10332" calcext:value-type="float">
            <text:p>10332.0</text:p>
          </table:table-cell>
          <table:table-cell office:value-type="float" office:value="23121" calcext:value-type="float">
            <text:p>23121.0</text:p>
          </table:table-cell>
          <table:table-cell office:value-type="float" office:value="807" calcext:value-type="float">
            <text:p>807.0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style-name="ce1"/>
          <table:table-cell office:value-type="float" office:value="17377" calcext:value-type="float">
            <text:p>17377.0</text:p>
          </table:table-cell>
          <table:table-cell office:value-type="float" office:value="23926" calcext:value-type="float">
            <text:p>2392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style-name="ce1"/>
          <table:table-cell office:value-type="float" office:value="17584" calcext:value-type="float">
            <text:p>17584.0</text:p>
          </table:table-cell>
          <table:table-cell office:value-type="float" office:value="23764" calcext:value-type="float">
            <text:p>23764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2313" calcext:value-type="float">
            <text:p>2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style-name="ce1"/>
          <table:table-cell office:value-type="float" office:value="10323" calcext:value-type="float">
            <text:p>10323.0</text:p>
          </table:table-cell>
          <table:table-cell office:value-type="float" office:value="23116" calcext:value-type="float">
            <text:p>23116.0</text:p>
          </table:table-cell>
          <table:table-cell office:value-type="float" office:value="808" calcext:value-type="float">
            <text:p>808.0</text:p>
          </table:table-cell>
          <table:table-cell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style-name="ce1"/>
          <table:table-cell office:value-type="float" office:value="17376" calcext:value-type="float">
            <text:p>17376.0</text:p>
          </table:table-cell>
          <table:table-cell office:value-type="float" office:value="23925" calcext:value-type="float">
            <text:p>23925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2315" calcext:value-type="float">
            <text:p>2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style-name="ce1"/>
          <table:table-cell office:value-type="float" office:value="17598" calcext:value-type="float">
            <text:p>17598.0</text:p>
          </table:table-cell>
          <table:table-cell office:value-type="float" office:value="23759" calcext:value-type="float">
            <text:p>23759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2316" calcext:value-type="float">
            <text:p>2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style-name="ce1"/>
          <table:table-cell office:value-type="float" office:value="10290" calcext:value-type="float">
            <text:p>10290.0</text:p>
          </table:table-cell>
          <table:table-cell office:value-type="float" office:value="23109" calcext:value-type="float">
            <text:p>23109.0</text:p>
          </table:table-cell>
          <table:table-cell office:value-type="float" office:value="810" calcext:value-type="float">
            <text:p>810.0</text:p>
          </table:table-cell>
          <table:table-cell office:value-type="float" office:value="0" calcext:value-type="float">
            <text:p>0</text:p>
          </table:table-cell>
          <table:table-cell office:value-type="float" office:value="2317" calcext:value-type="float">
            <text:p>2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style-name="ce1"/>
          <table:table-cell office:value-type="float" office:value="17349" calcext:value-type="float">
            <text:p>17349.0</text:p>
          </table:table-cell>
          <table:table-cell office:value-type="float" office:value="23941" calcext:value-type="float">
            <text:p>23941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2318" calcext:value-type="float">
            <text:p>2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style-name="ce1"/>
          <table:table-cell office:value-type="float" office:value="17598" calcext:value-type="float">
            <text:p>17598.0</text:p>
          </table:table-cell>
          <table:table-cell office:value-type="float" office:value="23759" calcext:value-type="float">
            <text:p>23759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style-name="ce1"/>
          <table:table-cell office:value-type="float" office:value="10263" calcext:value-type="float">
            <text:p>10263.0</text:p>
          </table:table-cell>
          <table:table-cell office:value-type="float" office:value="23103" calcext:value-type="float">
            <text:p>23103.0</text:p>
          </table:table-cell>
          <table:table-cell office:value-type="float" office:value="811" calcext:value-type="float">
            <text:p>811.0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style-name="ce1"/>
          <table:table-cell office:value-type="float" office:value="17345" calcext:value-type="float">
            <text:p>17345.0</text:p>
          </table:table-cell>
          <table:table-cell office:value-type="float" office:value="23948" calcext:value-type="float">
            <text:p>23948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style-name="ce1"/>
          <table:table-cell office:value-type="float" office:value="17621" calcext:value-type="float">
            <text:p>17621.0</text:p>
          </table:table-cell>
          <table:table-cell office:value-type="float" office:value="23748" calcext:value-type="float">
            <text:p>23748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2322" calcext:value-type="float">
            <text:p>2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style-name="ce1"/>
          <table:table-cell office:value-type="float" office:value="10233" calcext:value-type="float">
            <text:p>10233.0</text:p>
          </table:table-cell>
          <table:table-cell office:value-type="float" office:value="23083" calcext:value-type="float">
            <text:p>23083.0</text:p>
          </table:table-cell>
          <table:table-cell office:value-type="float" office:value="812" calcext:value-type="float">
            <text:p>812.0</text:p>
          </table:table-cell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style-name="ce1"/>
          <table:table-cell office:value-type="float" office:value="17337" calcext:value-type="float">
            <text:p>17337.0</text:p>
          </table:table-cell>
          <table:table-cell office:value-type="float" office:value="23959" calcext:value-type="float">
            <text:p>23959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style-name="ce1"/>
          <table:table-cell office:value-type="float" office:value="17632" calcext:value-type="float">
            <text:p>17632.0</text:p>
          </table:table-cell>
          <table:table-cell office:value-type="float" office:value="23738" calcext:value-type="float">
            <text:p>23738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style-name="ce1"/>
          <table:table-cell office:value-type="float" office:value="10211" calcext:value-type="float">
            <text:p>10211.0</text:p>
          </table:table-cell>
          <table:table-cell office:value-type="float" office:value="23073" calcext:value-type="float">
            <text:p>23073.0</text:p>
          </table:table-cell>
          <table:table-cell office:value-type="float" office:value="813" calcext:value-type="float">
            <text:p>813.0</text:p>
          </table:table-cell>
          <table:table-cell office:value-type="float" office:value="0" calcext:value-type="float">
            <text:p>0</text:p>
          </table:table-cell>
          <table:table-cell office:value-type="float" office:value="2326" calcext:value-type="float">
            <text:p>2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style-name="ce1"/>
          <table:table-cell office:value-type="float" office:value="17336" calcext:value-type="float">
            <text:p>17336.0</text:p>
          </table:table-cell>
          <table:table-cell office:value-type="float" office:value="23969" calcext:value-type="float">
            <text:p>23969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2327" calcext:value-type="float">
            <text:p>2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style-name="ce1"/>
          <table:table-cell office:value-type="float" office:value="17647" calcext:value-type="float">
            <text:p>17647.0</text:p>
          </table:table-cell>
          <table:table-cell office:value-type="float" office:value="23721" calcext:value-type="float">
            <text:p>23721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style-name="ce1"/>
          <table:table-cell office:value-type="float" office:value="10194" calcext:value-type="float">
            <text:p>10194.0</text:p>
          </table:table-cell>
          <table:table-cell office:value-type="float" office:value="23061" calcext:value-type="float">
            <text:p>23061.0</text:p>
          </table:table-cell>
          <table:table-cell office:value-type="float" office:value="814" calcext:value-type="float">
            <text:p>814.0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style-name="ce1"/>
          <table:table-cell office:value-type="float" office:value="17333" calcext:value-type="float">
            <text:p>17333.0</text:p>
          </table:table-cell>
          <table:table-cell office:value-type="float" office:value="23973" calcext:value-type="float">
            <text:p>23973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style-name="ce1"/>
          <table:table-cell office:value-type="float" office:value="17657" calcext:value-type="float">
            <text:p>17657.0</text:p>
          </table:table-cell>
          <table:table-cell office:value-type="float" office:value="23718" calcext:value-type="float">
            <text:p>23718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style-name="ce1"/>
          <table:table-cell office:value-type="float" office:value="10174" calcext:value-type="float">
            <text:p>10174.0</text:p>
          </table:table-cell>
          <table:table-cell office:value-type="float" office:value="23049" calcext:value-type="float">
            <text:p>23049.0</text:p>
          </table:table-cell>
          <table:table-cell office:value-type="float" office:value="815" calcext:value-type="float">
            <text:p>815.0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style-name="ce1"/>
          <table:table-cell office:value-type="float" office:value="17308" calcext:value-type="float">
            <text:p>17308.0</text:p>
          </table:table-cell>
          <table:table-cell office:value-type="float" office:value="24010" calcext:value-type="float">
            <text:p>24010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style-name="ce1"/>
          <table:table-cell office:value-type="float" office:value="17669" calcext:value-type="float">
            <text:p>17669.0</text:p>
          </table:table-cell>
          <table:table-cell office:value-type="float" office:value="23703" calcext:value-type="float">
            <text:p>23703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style-name="ce1"/>
          <table:table-cell office:value-type="float" office:value="10155" calcext:value-type="float">
            <text:p>10155.0</text:p>
          </table:table-cell>
          <table:table-cell office:value-type="float" office:value="23045" calcext:value-type="float">
            <text:p>23045.0</text:p>
          </table:table-cell>
          <table:table-cell office:value-type="float" office:value="816" calcext:value-type="float">
            <text:p>816.0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style-name="ce1"/>
          <table:table-cell office:value-type="float" office:value="17284" calcext:value-type="float">
            <text:p>17284.0</text:p>
          </table:table-cell>
          <table:table-cell office:value-type="float" office:value="24032" calcext:value-type="float">
            <text:p>24032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style-name="ce1"/>
          <table:table-cell office:value-type="float" office:value="17676" calcext:value-type="float">
            <text:p>17676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style-name="ce1"/>
          <table:table-cell office:value-type="float" office:value="10150" calcext:value-type="float">
            <text:p>10150.0</text:p>
          </table:table-cell>
          <table:table-cell office:value-type="float" office:value="23045" calcext:value-type="float">
            <text:p>23045.0</text:p>
          </table:table-cell>
          <table:table-cell office:value-type="float" office:value="817" calcext:value-type="float">
            <text:p>817.0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style-name="ce1"/>
          <table:table-cell office:value-type="float" office:value="17275" calcext:value-type="float">
            <text:p>17275.0</text:p>
          </table:table-cell>
          <table:table-cell office:value-type="float" office:value="24044" calcext:value-type="float">
            <text:p>24044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style-name="ce1"/>
          <table:table-cell office:value-type="float" office:value="17686" calcext:value-type="float">
            <text:p>17686.0</text:p>
          </table:table-cell>
          <table:table-cell office:value-type="float" office:value="23685" calcext:value-type="float">
            <text:p>23685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style-name="ce1"/>
          <table:table-cell office:value-type="float" office:value="10135" calcext:value-type="float">
            <text:p>10135.0</text:p>
          </table:table-cell>
          <table:table-cell office:value-type="float" office:value="23042" calcext:value-type="float">
            <text:p>23042.0</text:p>
          </table:table-cell>
          <table:table-cell office:value-type="float" office:value="818" calcext:value-type="float">
            <text:p>818.0</text:p>
          </table:table-cell>
          <table:table-cell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style-name="ce1"/>
          <table:table-cell office:value-type="float" office:value="17278" calcext:value-type="float">
            <text:p>17278.0</text:p>
          </table:table-cell>
          <table:table-cell office:value-type="float" office:value="24058" calcext:value-type="float">
            <text:p>24058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style-name="ce1"/>
          <table:table-cell office:value-type="float" office:value="17700" calcext:value-type="float">
            <text:p>17700.0</text:p>
          </table:table-cell>
          <table:table-cell office:value-type="float" office:value="23673" calcext:value-type="float">
            <text:p>23673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style-name="ce1"/>
          <table:table-cell office:value-type="float" office:value="10113" calcext:value-type="float">
            <text:p>10113.0</text:p>
          </table:table-cell>
          <table:table-cell office:value-type="float" office:value="23035" calcext:value-type="float">
            <text:p>23035.0</text:p>
          </table:table-cell>
          <table:table-cell office:value-type="float" office:value="818" calcext:value-type="float">
            <text:p>818.0</text:p>
          </table:table-cell>
          <table:table-cell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style-name="ce1"/>
          <table:table-cell office:value-type="float" office:value="17268" calcext:value-type="float">
            <text:p>17268.0</text:p>
          </table:table-cell>
          <table:table-cell office:value-type="float" office:value="24076" calcext:value-type="float">
            <text:p>24076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style-name="ce1"/>
          <table:table-cell office:value-type="float" office:value="17711" calcext:value-type="float">
            <text:p>17711.0</text:p>
          </table:table-cell>
          <table:table-cell office:value-type="float" office:value="23668" calcext:value-type="float">
            <text:p>23668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2346" calcext:value-type="float">
            <text:p>2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style-name="ce1"/>
          <table:table-cell office:value-type="float" office:value="10079" calcext:value-type="float">
            <text:p>10079.0</text:p>
          </table:table-cell>
          <table:table-cell office:value-type="float" office:value="23020" calcext:value-type="float">
            <text:p>23020.0</text:p>
          </table:table-cell>
          <table:table-cell office:value-type="float" office:value="819" calcext:value-type="float">
            <text:p>819.0</text:p>
          </table:table-cell>
          <table:table-cell office:value-type="float" office:value="0" calcext:value-type="float">
            <text:p>0</text:p>
          </table:table-cell>
          <table:table-cell office:value-type="float" office:value="2347" calcext:value-type="float">
            <text:p>2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style-name="ce1"/>
          <table:table-cell office:value-type="float" office:value="17263" calcext:value-type="float">
            <text:p>17263.0</text:p>
          </table:table-cell>
          <table:table-cell office:value-type="float" office:value="24125" calcext:value-type="float">
            <text:p>24125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style-name="ce1"/>
          <table:table-cell office:value-type="float" office:value="17715" calcext:value-type="float">
            <text:p>17715.0</text:p>
          </table:table-cell>
          <table:table-cell office:value-type="float" office:value="23662" calcext:value-type="float">
            <text:p>23662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2349" calcext:value-type="float">
            <text:p>2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style-name="ce1"/>
          <table:table-cell office:value-type="float" office:value="10053" calcext:value-type="float">
            <text:p>10053.0</text:p>
          </table:table-cell>
          <table:table-cell office:value-type="float" office:value="23008" calcext:value-type="float">
            <text:p>23008.0</text:p>
          </table:table-cell>
          <table:table-cell office:value-type="float" office:value="820" calcext:value-type="float">
            <text:p>820.0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style-name="ce1"/>
          <table:table-cell office:value-type="float" office:value="17258" calcext:value-type="float">
            <text:p>17258.0</text:p>
          </table:table-cell>
          <table:table-cell office:value-type="float" office:value="24152" calcext:value-type="float">
            <text:p>24152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style-name="ce1"/>
          <table:table-cell office:value-type="float" office:value="17721" calcext:value-type="float">
            <text:p>17721.0</text:p>
          </table:table-cell>
          <table:table-cell office:value-type="float" office:value="23643" calcext:value-type="float">
            <text:p>23643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style-name="ce1"/>
          <table:table-cell office:value-type="float" office:value="10037" calcext:value-type="float">
            <text:p>10037.0</text:p>
          </table:table-cell>
          <table:table-cell office:value-type="float" office:value="22996" calcext:value-type="float">
            <text:p>22996.0</text:p>
          </table:table-cell>
          <table:table-cell office:value-type="float" office:value="821" calcext:value-type="float">
            <text:p>821.0</text:p>
          </table:table-cell>
          <table:table-cell office:value-type="float" office:value="0" calcext:value-type="float">
            <text:p>0</text:p>
          </table:table-cell>
          <table:table-cell office:value-type="float" office:value="2353" calcext:value-type="float">
            <text:p>2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style-name="ce1"/>
          <table:table-cell office:value-type="float" office:value="17241" calcext:value-type="float">
            <text:p>17241.0</text:p>
          </table:table-cell>
          <table:table-cell office:value-type="float" office:value="24190" calcext:value-type="float">
            <text:p>24190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style-name="ce1"/>
          <table:table-cell office:value-type="float" office:value="17723" calcext:value-type="float">
            <text:p>17723.0</text:p>
          </table:table-cell>
          <table:table-cell office:value-type="float" office:value="23622" calcext:value-type="float">
            <text:p>23622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2355" calcext:value-type="float">
            <text:p>2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style-name="ce1"/>
          <table:table-cell office:value-type="float" office:value="10019" calcext:value-type="float">
            <text:p>10019.0</text:p>
          </table:table-cell>
          <table:table-cell office:value-type="float" office:value="22988" calcext:value-type="float">
            <text:p>22988.0</text:p>
          </table:table-cell>
          <table:table-cell office:value-type="float" office:value="822" calcext:value-type="float">
            <text:p>822.0</text:p>
          </table:table-cell>
          <table:table-cell office:value-type="float" office:value="0" calcext:value-type="float">
            <text:p>0</text:p>
          </table:table-cell>
          <table:table-cell office:value-type="float" office:value="2356" calcext:value-type="float">
            <text:p>2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style-name="ce1"/>
          <table:table-cell office:value-type="float" office:value="17244" calcext:value-type="float">
            <text:p>17244.0</text:p>
          </table:table-cell>
          <table:table-cell office:value-type="float" office:value="24261" calcext:value-type="float">
            <text:p>24261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style-name="ce1"/>
          <table:table-cell office:value-type="float" office:value="17731" calcext:value-type="float">
            <text:p>17731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style-name="ce1"/>
          <table:table-cell office:value-type="float" office:value="9988" calcext:value-type="float">
            <text:p>9988.0</text:p>
          </table:table-cell>
          <table:table-cell office:value-type="float" office:value="22983" calcext:value-type="float">
            <text:p>22983.0</text:p>
          </table:table-cell>
          <table:table-cell office:value-type="float" office:value="823" calcext:value-type="float">
            <text:p>823.0</text:p>
          </table:table-cell>
          <table:table-cell office:value-type="float" office:value="0" calcext:value-type="float">
            <text:p>0</text:p>
          </table:table-cell>
          <table:table-cell office:value-type="float" office:value="2359" calcext:value-type="float">
            <text:p>2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style-name="ce1"/>
          <table:table-cell office:value-type="float" office:value="17253" calcext:value-type="float">
            <text:p>17253.0</text:p>
          </table:table-cell>
          <table:table-cell office:value-type="float" office:value="24284" calcext:value-type="float">
            <text:p>24284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style-name="ce1"/>
          <table:table-cell office:value-type="float" office:value="17735" calcext:value-type="float">
            <text:p>17735.0</text:p>
          </table:table-cell>
          <table:table-cell office:value-type="float" office:value="23590" calcext:value-type="float">
            <text:p>23590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2361" calcext:value-type="float">
            <text:p>2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style-name="ce1"/>
          <table:table-cell office:value-type="float" office:value="9969" calcext:value-type="float">
            <text:p>9969.0</text:p>
          </table:table-cell>
          <table:table-cell office:value-type="float" office:value="22982" calcext:value-type="float">
            <text:p>22982.0</text:p>
          </table:table-cell>
          <table:table-cell office:value-type="float" office:value="824" calcext:value-type="float">
            <text:p>824.0</text:p>
          </table:table-cell>
          <table:table-cell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style-name="ce1"/>
          <table:table-cell office:value-type="float" office:value="17269" calcext:value-type="float">
            <text:p>17269.0</text:p>
          </table:table-cell>
          <table:table-cell office:value-type="float" office:value="24318" calcext:value-type="float">
            <text:p>24318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style-name="ce1"/>
          <table:table-cell office:value-type="float" office:value="17751" calcext:value-type="float">
            <text:p>17751.0</text:p>
          </table:table-cell>
          <table:table-cell office:value-type="float" office:value="23573" calcext:value-type="float">
            <text:p>23573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2364" calcext:value-type="float">
            <text:p>2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style-name="ce1"/>
          <table:table-cell office:value-type="float" office:value="9949" calcext:value-type="float">
            <text:p>9949.0</text:p>
          </table:table-cell>
          <table:table-cell office:value-type="float" office:value="22977" calcext:value-type="float">
            <text:p>22977.0</text:p>
          </table:table-cell>
          <table:table-cell office:value-type="float" office:value="825" calcext:value-type="float">
            <text:p>825.0</text:p>
          </table:table-cell>
          <table:table-cell office:value-type="float" office:value="0" calcext:value-type="float">
            <text:p>0</text:p>
          </table:table-cell>
          <table:table-cell office:value-type="float" office:value="2365" calcext:value-type="float">
            <text:p>2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style-name="ce1"/>
          <table:table-cell office:value-type="float" office:value="17284" calcext:value-type="float">
            <text:p>17284.0</text:p>
          </table:table-cell>
          <table:table-cell office:value-type="float" office:value="24354" calcext:value-type="float">
            <text:p>24354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style-name="ce1"/>
          <table:table-cell office:value-type="float" office:value="17769" calcext:value-type="float">
            <text:p>17769.0</text:p>
          </table:table-cell>
          <table:table-cell office:value-type="float" office:value="23551" calcext:value-type="float">
            <text:p>23551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style-name="ce1"/>
          <table:table-cell office:value-type="float" office:value="9939" calcext:value-type="float">
            <text:p>9939.0</text:p>
          </table:table-cell>
          <table:table-cell office:value-type="float" office:value="22974" calcext:value-type="float">
            <text:p>22974.0</text:p>
          </table:table-cell>
          <table:table-cell office:value-type="float" office:value="826" calcext:value-type="float">
            <text:p>826.0</text:p>
          </table:table-cell>
          <table:table-cell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style-name="ce1"/>
          <table:table-cell office:value-type="float" office:value="17288" calcext:value-type="float">
            <text:p>17288.0</text:p>
          </table:table-cell>
          <table:table-cell office:value-type="float" office:value="24395" calcext:value-type="float">
            <text:p>24395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2369" calcext:value-type="float">
            <text:p>2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style-name="ce1"/>
          <table:table-cell office:value-type="float" office:value="17800" calcext:value-type="float">
            <text:p>17800.0</text:p>
          </table:table-cell>
          <table:table-cell office:value-type="float" office:value="23514" calcext:value-type="float">
            <text:p>23514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2370" calcext:value-type="float">
            <text:p>2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style-name="ce1"/>
          <table:table-cell office:value-type="float" office:value="9933" calcext:value-type="float">
            <text:p>9933.0</text:p>
          </table:table-cell>
          <table:table-cell office:value-type="float" office:value="22973" calcext:value-type="float">
            <text:p>22973.0</text:p>
          </table:table-cell>
          <table:table-cell office:value-type="float" office:value="827" calcext:value-type="float">
            <text:p>827.0</text:p>
          </table:table-cell>
          <table:table-cell office:value-type="float" office:value="0" calcext:value-type="float">
            <text:p>0</text:p>
          </table:table-cell>
          <table:table-cell office:value-type="float" office:value="2371" calcext:value-type="float">
            <text:p>2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style-name="ce1"/>
          <table:table-cell office:value-type="float" office:value="17287" calcext:value-type="float">
            <text:p>17287.0</text:p>
          </table:table-cell>
          <table:table-cell office:value-type="float" office:value="24399" calcext:value-type="float">
            <text:p>24399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2372" calcext:value-type="float">
            <text:p>2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style-name="ce1"/>
          <table:table-cell office:value-type="float" office:value="17811" calcext:value-type="float">
            <text:p>17811.0</text:p>
          </table:table-cell>
          <table:table-cell office:value-type="float" office:value="23500" calcext:value-type="float">
            <text:p>23500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style-name="ce1"/>
          <table:table-cell office:value-type="float" office:value="9931" calcext:value-type="float">
            <text:p>9931.0</text:p>
          </table:table-cell>
          <table:table-cell office:value-type="float" office:value="22971" calcext:value-type="float">
            <text:p>22971.0</text:p>
          </table:table-cell>
          <table:table-cell office:value-type="float" office:value="828" calcext:value-type="float">
            <text:p>828.0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style-name="ce1"/>
          <table:table-cell office:value-type="float" office:value="17288" calcext:value-type="float">
            <text:p>17288.0</text:p>
          </table:table-cell>
          <table:table-cell office:value-type="float" office:value="24422" calcext:value-type="float">
            <text:p>24422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style-name="ce1"/>
          <table:table-cell office:value-type="float" office:value="17825" calcext:value-type="float">
            <text:p>17825.0</text:p>
          </table:table-cell>
          <table:table-cell office:value-type="float" office:value="23489" calcext:value-type="float">
            <text:p>23489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style-name="ce1"/>
          <table:table-cell office:value-type="float" office:value="9921" calcext:value-type="float">
            <text:p>9921.0</text:p>
          </table:table-cell>
          <table:table-cell office:value-type="float" office:value="22973" calcext:value-type="float">
            <text:p>22973.0</text:p>
          </table:table-cell>
          <table:table-cell office:value-type="float" office:value="829" calcext:value-type="float">
            <text:p>829.0</text:p>
          </table:table-cell>
          <table:table-cell office:value-type="float" office:value="0" calcext:value-type="float">
            <text:p>0</text:p>
          </table:table-cell>
          <table:table-cell office:value-type="float" office:value="2377" calcext:value-type="float">
            <text:p>2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style-name="ce1"/>
          <table:table-cell office:value-type="float" office:value="17303" calcext:value-type="float">
            <text:p>17303.0</text:p>
          </table:table-cell>
          <table:table-cell office:value-type="float" office:value="24470" calcext:value-type="float">
            <text:p>24470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style-name="ce1"/>
          <table:table-cell office:value-type="float" office:value="17839" calcext:value-type="float">
            <text:p>17839.0</text:p>
          </table:table-cell>
          <table:table-cell office:value-type="float" office:value="23479" calcext:value-type="float">
            <text:p>23479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style-name="ce1"/>
          <table:table-cell office:value-type="float" office:value="9906" calcext:value-type="float">
            <text:p>9906.0</text:p>
          </table:table-cell>
          <table:table-cell office:value-type="float" office:value="22973" calcext:value-type="float">
            <text:p>22973.0</text:p>
          </table:table-cell>
          <table:table-cell office:value-type="float" office:value="831" calcext:value-type="float">
            <text:p>831.0</text:p>
          </table:table-cell>
          <table:table-cell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style-name="ce1"/>
          <table:table-cell office:value-type="float" office:value="17308" calcext:value-type="float">
            <text:p>17308.0</text:p>
          </table:table-cell>
          <table:table-cell office:value-type="float" office:value="24490" calcext:value-type="float">
            <text:p>24490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style-name="ce1"/>
          <table:table-cell office:value-type="float" office:value="17843" calcext:value-type="float">
            <text:p>17843.0</text:p>
          </table:table-cell>
          <table:table-cell office:value-type="float" office:value="23471" calcext:value-type="float">
            <text:p>23471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2382" calcext:value-type="float">
            <text:p>2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style-name="ce1"/>
          <table:table-cell office:value-type="float" office:value="9888" calcext:value-type="float">
            <text:p>9888.0</text:p>
          </table:table-cell>
          <table:table-cell office:value-type="float" office:value="22979" calcext:value-type="float">
            <text:p>22979.0</text:p>
          </table:table-cell>
          <table:table-cell office:value-type="float" office:value="832" calcext:value-type="float">
            <text:p>832.0</text:p>
          </table:table-cell>
          <table:table-cell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style-name="ce1"/>
          <table:table-cell office:value-type="float" office:value="17310" calcext:value-type="float">
            <text:p>17310.0</text:p>
          </table:table-cell>
          <table:table-cell office:value-type="float" office:value="24508" calcext:value-type="float">
            <text:p>24508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style-name="ce1"/>
          <table:table-cell office:value-type="float" office:value="17862" calcext:value-type="float">
            <text:p>17862.0</text:p>
          </table:table-cell>
          <table:table-cell office:value-type="float" office:value="23439" calcext:value-type="float">
            <text:p>23439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style-name="ce1"/>
          <table:table-cell office:value-type="float" office:value="9878" calcext:value-type="float">
            <text:p>9878.0</text:p>
          </table:table-cell>
          <table:table-cell office:value-type="float" office:value="22980" calcext:value-type="float">
            <text:p>22980.0</text:p>
          </table:table-cell>
          <table:table-cell office:value-type="float" office:value="833" calcext:value-type="float">
            <text:p>833.0</text:p>
          </table:table-cell>
          <table:table-cell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style-name="ce1"/>
          <table:table-cell office:value-type="float" office:value="17320" calcext:value-type="float">
            <text:p>17320.0</text:p>
          </table:table-cell>
          <table:table-cell office:value-type="float" office:value="24527" calcext:value-type="float">
            <text:p>2452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style-name="ce1"/>
          <table:table-cell office:value-type="float" office:value="17876" calcext:value-type="float">
            <text:p>17876.0</text:p>
          </table:table-cell>
          <table:table-cell office:value-type="float" office:value="23428" calcext:value-type="float">
            <text:p>23428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style-name="ce1"/>
          <table:table-cell office:value-type="float" office:value="9874" calcext:value-type="float">
            <text:p>9874.0</text:p>
          </table:table-cell>
          <table:table-cell office:value-type="float" office:value="22981" calcext:value-type="float">
            <text:p>22981.0</text:p>
          </table:table-cell>
          <table:table-cell office:value-type="float" office:value="834" calcext:value-type="float">
            <text:p>834.0</text:p>
          </table:table-cell>
          <table:table-cell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style-name="ce1"/>
          <table:table-cell office:value-type="float" office:value="17318" calcext:value-type="float">
            <text:p>17318.0</text:p>
          </table:table-cell>
          <table:table-cell office:value-type="float" office:value="24537" calcext:value-type="float">
            <text:p>24537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style-name="ce1"/>
          <table:table-cell office:value-type="float" office:value="17887" calcext:value-type="float">
            <text:p>17887.0</text:p>
          </table:table-cell>
          <table:table-cell office:value-type="float" office:value="23420" calcext:value-type="float">
            <text:p>23420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style-name="ce1"/>
          <table:table-cell office:value-type="float" office:value="9866" calcext:value-type="float">
            <text:p>9866.0</text:p>
          </table:table-cell>
          <table:table-cell office:value-type="float" office:value="22974" calcext:value-type="float">
            <text:p>22974.0</text:p>
          </table:table-cell>
          <table:table-cell office:value-type="float" office:value="835" calcext:value-type="float">
            <text:p>835.0</text:p>
          </table:table-cell>
          <table:table-cell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style-name="ce1"/>
          <table:table-cell office:value-type="float" office:value="17321" calcext:value-type="float">
            <text:p>17321.0</text:p>
          </table:table-cell>
          <table:table-cell office:value-type="float" office:value="24545" calcext:value-type="float">
            <text:p>24545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style-name="ce1"/>
          <table:table-cell office:value-type="float" office:value="17891" calcext:value-type="float">
            <text:p>17891.0</text:p>
          </table:table-cell>
          <table:table-cell office:value-type="float" office:value="23412" calcext:value-type="float">
            <text:p>23412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style-name="ce1"/>
          <table:table-cell office:value-type="float" office:value="9855" calcext:value-type="float">
            <text:p>9855.0</text:p>
          </table:table-cell>
          <table:table-cell office:value-type="float" office:value="22970" calcext:value-type="float">
            <text:p>22970.0</text:p>
          </table:table-cell>
          <table:table-cell office:value-type="float" office:value="836" calcext:value-type="float">
            <text:p>836.0</text:p>
          </table:table-cell>
          <table:table-cell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style-name="ce1"/>
          <table:table-cell office:value-type="float" office:value="17325" calcext:value-type="float">
            <text:p>17325.0</text:p>
          </table:table-cell>
          <table:table-cell office:value-type="float" office:value="24547" calcext:value-type="float">
            <text:p>24547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1"/>
          <table:table-cell office:value-type="float" office:value="17903" calcext:value-type="float">
            <text:p>17903.0</text:p>
          </table:table-cell>
          <table:table-cell office:value-type="float" office:value="23396" calcext:value-type="float">
            <text:p>23396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style-name="ce1"/>
          <table:table-cell office:value-type="float" office:value="9842" calcext:value-type="float">
            <text:p>9842.0</text:p>
          </table:table-cell>
          <table:table-cell office:value-type="float" office:value="22959" calcext:value-type="float">
            <text:p>22959.0</text:p>
          </table:table-cell>
          <table:table-cell office:value-type="float" office:value="837" calcext:value-type="float">
            <text:p>837.0</text:p>
          </table:table-cell>
          <table:table-cell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style-name="ce1"/>
          <table:table-cell office:value-type="float" office:value="17348" calcext:value-type="float">
            <text:p>17348.0</text:p>
          </table:table-cell>
          <table:table-cell office:value-type="float" office:value="24586" calcext:value-type="float">
            <text:p>24586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style-name="ce1"/>
          <table:table-cell office:value-type="float" office:value="17914" calcext:value-type="float">
            <text:p>17914.0</text:p>
          </table:table-cell>
          <table:table-cell office:value-type="float" office:value="23385" calcext:value-type="float">
            <text:p>23385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style-name="ce1"/>
          <table:table-cell office:value-type="float" office:value="9832" calcext:value-type="float">
            <text:p>9832.0</text:p>
          </table:table-cell>
          <table:table-cell office:value-type="float" office:value="22946" calcext:value-type="float">
            <text:p>22946.0</text:p>
          </table:table-cell>
          <table:table-cell office:value-type="float" office:value="838" calcext:value-type="float">
            <text:p>838.0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style-name="ce1"/>
          <table:table-cell office:value-type="float" office:value="17353" calcext:value-type="float">
            <text:p>17353.0</text:p>
          </table:table-cell>
          <table:table-cell office:value-type="float" office:value="24594" calcext:value-type="float">
            <text:p>24594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style-name="ce1"/>
          <table:table-cell office:value-type="float" office:value="17935" calcext:value-type="float">
            <text:p>17935.0</text:p>
          </table:table-cell>
          <table:table-cell office:value-type="float" office:value="23377" calcext:value-type="float">
            <text:p>23377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style-name="ce1"/>
          <table:table-cell office:value-type="float" office:value="9808" calcext:value-type="float">
            <text:p>9808.0</text:p>
          </table:table-cell>
          <table:table-cell office:value-type="float" office:value="22935" calcext:value-type="float">
            <text:p>22935.0</text:p>
          </table:table-cell>
          <table:table-cell office:value-type="float" office:value="839" calcext:value-type="float">
            <text:p>839.0</text:p>
          </table:table-cell>
          <table:table-cell office:value-type="float" office:value="0" calcext:value-type="float">
            <text:p>0</text:p>
          </table:table-cell>
          <table:table-cell office:value-type="float" office:value="2404" calcext:value-type="float">
            <text:p>2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style-name="ce1"/>
          <table:table-cell office:value-type="float" office:value="17362" calcext:value-type="float">
            <text:p>17362.0</text:p>
          </table:table-cell>
          <table:table-cell office:value-type="float" office:value="24608" calcext:value-type="float">
            <text:p>24608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style-name="ce1"/>
          <table:table-cell office:value-type="float" office:value="17936" calcext:value-type="float">
            <text:p>17936.0</text:p>
          </table:table-cell>
          <table:table-cell office:value-type="float" office:value="23365" calcext:value-type="float">
            <text:p>23365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style-name="ce1"/>
          <table:table-cell office:value-type="float" office:value="9781" calcext:value-type="float">
            <text:p>9781.0</text:p>
          </table:table-cell>
          <table:table-cell office:value-type="float" office:value="22902" calcext:value-type="float">
            <text:p>22902.0</text:p>
          </table:table-cell>
          <table:table-cell office:value-type="float" office:value="839" calcext:value-type="float">
            <text:p>839.0</text:p>
          </table:table-cell>
          <table:table-cell office:value-type="float" office:value="0" calcext:value-type="float">
            <text:p>0</text:p>
          </table:table-cell>
          <table:table-cell office:value-type="float" office:value="2407" calcext:value-type="float">
            <text:p>2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style-name="ce1"/>
          <table:table-cell office:value-type="float" office:value="17362" calcext:value-type="float">
            <text:p>17362.0</text:p>
          </table:table-cell>
          <table:table-cell office:value-type="float" office:value="24608" calcext:value-type="float">
            <text:p>24608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style-name="ce1"/>
          <table:table-cell office:value-type="float" office:value="17939" calcext:value-type="float">
            <text:p>17939.0</text:p>
          </table:table-cell>
          <table:table-cell office:value-type="float" office:value="23359" calcext:value-type="float">
            <text:p>23359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style-name="ce1"/>
          <table:table-cell office:value-type="float" office:value="9747" calcext:value-type="float">
            <text:p>9747.0</text:p>
          </table:table-cell>
          <table:table-cell office:value-type="float" office:value="22880" calcext:value-type="float">
            <text:p>22880.0</text:p>
          </table:table-cell>
          <table:table-cell office:value-type="float" office:value="839" calcext:value-type="float">
            <text:p>839.0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style-name="ce1"/>
          <table:table-cell office:value-type="float" office:value="17371" calcext:value-type="float">
            <text:p>17371.0</text:p>
          </table:table-cell>
          <table:table-cell office:value-type="float" office:value="24631" calcext:value-type="float">
            <text:p>24631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style-name="ce1"/>
          <table:table-cell office:value-type="float" office:value="17945" calcext:value-type="float">
            <text:p>17945.0</text:p>
          </table:table-cell>
          <table:table-cell office:value-type="float" office:value="23341" calcext:value-type="float">
            <text:p>23341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style-name="ce1"/>
          <table:table-cell office:value-type="float" office:value="9724" calcext:value-type="float">
            <text:p>9724.0</text:p>
          </table:table-cell>
          <table:table-cell office:value-type="float" office:value="22870" calcext:value-type="float">
            <text:p>22870.0</text:p>
          </table:table-cell>
          <table:table-cell office:value-type="float" office:value="840" calcext:value-type="float">
            <text:p>840.0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style-name="ce1"/>
          <table:table-cell office:value-type="float" office:value="17387" calcext:value-type="float">
            <text:p>17387.0</text:p>
          </table:table-cell>
          <table:table-cell office:value-type="float" office:value="24643" calcext:value-type="float">
            <text:p>24643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style-name="ce1"/>
          <table:table-cell office:value-type="float" office:value="17988" calcext:value-type="float">
            <text:p>17988.0</text:p>
          </table:table-cell>
          <table:table-cell office:value-type="float" office:value="23317" calcext:value-type="float">
            <text:p>23317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style-name="ce1"/>
          <table:table-cell office:value-type="float" office:value="17925" calcext:value-type="float">
            <text:p>17925.0</text:p>
          </table:table-cell>
          <table:table-cell office:value-type="float" office:value="23351" calcext:value-type="float">
            <text:p>23351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style-name="ce1"/>
          <table:table-cell office:value-type="float" office:value="9710" calcext:value-type="float">
            <text:p>9710.0</text:p>
          </table:table-cell>
          <table:table-cell office:value-type="float" office:value="22865" calcext:value-type="float">
            <text:p>22865.0</text:p>
          </table:table-cell>
          <table:table-cell office:value-type="float" office:value="841" calcext:value-type="float">
            <text:p>841.0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style-name="ce1"/>
          <table:table-cell office:value-type="float" office:value="17387" calcext:value-type="float">
            <text:p>17387.0</text:p>
          </table:table-cell>
          <table:table-cell office:value-type="float" office:value="24656" calcext:value-type="float">
            <text:p>24656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style-name="ce1"/>
          <table:table-cell office:value-type="float" office:value="18002" calcext:value-type="float">
            <text:p>18002.0</text:p>
          </table:table-cell>
          <table:table-cell office:value-type="float" office:value="23299" calcext:value-type="float">
            <text:p>23299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style-name="ce1"/>
          <table:table-cell office:value-type="float" office:value="17925" calcext:value-type="float">
            <text:p>17925.0</text:p>
          </table:table-cell>
          <table:table-cell office:value-type="float" office:value="23355" calcext:value-type="float">
            <text:p>23355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style-name="ce1"/>
          <table:table-cell office:value-type="float" office:value="9665" calcext:value-type="float">
            <text:p>9665.0</text:p>
          </table:table-cell>
          <table:table-cell office:value-type="float" office:value="22850" calcext:value-type="float">
            <text:p>22850.0</text:p>
          </table:table-cell>
          <table:table-cell office:value-type="float" office:value="841" calcext:value-type="float">
            <text:p>841.0</text:p>
          </table:table-cell>
          <table:table-cell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style-name="ce1"/>
          <table:table-cell office:value-type="float" office:value="17389" calcext:value-type="float">
            <text:p>17389.0</text:p>
          </table:table-cell>
          <table:table-cell office:value-type="float" office:value="24668" calcext:value-type="float">
            <text:p>24668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style-name="ce1"/>
          <table:table-cell office:value-type="float" office:value="18018" calcext:value-type="float">
            <text:p>18018.0</text:p>
          </table:table-cell>
          <table:table-cell office:value-type="float" office:value="23292" calcext:value-type="float">
            <text:p>23292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style-name="ce1"/>
          <table:table-cell office:value-type="float" office:value="17923" calcext:value-type="float">
            <text:p>17923.0</text:p>
          </table:table-cell>
          <table:table-cell office:value-type="float" office:value="23362" calcext:value-type="float">
            <text:p>23362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2423" calcext:value-type="float">
            <text:p>2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style-name="ce1"/>
          <table:table-cell office:value-type="float" office:value="9647" calcext:value-type="float">
            <text:p>9647.0</text:p>
          </table:table-cell>
          <table:table-cell office:value-type="float" office:value="22842" calcext:value-type="float">
            <text:p>22842.0</text:p>
          </table:table-cell>
          <table:table-cell office:value-type="float" office:value="842" calcext:value-type="float">
            <text:p>842.0</text:p>
          </table:table-cell>
          <table:table-cell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style-name="ce1"/>
          <table:table-cell office:value-type="float" office:value="17393" calcext:value-type="float">
            <text:p>17393.0</text:p>
          </table:table-cell>
          <table:table-cell office:value-type="float" office:value="24682" calcext:value-type="float">
            <text:p>2468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8039" calcext:value-type="float">
            <text:p>18039.0</text:p>
          </table:table-cell>
          <table:table-cell office:value-type="float" office:value="23257" calcext:value-type="float">
            <text:p>23257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426" calcext:value-type="float">
            <text:p>242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7912" calcext:value-type="float">
            <text:p>17912.0</text:p>
          </table:table-cell>
          <table:table-cell office:value-type="float" office:value="23368" calcext:value-type="float">
            <text:p>2336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427" calcext:value-type="float">
            <text:p>242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style-name="ce1"/>
          <table:table-cell office:value-type="float" office:value="9616" calcext:value-type="float">
            <text:p>9616.0</text:p>
          </table:table-cell>
          <table:table-cell office:value-type="float" office:value="22837" calcext:value-type="float">
            <text:p>22837.0</text:p>
          </table:table-cell>
          <table:table-cell office:value-type="float" office:value="843" calcext:value-type="float">
            <text:p>843.0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style-name="ce1"/>
          <table:table-cell office:value-type="float" office:value="17396" calcext:value-type="float">
            <text:p>17396.0</text:p>
          </table:table-cell>
          <table:table-cell office:value-type="float" office:value="24693" calcext:value-type="float">
            <text:p>24693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2429" calcext:value-type="float">
            <text:p>2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style-name="ce1"/>
          <table:table-cell office:value-type="float" office:value="9575" calcext:value-type="float">
            <text:p>9575.0</text:p>
          </table:table-cell>
          <table:table-cell office:value-type="float" office:value="22828" calcext:value-type="float">
            <text:p>22828.0</text:p>
          </table:table-cell>
          <table:table-cell office:value-type="float" office:value="844" calcext:value-type="float">
            <text:p>844.0</text:p>
          </table:table-cell>
          <table:table-cell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style-name="ce1"/>
          <table:table-cell office:value-type="float" office:value="17395" calcext:value-type="float">
            <text:p>17395.0</text:p>
          </table:table-cell>
          <table:table-cell office:value-type="float" office:value="24703" calcext:value-type="float">
            <text:p>24703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style-name="ce1"/>
          <table:table-cell office:value-type="float" office:value="9558" calcext:value-type="float">
            <text:p>9558.0</text:p>
          </table:table-cell>
          <table:table-cell office:value-type="float" office:value="22820" calcext:value-type="float">
            <text:p>22820.0</text:p>
          </table:table-cell>
          <table:table-cell office:value-type="float" office:value="845" calcext:value-type="float">
            <text:p>845.0</text:p>
          </table:table-cell>
          <table:table-cell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style-name="ce1"/>
          <table:table-cell office:value-type="float" office:value="17401" calcext:value-type="float">
            <text:p>17401.0</text:p>
          </table:table-cell>
          <table:table-cell office:value-type="float" office:value="24719" calcext:value-type="float">
            <text:p>24719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style-name="ce1"/>
          <table:table-cell office:value-type="float" office:value="9518" calcext:value-type="float">
            <text:p>9518.0</text:p>
          </table:table-cell>
          <table:table-cell office:value-type="float" office:value="22806" calcext:value-type="float">
            <text:p>22806.0</text:p>
          </table:table-cell>
          <table:table-cell office:value-type="float" office:value="846" calcext:value-type="float">
            <text:p>846.0</text:p>
          </table:table-cell>
          <table:table-cell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style-name="ce1"/>
          <table:table-cell office:value-type="float" office:value="17407" calcext:value-type="float">
            <text:p>17407.0</text:p>
          </table:table-cell>
          <table:table-cell office:value-type="float" office:value="24735" calcext:value-type="float">
            <text:p>24735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style-name="ce1"/>
          <table:table-cell office:value-type="float" office:value="9488" calcext:value-type="float">
            <text:p>9488.0</text:p>
          </table:table-cell>
          <table:table-cell office:value-type="float" office:value="22796" calcext:value-type="float">
            <text:p>22796.0</text:p>
          </table:table-cell>
          <table:table-cell office:value-type="float" office:value="847" calcext:value-type="float">
            <text:p>847.0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style-name="ce1"/>
          <table:table-cell office:value-type="float" office:value="17408" calcext:value-type="float">
            <text:p>17408.0</text:p>
          </table:table-cell>
          <table:table-cell office:value-type="float" office:value="24742" calcext:value-type="float">
            <text:p>24742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style-name="ce1"/>
          <table:table-cell office:value-type="float" office:value="9469" calcext:value-type="float">
            <text:p>9469.0</text:p>
          </table:table-cell>
          <table:table-cell office:value-type="float" office:value="22790" calcext:value-type="float">
            <text:p>22790.0</text:p>
          </table:table-cell>
          <table:table-cell office:value-type="float" office:value="848" calcext:value-type="float">
            <text:p>848.0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style-name="ce1"/>
          <table:table-cell office:value-type="float" office:value="17410" calcext:value-type="float">
            <text:p>17410.0</text:p>
          </table:table-cell>
          <table:table-cell office:value-type="float" office:value="24767" calcext:value-type="float">
            <text:p>24767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style-name="ce1"/>
          <table:table-cell office:value-type="float" office:value="9444" calcext:value-type="float">
            <text:p>9444.0</text:p>
          </table:table-cell>
          <table:table-cell office:value-type="float" office:value="22789" calcext:value-type="float">
            <text:p>22789.0</text:p>
          </table:table-cell>
          <table:table-cell office:value-type="float" office:value="849" calcext:value-type="float">
            <text:p>849.0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style-name="ce1"/>
          <table:table-cell office:value-type="float" office:value="17421" calcext:value-type="float">
            <text:p>17421.0</text:p>
          </table:table-cell>
          <table:table-cell office:value-type="float" office:value="24786" calcext:value-type="float">
            <text:p>24786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style-name="ce1"/>
          <table:table-cell office:value-type="float" office:value="9389" calcext:value-type="float">
            <text:p>9389.0</text:p>
          </table:table-cell>
          <table:table-cell office:value-type="float" office:value="22774" calcext:value-type="float">
            <text:p>22774.0</text:p>
          </table:table-cell>
          <table:table-cell office:value-type="float" office:value="850" calcext:value-type="float">
            <text:p>850.0</text:p>
          </table:table-cell>
          <table:table-cell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style-name="ce1"/>
          <table:table-cell office:value-type="float" office:value="17436" calcext:value-type="float">
            <text:p>17436.0</text:p>
          </table:table-cell>
          <table:table-cell office:value-type="float" office:value="24813" calcext:value-type="float">
            <text:p>24813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style-name="ce1"/>
          <table:table-cell office:value-type="float" office:value="9346" calcext:value-type="float">
            <text:p>9346.0</text:p>
          </table:table-cell>
          <table:table-cell office:value-type="float" office:value="22756" calcext:value-type="float">
            <text:p>22756.0</text:p>
          </table:table-cell>
          <table:table-cell office:value-type="float" office:value="851" calcext:value-type="float">
            <text:p>851.0</text:p>
          </table:table-cell>
          <table:table-cell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style-name="ce1"/>
          <table:table-cell office:value-type="float" office:value="17443" calcext:value-type="float">
            <text:p>17443.0</text:p>
          </table:table-cell>
          <table:table-cell office:value-type="float" office:value="24831" calcext:value-type="float">
            <text:p>24831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style-name="ce1"/>
          <table:table-cell office:value-type="float" office:value="9321" calcext:value-type="float">
            <text:p>9321.0</text:p>
          </table:table-cell>
          <table:table-cell office:value-type="float" office:value="22746" calcext:value-type="float">
            <text:p>22746.0</text:p>
          </table:table-cell>
          <table:table-cell office:value-type="float" office:value="852" calcext:value-type="float">
            <text:p>852.0</text:p>
          </table:table-cell>
          <table:table-cell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style-name="ce1"/>
          <table:table-cell office:value-type="float" office:value="17471" calcext:value-type="float">
            <text:p>17471.0</text:p>
          </table:table-cell>
          <table:table-cell office:value-type="float" office:value="24841" calcext:value-type="float">
            <text:p>24841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2449" calcext:value-type="float">
            <text:p>2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style-name="ce1"/>
          <table:table-cell office:value-type="float" office:value="9308" calcext:value-type="float">
            <text:p>9308.0</text:p>
          </table:table-cell>
          <table:table-cell office:value-type="float" office:value="22742" calcext:value-type="float">
            <text:p>22742.0</text:p>
          </table:table-cell>
          <table:table-cell office:value-type="float" office:value="853" calcext:value-type="float">
            <text:p>853.0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style-name="ce1"/>
          <table:table-cell office:value-type="float" office:value="17493" calcext:value-type="float">
            <text:p>17493.0</text:p>
          </table:table-cell>
          <table:table-cell office:value-type="float" office:value="24829" calcext:value-type="float">
            <text:p>24829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2451" calcext:value-type="float">
            <text:p>2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style-name="ce1"/>
          <table:table-cell office:value-type="float" office:value="9286" calcext:value-type="float">
            <text:p>9286.0</text:p>
          </table:table-cell>
          <table:table-cell office:value-type="float" office:value="22722" calcext:value-type="float">
            <text:p>22722.0</text:p>
          </table:table-cell>
          <table:table-cell office:value-type="float" office:value="854" calcext:value-type="float">
            <text:p>854.0</text:p>
          </table:table-cell>
          <table:table-cell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style-name="ce1"/>
          <table:table-cell office:value-type="float" office:value="17516" calcext:value-type="float">
            <text:p>17516.0</text:p>
          </table:table-cell>
          <table:table-cell office:value-type="float" office:value="24815" calcext:value-type="float">
            <text:p>2481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style-name="ce1"/>
          <table:table-cell office:value-type="float" office:value="9268" calcext:value-type="float">
            <text:p>9268.0</text:p>
          </table:table-cell>
          <table:table-cell office:value-type="float" office:value="22710" calcext:value-type="float">
            <text:p>22710.0</text:p>
          </table:table-cell>
          <table:table-cell office:value-type="float" office:value="855" calcext:value-type="float">
            <text:p>855.0</text:p>
          </table:table-cell>
          <table:table-cell office:value-type="float" office:value="0" calcext:value-type="float">
            <text:p>0</text:p>
          </table:table-cell>
          <table:table-cell office:value-type="float" office:value="2454" calcext:value-type="float">
            <text:p>2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style-name="ce1"/>
          <table:table-cell office:value-type="float" office:value="17526" calcext:value-type="float">
            <text:p>17526.0</text:p>
          </table:table-cell>
          <table:table-cell office:value-type="float" office:value="24806" calcext:value-type="float">
            <text:p>24806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style-name="ce1"/>
          <table:table-cell office:value-type="float" office:value="9247" calcext:value-type="float">
            <text:p>9247.0</text:p>
          </table:table-cell>
          <table:table-cell office:value-type="float" office:value="22697" calcext:value-type="float">
            <text:p>22697.0</text:p>
          </table:table-cell>
          <table:table-cell office:value-type="float" office:value="856" calcext:value-type="float">
            <text:p>856.0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style-name="ce1"/>
          <table:table-cell office:value-type="float" office:value="17532" calcext:value-type="float">
            <text:p>17532.0</text:p>
          </table:table-cell>
          <table:table-cell office:value-type="float" office:value="24801" calcext:value-type="float">
            <text:p>24801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style-name="ce1"/>
          <table:table-cell office:value-type="float" office:value="9231" calcext:value-type="float">
            <text:p>9231.0</text:p>
          </table:table-cell>
          <table:table-cell office:value-type="float" office:value="22686" calcext:value-type="float">
            <text:p>22686.0</text:p>
          </table:table-cell>
          <table:table-cell office:value-type="float" office:value="857" calcext:value-type="float">
            <text:p>857.0</text:p>
          </table:table-cell>
          <table:table-cell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style-name="ce1"/>
          <table:table-cell office:value-type="float" office:value="9217" calcext:value-type="float">
            <text:p>9217.0</text:p>
          </table:table-cell>
          <table:table-cell office:value-type="float" office:value="22674" calcext:value-type="float">
            <text:p>22674.0</text:p>
          </table:table-cell>
          <table:table-cell office:value-type="float" office:value="858" calcext:value-type="float">
            <text:p>858.0</text:p>
          </table:table-cell>
          <table:table-cell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style-name="ce1"/>
          <table:table-cell office:value-type="float" office:value="9206" calcext:value-type="float">
            <text:p>9206.0</text:p>
          </table:table-cell>
          <table:table-cell office:value-type="float" office:value="22665" calcext:value-type="float">
            <text:p>22665.0</text:p>
          </table:table-cell>
          <table:table-cell office:value-type="float" office:value="859" calcext:value-type="float">
            <text:p>859.0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style-name="ce1"/>
          <table:table-cell office:value-type="float" office:value="9202" calcext:value-type="float">
            <text:p>9202.0</text:p>
          </table:table-cell>
          <table:table-cell office:value-type="float" office:value="22658" calcext:value-type="float">
            <text:p>22658.0</text:p>
          </table:table-cell>
          <table:table-cell office:value-type="float" office:value="860" calcext:value-type="float">
            <text:p>860.0</text:p>
          </table:table-cell>
          <table:table-cell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style-name="ce1"/>
          <table:table-cell office:value-type="float" office:value="9192" calcext:value-type="float">
            <text:p>9192.0</text:p>
          </table:table-cell>
          <table:table-cell office:value-type="float" office:value="22665" calcext:value-type="float">
            <text:p>22665.0</text:p>
          </table:table-cell>
          <table:table-cell office:value-type="float" office:value="862" calcext:value-type="float">
            <text:p>862.0</text:p>
          </table:table-cell>
          <table:table-cell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style-name="ce1"/>
          <table:table-cell office:value-type="float" office:value="9176" calcext:value-type="float">
            <text:p>9176.0</text:p>
          </table:table-cell>
          <table:table-cell office:value-type="float" office:value="22654" calcext:value-type="float">
            <text:p>22654.0</text:p>
          </table:table-cell>
          <table:table-cell office:value-type="float" office:value="864" calcext:value-type="float">
            <text:p>864.0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style-name="ce1"/>
          <table:table-cell office:value-type="float" office:value="9148" calcext:value-type="float">
            <text:p>9148.0</text:p>
          </table:table-cell>
          <table:table-cell office:value-type="float" office:value="22646" calcext:value-type="float">
            <text:p>22646.0</text:p>
          </table:table-cell>
          <table:table-cell office:value-type="float" office:value="865" calcext:value-type="float">
            <text:p>865.0</text:p>
          </table:table-cell>
          <table:table-cell office:value-type="float" office:value="0" calcext:value-type="float">
            <text:p>0</text:p>
          </table:table-cell>
          <table:table-cell office:value-type="float" office:value="2465" calcext:value-type="float">
            <text:p>2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style-name="ce1"/>
          <table:table-cell office:value-type="float" office:value="9120" calcext:value-type="float">
            <text:p>9120.0</text:p>
          </table:table-cell>
          <table:table-cell office:value-type="float" office:value="22630" calcext:value-type="float">
            <text:p>22630.0</text:p>
          </table:table-cell>
          <table:table-cell office:value-type="float" office:value="866" calcext:value-type="float">
            <text:p>866.0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style-name="ce1"/>
          <table:table-cell office:value-type="float" office:value="9089" calcext:value-type="float">
            <text:p>9089.0</text:p>
          </table:table-cell>
          <table:table-cell office:value-type="float" office:value="22626" calcext:value-type="float">
            <text:p>22626.0</text:p>
          </table:table-cell>
          <table:table-cell office:value-type="float" office:value="867" calcext:value-type="float">
            <text:p>867.0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style-name="ce1"/>
          <table:table-cell office:value-type="float" office:value="9050" calcext:value-type="float">
            <text:p>9050.0</text:p>
          </table:table-cell>
          <table:table-cell office:value-type="float" office:value="22608" calcext:value-type="float">
            <text:p>22608.0</text:p>
          </table:table-cell>
          <table:table-cell office:value-type="float" office:value="867" calcext:value-type="float">
            <text:p>867.0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style-name="ce1"/>
          <table:table-cell office:value-type="float" office:value="9031" calcext:value-type="float">
            <text:p>9031.0</text:p>
          </table:table-cell>
          <table:table-cell office:value-type="float" office:value="22600" calcext:value-type="float">
            <text:p>22600.0</text:p>
          </table:table-cell>
          <table:table-cell office:value-type="float" office:value="868" calcext:value-type="float">
            <text:p>868.0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style-name="ce1"/>
          <table:table-cell office:value-type="float" office:value="9012" calcext:value-type="float">
            <text:p>9012.0</text:p>
          </table:table-cell>
          <table:table-cell office:value-type="float" office:value="22584" calcext:value-type="float">
            <text:p>22584.0</text:p>
          </table:table-cell>
          <table:table-cell office:value-type="float" office:value="869" calcext:value-type="float">
            <text:p>869.0</text:p>
          </table:table-cell>
          <table:table-cell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style-name="ce1"/>
          <table:table-cell office:value-type="float" office:value="8995" calcext:value-type="float">
            <text:p>8995.0</text:p>
          </table:table-cell>
          <table:table-cell office:value-type="float" office:value="22573" calcext:value-type="float">
            <text:p>22573.0</text:p>
          </table:table-cell>
          <table:table-cell office:value-type="float" office:value="870" calcext:value-type="float">
            <text:p>870.0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style-name="ce1"/>
          <table:table-cell office:value-type="float" office:value="8969" calcext:value-type="float">
            <text:p>8969.0</text:p>
          </table:table-cell>
          <table:table-cell office:value-type="float" office:value="22550" calcext:value-type="float">
            <text:p>22550.0</text:p>
          </table:table-cell>
          <table:table-cell office:value-type="float" office:value="871" calcext:value-type="float">
            <text:p>871.0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style-name="ce1"/>
          <table:table-cell office:value-type="float" office:value="8937" calcext:value-type="float">
            <text:p>8937.0</text:p>
          </table:table-cell>
          <table:table-cell office:value-type="float" office:value="22538" calcext:value-type="float">
            <text:p>22538.0</text:p>
          </table:table-cell>
          <table:table-cell office:value-type="float" office:value="871" calcext:value-type="float">
            <text:p>871.0</text:p>
          </table:table-cell>
          <table:table-cell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style-name="ce1"/>
          <table:table-cell office:value-type="float" office:value="8901" calcext:value-type="float">
            <text:p>8901.0</text:p>
          </table:table-cell>
          <table:table-cell office:value-type="float" office:value="22516" calcext:value-type="float">
            <text:p>22516.0</text:p>
          </table:table-cell>
          <table:table-cell office:value-type="float" office:value="872" calcext:value-type="float">
            <text:p>872.0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style-name="ce1"/>
          <table:table-cell office:value-type="float" office:value="8869" calcext:value-type="float">
            <text:p>8869.0</text:p>
          </table:table-cell>
          <table:table-cell office:value-type="float" office:value="22492" calcext:value-type="float">
            <text:p>22492.0</text:p>
          </table:table-cell>
          <table:table-cell office:value-type="float" office:value="873" calcext:value-type="float">
            <text:p>873.0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style-name="ce1"/>
          <table:table-cell office:value-type="float" office:value="8849" calcext:value-type="float">
            <text:p>8849.0</text:p>
          </table:table-cell>
          <table:table-cell office:value-type="float" office:value="22476" calcext:value-type="float">
            <text:p>22476.0</text:p>
          </table:table-cell>
          <table:table-cell office:value-type="float" office:value="874" calcext:value-type="float">
            <text:p>874.0</text:p>
          </table:table-cell>
          <table:table-cell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style-name="ce1"/>
          <table:table-cell office:value-type="float" office:value="8822" calcext:value-type="float">
            <text:p>8822.0</text:p>
          </table:table-cell>
          <table:table-cell office:value-type="float" office:value="22461" calcext:value-type="float">
            <text:p>22461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2477" calcext:value-type="float">
            <text:p>2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style-name="ce1"/>
          <table:table-cell office:value-type="float" office:value="8795" calcext:value-type="float">
            <text:p>8795.0</text:p>
          </table:table-cell>
          <table:table-cell office:value-type="float" office:value="22435" calcext:value-type="float">
            <text:p>22435.0</text:p>
          </table:table-cell>
          <table:table-cell office:value-type="float" office:value="876" calcext:value-type="float">
            <text:p>876.0</text:p>
          </table:table-cell>
          <table:table-cell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style-name="ce1"/>
          <table:table-cell office:value-type="float" office:value="8767" calcext:value-type="float">
            <text:p>8767.0</text:p>
          </table:table-cell>
          <table:table-cell office:value-type="float" office:value="22420" calcext:value-type="float">
            <text:p>22420.0</text:p>
          </table:table-cell>
          <table:table-cell office:value-type="float" office:value="876" calcext:value-type="float">
            <text:p>876.0</text:p>
          </table:table-cell>
          <table:table-cell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style-name="ce1"/>
          <table:table-cell office:value-type="float" office:value="8723" calcext:value-type="float">
            <text:p>8723.0</text:p>
          </table:table-cell>
          <table:table-cell office:value-type="float" office:value="22403" calcext:value-type="float">
            <text:p>22403.0</text:p>
          </table:table-cell>
          <table:table-cell office:value-type="float" office:value="876" calcext:value-type="float">
            <text:p>876.0</text:p>
          </table:table-cell>
          <table:table-cell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style-name="ce1"/>
          <table:table-cell office:value-type="float" office:value="8706" calcext:value-type="float">
            <text:p>8706.0</text:p>
          </table:table-cell>
          <table:table-cell office:value-type="float" office:value="22385" calcext:value-type="float">
            <text:p>22385.0</text:p>
          </table:table-cell>
          <table:table-cell office:value-type="float" office:value="877" calcext:value-type="float">
            <text:p>877.0</text:p>
          </table:table-cell>
          <table:table-cell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style-name="ce1"/>
          <table:table-cell office:value-type="float" office:value="8692" calcext:value-type="float">
            <text:p>8692.0</text:p>
          </table:table-cell>
          <table:table-cell office:value-type="float" office:value="22378" calcext:value-type="float">
            <text:p>22378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style-name="ce1"/>
          <table:table-cell office:value-type="float" office:value="8659" calcext:value-type="float">
            <text:p>8659.0</text:p>
          </table:table-cell>
          <table:table-cell office:value-type="float" office:value="22363" calcext:value-type="float">
            <text:p>22363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2483" calcext:value-type="float">
            <text:p>2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style-name="ce1"/>
          <table:table-cell office:value-type="float" office:value="8647" calcext:value-type="float">
            <text:p>8647.0</text:p>
          </table:table-cell>
          <table:table-cell office:value-type="float" office:value="22356" calcext:value-type="float">
            <text:p>22356.0</text:p>
          </table:table-cell>
          <table:table-cell office:value-type="float" office:value="880" calcext:value-type="float">
            <text:p>880.0</text:p>
          </table:table-cell>
          <table:table-cell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style-name="ce1"/>
          <table:table-cell office:value-type="float" office:value="8623" calcext:value-type="float">
            <text:p>8623.0</text:p>
          </table:table-cell>
          <table:table-cell office:value-type="float" office:value="22357" calcext:value-type="float">
            <text:p>22357.0</text:p>
          </table:table-cell>
          <table:table-cell office:value-type="float" office:value="881" calcext:value-type="float">
            <text:p>881.0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style-name="ce1"/>
          <table:table-cell office:value-type="float" office:value="8618" calcext:value-type="float">
            <text:p>8618.0</text:p>
          </table:table-cell>
          <table:table-cell office:value-type="float" office:value="22353" calcext:value-type="float">
            <text:p>22353.0</text:p>
          </table:table-cell>
          <table:table-cell office:value-type="float" office:value="882" calcext:value-type="float">
            <text:p>882.0</text:p>
          </table:table-cell>
          <table:table-cell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style-name="ce1"/>
          <table:table-cell office:value-type="float" office:value="8613" calcext:value-type="float">
            <text:p>8613.0</text:p>
          </table:table-cell>
          <table:table-cell office:value-type="float" office:value="22351" calcext:value-type="float">
            <text:p>22351.0</text:p>
          </table:table-cell>
          <table:table-cell office:value-type="float" office:value="883" calcext:value-type="float">
            <text:p>883.0</text:p>
          </table:table-cell>
          <table:table-cell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style-name="ce1"/>
          <table:table-cell office:value-type="float" office:value="8595" calcext:value-type="float">
            <text:p>8595.0</text:p>
          </table:table-cell>
          <table:table-cell office:value-type="float" office:value="22345" calcext:value-type="float">
            <text:p>22345.0</text:p>
          </table:table-cell>
          <table:table-cell office:value-type="float" office:value="884" calcext:value-type="float">
            <text:p>884.0</text:p>
          </table:table-cell>
          <table:table-cell office:value-type="float" office:value="0" calcext:value-type="float">
            <text:p>0</text:p>
          </table:table-cell>
          <table:table-cell office:value-type="float" office:value="2488" calcext:value-type="float">
            <text:p>2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style-name="ce1"/>
          <table:table-cell office:value-type="float" office:value="8549" calcext:value-type="float">
            <text:p>8549.0</text:p>
          </table:table-cell>
          <table:table-cell office:value-type="float" office:value="22337" calcext:value-type="float">
            <text:p>22337.0</text:p>
          </table:table-cell>
          <table:table-cell office:value-type="float" office:value="885" calcext:value-type="float">
            <text:p>885.0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style-name="ce1"/>
          <table:table-cell office:value-type="float" office:value="8514" calcext:value-type="float">
            <text:p>8514.0</text:p>
          </table:table-cell>
          <table:table-cell office:value-type="float" office:value="22328" calcext:value-type="float">
            <text:p>22328.0</text:p>
          </table:table-cell>
          <table:table-cell office:value-type="float" office:value="885" calcext:value-type="float">
            <text:p>885.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style-name="ce1"/>
          <table:table-cell office:value-type="float" office:value="8490" calcext:value-type="float">
            <text:p>8490.0</text:p>
          </table:table-cell>
          <table:table-cell office:value-type="float" office:value="22319" calcext:value-type="float">
            <text:p>22319.0</text:p>
          </table:table-cell>
          <table:table-cell office:value-type="float" office:value="886" calcext:value-type="float">
            <text:p>886.0</text:p>
          </table:table-cell>
          <table:table-cell office:value-type="float" office:value="0" calcext:value-type="float">
            <text:p>0</text:p>
          </table:table-cell>
          <table:table-cell office:value-type="float" office:value="2491" calcext:value-type="float">
            <text:p>2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style-name="ce1"/>
          <table:table-cell office:value-type="float" office:value="8454" calcext:value-type="float">
            <text:p>8454.0</text:p>
          </table:table-cell>
          <table:table-cell office:value-type="float" office:value="22281" calcext:value-type="float">
            <text:p>22281.0</text:p>
          </table:table-cell>
          <table:table-cell office:value-type="float" office:value="887" calcext:value-type="float">
            <text:p>887.0</text:p>
          </table:table-cell>
          <table:table-cell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style-name="ce1"/>
          <table:table-cell office:value-type="float" office:value="8446" calcext:value-type="float">
            <text:p>8446.0</text:p>
          </table:table-cell>
          <table:table-cell office:value-type="float" office:value="22270" calcext:value-type="float">
            <text:p>22270.0</text:p>
          </table:table-cell>
          <table:table-cell office:value-type="float" office:value="888" calcext:value-type="float">
            <text:p>888.0</text:p>
          </table:table-cell>
          <table:table-cell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style-name="ce1"/>
          <table:table-cell office:value-type="float" office:value="8431" calcext:value-type="float">
            <text:p>8431.0</text:p>
          </table:table-cell>
          <table:table-cell office:value-type="float" office:value="22264" calcext:value-type="float">
            <text:p>22264.0</text:p>
          </table:table-cell>
          <table:table-cell office:value-type="float" office:value="889" calcext:value-type="float">
            <text:p>889.0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style-name="ce1"/>
          <table:table-cell office:value-type="float" office:value="8420" calcext:value-type="float">
            <text:p>8420.0</text:p>
          </table:table-cell>
          <table:table-cell office:value-type="float" office:value="22253" calcext:value-type="float">
            <text:p>22253.0</text:p>
          </table:table-cell>
          <table:table-cell office:value-type="float" office:value="890" calcext:value-type="float">
            <text:p>890.0</text:p>
          </table:table-cell>
          <table:table-cell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style-name="ce1"/>
          <table:table-cell office:value-type="float" office:value="8412" calcext:value-type="float">
            <text:p>8412.0</text:p>
          </table:table-cell>
          <table:table-cell office:value-type="float" office:value="22246" calcext:value-type="float">
            <text:p>22246.0</text:p>
          </table:table-cell>
          <table:table-cell office:value-type="float" office:value="891" calcext:value-type="float">
            <text:p>891.0</text:p>
          </table:table-cell>
          <table:table-cell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style-name="ce1"/>
          <table:table-cell office:value-type="float" office:value="8402" calcext:value-type="float">
            <text:p>8402.0</text:p>
          </table:table-cell>
          <table:table-cell office:value-type="float" office:value="22239" calcext:value-type="float">
            <text:p>22239.0</text:p>
          </table:table-cell>
          <table:table-cell office:value-type="float" office:value="892" calcext:value-type="float">
            <text:p>892.0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style-name="ce1"/>
          <table:table-cell office:value-type="float" office:value="8378" calcext:value-type="float">
            <text:p>8378.0</text:p>
          </table:table-cell>
          <table:table-cell office:value-type="float" office:value="22233" calcext:value-type="float">
            <text:p>22233.0</text:p>
          </table:table-cell>
          <table:table-cell office:value-type="float" office:value="893" calcext:value-type="float">
            <text:p>893.0</text:p>
          </table:table-cell>
          <table:table-cell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1"/>
          <table:table-cell office:value-type="float" office:value="8357" calcext:value-type="float">
            <text:p>8357.0</text:p>
          </table:table-cell>
          <table:table-cell office:value-type="float" office:value="22228" calcext:value-type="float">
            <text:p>22228.0</text:p>
          </table:table-cell>
          <table:table-cell office:value-type="float" office:value="893" calcext:value-type="float">
            <text:p>893.0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style-name="ce1"/>
          <table:table-cell office:value-type="float" office:value="8341" calcext:value-type="float">
            <text:p>8341.0</text:p>
          </table:table-cell>
          <table:table-cell office:value-type="float" office:value="22219" calcext:value-type="float">
            <text:p>22219.0</text:p>
          </table:table-cell>
          <table:table-cell office:value-type="float" office:value="894" calcext:value-type="float">
            <text:p>894.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style-name="ce1"/>
          <table:table-cell office:value-type="float" office:value="8326" calcext:value-type="float">
            <text:p>8326.0</text:p>
          </table:table-cell>
          <table:table-cell office:value-type="float" office:value="22207" calcext:value-type="float">
            <text:p>22207.0</text:p>
          </table:table-cell>
          <table:table-cell office:value-type="float" office:value="895" calcext:value-type="float">
            <text:p>895.0</text:p>
          </table:table-cell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style-name="ce1"/>
          <table:table-cell office:value-type="float" office:value="8308" calcext:value-type="float">
            <text:p>8308.0</text:p>
          </table:table-cell>
          <table:table-cell office:value-type="float" office:value="22194" calcext:value-type="float">
            <text:p>22194.0</text:p>
          </table:table-cell>
          <table:table-cell office:value-type="float" office:value="896" calcext:value-type="float">
            <text:p>896.0</text:p>
          </table:table-cell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style-name="ce1"/>
          <table:table-cell office:value-type="float" office:value="8284" calcext:value-type="float">
            <text:p>8284.0</text:p>
          </table:table-cell>
          <table:table-cell office:value-type="float" office:value="22187" calcext:value-type="float">
            <text:p>22187.0</text:p>
          </table:table-cell>
          <table:table-cell office:value-type="float" office:value="897" calcext:value-type="float">
            <text:p>897.0</text:p>
          </table:table-cell>
          <table:table-cell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style-name="ce1"/>
          <table:table-cell office:value-type="float" office:value="8264" calcext:value-type="float">
            <text:p>8264.0</text:p>
          </table:table-cell>
          <table:table-cell office:value-type="float" office:value="22175" calcext:value-type="float">
            <text:p>22175.0</text:p>
          </table:table-cell>
          <table:table-cell office:value-type="float" office:value="898" calcext:value-type="float">
            <text:p>898.0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style-name="ce1"/>
          <table:table-cell office:value-type="float" office:value="8253" calcext:value-type="float">
            <text:p>8253.0</text:p>
          </table:table-cell>
          <table:table-cell office:value-type="float" office:value="22167" calcext:value-type="float">
            <text:p>22167.0</text:p>
          </table:table-cell>
          <table:table-cell office:value-type="float" office:value="899" calcext:value-type="float">
            <text:p>899.0</text:p>
          </table:table-cell>
          <table:table-cell office:value-type="float" office:value="0" calcext:value-type="float">
            <text:p>0</text:p>
          </table:table-cell>
          <table:table-cell office:value-type="float" office:value="2505" calcext:value-type="float">
            <text:p>2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style-name="ce1"/>
          <table:table-cell office:value-type="float" office:value="8208" calcext:value-type="float">
            <text:p>8208.0</text:p>
          </table:table-cell>
          <table:table-cell office:value-type="float" office:value="22143" calcext:value-type="float">
            <text:p>22143.0</text:p>
          </table:table-cell>
          <table:table-cell office:value-type="float" office:value="900" calcext:value-type="float">
            <text:p>900.0</text:p>
          </table:table-cell>
          <table:table-cell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style-name="ce1"/>
          <table:table-cell office:value-type="float" office:value="8178" calcext:value-type="float">
            <text:p>8178.0</text:p>
          </table:table-cell>
          <table:table-cell office:value-type="float" office:value="22122" calcext:value-type="float">
            <text:p>22122.0</text:p>
          </table:table-cell>
          <table:table-cell office:value-type="float" office:value="901" calcext:value-type="float">
            <text:p>901.0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style-name="ce1"/>
          <table:table-cell office:value-type="float" office:value="8165" calcext:value-type="float">
            <text:p>8165.0</text:p>
          </table:table-cell>
          <table:table-cell office:value-type="float" office:value="22111" calcext:value-type="float">
            <text:p>22111.0</text:p>
          </table:table-cell>
          <table:table-cell office:value-type="float" office:value="902" calcext:value-type="float">
            <text:p>902.0</text:p>
          </table:table-cell>
          <table:table-cell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style-name="ce1"/>
          <table:table-cell office:value-type="float" office:value="8138" calcext:value-type="float">
            <text:p>8138.0</text:p>
          </table:table-cell>
          <table:table-cell office:value-type="float" office:value="22083" calcext:value-type="float">
            <text:p>22083.0</text:p>
          </table:table-cell>
          <table:table-cell office:value-type="float" office:value="903" calcext:value-type="float">
            <text:p>903.0</text:p>
          </table:table-cell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style-name="ce1"/>
          <table:table-cell office:value-type="float" office:value="8124" calcext:value-type="float">
            <text:p>8124.0</text:p>
          </table:table-cell>
          <table:table-cell office:value-type="float" office:value="22071" calcext:value-type="float">
            <text:p>22071.0</text:p>
          </table:table-cell>
          <table:table-cell office:value-type="float" office:value="904" calcext:value-type="float">
            <text:p>904.0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style-name="ce1"/>
          <table:table-cell office:value-type="float" office:value="8103" calcext:value-type="float">
            <text:p>8103.0</text:p>
          </table:table-cell>
          <table:table-cell office:value-type="float" office:value="22053" calcext:value-type="float">
            <text:p>22053.0</text:p>
          </table:table-cell>
          <table:table-cell office:value-type="float" office:value="904" calcext:value-type="float">
            <text:p>904.0</text:p>
          </table:table-cell>
          <table:table-cell office:value-type="float" office:value="0" calcext:value-type="float">
            <text:p>0</text:p>
          </table:table-cell>
          <table:table-cell office:value-type="float" office:value="2511" calcext:value-type="float">
            <text:p>2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style-name="ce1"/>
          <table:table-cell office:value-type="float" office:value="8082" calcext:value-type="float">
            <text:p>8082.0</text:p>
          </table:table-cell>
          <table:table-cell office:value-type="float" office:value="22025" calcext:value-type="float">
            <text:p>22025.0</text:p>
          </table:table-cell>
          <table:table-cell office:value-type="float" office:value="905" calcext:value-type="float">
            <text:p>905.0</text:p>
          </table:table-cell>
          <table:table-cell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style-name="ce1"/>
          <table:table-cell office:value-type="float" office:value="8055" calcext:value-type="float">
            <text:p>8055.0</text:p>
          </table:table-cell>
          <table:table-cell office:value-type="float" office:value="21999" calcext:value-type="float">
            <text:p>21999.0</text:p>
          </table:table-cell>
          <table:table-cell office:value-type="float" office:value="905" calcext:value-type="float">
            <text:p>905.0</text:p>
          </table:table-cell>
          <table:table-cell office:value-type="float" office:value="0" calcext:value-type="float">
            <text:p>0</text:p>
          </table:table-cell>
          <table:table-cell office:value-type="float" office:value="2513" calcext:value-type="float">
            <text:p>2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style-name="ce1"/>
          <table:table-cell office:value-type="float" office:value="8031" calcext:value-type="float">
            <text:p>8031.0</text:p>
          </table:table-cell>
          <table:table-cell office:value-type="float" office:value="21978" calcext:value-type="float">
            <text:p>21978.0</text:p>
          </table:table-cell>
          <table:table-cell office:value-type="float" office:value="905" calcext:value-type="float">
            <text:p>905.0</text:p>
          </table:table-cell>
          <table:table-cell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style-name="ce1"/>
          <table:table-cell office:value-type="float" office:value="7997" calcext:value-type="float">
            <text:p>7997.0</text:p>
          </table:table-cell>
          <table:table-cell office:value-type="float" office:value="21949" calcext:value-type="float">
            <text:p>21949.0</text:p>
          </table:table-cell>
          <table:table-cell office:value-type="float" office:value="905" calcext:value-type="float">
            <text:p>905.0</text:p>
          </table:table-cell>
          <table:table-cell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style-name="ce1"/>
          <table:table-cell office:value-type="float" office:value="7987" calcext:value-type="float">
            <text:p>7987.0</text:p>
          </table:table-cell>
          <table:table-cell office:value-type="float" office:value="21938" calcext:value-type="float">
            <text:p>21938.0</text:p>
          </table:table-cell>
          <table:table-cell office:value-type="float" office:value="906" calcext:value-type="float">
            <text:p>906.0</text:p>
          </table:table-cell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style-name="ce1"/>
          <table:table-cell office:value-type="float" office:value="7974" calcext:value-type="float">
            <text:p>7974.0</text:p>
          </table:table-cell>
          <table:table-cell office:value-type="float" office:value="21920" calcext:value-type="float">
            <text:p>21920.0</text:p>
          </table:table-cell>
          <table:table-cell office:value-type="float" office:value="907" calcext:value-type="float">
            <text:p>907.0</text:p>
          </table:table-cell>
          <table:table-cell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style-name="ce1"/>
          <table:table-cell office:value-type="float" office:value="7961" calcext:value-type="float">
            <text:p>7961.0</text:p>
          </table:table-cell>
          <table:table-cell office:value-type="float" office:value="21896" calcext:value-type="float">
            <text:p>21896.0</text:p>
          </table:table-cell>
          <table:table-cell office:value-type="float" office:value="908" calcext:value-type="float">
            <text:p>908.0</text:p>
          </table:table-cell>
          <table:table-cell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style-name="ce1"/>
          <table:table-cell office:value-type="float" office:value="7951" calcext:value-type="float">
            <text:p>7951.0</text:p>
          </table:table-cell>
          <table:table-cell office:value-type="float" office:value="21881" calcext:value-type="float">
            <text:p>21881.0</text:p>
          </table:table-cell>
          <table:table-cell office:value-type="float" office:value="909" calcext:value-type="float">
            <text:p>909.0</text:p>
          </table:table-cell>
          <table:table-cell office:value-type="float" office:value="0" calcext:value-type="float">
            <text:p>0</text:p>
          </table:table-cell>
          <table:table-cell office:value-type="float" office:value="2519" calcext:value-type="float">
            <text:p>2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style-name="ce1"/>
          <table:table-cell office:value-type="float" office:value="7935" calcext:value-type="float">
            <text:p>7935.0</text:p>
          </table:table-cell>
          <table:table-cell office:value-type="float" office:value="21866" calcext:value-type="float">
            <text:p>21866.0</text:p>
          </table:table-cell>
          <table:table-cell office:value-type="float" office:value="910" calcext:value-type="float">
            <text:p>910.0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style-name="ce1"/>
          <table:table-cell office:value-type="float" office:value="7917" calcext:value-type="float">
            <text:p>7917.0</text:p>
          </table:table-cell>
          <table:table-cell office:value-type="float" office:value="21849" calcext:value-type="float">
            <text:p>21849.0</text:p>
          </table:table-cell>
          <table:table-cell office:value-type="float" office:value="911" calcext:value-type="float">
            <text:p>911.0</text:p>
          </table:table-cell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style-name="ce1"/>
          <table:table-cell office:value-type="float" office:value="7901" calcext:value-type="float">
            <text:p>7901.0</text:p>
          </table:table-cell>
          <table:table-cell office:value-type="float" office:value="21840" calcext:value-type="float">
            <text:p>21840.0</text:p>
          </table:table-cell>
          <table:table-cell office:value-type="float" office:value="912" calcext:value-type="float">
            <text:p>912.0</text:p>
          </table:table-cell>
          <table:table-cell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style-name="ce1"/>
          <table:table-cell office:value-type="float" office:value="7886" calcext:value-type="float">
            <text:p>7886.0</text:p>
          </table:table-cell>
          <table:table-cell office:value-type="float" office:value="21828" calcext:value-type="float">
            <text:p>21828.0</text:p>
          </table:table-cell>
          <table:table-cell office:value-type="float" office:value="913" calcext:value-type="float">
            <text:p>913.0</text:p>
          </table:table-cell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style-name="ce1"/>
          <table:table-cell office:value-type="float" office:value="7871" calcext:value-type="float">
            <text:p>7871.0</text:p>
          </table:table-cell>
          <table:table-cell office:value-type="float" office:value="21824" calcext:value-type="float">
            <text:p>21824.0</text:p>
          </table:table-cell>
          <table:table-cell office:value-type="float" office:value="914" calcext:value-type="float">
            <text:p>914.0</text:p>
          </table:table-cell>
          <table:table-cell office:value-type="float" office:value="0" calcext:value-type="float">
            <text:p>0</text:p>
          </table:table-cell>
          <table:table-cell office:value-type="float" office:value="2524" calcext:value-type="float">
            <text:p>2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style-name="ce1"/>
          <table:table-cell office:value-type="float" office:value="7865" calcext:value-type="float">
            <text:p>7865.0</text:p>
          </table:table-cell>
          <table:table-cell office:value-type="float" office:value="21817" calcext:value-type="float">
            <text:p>21817.0</text:p>
          </table:table-cell>
          <table:table-cell office:value-type="float" office:value="915" calcext:value-type="float">
            <text:p>915.0</text:p>
          </table:table-cell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style-name="ce1"/>
          <table:table-cell office:value-type="float" office:value="7847" calcext:value-type="float">
            <text:p>7847.0</text:p>
          </table:table-cell>
          <table:table-cell office:value-type="float" office:value="21808" calcext:value-type="float">
            <text:p>21808.0</text:p>
          </table:table-cell>
          <table:table-cell office:value-type="float" office:value="916" calcext:value-type="float">
            <text:p>916.0</text:p>
          </table:table-cell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style-name="ce1"/>
          <table:table-cell office:value-type="float" office:value="7840" calcext:value-type="float">
            <text:p>7840.0</text:p>
          </table:table-cell>
          <table:table-cell office:value-type="float" office:value="21800" calcext:value-type="float">
            <text:p>21800.0</text:p>
          </table:table-cell>
          <table:table-cell office:value-type="float" office:value="917" calcext:value-type="float">
            <text:p>917.0</text:p>
          </table:table-cell>
          <table:table-cell office:value-type="float" office:value="0" calcext:value-type="float">
            <text:p>0</text:p>
          </table:table-cell>
          <table:table-cell office:value-type="float" office:value="2527" calcext:value-type="float">
            <text:p>2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style-name="ce1"/>
          <table:table-cell office:value-type="float" office:value="7800" calcext:value-type="float">
            <text:p>7800.0</text:p>
          </table:table-cell>
          <table:table-cell office:value-type="float" office:value="21774" calcext:value-type="float">
            <text:p>21774.0</text:p>
          </table:table-cell>
          <table:table-cell office:value-type="float" office:value="918" calcext:value-type="float">
            <text:p>918.0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style-name="ce1"/>
          <table:table-cell office:value-type="float" office:value="7764" calcext:value-type="float">
            <text:p>7764.0</text:p>
          </table:table-cell>
          <table:table-cell office:value-type="float" office:value="21753" calcext:value-type="float">
            <text:p>21753.0</text:p>
          </table:table-cell>
          <table:table-cell office:value-type="float" office:value="918" calcext:value-type="float">
            <text:p>918.0</text:p>
          </table:table-cell>
          <table:table-cell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style-name="ce1"/>
          <table:table-cell office:value-type="float" office:value="7724" calcext:value-type="float">
            <text:p>7724.0</text:p>
          </table:table-cell>
          <table:table-cell office:value-type="float" office:value="21724" calcext:value-type="float">
            <text:p>21724.0</text:p>
          </table:table-cell>
          <table:table-cell office:value-type="float" office:value="918" calcext:value-type="float">
            <text:p>918.0</text:p>
          </table:table-cell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style-name="ce1"/>
          <table:table-cell office:value-type="float" office:value="7681" calcext:value-type="float">
            <text:p>7681.0</text:p>
          </table:table-cell>
          <table:table-cell office:value-type="float" office:value="21699" calcext:value-type="float">
            <text:p>21699.0</text:p>
          </table:table-cell>
          <table:table-cell office:value-type="float" office:value="918" calcext:value-type="float">
            <text:p>918.0</text:p>
          </table:table-cell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style-name="ce1"/>
          <table:table-cell office:value-type="float" office:value="7642" calcext:value-type="float">
            <text:p>7642.0</text:p>
          </table:table-cell>
          <table:table-cell office:value-type="float" office:value="21673" calcext:value-type="float">
            <text:p>21673.0</text:p>
          </table:table-cell>
          <table:table-cell office:value-type="float" office:value="918" calcext:value-type="float">
            <text:p>918.0</text:p>
          </table:table-cell>
          <table:table-cell office:value-type="float" office:value="0" calcext:value-type="float">
            <text:p>0</text:p>
          </table:table-cell>
          <table:table-cell office:value-type="float" office:value="2532" calcext:value-type="float">
            <text:p>2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style-name="ce1"/>
          <table:table-cell office:value-type="float" office:value="7586" calcext:value-type="float">
            <text:p>7586.0</text:p>
          </table:table-cell>
          <table:table-cell office:value-type="float" office:value="21644" calcext:value-type="float">
            <text:p>21644.0</text:p>
          </table:table-cell>
          <table:table-cell office:value-type="float" office:value="918" calcext:value-type="float">
            <text:p>918.0</text:p>
          </table:table-cell>
          <table:table-cell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style-name="ce1"/>
          <table:table-cell office:value-type="float" office:value="7533" calcext:value-type="float">
            <text:p>7533.0</text:p>
          </table:table-cell>
          <table:table-cell office:value-type="float" office:value="21583" calcext:value-type="float">
            <text:p>21583.0</text:p>
          </table:table-cell>
          <table:table-cell office:value-type="float" office:value="918" calcext:value-type="float">
            <text:p>918.0</text:p>
          </table:table-cell>
          <table:table-cell office:value-type="float" office:value="0" calcext:value-type="float">
            <text:p>0</text:p>
          </table:table-cell>
          <table:table-cell office:value-type="float" office:value="2534" calcext:value-type="float">
            <text:p>2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style-name="ce1"/>
          <table:table-cell office:value-type="float" office:value="7520" calcext:value-type="float">
            <text:p>7520.0</text:p>
          </table:table-cell>
          <table:table-cell office:value-type="float" office:value="21566" calcext:value-type="float">
            <text:p>21566.0</text:p>
          </table:table-cell>
          <table:table-cell office:value-type="float" office:value="919" calcext:value-type="float">
            <text:p>919.0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style-name="ce1"/>
          <table:table-cell office:value-type="float" office:value="7505" calcext:value-type="float">
            <text:p>7505.0</text:p>
          </table:table-cell>
          <table:table-cell office:value-type="float" office:value="21540" calcext:value-type="float">
            <text:p>21540.0</text:p>
          </table:table-cell>
          <table:table-cell office:value-type="float" office:value="920" calcext:value-type="float">
            <text:p>920.0</text:p>
          </table:table-cell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style-name="ce1"/>
          <table:table-cell office:value-type="float" office:value="7484" calcext:value-type="float">
            <text:p>7484.0</text:p>
          </table:table-cell>
          <table:table-cell office:value-type="float" office:value="21507" calcext:value-type="float">
            <text:p>21507.0</text:p>
          </table:table-cell>
          <table:table-cell office:value-type="float" office:value="921" calcext:value-type="float">
            <text:p>921.0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style-name="ce1"/>
          <table:table-cell office:value-type="float" office:value="7458" calcext:value-type="float">
            <text:p>7458.0</text:p>
          </table:table-cell>
          <table:table-cell office:value-type="float" office:value="21484" calcext:value-type="float">
            <text:p>21484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style-name="ce1"/>
          <table:table-cell office:value-type="float" office:value="7421" calcext:value-type="float">
            <text:p>7421.0</text:p>
          </table:table-cell>
          <table:table-cell office:value-type="float" office:value="21458" calcext:value-type="float">
            <text:p>21458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style-name="ce1"/>
          <table:table-cell office:value-type="float" office:value="7411" calcext:value-type="float">
            <text:p>7411.0</text:p>
          </table:table-cell>
          <table:table-cell office:value-type="float" office:value="21452" calcext:value-type="float">
            <text:p>21452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style-name="ce1"/>
          <table:table-cell office:value-type="float" office:value="7381" calcext:value-type="float">
            <text:p>7381.0</text:p>
          </table:table-cell>
          <table:table-cell office:value-type="float" office:value="21448" calcext:value-type="float">
            <text:p>21448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style-name="ce1"/>
          <table:table-cell office:value-type="float" office:value="7372" calcext:value-type="float">
            <text:p>7372.0</text:p>
          </table:table-cell>
          <table:table-cell office:value-type="float" office:value="21447" calcext:value-type="float">
            <text:p>21447.0</text:p>
          </table:table-cell>
          <table:table-cell office:value-type="float" office:value="924" calcext:value-type="float">
            <text:p>924.0</text:p>
          </table:table-cell>
          <table:table-cell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style-name="ce1"/>
          <table:table-cell office:value-type="float" office:value="7353" calcext:value-type="float">
            <text:p>7353.0</text:p>
          </table:table-cell>
          <table:table-cell office:value-type="float" office:value="21448" calcext:value-type="float">
            <text:p>21448.0</text:p>
          </table:table-cell>
          <table:table-cell office:value-type="float" office:value="925" calcext:value-type="float">
            <text:p>925.0</text:p>
          </table:table-cell>
          <table:table-cell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style-name="ce1"/>
          <table:table-cell office:value-type="float" office:value="7308" calcext:value-type="float">
            <text:p>7308.0</text:p>
          </table:table-cell>
          <table:table-cell office:value-type="float" office:value="21446" calcext:value-type="float">
            <text:p>21446.0</text:p>
          </table:table-cell>
          <table:table-cell office:value-type="float" office:value="925" calcext:value-type="float">
            <text:p>925.0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style-name="ce1"/>
          <table:table-cell office:value-type="float" office:value="7275" calcext:value-type="float">
            <text:p>7275.0</text:p>
          </table:table-cell>
          <table:table-cell office:value-type="float" office:value="21425" calcext:value-type="float">
            <text:p>21425.0</text:p>
          </table:table-cell>
          <table:table-cell office:value-type="float" office:value="925" calcext:value-type="float">
            <text:p>925.0</text:p>
          </table:table-cell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style-name="ce1"/>
          <table:table-cell office:value-type="float" office:value="7270" calcext:value-type="float">
            <text:p>7270.0</text:p>
          </table:table-cell>
          <table:table-cell office:value-type="float" office:value="21419" calcext:value-type="float">
            <text:p>21419.0</text:p>
          </table:table-cell>
          <table:table-cell office:value-type="float" office:value="924" calcext:value-type="float">
            <text:p>924.0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style-name="ce1"/>
          <table:table-cell office:value-type="float" office:value="7254" calcext:value-type="float">
            <text:p>7254.0</text:p>
          </table:table-cell>
          <table:table-cell office:value-type="float" office:value="21403" calcext:value-type="float">
            <text:p>21403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style-name="ce1"/>
          <table:table-cell office:value-type="float" office:value="7250" calcext:value-type="float">
            <text:p>7250.0</text:p>
          </table:table-cell>
          <table:table-cell office:value-type="float" office:value="21397" calcext:value-type="float">
            <text:p>21397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548" calcext:value-type="float">
            <text:p>2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style-name="ce1"/>
          <table:table-cell office:value-type="float" office:value="7242" calcext:value-type="float">
            <text:p>7242.0</text:p>
          </table:table-cell>
          <table:table-cell office:value-type="float" office:value="21387" calcext:value-type="float">
            <text:p>21387.0</text:p>
          </table:table-cell>
          <table:table-cell office:value-type="float" office:value="921" calcext:value-type="float">
            <text:p>921.0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style-name="ce1"/>
          <table:table-cell office:value-type="float" office:value="7234" calcext:value-type="float">
            <text:p>7234.0</text:p>
          </table:table-cell>
          <table:table-cell office:value-type="float" office:value="21372" calcext:value-type="float">
            <text:p>21372.0</text:p>
          </table:table-cell>
          <table:table-cell office:value-type="float" office:value="920" calcext:value-type="float">
            <text:p>920.0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style-name="ce1"/>
          <table:table-cell office:value-type="float" office:value="7216" calcext:value-type="float">
            <text:p>7216.0</text:p>
          </table:table-cell>
          <table:table-cell office:value-type="float" office:value="21346" calcext:value-type="float">
            <text:p>21346.0</text:p>
          </table:table-cell>
          <table:table-cell office:value-type="float" office:value="919" calcext:value-type="float">
            <text:p>919.0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style-name="ce1"/>
          <table:table-cell office:value-type="float" office:value="7199" calcext:value-type="float">
            <text:p>7199.0</text:p>
          </table:table-cell>
          <table:table-cell office:value-type="float" office:value="21316" calcext:value-type="float">
            <text:p>21316.0</text:p>
          </table:table-cell>
          <table:table-cell office:value-type="float" office:value="918" calcext:value-type="float">
            <text:p>918.0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style-name="ce1"/>
          <table:table-cell office:value-type="float" office:value="7185" calcext:value-type="float">
            <text:p>7185.0</text:p>
          </table:table-cell>
          <table:table-cell office:value-type="float" office:value="21300" calcext:value-type="float">
            <text:p>21300.0</text:p>
          </table:table-cell>
          <table:table-cell office:value-type="float" office:value="917" calcext:value-type="float">
            <text:p>917.0</text:p>
          </table:table-cell>
          <table:table-cell office:value-type="float" office:value="0" calcext:value-type="float">
            <text:p>0</text:p>
          </table:table-cell>
          <table:table-cell office:value-type="float" office:value="2553" calcext:value-type="float">
            <text:p>2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style-name="ce1"/>
          <table:table-cell office:value-type="float" office:value="7174" calcext:value-type="float">
            <text:p>7174.0</text:p>
          </table:table-cell>
          <table:table-cell office:value-type="float" office:value="21276" calcext:value-type="float">
            <text:p>21276.0</text:p>
          </table:table-cell>
          <table:table-cell office:value-type="float" office:value="916" calcext:value-type="float">
            <text:p>916.0</text:p>
          </table:table-cell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style-name="ce1"/>
          <table:table-cell office:value-type="float" office:value="7160" calcext:value-type="float">
            <text:p>7160.0</text:p>
          </table:table-cell>
          <table:table-cell office:value-type="float" office:value="21258" calcext:value-type="float">
            <text:p>21258.0</text:p>
          </table:table-cell>
          <table:table-cell office:value-type="float" office:value="915" calcext:value-type="float">
            <text:p>915.0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style-name="ce1"/>
          <table:table-cell office:value-type="float" office:value="7150" calcext:value-type="float">
            <text:p>7150.0</text:p>
          </table:table-cell>
          <table:table-cell office:value-type="float" office:value="21260" calcext:value-type="float">
            <text:p>21260.0</text:p>
          </table:table-cell>
          <table:table-cell office:value-type="float" office:value="914" calcext:value-type="float">
            <text:p>914.0</text:p>
          </table:table-cell>
          <table:table-cell office:value-type="float" office:value="0" calcext:value-type="float">
            <text:p>0</text:p>
          </table:table-cell>
          <table:table-cell office:value-type="float" office:value="2556" calcext:value-type="float">
            <text:p>2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style-name="ce1"/>
          <table:table-cell office:value-type="float" office:value="7142" calcext:value-type="float">
            <text:p>7142.0</text:p>
          </table:table-cell>
          <table:table-cell office:value-type="float" office:value="21252" calcext:value-type="float">
            <text:p>21252.0</text:p>
          </table:table-cell>
          <table:table-cell office:value-type="float" office:value="913" calcext:value-type="float">
            <text:p>913.0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style-name="ce1"/>
          <table:table-cell office:value-type="float" office:value="7134" calcext:value-type="float">
            <text:p>7134.0</text:p>
          </table:table-cell>
          <table:table-cell office:value-type="float" office:value="21246" calcext:value-type="float">
            <text:p>21246.0</text:p>
          </table:table-cell>
          <table:table-cell office:value-type="float" office:value="912" calcext:value-type="float">
            <text:p>912.0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style-name="ce1"/>
          <table:table-cell office:value-type="float" office:value="7124" calcext:value-type="float">
            <text:p>7124.0</text:p>
          </table:table-cell>
          <table:table-cell office:value-type="float" office:value="21235" calcext:value-type="float">
            <text:p>21235.0</text:p>
          </table:table-cell>
          <table:table-cell office:value-type="float" office:value="911" calcext:value-type="float">
            <text:p>911.0</text:p>
          </table:table-cell>
          <table:table-cell office:value-type="float" office:value="0" calcext:value-type="float">
            <text:p>0</text:p>
          </table:table-cell>
          <table:table-cell office:value-type="float" office:value="2559" calcext:value-type="float">
            <text:p>2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style-name="ce1"/>
          <table:table-cell office:value-type="float" office:value="7118" calcext:value-type="float">
            <text:p>7118.0</text:p>
          </table:table-cell>
          <table:table-cell office:value-type="float" office:value="21230" calcext:value-type="float">
            <text:p>21230.0</text:p>
          </table:table-cell>
          <table:table-cell office:value-type="float" office:value="910" calcext:value-type="float">
            <text:p>910.0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style-name="ce1"/>
          <table:table-cell office:value-type="float" office:value="7100" calcext:value-type="float">
            <text:p>7100.0</text:p>
          </table:table-cell>
          <table:table-cell office:value-type="float" office:value="21219" calcext:value-type="float">
            <text:p>21219.0</text:p>
          </table:table-cell>
          <table:table-cell office:value-type="float" office:value="909" calcext:value-type="float">
            <text:p>909.0</text:p>
          </table:table-cell>
          <table:table-cell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style-name="ce1"/>
          <table:table-cell office:value-type="float" office:value="7071" calcext:value-type="float">
            <text:p>7071.0</text:p>
          </table:table-cell>
          <table:table-cell office:value-type="float" office:value="21206" calcext:value-type="float">
            <text:p>21206.0</text:p>
          </table:table-cell>
          <table:table-cell office:value-type="float" office:value="908" calcext:value-type="float">
            <text:p>908.0</text:p>
          </table:table-cell>
          <table:table-cell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style-name="ce1"/>
          <table:table-cell office:value-type="float" office:value="7044" calcext:value-type="float">
            <text:p>7044.0</text:p>
          </table:table-cell>
          <table:table-cell office:value-type="float" office:value="21202" calcext:value-type="float">
            <text:p>21202.0</text:p>
          </table:table-cell>
          <table:table-cell office:value-type="float" office:value="908" calcext:value-type="float">
            <text:p>908.0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style-name="ce1"/>
          <table:table-cell office:value-type="float" office:value="7015" calcext:value-type="float">
            <text:p>7015.0</text:p>
          </table:table-cell>
          <table:table-cell office:value-type="float" office:value="21201" calcext:value-type="float">
            <text:p>21201.0</text:p>
          </table:table-cell>
          <table:table-cell office:value-type="float" office:value="908" calcext:value-type="float">
            <text:p>908.0</text:p>
          </table:table-cell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style-name="ce1"/>
          <table:table-cell office:value-type="float" office:value="6991" calcext:value-type="float">
            <text:p>6991.0</text:p>
          </table:table-cell>
          <table:table-cell office:value-type="float" office:value="21200" calcext:value-type="float">
            <text:p>21200.0</text:p>
          </table:table-cell>
          <table:table-cell office:value-type="float" office:value="908" calcext:value-type="float">
            <text:p>908.0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style-name="ce1"/>
          <table:table-cell office:value-type="float" office:value="6946" calcext:value-type="float">
            <text:p>6946.0</text:p>
          </table:table-cell>
          <table:table-cell office:value-type="float" office:value="21197" calcext:value-type="float">
            <text:p>21197.0</text:p>
          </table:table-cell>
          <table:table-cell office:value-type="float" office:value="908" calcext:value-type="float">
            <text:p>908.0</text:p>
          </table:table-cell>
          <table:table-cell office:value-type="float" office:value="0" calcext:value-type="float">
            <text:p>0</text:p>
          </table:table-cell>
          <table:table-cell office:value-type="float" office:value="2566" calcext:value-type="float">
            <text:p>2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style-name="ce1"/>
          <table:table-cell office:value-type="float" office:value="6852" calcext:value-type="float">
            <text:p>6852.0</text:p>
          </table:table-cell>
          <table:table-cell office:value-type="float" office:value="21223" calcext:value-type="float">
            <text:p>21223.0</text:p>
          </table:table-cell>
          <table:table-cell office:value-type="float" office:value="908" calcext:value-type="float">
            <text:p>908.0</text:p>
          </table:table-cell>
          <table:table-cell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style-name="ce1"/>
          <table:table-cell office:value-type="float" office:value="6856" calcext:value-type="float">
            <text:p>6856.0</text:p>
          </table:table-cell>
          <table:table-cell office:value-type="float" office:value="21226" calcext:value-type="float">
            <text:p>21226.0</text:p>
          </table:table-cell>
          <table:table-cell office:value-type="float" office:value="907" calcext:value-type="float">
            <text:p>907.0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style-name="ce1"/>
          <table:table-cell office:value-type="float" office:value="6858" calcext:value-type="float">
            <text:p>6858.0</text:p>
          </table:table-cell>
          <table:table-cell office:value-type="float" office:value="21219" calcext:value-type="float">
            <text:p>21219.0</text:p>
          </table:table-cell>
          <table:table-cell office:value-type="float" office:value="906" calcext:value-type="float">
            <text:p>906.0</text:p>
          </table:table-cell>
          <table:table-cell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style-name="ce1"/>
          <table:table-cell office:value-type="float" office:value="6850" calcext:value-type="float">
            <text:p>6850.0</text:p>
          </table:table-cell>
          <table:table-cell office:value-type="float" office:value="21220" calcext:value-type="float">
            <text:p>21220.0</text:p>
          </table:table-cell>
          <table:table-cell office:value-type="float" office:value="905" calcext:value-type="float">
            <text:p>905.0</text:p>
          </table:table-cell>
          <table:table-cell office:value-type="float" office:value="0" calcext:value-type="float">
            <text:p>0</text:p>
          </table:table-cell>
          <table:table-cell office:value-type="float" office:value="2570" calcext:value-type="float">
            <text:p>2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style-name="ce1"/>
          <table:table-cell office:value-type="float" office:value="6841" calcext:value-type="float">
            <text:p>6841.0</text:p>
          </table:table-cell>
          <table:table-cell office:value-type="float" office:value="21221" calcext:value-type="float">
            <text:p>21221.0</text:p>
          </table:table-cell>
          <table:table-cell office:value-type="float" office:value="904" calcext:value-type="float">
            <text:p>904.0</text:p>
          </table:table-cell>
          <table:table-cell office:value-type="float" office:value="0" calcext:value-type="float">
            <text:p>0</text:p>
          </table:table-cell>
          <table:table-cell office:value-type="float" office:value="2571" calcext:value-type="float">
            <text:p>2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style-name="ce1"/>
          <table:table-cell office:value-type="float" office:value="6834" calcext:value-type="float">
            <text:p>6834.0</text:p>
          </table:table-cell>
          <table:table-cell office:value-type="float" office:value="21228" calcext:value-type="float">
            <text:p>21228.0</text:p>
          </table:table-cell>
          <table:table-cell office:value-type="float" office:value="903" calcext:value-type="float">
            <text:p>903.0</text:p>
          </table:table-cell>
          <table:table-cell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style-name="ce1"/>
          <table:table-cell office:value-type="float" office:value="6758" calcext:value-type="float">
            <text:p>6758.0</text:p>
          </table:table-cell>
          <table:table-cell office:value-type="float" office:value="21256" calcext:value-type="float">
            <text:p>21256.0</text:p>
          </table:table-cell>
          <table:table-cell office:value-type="float" office:value="903" calcext:value-type="float">
            <text:p>903.0</text:p>
          </table:table-cell>
          <table:table-cell office:value-type="float" office:value="0" calcext:value-type="float">
            <text:p>0</text:p>
          </table:table-cell>
          <table:table-cell office:value-type="float" office:value="2573" calcext:value-type="float">
            <text:p>2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style-name="ce1"/>
          <table:table-cell office:value-type="float" office:value="6721" calcext:value-type="float">
            <text:p>6721.0</text:p>
          </table:table-cell>
          <table:table-cell office:value-type="float" office:value="21259" calcext:value-type="float">
            <text:p>21259.0</text:p>
          </table:table-cell>
          <table:table-cell office:value-type="float" office:value="904" calcext:value-type="float">
            <text:p>904.0</text:p>
          </table:table-cell>
          <table:table-cell office:value-type="float" office:value="0" calcext:value-type="float">
            <text:p>0</text:p>
          </table:table-cell>
          <table:table-cell office:value-type="float" office:value="2574" calcext:value-type="float">
            <text:p>2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style-name="ce1"/>
          <table:table-cell office:value-type="float" office:value="6704" calcext:value-type="float">
            <text:p>6704.0</text:p>
          </table:table-cell>
          <table:table-cell office:value-type="float" office:value="21259" calcext:value-type="float">
            <text:p>21259.0</text:p>
          </table:table-cell>
          <table:table-cell office:value-type="float" office:value="905" calcext:value-type="float">
            <text:p>905.0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style-name="ce1"/>
          <table:table-cell office:value-type="float" office:value="6690" calcext:value-type="float">
            <text:p>6690.0</text:p>
          </table:table-cell>
          <table:table-cell office:value-type="float" office:value="21260" calcext:value-type="float">
            <text:p>21260.0</text:p>
          </table:table-cell>
          <table:table-cell office:value-type="float" office:value="906" calcext:value-type="float">
            <text:p>906.0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style-name="ce1"/>
          <table:table-cell office:value-type="float" office:value="6670" calcext:value-type="float">
            <text:p>6670.0</text:p>
          </table:table-cell>
          <table:table-cell office:value-type="float" office:value="21264" calcext:value-type="float">
            <text:p>21264.0</text:p>
          </table:table-cell>
          <table:table-cell office:value-type="float" office:value="907" calcext:value-type="float">
            <text:p>907.0</text:p>
          </table:table-cell>
          <table:table-cell office:value-type="float" office:value="0" calcext:value-type="float">
            <text:p>0</text:p>
          </table:table-cell>
          <table:table-cell office:value-type="float" office:value="2577" calcext:value-type="float">
            <text:p>2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style-name="ce1"/>
          <table:table-cell office:value-type="float" office:value="6660" calcext:value-type="float">
            <text:p>6660.0</text:p>
          </table:table-cell>
          <table:table-cell office:value-type="float" office:value="21285" calcext:value-type="float">
            <text:p>21285.0</text:p>
          </table:table-cell>
          <table:table-cell office:value-type="float" office:value="908" calcext:value-type="float">
            <text:p>908.0</text:p>
          </table:table-cell>
          <table:table-cell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style-name="ce1"/>
          <table:table-cell office:value-type="float" office:value="6650" calcext:value-type="float">
            <text:p>6650.0</text:p>
          </table:table-cell>
          <table:table-cell office:value-type="float" office:value="21281" calcext:value-type="float">
            <text:p>21281.0</text:p>
          </table:table-cell>
          <table:table-cell office:value-type="float" office:value="909" calcext:value-type="float">
            <text:p>909.0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style-name="ce1"/>
          <table:table-cell office:value-type="float" office:value="6638" calcext:value-type="float">
            <text:p>6638.0</text:p>
          </table:table-cell>
          <table:table-cell office:value-type="float" office:value="21283" calcext:value-type="float">
            <text:p>21283.0</text:p>
          </table:table-cell>
          <table:table-cell office:value-type="float" office:value="910" calcext:value-type="float">
            <text:p>910.0</text:p>
          </table:table-cell>
          <table:table-cell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style-name="ce1"/>
          <table:table-cell office:value-type="float" office:value="6627" calcext:value-type="float">
            <text:p>6627.0</text:p>
          </table:table-cell>
          <table:table-cell office:value-type="float" office:value="21285" calcext:value-type="float">
            <text:p>21285.0</text:p>
          </table:table-cell>
          <table:table-cell office:value-type="float" office:value="911" calcext:value-type="float">
            <text:p>911.0</text:p>
          </table:table-cell>
          <table:table-cell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style-name="ce1"/>
          <table:table-cell office:value-type="float" office:value="6606" calcext:value-type="float">
            <text:p>6606.0</text:p>
          </table:table-cell>
          <table:table-cell office:value-type="float" office:value="21289" calcext:value-type="float">
            <text:p>21289.0</text:p>
          </table:table-cell>
          <table:table-cell office:value-type="float" office:value="912" calcext:value-type="float">
            <text:p>912.0</text:p>
          </table:table-cell>
          <table:table-cell office:value-type="float" office:value="0" calcext:value-type="float">
            <text:p>0</text:p>
          </table:table-cell>
          <table:table-cell office:value-type="float" office:value="2582" calcext:value-type="float">
            <text:p>2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style-name="ce1"/>
          <table:table-cell office:value-type="float" office:value="6605" calcext:value-type="float">
            <text:p>6605.0</text:p>
          </table:table-cell>
          <table:table-cell office:value-type="float" office:value="21289" calcext:value-type="float">
            <text:p>21289.0</text:p>
          </table:table-cell>
          <table:table-cell office:value-type="float" office:value="913" calcext:value-type="float">
            <text:p>913.0</text:p>
          </table:table-cell>
          <table:table-cell office:value-type="float" office:value="0" calcext:value-type="float">
            <text:p>0</text:p>
          </table:table-cell>
          <table:table-cell office:value-type="float" office:value="2583" calcext:value-type="float">
            <text:p>2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style-name="ce1"/>
          <table:table-cell office:value-type="float" office:value="6598" calcext:value-type="float">
            <text:p>6598.0</text:p>
          </table:table-cell>
          <table:table-cell office:value-type="float" office:value="21293" calcext:value-type="float">
            <text:p>21293.0</text:p>
          </table:table-cell>
          <table:table-cell office:value-type="float" office:value="914" calcext:value-type="float">
            <text:p>914.0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style-name="ce1"/>
          <table:table-cell office:value-type="float" office:value="6588" calcext:value-type="float">
            <text:p>6588.0</text:p>
          </table:table-cell>
          <table:table-cell office:value-type="float" office:value="21295" calcext:value-type="float">
            <text:p>21295.0</text:p>
          </table:table-cell>
          <table:table-cell office:value-type="float" office:value="915" calcext:value-type="float">
            <text:p>915.0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style-name="ce1"/>
          <table:table-cell office:value-type="float" office:value="6562" calcext:value-type="float">
            <text:p>6562.0</text:p>
          </table:table-cell>
          <table:table-cell office:value-type="float" office:value="21303" calcext:value-type="float">
            <text:p>21303.0</text:p>
          </table:table-cell>
          <table:table-cell office:value-type="float" office:value="916" calcext:value-type="float">
            <text:p>916.0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style-name="ce1"/>
          <table:table-cell office:value-type="float" office:value="6548" calcext:value-type="float">
            <text:p>6548.0</text:p>
          </table:table-cell>
          <table:table-cell office:value-type="float" office:value="21306" calcext:value-type="float">
            <text:p>21306.0</text:p>
          </table:table-cell>
          <table:table-cell office:value-type="float" office:value="917" calcext:value-type="float">
            <text:p>917.0</text:p>
          </table:table-cell>
          <table:table-cell office:value-type="float" office:value="0" calcext:value-type="float">
            <text:p>0</text:p>
          </table:table-cell>
          <table:table-cell office:value-type="float" office:value="2587" calcext:value-type="float">
            <text:p>2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style-name="ce1"/>
          <table:table-cell office:value-type="float" office:value="6540" calcext:value-type="float">
            <text:p>6540.0</text:p>
          </table:table-cell>
          <table:table-cell office:value-type="float" office:value="21311" calcext:value-type="float">
            <text:p>21311.0</text:p>
          </table:table-cell>
          <table:table-cell office:value-type="float" office:value="918" calcext:value-type="float">
            <text:p>918.0</text:p>
          </table:table-cell>
          <table:table-cell office:value-type="float" office:value="0" calcext:value-type="float">
            <text:p>0</text:p>
          </table:table-cell>
          <table:table-cell office:value-type="float" office:value="2588" calcext:value-type="float">
            <text:p>2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style-name="ce1"/>
          <table:table-cell office:value-type="float" office:value="6532" calcext:value-type="float">
            <text:p>6532.0</text:p>
          </table:table-cell>
          <table:table-cell office:value-type="float" office:value="21314" calcext:value-type="float">
            <text:p>21314.0</text:p>
          </table:table-cell>
          <table:table-cell office:value-type="float" office:value="919" calcext:value-type="float">
            <text:p>919.0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style-name="ce1"/>
          <table:table-cell office:value-type="float" office:value="6514" calcext:value-type="float">
            <text:p>6514.0</text:p>
          </table:table-cell>
          <table:table-cell office:value-type="float" office:value="21323" calcext:value-type="float">
            <text:p>21323.0</text:p>
          </table:table-cell>
          <table:table-cell office:value-type="float" office:value="920" calcext:value-type="float">
            <text:p>920.0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style-name="ce1"/>
          <table:table-cell office:value-type="float" office:value="6475" calcext:value-type="float">
            <text:p>6475.0</text:p>
          </table:table-cell>
          <table:table-cell office:value-type="float" office:value="21335" calcext:value-type="float">
            <text:p>21335.0</text:p>
          </table:table-cell>
          <table:table-cell office:value-type="float" office:value="920" calcext:value-type="float">
            <text:p>920.0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style-name="ce1"/>
          <table:table-cell office:value-type="float" office:value="6458" calcext:value-type="float">
            <text:p>6458.0</text:p>
          </table:table-cell>
          <table:table-cell office:value-type="float" office:value="21335" calcext:value-type="float">
            <text:p>21335.0</text:p>
          </table:table-cell>
          <table:table-cell office:value-type="float" office:value="921" calcext:value-type="float">
            <text:p>921.0</text:p>
          </table:table-cell>
          <table:table-cell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style-name="ce1"/>
          <table:table-cell office:value-type="float" office:value="6443" calcext:value-type="float">
            <text:p>6443.0</text:p>
          </table:table-cell>
          <table:table-cell office:value-type="float" office:value="21339" calcext:value-type="float">
            <text:p>21339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style-name="ce1"/>
          <table:table-cell office:value-type="float" office:value="6414" calcext:value-type="float">
            <text:p>6414.0</text:p>
          </table:table-cell>
          <table:table-cell office:value-type="float" office:value="21349" calcext:value-type="float">
            <text:p>21349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style-name="ce1"/>
          <table:table-cell office:value-type="float" office:value="6370" calcext:value-type="float">
            <text:p>6370.0</text:p>
          </table:table-cell>
          <table:table-cell office:value-type="float" office:value="21359" calcext:value-type="float">
            <text:p>21359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style-name="ce1"/>
          <table:table-cell office:value-type="float" office:value="6362" calcext:value-type="float">
            <text:p>6362.0</text:p>
          </table:table-cell>
          <table:table-cell office:value-type="float" office:value="21361" calcext:value-type="float">
            <text:p>21361.0</text:p>
          </table:table-cell>
          <table:table-cell office:value-type="float" office:value="924" calcext:value-type="float">
            <text:p>924.0</text:p>
          </table:table-cell>
          <table:table-cell office:value-type="float" office:value="0" calcext:value-type="float">
            <text:p>0</text:p>
          </table:table-cell>
          <table:table-cell office:value-type="float" office:value="2596" calcext:value-type="float">
            <text:p>2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style-name="ce1"/>
          <table:table-cell office:value-type="float" office:value="6352" calcext:value-type="float">
            <text:p>6352.0</text:p>
          </table:table-cell>
          <table:table-cell office:value-type="float" office:value="21365" calcext:value-type="float">
            <text:p>21365.0</text:p>
          </table:table-cell>
          <table:table-cell office:value-type="float" office:value="925" calcext:value-type="float">
            <text:p>925.0</text:p>
          </table:table-cell>
          <table:table-cell office:value-type="float" office:value="0" calcext:value-type="float">
            <text:p>0</text:p>
          </table:table-cell>
          <table:table-cell office:value-type="float" office:value="2597" calcext:value-type="float">
            <text:p>2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style-name="ce1"/>
          <table:table-cell office:value-type="float" office:value="6324" calcext:value-type="float">
            <text:p>6324.0</text:p>
          </table:table-cell>
          <table:table-cell office:value-type="float" office:value="21380" calcext:value-type="float">
            <text:p>21380.0</text:p>
          </table:table-cell>
          <table:table-cell office:value-type="float" office:value="926" calcext:value-type="float">
            <text:p>926.0</text:p>
          </table:table-cell>
          <table:table-cell office:value-type="float" office:value="0" calcext:value-type="float">
            <text:p>0</text:p>
          </table:table-cell>
          <table:table-cell office:value-type="float" office:value="2598" calcext:value-type="float">
            <text:p>2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style-name="ce1"/>
          <table:table-cell office:value-type="float" office:value="6308" calcext:value-type="float">
            <text:p>6308.0</text:p>
          </table:table-cell>
          <table:table-cell office:value-type="float" office:value="21383" calcext:value-type="float">
            <text:p>21383.0</text:p>
          </table:table-cell>
          <table:table-cell office:value-type="float" office:value="927" calcext:value-type="float">
            <text:p>927.0</text:p>
          </table:table-cell>
          <table:table-cell office:value-type="float" office:value="0" calcext:value-type="float">
            <text:p>0</text:p>
          </table:table-cell>
          <table:table-cell office:value-type="float" office:value="2599" calcext:value-type="float">
            <text:p>2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style-name="ce1"/>
          <table:table-cell office:value-type="float" office:value="6272" calcext:value-type="float">
            <text:p>6272.0</text:p>
          </table:table-cell>
          <table:table-cell office:value-type="float" office:value="21396" calcext:value-type="float">
            <text:p>21396.0</text:p>
          </table:table-cell>
          <table:table-cell office:value-type="float" office:value="928" calcext:value-type="float">
            <text:p>928.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style-name="ce1"/>
          <table:table-cell office:value-type="float" office:value="6215" calcext:value-type="float">
            <text:p>6215.0</text:p>
          </table:table-cell>
          <table:table-cell office:value-type="float" office:value="21432" calcext:value-type="float">
            <text:p>21432.0</text:p>
          </table:table-cell>
          <table:table-cell office:value-type="float" office:value="928" calcext:value-type="float">
            <text:p>928.0</text:p>
          </table:table-cell>
          <table:table-cell office:value-type="float" office:value="0" calcext:value-type="float">
            <text:p>0</text:p>
          </table:table-cell>
          <table:table-cell office:value-type="float" office:value="2601" calcext:value-type="float">
            <text:p>2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style-name="ce1"/>
          <table:table-cell office:value-type="float" office:value="6163" calcext:value-type="float">
            <text:p>6163.0</text:p>
          </table:table-cell>
          <table:table-cell office:value-type="float" office:value="21450" calcext:value-type="float">
            <text:p>21450.0</text:p>
          </table:table-cell>
          <table:table-cell office:value-type="float" office:value="928" calcext:value-type="float">
            <text:p>928.0</text:p>
          </table:table-cell>
          <table:table-cell office:value-type="float" office:value="0" calcext:value-type="float">
            <text:p>0</text:p>
          </table:table-cell>
          <table:table-cell office:value-type="float" office:value="2602" calcext:value-type="float">
            <text:p>2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style-name="ce1"/>
          <table:table-cell office:value-type="float" office:value="6134" calcext:value-type="float">
            <text:p>6134.0</text:p>
          </table:table-cell>
          <table:table-cell office:value-type="float" office:value="21456" calcext:value-type="float">
            <text:p>21456.0</text:p>
          </table:table-cell>
          <table:table-cell office:value-type="float" office:value="928" calcext:value-type="float">
            <text:p>928.0</text:p>
          </table:table-cell>
          <table:table-cell office:value-type="float" office:value="0" calcext:value-type="float">
            <text:p>0</text:p>
          </table:table-cell>
          <table:table-cell office:value-type="float" office:value="2603" calcext:value-type="float">
            <text:p>2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style-name="ce1"/>
          <table:table-cell office:value-type="float" office:value="6098" calcext:value-type="float">
            <text:p>6098.0</text:p>
          </table:table-cell>
          <table:table-cell office:value-type="float" office:value="21462" calcext:value-type="float">
            <text:p>21462.0</text:p>
          </table:table-cell>
          <table:table-cell office:value-type="float" office:value="927" calcext:value-type="float">
            <text:p>927.0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style-name="ce1"/>
          <table:table-cell office:value-type="float" office:value="6080" calcext:value-type="float">
            <text:p>6080.0</text:p>
          </table:table-cell>
          <table:table-cell office:value-type="float" office:value="21469" calcext:value-type="float">
            <text:p>21469.0</text:p>
          </table:table-cell>
          <table:table-cell office:value-type="float" office:value="926" calcext:value-type="float">
            <text:p>926.0</text:p>
          </table:table-cell>
          <table:table-cell office:value-type="float" office:value="0" calcext:value-type="float">
            <text:p>0</text:p>
          </table:table-cell>
          <table:table-cell office:value-type="float" office:value="2605" calcext:value-type="float">
            <text:p>2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style-name="ce1"/>
          <table:table-cell office:value-type="float" office:value="5999" calcext:value-type="float">
            <text:p>5999.0</text:p>
          </table:table-cell>
          <table:table-cell office:value-type="float" office:value="21513" calcext:value-type="float">
            <text:p>21513.0</text:p>
          </table:table-cell>
          <table:table-cell office:value-type="float" office:value="926" calcext:value-type="float">
            <text:p>926.0</text:p>
          </table:table-cell>
          <table:table-cell office:value-type="float" office:value="0" calcext:value-type="float">
            <text:p>0</text:p>
          </table:table-cell>
          <table:table-cell office:value-type="float" office:value="2606" calcext:value-type="float">
            <text:p>2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style-name="ce1"/>
          <table:table-cell office:value-type="float" office:value="5970" calcext:value-type="float">
            <text:p>5970.0</text:p>
          </table:table-cell>
          <table:table-cell office:value-type="float" office:value="21556" calcext:value-type="float">
            <text:p>21556.0</text:p>
          </table:table-cell>
          <table:table-cell office:value-type="float" office:value="926" calcext:value-type="float">
            <text:p>926.0</text:p>
          </table:table-cell>
          <table:table-cell office:value-type="float" office:value="0" calcext:value-type="float">
            <text:p>0</text:p>
          </table:table-cell>
          <table:table-cell office:value-type="float" office:value="2607" calcext:value-type="float">
            <text:p>2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style-name="ce1"/>
          <table:table-cell office:value-type="float" office:value="5957" calcext:value-type="float">
            <text:p>5957.0</text:p>
          </table:table-cell>
          <table:table-cell office:value-type="float" office:value="21567" calcext:value-type="float">
            <text:p>21567.0</text:p>
          </table:table-cell>
          <table:table-cell office:value-type="float" office:value="927" calcext:value-type="float">
            <text:p>927.0</text:p>
          </table:table-cell>
          <table:table-cell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style-name="ce1"/>
          <table:table-cell office:value-type="float" office:value="5948" calcext:value-type="float">
            <text:p>5948.0</text:p>
          </table:table-cell>
          <table:table-cell office:value-type="float" office:value="21573" calcext:value-type="float">
            <text:p>21573.0</text:p>
          </table:table-cell>
          <table:table-cell office:value-type="float" office:value="928" calcext:value-type="float">
            <text:p>928.0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style-name="ce1"/>
          <table:table-cell office:value-type="float" office:value="5940" calcext:value-type="float">
            <text:p>5940.0</text:p>
          </table:table-cell>
          <table:table-cell office:value-type="float" office:value="21579" calcext:value-type="float">
            <text:p>21579.0</text:p>
          </table:table-cell>
          <table:table-cell office:value-type="float" office:value="929" calcext:value-type="float">
            <text:p>929.0</text:p>
          </table:table-cell>
          <table:table-cell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style-name="ce1"/>
          <table:table-cell office:value-type="float" office:value="5936" calcext:value-type="float">
            <text:p>5936.0</text:p>
          </table:table-cell>
          <table:table-cell office:value-type="float" office:value="21581" calcext:value-type="float">
            <text:p>21581.0</text:p>
          </table:table-cell>
          <table:table-cell office:value-type="float" office:value="930" calcext:value-type="float">
            <text:p>930.0</text:p>
          </table:table-cell>
          <table:table-cell office:value-type="float" office:value="0" calcext:value-type="float">
            <text:p>0</text:p>
          </table:table-cell>
          <table:table-cell office:value-type="float" office:value="2611" calcext:value-type="float">
            <text:p>2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style-name="ce1"/>
          <table:table-cell office:value-type="float" office:value="5920" calcext:value-type="float">
            <text:p>5920.0</text:p>
          </table:table-cell>
          <table:table-cell office:value-type="float" office:value="21585" calcext:value-type="float">
            <text:p>21585.0</text:p>
          </table:table-cell>
          <table:table-cell office:value-type="float" office:value="931" calcext:value-type="float">
            <text:p>931.0</text:p>
          </table:table-cell>
          <table:table-cell office:value-type="float" office:value="0" calcext:value-type="float">
            <text:p>0</text:p>
          </table:table-cell>
          <table:table-cell office:value-type="float" office:value="2612" calcext:value-type="float">
            <text:p>2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style-name="ce1"/>
          <table:table-cell office:value-type="float" office:value="5914" calcext:value-type="float">
            <text:p>5914.0</text:p>
          </table:table-cell>
          <table:table-cell office:value-type="float" office:value="21593" calcext:value-type="float">
            <text:p>21593.0</text:p>
          </table:table-cell>
          <table:table-cell office:value-type="float" office:value="932" calcext:value-type="float">
            <text:p>932.0</text:p>
          </table:table-cell>
          <table:table-cell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style-name="ce1"/>
          <table:table-cell office:value-type="float" office:value="5890" calcext:value-type="float">
            <text:p>5890.0</text:p>
          </table:table-cell>
          <table:table-cell office:value-type="float" office:value="21604" calcext:value-type="float">
            <text:p>21604.0</text:p>
          </table:table-cell>
          <table:table-cell office:value-type="float" office:value="933" calcext:value-type="float">
            <text:p>933.0</text:p>
          </table:table-cell>
          <table:table-cell office:value-type="float" office:value="0" calcext:value-type="float">
            <text:p>0</text:p>
          </table:table-cell>
          <table:table-cell office:value-type="float" office:value="2614" calcext:value-type="float">
            <text:p>2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style-name="ce1"/>
          <table:table-cell office:value-type="float" office:value="5884" calcext:value-type="float">
            <text:p>5884.0</text:p>
          </table:table-cell>
          <table:table-cell office:value-type="float" office:value="21617" calcext:value-type="float">
            <text:p>21617.0</text:p>
          </table:table-cell>
          <table:table-cell office:value-type="float" office:value="934" calcext:value-type="float">
            <text:p>934.0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style-name="ce1"/>
          <table:table-cell office:value-type="float" office:value="5874" calcext:value-type="float">
            <text:p>5874.0</text:p>
          </table:table-cell>
          <table:table-cell office:value-type="float" office:value="21626" calcext:value-type="float">
            <text:p>21626.0</text:p>
          </table:table-cell>
          <table:table-cell office:value-type="float" office:value="935" calcext:value-type="float">
            <text:p>935.0</text:p>
          </table:table-cell>
          <table:table-cell office:value-type="float" office:value="0" calcext:value-type="float">
            <text:p>0</text:p>
          </table:table-cell>
          <table:table-cell office:value-type="float" office:value="2616" calcext:value-type="float">
            <text:p>2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style-name="ce1"/>
          <table:table-cell office:value-type="float" office:value="5870" calcext:value-type="float">
            <text:p>5870.0</text:p>
          </table:table-cell>
          <table:table-cell office:value-type="float" office:value="21635" calcext:value-type="float">
            <text:p>21635.0</text:p>
          </table:table-cell>
          <table:table-cell office:value-type="float" office:value="936" calcext:value-type="float">
            <text:p>936.0</text:p>
          </table:table-cell>
          <table:table-cell office:value-type="float" office:value="0" calcext:value-type="float">
            <text:p>0</text:p>
          </table:table-cell>
          <table:table-cell office:value-type="float" office:value="2617" calcext:value-type="float">
            <text:p>2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style-name="ce1"/>
          <table:table-cell office:value-type="float" office:value="5857" calcext:value-type="float">
            <text:p>5857.0</text:p>
          </table:table-cell>
          <table:table-cell office:value-type="float" office:value="21645" calcext:value-type="float">
            <text:p>21645.0</text:p>
          </table:table-cell>
          <table:table-cell office:value-type="float" office:value="937" calcext:value-type="float">
            <text:p>937.0</text:p>
          </table:table-cell>
          <table:table-cell office:value-type="float" office:value="0" calcext:value-type="float">
            <text:p>0</text:p>
          </table:table-cell>
          <table:table-cell office:value-type="float" office:value="2618" calcext:value-type="float">
            <text:p>2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style-name="ce1"/>
          <table:table-cell office:value-type="float" office:value="5874" calcext:value-type="float">
            <text:p>5874.0</text:p>
          </table:table-cell>
          <table:table-cell office:value-type="float" office:value="21669" calcext:value-type="float">
            <text:p>21669.0</text:p>
          </table:table-cell>
          <table:table-cell office:value-type="float" office:value="938" calcext:value-type="float">
            <text:p>938.0</text:p>
          </table:table-cell>
          <table:table-cell office:value-type="float" office:value="0" calcext:value-type="float">
            <text:p>0</text:p>
          </table:table-cell>
          <table:table-cell office:value-type="float" office:value="2619" calcext:value-type="float">
            <text:p>2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style-name="ce1"/>
          <table:table-cell office:value-type="float" office:value="5851" calcext:value-type="float">
            <text:p>5851.0</text:p>
          </table:table-cell>
          <table:table-cell office:value-type="float" office:value="21678" calcext:value-type="float">
            <text:p>21678.0</text:p>
          </table:table-cell>
          <table:table-cell office:value-type="float" office:value="939" calcext:value-type="float">
            <text:p>939.0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style-name="ce1"/>
          <table:table-cell office:value-type="float" office:value="5829" calcext:value-type="float">
            <text:p>5829.0</text:p>
          </table:table-cell>
          <table:table-cell office:value-type="float" office:value="21699" calcext:value-type="float">
            <text:p>21699.0</text:p>
          </table:table-cell>
          <table:table-cell office:value-type="float" office:value="940" calcext:value-type="float">
            <text:p>940.0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style-name="ce1"/>
          <table:table-cell office:value-type="float" office:value="5823" calcext:value-type="float">
            <text:p>5823.0</text:p>
          </table:table-cell>
          <table:table-cell office:value-type="float" office:value="21706" calcext:value-type="float">
            <text:p>21706.0</text:p>
          </table:table-cell>
          <table:table-cell office:value-type="float" office:value="941" calcext:value-type="float">
            <text:p>941.0</text:p>
          </table:table-cell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style-name="ce1"/>
          <table:table-cell office:value-type="float" office:value="5810" calcext:value-type="float">
            <text:p>5810.0</text:p>
          </table:table-cell>
          <table:table-cell office:value-type="float" office:value="21714" calcext:value-type="float">
            <text:p>21714.0</text:p>
          </table:table-cell>
          <table:table-cell office:value-type="float" office:value="942" calcext:value-type="float">
            <text:p>942.0</text:p>
          </table:table-cell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style-name="ce1"/>
          <table:table-cell office:value-type="float" office:value="5791" calcext:value-type="float">
            <text:p>5791.0</text:p>
          </table:table-cell>
          <table:table-cell office:value-type="float" office:value="21738" calcext:value-type="float">
            <text:p>21738.0</text:p>
          </table:table-cell>
          <table:table-cell office:value-type="float" office:value="944" calcext:value-type="float">
            <text:p>944.0</text:p>
          </table:table-cell>
          <table:table-cell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style-name="ce1"/>
          <table:table-cell office:value-type="float" office:value="5792" calcext:value-type="float">
            <text:p>5792.0</text:p>
          </table:table-cell>
          <table:table-cell office:value-type="float" office:value="21749" calcext:value-type="float">
            <text:p>21749.0</text:p>
          </table:table-cell>
          <table:table-cell office:value-type="float" office:value="945" calcext:value-type="float">
            <text:p>945.0</text:p>
          </table:table-cell>
          <table:table-cell office:value-type="float" office:value="0" calcext:value-type="float">
            <text:p>0</text:p>
          </table:table-cell>
          <table:table-cell office:value-type="float" office:value="2625" calcext:value-type="float">
            <text:p>2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style-name="ce1"/>
          <table:table-cell office:value-type="float" office:value="5773" calcext:value-type="float">
            <text:p>5773.0</text:p>
          </table:table-cell>
          <table:table-cell office:value-type="float" office:value="21757" calcext:value-type="float">
            <text:p>21757.0</text:p>
          </table:table-cell>
          <table:table-cell office:value-type="float" office:value="946" calcext:value-type="float">
            <text:p>946.0</text:p>
          </table:table-cell>
          <table:table-cell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style-name="ce1"/>
          <table:table-cell office:value-type="float" office:value="5771" calcext:value-type="float">
            <text:p>5771.0</text:p>
          </table:table-cell>
          <table:table-cell office:value-type="float" office:value="21764" calcext:value-type="float">
            <text:p>21764.0</text:p>
          </table:table-cell>
          <table:table-cell office:value-type="float" office:value="947" calcext:value-type="float">
            <text:p>947.0</text:p>
          </table:table-cell>
          <table:table-cell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style-name="ce1"/>
          <table:table-cell office:value-type="float" office:value="5771" calcext:value-type="float">
            <text:p>5771.0</text:p>
          </table:table-cell>
          <table:table-cell office:value-type="float" office:value="21780" calcext:value-type="float">
            <text:p>21780.0</text:p>
          </table:table-cell>
          <table:table-cell office:value-type="float" office:value="948" calcext:value-type="float">
            <text:p>948.0</text:p>
          </table:table-cell>
          <table:table-cell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style-name="ce1"/>
          <table:table-cell office:value-type="float" office:value="5758" calcext:value-type="float">
            <text:p>5758.0</text:p>
          </table:table-cell>
          <table:table-cell office:value-type="float" office:value="21787" calcext:value-type="float">
            <text:p>21787.0</text:p>
          </table:table-cell>
          <table:table-cell office:value-type="float" office:value="949" calcext:value-type="float">
            <text:p>949.0</text:p>
          </table:table-cell>
          <table:table-cell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style-name="ce1"/>
          <table:table-cell office:value-type="float" office:value="5745" calcext:value-type="float">
            <text:p>5745.0</text:p>
          </table:table-cell>
          <table:table-cell office:value-type="float" office:value="21798" calcext:value-type="float">
            <text:p>21798.0</text:p>
          </table:table-cell>
          <table:table-cell office:value-type="float" office:value="950" calcext:value-type="float">
            <text:p>950.0</text:p>
          </table:table-cell>
          <table:table-cell office:value-type="float" office:value="0" calcext:value-type="float">
            <text:p>0</text:p>
          </table:table-cell>
          <table:table-cell office:value-type="float" office:value="2630" calcext:value-type="float">
            <text:p>2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style-name="ce1"/>
          <table:table-cell office:value-type="float" office:value="5737" calcext:value-type="float">
            <text:p>5737.0</text:p>
          </table:table-cell>
          <table:table-cell office:value-type="float" office:value="21805" calcext:value-type="float">
            <text:p>21805.0</text:p>
          </table:table-cell>
          <table:table-cell office:value-type="float" office:value="951" calcext:value-type="float">
            <text:p>951.0</text:p>
          </table:table-cell>
          <table:table-cell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style-name="ce1"/>
          <table:table-cell office:value-type="float" office:value="5713" calcext:value-type="float">
            <text:p>5713.0</text:p>
          </table:table-cell>
          <table:table-cell office:value-type="float" office:value="21817" calcext:value-type="float">
            <text:p>21817.0</text:p>
          </table:table-cell>
          <table:table-cell office:value-type="float" office:value="952" calcext:value-type="float">
            <text:p>952.0</text:p>
          </table:table-cell>
          <table:table-cell office:value-type="float" office:value="0" calcext:value-type="float">
            <text:p>0</text:p>
          </table:table-cell>
          <table:table-cell office:value-type="float" office:value="2632" calcext:value-type="float">
            <text:p>2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style-name="ce1"/>
          <table:table-cell office:value-type="float" office:value="5689" calcext:value-type="float">
            <text:p>5689.0</text:p>
          </table:table-cell>
          <table:table-cell office:value-type="float" office:value="21814" calcext:value-type="float">
            <text:p>21814.0</text:p>
          </table:table-cell>
          <table:table-cell office:value-type="float" office:value="953" calcext:value-type="float">
            <text:p>953.0</text:p>
          </table:table-cell>
          <table:table-cell office:value-type="float" office:value="0" calcext:value-type="float">
            <text:p>0</text:p>
          </table:table-cell>
          <table:table-cell office:value-type="float" office:value="2633" calcext:value-type="float">
            <text:p>2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style-name="ce1"/>
          <table:table-cell office:value-type="float" office:value="5669" calcext:value-type="float">
            <text:p>5669.0</text:p>
          </table:table-cell>
          <table:table-cell office:value-type="float" office:value="21814" calcext:value-type="float">
            <text:p>21814.0</text:p>
          </table:table-cell>
          <table:table-cell office:value-type="float" office:value="954" calcext:value-type="float">
            <text:p>954.0</text:p>
          </table:table-cell>
          <table:table-cell office:value-type="float" office:value="0" calcext:value-type="float">
            <text:p>0</text:p>
          </table:table-cell>
          <table:table-cell office:value-type="float" office:value="2634" calcext:value-type="float">
            <text:p>2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style-name="ce1"/>
          <table:table-cell office:value-type="float" office:value="5653" calcext:value-type="float">
            <text:p>5653.0</text:p>
          </table:table-cell>
          <table:table-cell office:value-type="float" office:value="21815" calcext:value-type="float">
            <text:p>21815.0</text:p>
          </table:table-cell>
          <table:table-cell office:value-type="float" office:value="955" calcext:value-type="float">
            <text:p>955.0</text:p>
          </table:table-cell>
          <table:table-cell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style-name="ce1"/>
          <table:table-cell office:value-type="float" office:value="5639" calcext:value-type="float">
            <text:p>5639.0</text:p>
          </table:table-cell>
          <table:table-cell office:value-type="float" office:value="21819" calcext:value-type="float">
            <text:p>21819.0</text:p>
          </table:table-cell>
          <table:table-cell office:value-type="float" office:value="956" calcext:value-type="float">
            <text:p>956.0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style-name="ce1"/>
          <table:table-cell office:value-type="float" office:value="5619" calcext:value-type="float">
            <text:p>5619.0</text:p>
          </table:table-cell>
          <table:table-cell office:value-type="float" office:value="21821" calcext:value-type="float">
            <text:p>21821.0</text:p>
          </table:table-cell>
          <table:table-cell office:value-type="float" office:value="956" calcext:value-type="float">
            <text:p>956.0</text:p>
          </table:table-cell>
          <table:table-cell office:value-type="float" office:value="0" calcext:value-type="float">
            <text:p>0</text:p>
          </table:table-cell>
          <table:table-cell office:value-type="float" office:value="2637" calcext:value-type="float">
            <text:p>2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style-name="ce1"/>
          <table:table-cell office:value-type="float" office:value="5577" calcext:value-type="float">
            <text:p>5577.0</text:p>
          </table:table-cell>
          <table:table-cell office:value-type="float" office:value="21823" calcext:value-type="float">
            <text:p>21823.0</text:p>
          </table:table-cell>
          <table:table-cell office:value-type="float" office:value="957" calcext:value-type="float">
            <text:p>957.0</text:p>
          </table:table-cell>
          <table:table-cell office:value-type="float" office:value="0" calcext:value-type="float">
            <text:p>0</text:p>
          </table:table-cell>
          <table:table-cell office:value-type="float" office:value="2638" calcext:value-type="float">
            <text:p>2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style-name="ce1"/>
          <table:table-cell office:value-type="float" office:value="5547" calcext:value-type="float">
            <text:p>5547.0</text:p>
          </table:table-cell>
          <table:table-cell office:value-type="float" office:value="21837" calcext:value-type="float">
            <text:p>21837.0</text:p>
          </table:table-cell>
          <table:table-cell office:value-type="float" office:value="958" calcext:value-type="float">
            <text:p>958.0</text:p>
          </table:table-cell>
          <table:table-cell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style-name="ce1"/>
          <table:table-cell office:value-type="float" office:value="5512" calcext:value-type="float">
            <text:p>5512.0</text:p>
          </table:table-cell>
          <table:table-cell office:value-type="float" office:value="21844" calcext:value-type="float">
            <text:p>21844.0</text:p>
          </table:table-cell>
          <table:table-cell office:value-type="float" office:value="959" calcext:value-type="float">
            <text:p>959.0</text:p>
          </table:table-cell>
          <table:table-cell office:value-type="float" office:value="0" calcext:value-type="float">
            <text:p>0</text:p>
          </table:table-cell>
          <table:table-cell office:value-type="float" office:value="2640" calcext:value-type="float">
            <text:p>2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style-name="ce1"/>
          <table:table-cell office:value-type="float" office:value="5449" calcext:value-type="float">
            <text:p>5449.0</text:p>
          </table:table-cell>
          <table:table-cell office:value-type="float" office:value="21873" calcext:value-type="float">
            <text:p>21873.0</text:p>
          </table:table-cell>
          <table:table-cell office:value-type="float" office:value="960" calcext:value-type="float">
            <text:p>960.0</text:p>
          </table:table-cell>
          <table:table-cell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style-name="ce1"/>
          <table:table-cell office:value-type="float" office:value="5436" calcext:value-type="float">
            <text:p>5436.0</text:p>
          </table:table-cell>
          <table:table-cell office:value-type="float" office:value="21884" calcext:value-type="float">
            <text:p>21884.0</text:p>
          </table:table-cell>
          <table:table-cell office:value-type="float" office:value="961" calcext:value-type="float">
            <text:p>961.0</text:p>
          </table:table-cell>
          <table:table-cell office:value-type="float" office:value="0" calcext:value-type="float">
            <text:p>0</text:p>
          </table:table-cell>
          <table:table-cell office:value-type="float" office:value="2642" calcext:value-type="float">
            <text:p>2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style-name="ce1"/>
          <table:table-cell office:value-type="float" office:value="5401" calcext:value-type="float">
            <text:p>5401.0</text:p>
          </table:table-cell>
          <table:table-cell office:value-type="float" office:value="21903" calcext:value-type="float">
            <text:p>21903.0</text:p>
          </table:table-cell>
          <table:table-cell office:value-type="float" office:value="963" calcext:value-type="float">
            <text:p>963.0</text:p>
          </table:table-cell>
          <table:table-cell office:value-type="float" office:value="0" calcext:value-type="float">
            <text:p>0</text:p>
          </table:table-cell>
          <table:table-cell office:value-type="float" office:value="2643" calcext:value-type="float">
            <text:p>2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style-name="ce1"/>
          <table:table-cell office:value-type="float" office:value="5376" calcext:value-type="float">
            <text:p>5376.0</text:p>
          </table:table-cell>
          <table:table-cell office:value-type="float" office:value="21914" calcext:value-type="float">
            <text:p>21914.0</text:p>
          </table:table-cell>
          <table:table-cell office:value-type="float" office:value="964" calcext:value-type="float">
            <text:p>964.0</text:p>
          </table:table-cell>
          <table:table-cell office:value-type="float" office:value="0" calcext:value-type="float">
            <text:p>0</text:p>
          </table:table-cell>
          <table:table-cell office:value-type="float" office:value="2644" calcext:value-type="float">
            <text:p>2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style-name="ce1"/>
          <table:table-cell office:value-type="float" office:value="5343" calcext:value-type="float">
            <text:p>5343.0</text:p>
          </table:table-cell>
          <table:table-cell office:value-type="float" office:value="21926" calcext:value-type="float">
            <text:p>21926.0</text:p>
          </table:table-cell>
          <table:table-cell office:value-type="float" office:value="965" calcext:value-type="float">
            <text:p>965.0</text:p>
          </table:table-cell>
          <table:table-cell office:value-type="float" office:value="0" calcext:value-type="float">
            <text:p>0</text:p>
          </table:table-cell>
          <table:table-cell office:value-type="float" office:value="2645" calcext:value-type="float">
            <text:p>2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style-name="ce1"/>
          <table:table-cell office:value-type="float" office:value="5309" calcext:value-type="float">
            <text:p>5309.0</text:p>
          </table:table-cell>
          <table:table-cell office:value-type="float" office:value="21942" calcext:value-type="float">
            <text:p>21942.0</text:p>
          </table:table-cell>
          <table:table-cell office:value-type="float" office:value="966" calcext:value-type="float">
            <text:p>966.0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style-name="ce1"/>
          <table:table-cell office:value-type="float" office:value="5297" calcext:value-type="float">
            <text:p>5297.0</text:p>
          </table:table-cell>
          <table:table-cell office:value-type="float" office:value="21955" calcext:value-type="float">
            <text:p>21955.0</text:p>
          </table:table-cell>
          <table:table-cell office:value-type="float" office:value="967" calcext:value-type="float">
            <text:p>967.0</text:p>
          </table:table-cell>
          <table:table-cell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style-name="ce1"/>
          <table:table-cell office:value-type="float" office:value="5261" calcext:value-type="float">
            <text:p>5261.0</text:p>
          </table:table-cell>
          <table:table-cell office:value-type="float" office:value="21973" calcext:value-type="float">
            <text:p>21973.0</text:p>
          </table:table-cell>
          <table:table-cell office:value-type="float" office:value="968" calcext:value-type="float">
            <text:p>968.0</text:p>
          </table:table-cell>
          <table:table-cell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style-name="ce1"/>
          <table:table-cell office:value-type="float" office:value="5249" calcext:value-type="float">
            <text:p>5249.0</text:p>
          </table:table-cell>
          <table:table-cell office:value-type="float" office:value="21974" calcext:value-type="float">
            <text:p>21974.0</text:p>
          </table:table-cell>
          <table:table-cell office:value-type="float" office:value="969" calcext:value-type="float">
            <text:p>969.0</text:p>
          </table:table-cell>
          <table:table-cell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style-name="ce1"/>
          <table:table-cell office:value-type="float" office:value="5235" calcext:value-type="float">
            <text:p>5235.0</text:p>
          </table:table-cell>
          <table:table-cell office:value-type="float" office:value="21965" calcext:value-type="float">
            <text:p>21965.0</text:p>
          </table:table-cell>
          <table:table-cell office:value-type="float" office:value="970" calcext:value-type="float">
            <text:p>970.0</text:p>
          </table:table-cell>
          <table:table-cell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style-name="ce1"/>
          <table:table-cell office:value-type="float" office:value="5228" calcext:value-type="float">
            <text:p>5228.0</text:p>
          </table:table-cell>
          <table:table-cell office:value-type="float" office:value="21969" calcext:value-type="float">
            <text:p>21969.0</text:p>
          </table:table-cell>
          <table:table-cell office:value-type="float" office:value="971" calcext:value-type="float">
            <text:p>971.0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style-name="ce1"/>
          <table:table-cell office:value-type="float" office:value="5216" calcext:value-type="float">
            <text:p>5216.0</text:p>
          </table:table-cell>
          <table:table-cell office:value-type="float" office:value="21981" calcext:value-type="float">
            <text:p>21981.0</text:p>
          </table:table-cell>
          <table:table-cell office:value-type="float" office:value="972" calcext:value-type="float">
            <text:p>972.0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style-name="ce1"/>
          <table:table-cell office:value-type="float" office:value="5194" calcext:value-type="float">
            <text:p>5194.0</text:p>
          </table:table-cell>
          <table:table-cell office:value-type="float" office:value="21979" calcext:value-type="float">
            <text:p>21979.0</text:p>
          </table:table-cell>
          <table:table-cell office:value-type="float" office:value="973" calcext:value-type="float">
            <text:p>973.0</text:p>
          </table:table-cell>
          <table:table-cell office:value-type="float" office:value="0" calcext:value-type="float">
            <text:p>0</text:p>
          </table:table-cell>
          <table:table-cell office:value-type="float" office:value="2653" calcext:value-type="float">
            <text:p>2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style-name="ce1"/>
          <table:table-cell office:value-type="float" office:value="5185" calcext:value-type="float">
            <text:p>5185.0</text:p>
          </table:table-cell>
          <table:table-cell office:value-type="float" office:value="21989" calcext:value-type="float">
            <text:p>21989.0</text:p>
          </table:table-cell>
          <table:table-cell office:value-type="float" office:value="974" calcext:value-type="float">
            <text:p>974.0</text:p>
          </table:table-cell>
          <table:table-cell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style-name="ce1"/>
          <table:table-cell office:value-type="float" office:value="5161" calcext:value-type="float">
            <text:p>5161.0</text:p>
          </table:table-cell>
          <table:table-cell office:value-type="float" office:value="21997" calcext:value-type="float">
            <text:p>21997.0</text:p>
          </table:table-cell>
          <table:table-cell office:value-type="float" office:value="975" calcext:value-type="float">
            <text:p>975.0</text:p>
          </table:table-cell>
          <table:table-cell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style-name="ce1"/>
          <table:table-cell office:value-type="float" office:value="5126" calcext:value-type="float">
            <text:p>5126.0</text:p>
          </table:table-cell>
          <table:table-cell office:value-type="float" office:value="22017" calcext:value-type="float">
            <text:p>22017.0</text:p>
          </table:table-cell>
          <table:table-cell office:value-type="float" office:value="975" calcext:value-type="float">
            <text:p>975.0</text:p>
          </table:table-cell>
          <table:table-cell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style-name="ce1"/>
          <table:table-cell office:value-type="float" office:value="5114" calcext:value-type="float">
            <text:p>5114.0</text:p>
          </table:table-cell>
          <table:table-cell office:value-type="float" office:value="22023" calcext:value-type="float">
            <text:p>22023.0</text:p>
          </table:table-cell>
          <table:table-cell office:value-type="float" office:value="976" calcext:value-type="float">
            <text:p>976.0</text:p>
          </table:table-cell>
          <table:table-cell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style-name="ce1"/>
          <table:table-cell office:value-type="float" office:value="5107" calcext:value-type="float">
            <text:p>5107.0</text:p>
          </table:table-cell>
          <table:table-cell office:value-type="float" office:value="22021" calcext:value-type="float">
            <text:p>22021.0</text:p>
          </table:table-cell>
          <table:table-cell office:value-type="float" office:value="977" calcext:value-type="float">
            <text:p>977.0</text:p>
          </table:table-cell>
          <table:table-cell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style-name="ce1"/>
          <table:table-cell office:value-type="float" office:value="5079" calcext:value-type="float">
            <text:p>5079.0</text:p>
          </table:table-cell>
          <table:table-cell office:value-type="float" office:value="22027" calcext:value-type="float">
            <text:p>22027.0</text:p>
          </table:table-cell>
          <table:table-cell office:value-type="float" office:value="978" calcext:value-type="float">
            <text:p>978.0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style-name="ce1"/>
          <table:table-cell office:value-type="float" office:value="5077" calcext:value-type="float">
            <text:p>5077.0</text:p>
          </table:table-cell>
          <table:table-cell office:value-type="float" office:value="22032" calcext:value-type="float">
            <text:p>22032.0</text:p>
          </table:table-cell>
          <table:table-cell office:value-type="float" office:value="979" calcext:value-type="float">
            <text:p>979.0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style-name="ce1"/>
          <table:table-cell office:value-type="float" office:value="5075" calcext:value-type="float">
            <text:p>5075.0</text:p>
          </table:table-cell>
          <table:table-cell office:value-type="float" office:value="22042" calcext:value-type="float">
            <text:p>22042.0</text:p>
          </table:table-cell>
          <table:table-cell office:value-type="float" office:value="980" calcext:value-type="float">
            <text:p>980.0</text:p>
          </table:table-cell>
          <table:table-cell office:value-type="float" office:value="0" calcext:value-type="float">
            <text:p>0</text:p>
          </table:table-cell>
          <table:table-cell office:value-type="float" office:value="2661" calcext:value-type="float">
            <text:p>2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style-name="ce1"/>
          <table:table-cell office:value-type="float" office:value="5056" calcext:value-type="float">
            <text:p>5056.0</text:p>
          </table:table-cell>
          <table:table-cell office:value-type="float" office:value="22049" calcext:value-type="float">
            <text:p>22049.0</text:p>
          </table:table-cell>
          <table:table-cell office:value-type="float" office:value="981" calcext:value-type="float">
            <text:p>981.0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style-name="ce1"/>
          <table:table-cell office:value-type="float" office:value="5044" calcext:value-type="float">
            <text:p>5044.0</text:p>
          </table:table-cell>
          <table:table-cell office:value-type="float" office:value="22049" calcext:value-type="float">
            <text:p>22049.0</text:p>
          </table:table-cell>
          <table:table-cell office:value-type="float" office:value="982" calcext:value-type="float">
            <text:p>982.0</text:p>
          </table:table-cell>
          <table:table-cell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style-name="ce1"/>
          <table:table-cell office:value-type="float" office:value="5029" calcext:value-type="float">
            <text:p>5029.0</text:p>
          </table:table-cell>
          <table:table-cell office:value-type="float" office:value="22059" calcext:value-type="float">
            <text:p>22059.0</text:p>
          </table:table-cell>
          <table:table-cell office:value-type="float" office:value="983" calcext:value-type="float">
            <text:p>983.0</text:p>
          </table:table-cell>
          <table:table-cell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style-name="ce1"/>
          <table:table-cell office:value-type="float" office:value="5017" calcext:value-type="float">
            <text:p>5017.0</text:p>
          </table:table-cell>
          <table:table-cell office:value-type="float" office:value="22071" calcext:value-type="float">
            <text:p>22071.0</text:p>
          </table:table-cell>
          <table:table-cell office:value-type="float" office:value="984" calcext:value-type="float">
            <text:p>984.0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style-name="ce1"/>
          <table:table-cell office:value-type="float" office:value="5000" calcext:value-type="float">
            <text:p>5000.0</text:p>
          </table:table-cell>
          <table:table-cell office:value-type="float" office:value="22075" calcext:value-type="float">
            <text:p>22075.0</text:p>
          </table:table-cell>
          <table:table-cell office:value-type="float" office:value="985" calcext:value-type="float">
            <text:p>985.0</text:p>
          </table:table-cell>
          <table:table-cell office:value-type="float" office:value="0" calcext:value-type="float">
            <text:p>0</text:p>
          </table:table-cell>
          <table:table-cell office:value-type="float" office:value="2666" calcext:value-type="float">
            <text:p>2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style-name="ce1"/>
          <table:table-cell office:value-type="float" office:value="4969" calcext:value-type="float">
            <text:p>4969.0</text:p>
          </table:table-cell>
          <table:table-cell office:value-type="float" office:value="22107" calcext:value-type="float">
            <text:p>22107.0</text:p>
          </table:table-cell>
          <table:table-cell office:value-type="float" office:value="986" calcext:value-type="float">
            <text:p>986.0</text:p>
          </table:table-cell>
          <table:table-cell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style-name="ce1"/>
          <table:table-cell office:value-type="float" office:value="4936" calcext:value-type="float">
            <text:p>4936.0</text:p>
          </table:table-cell>
          <table:table-cell office:value-type="float" office:value="22137" calcext:value-type="float">
            <text:p>22137.0</text:p>
          </table:table-cell>
          <table:table-cell office:value-type="float" office:value="986" calcext:value-type="float">
            <text:p>986.0</text:p>
          </table:table-cell>
          <table:table-cell office:value-type="float" office:value="0" calcext:value-type="float">
            <text:p>0</text:p>
          </table:table-cell>
          <table:table-cell office:value-type="float" office:value="2668" calcext:value-type="float">
            <text:p>2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style-name="ce1"/>
          <table:table-cell office:value-type="float" office:value="4907" calcext:value-type="float">
            <text:p>4907.0</text:p>
          </table:table-cell>
          <table:table-cell office:value-type="float" office:value="22162" calcext:value-type="float">
            <text:p>22162.0</text:p>
          </table:table-cell>
          <table:table-cell office:value-type="float" office:value="987" calcext:value-type="float">
            <text:p>987.0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style-name="ce1"/>
          <table:table-cell office:value-type="float" office:value="4857" calcext:value-type="float">
            <text:p>4857.0</text:p>
          </table:table-cell>
          <table:table-cell office:value-type="float" office:value="22194" calcext:value-type="float">
            <text:p>22194.0</text:p>
          </table:table-cell>
          <table:table-cell office:value-type="float" office:value="987" calcext:value-type="float">
            <text:p>987.0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style-name="ce1"/>
          <table:table-cell office:value-type="float" office:value="4773" calcext:value-type="float">
            <text:p>4773.0</text:p>
          </table:table-cell>
          <table:table-cell office:value-type="float" office:value="22222" calcext:value-type="float">
            <text:p>22222.0</text:p>
          </table:table-cell>
          <table:table-cell office:value-type="float" office:value="988" calcext:value-type="float">
            <text:p>988.0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style-name="ce1"/>
          <table:table-cell office:value-type="float" office:value="4729" calcext:value-type="float">
            <text:p>4729.0</text:p>
          </table:table-cell>
          <table:table-cell office:value-type="float" office:value="22234" calcext:value-type="float">
            <text:p>22234.0</text:p>
          </table:table-cell>
          <table:table-cell office:value-type="float" office:value="989" calcext:value-type="float">
            <text:p>989.0</text:p>
          </table:table-cell>
          <table:table-cell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style-name="ce1"/>
          <table:table-cell office:value-type="float" office:value="4654" calcext:value-type="float">
            <text:p>4654.0</text:p>
          </table:table-cell>
          <table:table-cell office:value-type="float" office:value="22256" calcext:value-type="float">
            <text:p>22256.0</text:p>
          </table:table-cell>
          <table:table-cell office:value-type="float" office:value="990" calcext:value-type="float">
            <text:p>990.0</text:p>
          </table:table-cell>
          <table:table-cell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style-name="ce2" office:value-type="string" calcext:value-type="string">
            <text:p>End</text:p>
          </table:table-cell>
          <table:table-cell office:value-type="float" office:value="4612" calcext:value-type="float">
            <text:p>4612.0</text:p>
          </table:table-cell>
          <table:table-cell office:value-type="float" office:value="22259" calcext:value-type="float">
            <text:p>22259.0</text:p>
          </table:table-cell>
          <table:table-cell office:value-type="float" office:value="991" calcext:value-type="float">
            <text:p>991.0</text:p>
          </table:table-cell>
          <table:table-cell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 table:number-rows-repeated="104590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5:46:07.576046105</dc:date>
    <meta:document-statistic meta:table-count="1" meta:cell-count="16143" meta:object-count="0"/>
    <meta:generator>LibreOffice/4.2.8.2$Linux_X86_64 LibreOffice_project/420m0$Build-2</meta:generator>
  </office:meta>
</office:document-meta>
</file>